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T?rk" svg:font-family="TimesT?rk"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imesT?rk1" svg:font-family="TimesT?rk"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tyaz_203a_">
      <style:paragraph-properties fo:margin-left="1cm" fo:margin-right="0.3cm" fo:line-height="0.564cm" fo:text-align="justify" style:justify-single-word="false" fo:text-indent="0cm" style:auto-text-indent="false"/>
    </style:style>
    <style:style style:name="P2" style:family="paragraph" style:parent-style-name="altyaz_203a_">
      <style:paragraph-properties fo:margin-left="1cm" fo:margin-right="0.3cm" fo:line-height="0.564cm" fo:text-align="justify" style:justify-single-word="false" fo:text-indent="0cm" style:auto-text-indent="false"/>
      <style:text-properties style:font-name="Lato" fo:font-size="11pt" style:font-size-asian="11pt"/>
    </style:style>
    <style:style style:name="P3" style:family="paragraph" style:parent-style-name="basl_203a_k">
      <style:paragraph-properties fo:margin-left="1cm" fo:margin-right="0.3cm" fo:line-height="0.564cm" fo:text-align="justify" style:justify-single-word="false" fo:text-indent="0cm" style:auto-text-indent="false"/>
      <style:text-properties style:font-name="Lato"/>
    </style:style>
    <style:style style:name="P4" style:family="paragraph" style:parent-style-name="basl_203a_k">
      <style:paragraph-properties fo:margin-left="1cm" fo:margin-right="0.3cm" fo:line-height="0.564cm" fo:text-align="justify" style:justify-single-word="false" fo:text-indent="0cm" style:auto-text-indent="false"/>
      <style:text-properties style:font-name="Lato" fo:font-size="11pt" fo:language="de" fo:country="DE" fo:font-weight="bold" style:font-size-asian="11pt" style:font-weight-asian="bold"/>
    </style:style>
    <style:style style:name="P5" style:family="paragraph" style:parent-style-name="Standard">
      <style:paragraph-properties fo:margin-left="0cm" fo:margin-right="0.3cm" fo:text-align="center" style:justify-single-word="false" fo:text-indent="1cm" style:auto-text-indent="false"/>
      <style:text-properties fo:text-transform="uppercase" style:font-name="Lato" fo:font-size="26pt" fo:letter-spacing="0.018cm" fo:font-weight="bold" style:font-size-asian="26pt" style:font-weight-asian="bold"/>
    </style:style>
    <style:style style:name="P6" style:family="paragraph" style:parent-style-name="Standard">
      <style:paragraph-properties fo:margin-left="0cm" fo:margin-right="0.3cm" fo:text-align="center" style:justify-single-word="false" fo:text-indent="1cm" style:auto-text-indent="false"/>
      <style:text-properties fo:text-transform="uppercase" style:font-name="Lato" fo:font-size="26pt" style:font-size-asian="26pt"/>
    </style:style>
    <style:style style:name="P7" style:family="paragraph" style:parent-style-name="Standard">
      <style:paragraph-properties fo:margin-left="0cm" fo:margin-right="0.3cm" fo:text-align="justify" style:justify-single-word="false" fo:text-indent="1cm" style:auto-text-indent="false"/>
      <style:text-properties fo:text-transform="uppercase" style:font-name="Lato" fo:font-size="18pt" fo:letter-spacing="0.035cm" fo:font-weight="bold" style:font-size-asian="18pt" style:font-weight-asian="bold"/>
    </style:style>
    <style:style style:name="P8" style:family="paragraph" style:parent-style-name="Standard">
      <style:paragraph-properties fo:margin-left="0cm" fo:margin-right="0.3cm" fo:line-height="0.564cm" fo:text-align="justify" style:justify-single-word="false" fo:text-indent="1cm" style:auto-text-indent="false"/>
      <style:text-properties fo:text-transform="uppercase" style:font-name="Lato" fo:font-size="11pt" fo:language="de" fo:country="DE" fo:font-weight="bold" style:font-size-asian="11pt" style:font-weight-asian="bold"/>
    </style:style>
    <style:style style:name="P9"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10"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style>
    <style:style style:name="P11"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13" style:family="paragraph" style:parent-style-name="Standard">
      <style:paragraph-properties fo:margin-left="0cm" fo:margin-right="0.3cm" fo:text-align="center" style:justify-single-word="false" fo:text-indent="1cm" style:auto-text-indent="false"/>
      <style:text-properties style:font-name="Lato" fo:font-size="11pt" fo:font-weight="bold" style:font-size-asian="11pt" style:font-weight-asian="bold"/>
    </style:style>
    <style:style style:name="P14" style:family="paragraph" style:parent-style-name="Standard">
      <style:paragraph-properties fo:margin-left="0cm" fo:margin-right="0.3cm" fo:line-height="0.564cm" fo:text-align="center" style:justify-single-word="false" fo:text-indent="1cm" style:auto-text-indent="false"/>
      <style:text-properties style:font-name="Lato" fo:font-size="11pt" fo:letter-spacing="0.071cm" style:font-size-asian="11pt"/>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53cm" style:font-size-asian="11pt"/>
    </style:style>
    <style:style style:name="P16"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style:font-size-asian="11pt"/>
    </style:style>
    <style:style style:name="P17" style:family="paragraph" style:parent-style-name="Standard">
      <style:paragraph-properties fo:margin-left="0cm" fo:margin-right="0.3cm" fo:line-height="0.564cm" fo:text-align="justify" style:justify-single-word="false" fo:text-indent="1cm" style:auto-text-indent="false">
        <style:tab-stops>
          <style:tab-stop style:position="0.499cm"/>
        </style:tab-stops>
      </style:paragraph-properties>
      <style:text-properties style:font-name="Lato" fo:font-size="11pt" fo:language="de" fo:country="DE" style:font-size-asian="11pt"/>
    </style:style>
    <style:style style:name="P18"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fo:font-weight="bold" style:font-size-asian="11pt" style:font-weight-asian="bold"/>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fo:font-weight="bold" style:font-size-asian="11pt" style:font-weight-asian="bold"/>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style:font-size-asian="11pt"/>
    </style:style>
    <style:style style:name="P21"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09cm" fo:font-weight="bold" style:font-size-asian="11pt" style:font-weight-asian="bold"/>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09cm" fo:language="fr" fo:country="FR" fo:font-weight="bold" style:font-size-asian="11pt" style:font-weight-asian="bold"/>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18cm" fo:language="fr" fo:country="FR" fo:font-weight="bold" style:font-size-asian="11pt" style:font-weight-asian="bold"/>
    </style:style>
    <style:style style:name="P24" style:family="paragraph" style:parent-style-name="Standard">
      <style:paragraph-properties fo:margin-left="0cm" fo:margin-right="0.3cm" fo:text-align="center" style:justify-single-word="false" fo:text-indent="1cm" style:auto-text-indent="false"/>
      <style:text-properties style:font-name="Lato" fo:font-size="36pt" fo:font-weight="bold" style:font-size-asian="36pt" style:font-weight-asian="bold"/>
    </style:style>
    <style:style style:name="P25"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style>
    <style:style style:name="P26" style:family="paragraph" style:parent-style-name="Standard">
      <style:paragraph-properties fo:margin-left="0cm" fo:margin-right="0.3cm" fo:line-height="0.564cm" fo:text-align="center" style:justify-single-word="false" fo:text-indent="1cm" style:auto-text-indent="false"/>
      <style:text-properties style:font-name="Lato"/>
    </style:style>
    <style:style style:name="P27"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28" style:family="paragraph" style:parent-style-name="Standard">
      <style:paragraph-properties fo:margin-left="0cm" fo:margin-right="0.3cm" fo:text-align="justify" style:justify-single-word="false" fo:text-indent="1cm" style:auto-text-indent="false"/>
      <style:text-properties style:font-name="Lato"/>
    </style:style>
    <style:style style:name="P29" style:family="paragraph" style:parent-style-name="Standard">
      <style:paragraph-properties fo:margin-left="0cm" fo:margin-right="0.3cm" fo:text-align="center" style:justify-single-word="false" fo:text-indent="1cm" style:auto-text-indent="false"/>
      <style:text-properties style:font-name="Lato" fo:language="de" fo:country="DE"/>
    </style:style>
    <style:style style:name="P30" style:family="paragraph" style:parent-style-name="Standard">
      <style:paragraph-properties fo:margin-left="0cm" fo:margin-right="0.3cm" fo:line-height="0.564cm" fo:text-align="justify" style:justify-single-word="false" fo:text-indent="1cm" style:auto-text-indent="false"/>
      <style:text-properties style:font-name="Lato" fo:language="de" fo:country="DE"/>
    </style:style>
    <style:style style:name="P31" style:family="paragraph" style:parent-style-name="Standard">
      <style:paragraph-properties fo:margin-left="0cm" fo:margin-right="0.3cm" fo:line-height="0.564cm" fo:text-align="justify" style:justify-single-word="false" fo:text-indent="1cm" style:auto-text-indent="false"/>
      <style:text-properties style:font-name="Lato" fo:language="fr" fo:country="FR"/>
    </style:style>
    <style:style style:name="P32" style:family="paragraph" style:parent-style-name="Standard">
      <style:paragraph-properties fo:margin-left="0cm" fo:margin-right="0.3cm" fo:text-align="center" style:justify-single-word="false" fo:text-indent="1cm" style:auto-text-indent="false"/>
      <style:text-properties style:font-name="Lato" fo:font-size="18pt" fo:language="de" fo:country="DE" style:font-size-asian="18pt"/>
    </style:style>
    <style:style style:name="P33" style:family="paragraph" style:parent-style-name="Standard">
      <style:paragraph-properties fo:margin-left="0cm" fo:margin-right="0.3cm" fo:text-align="center" style:justify-single-word="false" fo:text-indent="1cm" style:auto-text-indent="false"/>
      <style:text-properties style:font-name="Lato" fo:font-size="18pt" fo:language="de" fo:country="DE" fo:font-weight="bold" style:font-size-asian="18pt" style:font-weight-asian="bold"/>
    </style:style>
    <style:style style:name="P34" style:family="paragraph" style:parent-style-name="Standard">
      <style:paragraph-properties fo:margin-left="0cm" fo:margin-right="0.3cm" fo:text-align="justify" style:justify-single-word="false" fo:text-indent="1cm" style:auto-text-indent="false"/>
      <style:text-properties style:font-name="Lato" fo:font-size="18pt" fo:language="de" fo:country="DE" fo:font-weight="bold" style:font-size-asian="18pt" style:font-weight-asian="bold"/>
    </style:style>
    <style:style style:name="P35"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style>
    <style:style style:name="P36" style:family="paragraph" style:parent-style-name="Standard">
      <style:paragraph-properties fo:margin-left="0cm" fo:margin-right="0.3cm" fo:text-align="center" style:justify-single-word="false" fo:text-indent="1cm" style:auto-text-indent="false"/>
      <style:text-properties style:font-name="Lato"/>
    </style:style>
    <style:style style:name="P37" style:family="paragraph" style:parent-style-name="Standard">
      <style:paragraph-properties fo:margin-left="0cm" fo:margin-right="0.3cm" fo:text-align="center" style:justify-single-word="false" fo:text-indent="1cm" style:auto-text-indent="false"/>
      <style:text-properties style:font-name="Lato" fo:font-size="14pt" fo:language="de" fo:country="DE" fo:font-weight="bold" style:font-size-asian="14pt" style:font-weight-asian="bold"/>
    </style:style>
    <style:style style:name="P38" style:family="paragraph" style:parent-style-name="Standard">
      <style:paragraph-properties fo:margin-left="0cm" fo:margin-right="0.3cm" fo:text-align="center" style:justify-single-word="false" fo:text-indent="1cm" style:auto-text-indent="false" fo:break-before="page"/>
      <style:text-properties fo:text-transform="uppercase" style:font-name="Lato" fo:font-size="18pt" fo:language="de" fo:country="DE" fo:font-weight="bold" style:font-size-asian="18pt" style:font-weight-asian="bold"/>
    </style:style>
    <style:style style:name="P39"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font-weight="bold" style:font-size-asian="11pt" style:font-weight-asian="bold"/>
    </style:style>
    <style:style style:name="P40"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de" fo:country="DE" fo:font-weight="bold" style:font-size-asian="11pt" style:font-weight-asian="bold"/>
    </style:style>
    <style:style style:name="P41"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fr" fo:country="FR" fo:font-weight="bold" style:font-size-asian="11pt" style:font-weight-asian="bold"/>
    </style:style>
    <style:style style:name="P42" style:family="paragraph" style:parent-style-name="Standard">
      <style:paragraph-properties fo:margin-left="0cm" fo:margin-right="0.3cm" fo:text-align="justify" style:justify-single-word="false" fo:text-indent="1cm" style:auto-text-indent="false" fo:break-before="page"/>
      <style:text-properties style:font-name="Lato" fo:letter-spacing="0.018cm" fo:font-weight="bold" style:font-weight-asian="bold"/>
    </style:style>
    <style:style style:name="P43" style:family="paragraph" style:parent-style-name="Standard">
      <style:paragraph-properties fo:margin-left="0cm" fo:margin-right="0.3cm" fo:text-align="center" style:justify-single-word="false" fo:text-indent="1cm" style:auto-text-indent="false" fo:break-before="page"/>
      <style:text-properties style:font-name="Lato" fo:font-size="18pt" fo:language="de" fo:country="DE" fo:font-weight="bold" style:font-size-asian="18pt" style:font-weight-asian="bold"/>
    </style:style>
    <style:style style:name="P44"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style>
    <style:style style:name="P45" style:family="paragraph" style:parent-style-name="Heading_20_2">
      <style:paragraph-properties fo:margin-left="0cm" fo:margin-right="0.3cm" fo:text-align="justify" style:justify-single-word="false" fo:text-indent="1cm" style:auto-text-indent="false" fo:break-before="page"/>
      <style:text-properties style:font-name="Lato" fo:font-size="18pt" fo:language="de" fo:country="DE" style:text-underline-style="none" style:font-size-asian="18pt"/>
    </style:style>
    <style:style style:name="P46" style:family="paragraph" style:parent-style-name="altyaz_203a_">
      <style:paragraph-properties fo:margin-left="0cm" fo:margin-right="0.3cm" fo:line-height="0.564cm" fo:text-align="justify" style:justify-single-word="false" fo:text-indent="1cm" style:auto-text-indent="false" fo:break-before="page"/>
      <style:text-properties style:font-name="Lato" fo:font-size="11pt" style:font-size-asian="11pt"/>
    </style:style>
    <style:style style:name="P47" style:family="paragraph" style:parent-style-name="mektubu_20_yazan">
      <style:paragraph-properties fo:margin-left="0cm" fo:margin-right="0.3cm" fo:line-height="0.564cm" fo:text-align="justify" style:justify-single-word="false" fo:text-indent="1cm" style:auto-text-indent="false" fo:break-before="page"/>
      <style:text-properties style:font-name="Lato"/>
    </style:style>
    <style:style style:name="P48" style:family="paragraph" style:parent-style-name="Heading_20_1">
      <style:paragraph-properties fo:margin-left="0cm" fo:margin-right="0.3cm" fo:text-indent="1cm" style:auto-text-indent="false"/>
      <style:text-properties style:font-name="Lato" fo:font-size="18pt" fo:language="de" fo:country="DE" style:font-size-asian="18pt"/>
    </style:style>
    <style:style style:name="P49" style:family="paragraph" style:parent-style-name="Heading_20_1">
      <style:paragraph-properties fo:margin-left="0cm" fo:margin-right="0.3cm" fo:text-indent="1cm" style:auto-text-indent="false"/>
      <style:text-properties style:font-name="Lato" fo:font-size="14pt" style:font-size-asian="14pt"/>
    </style:style>
    <style:style style:name="P50" style:family="paragraph" style:parent-style-name="Heading_20_2">
      <style:paragraph-properties fo:margin-left="0cm" fo:margin-right="0.3cm" fo:text-align="justify" style:justify-single-word="false" fo:text-indent="1cm" style:auto-text-indent="false"/>
      <style:text-properties style:font-name="Lato" fo:language="de" fo:country="DE"/>
    </style:style>
    <style:style style:name="P51" style:family="paragraph" style:parent-style-name="Heading_20_3">
      <style:paragraph-properties fo:margin-left="0cm" fo:margin-right="0.3cm" fo:line-height="0.564cm" fo:text-align="justify" style:justify-single-word="false" fo:text-indent="1cm" style:auto-text-indent="false"/>
      <style:text-properties style:font-name="Lato" fo:font-size="11pt" style:text-underline-style="none" style:font-size-asian="11pt"/>
    </style:style>
    <style:style style:name="P52" style:family="paragraph" style:parent-style-name="Heading_20_3">
      <style:paragraph-properties fo:margin-left="0cm" fo:margin-right="0.3cm" fo:line-height="0.564cm" fo:text-align="justify" style:justify-single-word="false" fo:text-indent="1cm" style:auto-text-indent="false"/>
      <style:text-properties style:font-name="Lato" fo:font-size="11pt" style:text-underline-style="none" fo:font-weight="bold" style:font-size-asian="11pt" style:font-weight-asian="bold"/>
    </style:style>
    <style:style style:name="P53" style:family="paragraph" style:parent-style-name="ANA_20_METIN">
      <style:paragraph-properties fo:margin-left="0cm" fo:margin-right="0.3cm" fo:text-align="center" style:justify-single-word="false" fo:text-indent="1cm" style:auto-text-indent="false"/>
      <style:text-properties fo:text-transform="uppercase" style:font-name="Lato" fo:font-size="18pt" fo:language="de" fo:country="DE" fo:font-weight="bold" style:font-size-asian="18pt" style:font-weight-asian="bold"/>
    </style:style>
    <style:style style:name="P54" style:family="paragraph" style:parent-style-name="ANA_20_METIN">
      <style:paragraph-properties fo:margin-left="0cm" fo:margin-right="0.3cm" fo:line-height="0.564cm" fo:text-indent="1cm" style:auto-text-indent="false"/>
      <style:text-properties fo:text-transform="uppercase" style:font-name="Lato" fo:font-size="11pt" fo:language="fr" fo:country="FR" fo:font-weight="bold" style:font-size-asian="11pt" style:font-weight-asian="bold"/>
    </style:style>
    <style:style style:name="P55" style:family="paragraph" style:parent-style-name="ANA_20_METIN">
      <style:paragraph-properties fo:margin-left="0cm" fo:margin-right="0.3cm" fo:line-height="0.564cm" fo:text-indent="1cm" style:auto-text-indent="false"/>
      <style:text-properties fo:text-transform="uppercase" style:font-name="Lato" fo:font-size="11pt" fo:letter-spacing="-0.009cm" fo:language="fr" fo:country="FR" fo:font-weight="bold" style:font-size-asian="11pt" style:font-weight-asian="bold"/>
    </style:style>
    <style:style style:name="P56" style:family="paragraph" style:parent-style-name="ANA_20_METIN">
      <style:paragraph-properties fo:margin-left="0cm" fo:margin-right="0.3cm" fo:line-height="0.564cm" fo:text-indent="1cm" style:auto-text-indent="false"/>
      <style:text-properties fo:text-transform="uppercase" style:font-name="Lato" fo:font-size="11pt" fo:letter-spacing="-0.009cm" fo:font-weight="bold" style:font-size-asian="11pt" style:font-weight-asian="bold"/>
    </style:style>
    <style:style style:name="P57" style:family="paragraph" style:parent-style-name="ANA_20_METIN">
      <style:paragraph-properties fo:margin-left="0cm" fo:margin-right="0.3cm" fo:line-height="0.564cm" fo:text-indent="1cm" style:auto-text-indent="false"/>
      <style:text-properties style:font-name="Lato" fo:font-size="11pt" fo:language="de" fo:country="DE" style:font-size-asian="11pt"/>
    </style:style>
    <style:style style:name="P58" style:family="paragraph" style:parent-style-name="ANA_20_METIN">
      <style:paragraph-properties fo:margin-left="0cm" fo:margin-right="0.3cm" fo:line-height="0.564cm" fo:text-indent="1cm" style:auto-text-indent="false"/>
      <style:text-properties style:font-name="Lato" fo:font-size="11pt" fo:letter-spacing="-0.009cm" fo:language="fr" fo:country="FR" style:font-size-asian="11pt"/>
    </style:style>
    <style:style style:name="P59" style:family="paragraph" style:parent-style-name="ANA_20_METIN">
      <style:paragraph-properties fo:margin-left="0cm" fo:margin-right="0.3cm" fo:line-height="0.564cm" fo:text-indent="1cm" style:auto-text-indent="false"/>
      <style:text-properties style:font-name="Lato" fo:font-size="11pt" fo:letter-spacing="-0.009cm" style:font-size-asian="11pt"/>
    </style:style>
    <style:style style:name="P60" style:family="paragraph" style:parent-style-name="ANA_20_METIN">
      <style:paragraph-properties fo:margin-left="0cm" fo:margin-right="0.3cm" fo:line-height="0.564cm" fo:text-indent="1cm" style:auto-text-indent="false"/>
      <style:text-properties style:font-name="Lato" fo:font-size="11pt" fo:letter-spacing="-0.009cm" fo:language="de" fo:country="DE" style:font-size-asian="11pt"/>
    </style:style>
    <style:style style:name="P61" style:family="paragraph" style:parent-style-name="ANA_20_METIN">
      <style:paragraph-properties fo:margin-left="0cm" fo:margin-right="0.3cm" fo:line-height="0.564cm" fo:text-indent="1cm" style:auto-text-indent="false"/>
      <style:text-properties style:font-name="Lato" fo:font-size="11pt" fo:language="fr" fo:country="FR" style:font-size-asian="11pt"/>
    </style:style>
    <style:style style:name="P62" style:family="paragraph" style:parent-style-name="ANA_20_METIN">
      <style:paragraph-properties fo:margin-left="0cm" fo:margin-right="0.3cm" fo:line-height="0.564cm" fo:text-indent="1cm" style:auto-text-indent="false"/>
      <style:text-properties style:font-name="Lato" fo:font-size="11pt" style:font-size-asian="11pt"/>
    </style:style>
    <style:style style:name="P63" style:family="paragraph" style:parent-style-name="ANA_20_METIN">
      <style:paragraph-properties fo:margin-left="0cm" fo:margin-right="0.3cm" fo:line-height="0.564cm" fo:text-indent="1cm" style:auto-text-indent="false"/>
      <style:text-properties style:font-name="Lato"/>
    </style:style>
    <style:style style:name="P64" style:family="paragraph" style:parent-style-name="metin_20_2">
      <style:paragraph-properties fo:margin-left="0cm" fo:margin-right="0.3cm" fo:margin-top="0cm" fo:margin-bottom="0cm" loext:contextual-spacing="false" fo:text-indent="1cm" style:auto-text-indent="false"/>
      <style:text-properties style:font-name="Lato"/>
    </style:style>
    <style:style style:name="P65" style:family="paragraph" style:parent-style-name="metin_20_2">
      <style:paragraph-properties fo:margin-left="0cm" fo:margin-right="0.3cm" fo:margin-top="0cm" fo:margin-bottom="0cm" loext:contextual-spacing="false" fo:line-height="0.564cm" fo:text-indent="1cm" style:auto-text-indent="false"/>
      <style:text-properties style:font-name="Lato"/>
    </style:style>
    <style:style style:name="P66"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etter-spacing="-0.009cm" fo:language="de" fo:country="DE" style:font-size-asian="11pt"/>
    </style:style>
    <style:style style:name="P67"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etter-spacing="-0.009cm" style:font-size-asian="11pt"/>
    </style:style>
    <style:style style:name="P68"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etter-spacing="-0.009cm" fo:language="fr" fo:country="FR" style:font-size-asian="11pt"/>
    </style:style>
    <style:style style:name="P69"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anguage="de" fo:country="DE" style:font-size-asian="11pt"/>
    </style:style>
    <style:style style:name="P70"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anguage="de" fo:country="DE" fo:font-weight="bold" style:font-size-asian="11pt" style:font-weight-asian="bold"/>
    </style:style>
    <style:style style:name="P71"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anguage="de" fo:country="DE" fo:font-style="italic" fo:font-weight="bold" style:font-size-asian="11pt" style:font-style-asian="italic" style:font-weight-asian="bold"/>
    </style:style>
    <style:style style:name="P72"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anguage="de" fo:country="DE" fo:font-style="italic" style:font-size-asian="11pt" style:font-style-asian="italic"/>
    </style:style>
    <style:style style:name="P73"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74"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etter-spacing="0.3cm" fo:language="de" fo:country="DE" style:font-size-asian="11pt"/>
    </style:style>
    <style:style style:name="P75"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etter-spacing="0.185cm" fo:language="de" fo:country="DE" style:font-size-asian="11pt"/>
    </style:style>
    <style:style style:name="P76"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etter-spacing="0.009cm" fo:language="de" fo:country="DE" style:font-size-asian="11pt"/>
    </style:style>
    <style:style style:name="P77"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etter-spacing="0.009cm" style:font-size-asian="11pt"/>
    </style:style>
    <style:style style:name="P78"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anguage="fr" fo:country="FR" style:font-size-asian="11pt"/>
    </style:style>
    <style:style style:name="P79"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anguage="fr" fo:country="FR" fo:font-weight="bold" style:font-size-asian="11pt" style:font-weight-asian="bold"/>
    </style:style>
    <style:style style:name="P80"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font-weight="bold" style:font-size-asian="11pt" style:font-weight-asian="bold"/>
    </style:style>
    <style:style style:name="P81"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etter-spacing="0.141cm" style:font-size-asian="11pt"/>
    </style:style>
    <style:style style:name="P82"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etter-spacing="0.141cm" fo:language="de" fo:country="DE" style:font-size-asian="11pt"/>
    </style:style>
    <style:style style:name="P83"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etter-spacing="0.229cm" style:font-size-asian="11pt"/>
    </style:style>
    <style:style style:name="P84" style:family="paragraph" style:parent-style-name="metin_20_2">
      <style:paragraph-properties fo:margin-left="0cm" fo:margin-right="0.3cm" fo:margin-top="0cm" fo:margin-bottom="0cm" loext:contextual-spacing="false" fo:line-height="0.564cm" fo:text-indent="1cm" style:auto-text-indent="false"/>
      <style:text-properties style:font-name="Lato" fo:font-size="11pt" fo:letter-spacing="0.194cm" fo:language="fr" fo:country="FR" style:font-size-asian="11pt"/>
    </style:style>
    <style:style style:name="P85" style:family="paragraph" style:parent-style-name="metin_20_2">
      <style:paragraph-properties fo:margin-left="0cm" fo:margin-right="0.3cm" fo:margin-top="0cm" fo:margin-bottom="0cm" loext:contextual-spacing="false" fo:line-height="0.564cm" fo:text-indent="1cm" style:auto-text-indent="false"/>
      <style:text-properties style:font-name="Lato" fo:language="de" fo:country="DE"/>
    </style:style>
    <style:style style:name="P86" style:family="paragraph" style:parent-style-name="metin_20_2">
      <style:paragraph-properties fo:margin-left="0cm" fo:margin-right="0.3cm" fo:margin-top="0cm" fo:margin-bottom="0cm" loext:contextual-spacing="false" fo:line-height="0.564cm" fo:text-indent="1cm" style:auto-text-indent="false" fo:break-before="page"/>
      <style:text-properties style:font-name="Lato" fo:font-size="11pt" fo:language="de" fo:country="DE" fo:font-weight="bold" style:font-size-asian="11pt" style:font-weight-asian="bold"/>
    </style:style>
    <style:style style:name="P87" style:family="paragraph" style:parent-style-name="al_203a_nt_203a_">
      <style:paragraph-properties fo:margin-left="0cm" fo:margin-right="0.3cm" fo:margin-top="0cm" fo:margin-bottom="0cm" loext:contextual-spacing="false" fo:line-height="0.564cm" fo:text-indent="1cm" style:auto-text-indent="false"/>
      <style:text-properties style:font-name="Lato"/>
    </style:style>
    <style:style style:name="P88" style:family="paragraph" style:parent-style-name="al_203a_nt_203a_">
      <style:paragraph-properties fo:margin-left="0cm" fo:margin-right="0.3cm" fo:margin-top="0cm" fo:margin-bottom="0cm" loext:contextual-spacing="false" fo:line-height="0.564cm" fo:text-indent="1cm" style:auto-text-indent="false"/>
      <style:text-properties style:font-name="Lato" fo:font-size="11pt" fo:font-style="normal" fo:font-weight="normal" style:font-size-asian="11pt" style:font-style-asian="normal" style:font-weight-asian="normal"/>
    </style:style>
    <style:style style:name="P89" style:family="paragraph" style:parent-style-name="al_203a_nt_203a_">
      <style:paragraph-properties fo:margin-left="0cm" fo:margin-right="0.3cm" fo:margin-top="0cm" fo:margin-bottom="0cm" loext:contextual-spacing="false" fo:line-height="0.564cm" fo:text-indent="1cm" style:auto-text-indent="false"/>
      <style:text-properties style:font-name="Lato" fo:font-size="11pt" fo:font-style="normal" style:font-size-asian="11pt" style:font-style-asian="normal"/>
    </style:style>
    <style:style style:name="P90" style:family="paragraph" style:parent-style-name="al_203a_nt_203a_">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91" style:family="paragraph" style:parent-style-name="al_203a_nt_203a_">
      <style:paragraph-properties fo:margin-left="0cm" fo:margin-right="0.3cm" fo:margin-top="0cm" fo:margin-bottom="0cm" loext:contextual-spacing="false" fo:line-height="0.564cm" fo:text-indent="1cm" style:auto-text-indent="false"/>
      <style:text-properties style:font-name="Lato" fo:font-size="11pt" fo:language="de" fo:country="DE" style:font-size-asian="11pt"/>
    </style:style>
    <style:style style:name="P92" style:family="paragraph" style:parent-style-name="al_203a_nt_203a_">
      <style:paragraph-properties fo:margin-left="0cm" fo:margin-right="0.3cm" fo:margin-top="0cm" fo:margin-bottom="0cm" loext:contextual-spacing="false" fo:line-height="0.564cm" fo:text-indent="1cm" style:auto-text-indent="false"/>
      <style:text-properties style:font-name="Lato" fo:font-size="11pt" fo:language="de" fo:country="DE" fo:font-style="normal" fo:font-weight="normal" style:font-size-asian="11pt" style:font-style-asian="normal" style:font-weight-asian="normal"/>
    </style:style>
    <style:style style:name="P93" style:family="paragraph" style:parent-style-name="al_203a_nt_203a_">
      <style:paragraph-properties fo:margin-left="0cm" fo:margin-right="0.3cm" fo:margin-top="0cm" fo:margin-bottom="0cm" loext:contextual-spacing="false" fo:line-height="0.564cm" fo:text-indent="1cm" style:auto-text-indent="false"/>
      <style:text-properties style:font-name="Lato" fo:font-size="11pt" fo:language="fr" fo:country="FR" style:font-size-asian="11pt"/>
    </style:style>
    <style:style style:name="P94" style:family="paragraph" style:parent-style-name="al_203a_nt_203a_">
      <style:paragraph-properties fo:margin-left="0cm" fo:margin-right="0.3cm" fo:margin-top="0cm" fo:margin-bottom="0cm" loext:contextual-spacing="false" fo:line-height="0.564cm" fo:text-indent="1cm" style:auto-text-indent="false"/>
      <style:text-properties style:font-name="Lato" fo:font-size="11pt" fo:language="fr" fo:country="FR" fo:font-style="normal" fo:font-weight="normal" style:font-size-asian="11pt" style:font-style-asian="normal" style:font-weight-asian="normal"/>
    </style:style>
    <style:style style:name="P95" style:family="paragraph" style:parent-style-name="metin">
      <style:paragraph-properties fo:margin-left="0cm" fo:margin-right="0.3cm" fo:margin-top="0cm" fo:margin-bottom="0cm" loext:contextual-spacing="false" fo:line-height="0.564cm" fo:text-indent="1cm" style:auto-text-indent="false"/>
      <style:text-properties style:font-name="Lato" fo:font-size="11pt" fo:font-style="italic" style:font-size-asian="11pt" style:font-style-asian="italic"/>
    </style:style>
    <style:style style:name="P96" style:family="paragraph" style:parent-style-name="basl_203a_k">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97" style:family="paragraph" style:parent-style-name="basl_203a_k">
      <style:paragraph-properties fo:margin-left="0cm" fo:margin-right="0.3cm" fo:line-height="0.564cm" fo:text-align="justify" style:justify-single-word="false" fo:text-indent="1cm" style:auto-text-indent="false"/>
      <style:text-properties style:font-name="Lato" fo:font-size="11pt" style:font-size-asian="11pt"/>
    </style:style>
    <style:style style:name="P98" style:family="paragraph" style:parent-style-name="basl_203a_k">
      <style:paragraph-properties fo:margin-left="0cm" fo:margin-right="0.3cm" fo:line-height="0.564cm" fo:text-align="justify" style:justify-single-word="false" fo:text-indent="1cm" style:auto-text-indent="false">
        <style:tab-stops>
          <style:tab-stop style:position="2.593cm"/>
        </style:tab-stops>
      </style:paragraph-properties>
      <style:text-properties style:font-name="Lato" fo:font-size="11pt" style:font-size-asian="11pt"/>
    </style:style>
    <style:style style:name="P99" style:family="paragraph" style:parent-style-name="basl_203a_k">
      <style:paragraph-properties fo:margin-left="0cm" fo:margin-right="0.3cm" fo:line-height="0.564cm" fo:text-align="justify" style:justify-single-word="false" fo:text-indent="1cm" style:auto-text-indent="false"/>
      <style:text-properties style:font-name="Lato" fo:font-size="11pt" fo:language="de" fo:country="DE" fo:font-weight="bold" style:font-size-asian="11pt" style:font-weight-asian="bold"/>
    </style:style>
    <style:style style:name="P100" style:family="paragraph" style:parent-style-name="basl_203a_k">
      <style:paragraph-properties fo:margin-left="0cm" fo:margin-right="0.3cm" fo:line-height="0.564cm" fo:text-align="justify" style:justify-single-word="false" fo:text-indent="1cm" style:auto-text-indent="false"/>
      <style:text-properties style:font-name="Lato" fo:font-size="11pt" fo:language="de" fo:country="DE" style:font-size-asian="11pt"/>
    </style:style>
    <style:style style:name="P101" style:family="paragraph" style:parent-style-name="basl_203a_k">
      <style:paragraph-properties fo:margin-left="0cm" fo:margin-right="0.3cm" fo:line-height="0.564cm" fo:text-align="justify" style:justify-single-word="false" fo:text-indent="1cm" style:auto-text-indent="false"/>
      <style:text-properties style:font-name="Lato" fo:font-size="11pt" fo:font-style="italic" style:font-size-asian="11pt" style:font-style-asian="italic"/>
    </style:style>
    <style:style style:name="P102" style:family="paragraph" style:parent-style-name="basl_203a_k">
      <style:paragraph-properties fo:margin-left="0cm" fo:margin-right="0.3cm" fo:line-height="0.564cm" fo:text-align="justify" style:justify-single-word="false" fo:text-indent="1cm" style:auto-text-indent="false"/>
      <style:text-properties style:font-name="Lato" fo:font-size="11pt" fo:letter-spacing="-0.009cm" fo:language="de" fo:country="DE" fo:font-weight="bold" style:font-size-asian="11pt" style:font-weight-asian="bold"/>
    </style:style>
    <style:style style:name="P103" style:family="paragraph" style:parent-style-name="basl_203a_k">
      <style:paragraph-properties fo:margin-left="0cm" fo:margin-right="0.3cm" fo:line-height="0.564cm" fo:text-align="justify" style:justify-single-word="false" fo:text-indent="1cm" style:auto-text-indent="false"/>
      <style:text-properties style:font-name="Lato" fo:font-size="11pt" fo:letter-spacing="-0.009cm" fo:language="de" fo:country="DE" style:font-size-asian="11pt"/>
    </style:style>
    <style:style style:name="P104" style:family="paragraph" style:parent-style-name="basl_203a_k">
      <style:paragraph-properties fo:margin-left="0cm" fo:margin-right="0.3cm" fo:line-height="0.564cm" fo:text-align="justify" style:justify-single-word="false" fo:text-indent="1cm" style:auto-text-indent="false"/>
      <style:text-properties style:font-name="Lato" fo:font-size="11pt" fo:letter-spacing="-0.009cm" fo:language="fr" fo:country="FR" fo:font-weight="bold" style:font-size-asian="11pt" style:font-weight-asian="bold"/>
    </style:style>
    <style:style style:name="P105" style:family="paragraph" style:parent-style-name="basl_203a_k">
      <style:paragraph-properties fo:margin-left="0cm" fo:margin-right="0.3cm" fo:line-height="0.564cm" fo:text-align="justify" style:justify-single-word="false" fo:text-indent="1cm" style:auto-text-indent="false"/>
      <style:text-properties style:font-name="Lato" fo:font-size="11pt" fo:language="fr" fo:country="FR" fo:font-weight="bold" style:font-size-asian="11pt" style:font-weight-asian="bold"/>
    </style:style>
    <style:style style:name="P106" style:family="paragraph" style:parent-style-name="basl_203a_k">
      <style:paragraph-properties fo:margin-left="0cm" fo:margin-right="0.3cm" fo:line-height="0.564cm" fo:text-align="justify" style:justify-single-word="false" fo:text-indent="1cm" style:auto-text-indent="false"/>
      <style:text-properties style:font-name="Lato" fo:font-size="11pt" fo:language="fr" fo:country="FR" style:font-size-asian="11pt"/>
    </style:style>
    <style:style style:name="P107" style:family="paragraph" style:parent-style-name="basl_203a_k">
      <style:paragraph-properties fo:margin-left="0cm" fo:margin-right="0.3cm" fo:line-height="0.564cm" fo:text-align="justify" style:justify-single-word="false" fo:text-indent="1cm" style:auto-text-indent="false"/>
      <style:text-properties style:font-name="Lato"/>
    </style:style>
    <style:style style:name="P108" style:family="paragraph" style:parent-style-name="ayet">
      <style:paragraph-properties fo:margin-left="0cm" fo:margin-right="0.3cm" fo:line-height="0.564cm" fo:text-align="justify" style:justify-single-word="false" fo:text-indent="1cm" style:auto-text-indent="false"/>
      <style:text-properties style:use-window-font-color="true" style:font-name="Lato" fo:font-size="11pt" fo:font-style="normal" style:font-size-asian="11pt" style:font-style-asian="normal"/>
    </style:style>
    <style:style style:name="P109" style:family="paragraph" style:parent-style-name="ayet">
      <style:paragraph-properties fo:margin-left="0cm" fo:margin-right="0.3cm" fo:line-height="0.564cm" fo:text-align="justify" style:justify-single-word="false" fo:text-indent="1cm" style:auto-text-indent="false"/>
      <style:text-properties style:use-window-font-color="true" style:font-name="Lato" fo:font-size="11pt" fo:font-style="normal" fo:font-weight="normal" style:font-size-asian="11pt" style:font-style-asian="normal" style:font-weight-asian="normal"/>
    </style:style>
    <style:style style:name="P110" style:family="paragraph" style:parent-style-name="ayet">
      <style:paragraph-properties fo:margin-left="0cm" fo:margin-right="0.3cm" fo:line-height="0.564cm" fo:text-align="justify" style:justify-single-word="false" fo:text-indent="1cm" style:auto-text-indent="false"/>
      <style:text-properties style:use-window-font-color="true" style:font-name="Lato" fo:font-size="11pt" fo:language="de" fo:country="DE" fo:font-style="normal" style:font-size-asian="11pt" style:font-style-asian="normal"/>
    </style:style>
    <style:style style:name="P111" style:family="paragraph" style:parent-style-name="ayet">
      <style:paragraph-properties fo:margin-left="0cm" fo:margin-right="0.3cm" fo:line-height="0.564cm" fo:text-align="justify" style:justify-single-word="false" fo:text-indent="1cm" style:auto-text-indent="false"/>
      <style:text-properties style:use-window-font-color="true" style:font-name="Lato" fo:font-size="11pt" fo:language="de" fo:country="DE" fo:font-style="normal" fo:font-weight="normal" style:font-size-asian="11pt" style:font-style-asian="normal" style:font-weight-asian="normal"/>
    </style:style>
    <style:style style:name="P112" style:family="paragraph" style:parent-style-name="ayet">
      <style:paragraph-properties fo:margin-left="0cm" fo:margin-right="0.3cm" fo:line-height="0.564cm" fo:text-align="justify" style:justify-single-word="false" fo:text-indent="1cm" style:auto-text-indent="false"/>
      <style:text-properties style:use-window-font-color="true" style:font-name="Lato" fo:font-size="11pt" fo:language="fr" fo:country="FR" fo:font-style="normal" style:font-size-asian="11pt" style:font-style-asian="normal"/>
    </style:style>
    <style:style style:name="P113" style:family="paragraph" style:parent-style-name="altyaz_203a_">
      <style:paragraph-properties fo:margin-left="0cm" fo:margin-right="0.3cm" fo:line-height="0.564cm" fo:text-align="justify" style:justify-single-word="false" fo:text-indent="1cm" style:auto-text-indent="false"/>
      <style:text-properties style:font-name="Lato" fo:font-size="11pt" style:font-size-asian="11pt"/>
    </style:style>
    <style:style style:name="P114" style:family="paragraph" style:parent-style-name="altyaz_203a_">
      <style:paragraph-properties fo:margin-left="0cm" fo:margin-right="0.3cm" fo:line-height="0.564cm" fo:text-align="justify" style:justify-single-word="false" fo:text-indent="1cm" style:auto-text-indent="false"/>
      <style:text-properties style:font-name="Lato" fo:font-size="11pt" fo:language="de" fo:country="DE" fo:font-style="italic" style:font-size-asian="11pt" style:font-style-asian="italic"/>
    </style:style>
    <style:style style:name="P115" style:family="paragraph" style:parent-style-name="altyaz_203a_">
      <style:paragraph-properties fo:margin-left="0cm" fo:margin-right="0.3cm" fo:line-height="0.564cm" fo:text-align="justify" style:justify-single-word="false" fo:text-indent="1cm" style:auto-text-indent="false"/>
      <style:text-properties style:font-name="Lato" fo:font-size="11pt" fo:language="de" fo:country="DE" style:font-size-asian="11pt"/>
    </style:style>
    <style:style style:name="P116" style:family="paragraph" style:parent-style-name="altyaz_203a_">
      <style:paragraph-properties fo:margin-left="0cm" fo:margin-right="0.3cm" fo:line-height="0.564cm" fo:text-align="justify" style:justify-single-word="false" fo:text-indent="1cm" style:auto-text-indent="false"/>
      <style:text-properties style:font-name="Lato" fo:font-size="11pt" fo:language="de" fo:country="DE" fo:font-weight="normal" style:font-size-asian="11pt" style:font-weight-asian="normal"/>
    </style:style>
    <style:style style:name="P117" style:family="paragraph" style:parent-style-name="altyaz_203a_">
      <style:paragraph-properties fo:margin-left="0cm" fo:margin-right="0.3cm" fo:line-height="0.564cm" fo:text-align="justify" style:justify-single-word="false" fo:text-indent="1cm" style:auto-text-indent="false"/>
      <style:text-properties style:font-name="Lato" fo:font-size="11pt" fo:letter-spacing="normal" fo:font-weight="normal" style:font-size-asian="11pt" style:font-weight-asian="normal"/>
    </style:style>
    <style:style style:name="P118" style:family="paragraph" style:parent-style-name="altyaz_203a_">
      <style:paragraph-properties fo:margin-left="0cm" fo:margin-right="0.3cm" fo:line-height="0.564cm" fo:text-align="justify" style:justify-single-word="false" fo:text-indent="1cm" style:auto-text-indent="false"/>
      <style:text-properties style:font-name="Lato" fo:font-size="11pt" fo:letter-spacing="normal" style:font-size-asian="11pt"/>
    </style:style>
    <style:style style:name="P119" style:family="paragraph" style:parent-style-name="altyaz_203a_">
      <style:paragraph-properties fo:margin-left="0cm" fo:margin-right="0.3cm" fo:line-height="0.564cm" fo:text-align="justify" style:justify-single-word="false" fo:text-indent="1cm" style:auto-text-indent="false"/>
      <style:text-properties style:font-name="Lato" fo:font-size="11pt" fo:letter-spacing="normal" fo:language="de" fo:country="DE" style:font-size-asian="11pt"/>
    </style:style>
    <style:style style:name="P120" style:family="paragraph" style:parent-style-name="altyaz_203a_">
      <style:paragraph-properties fo:margin-left="0cm" fo:margin-right="0.3cm" fo:line-height="0.564cm" fo:text-align="justify" style:justify-single-word="false" fo:text-indent="1cm" style:auto-text-indent="false"/>
      <style:text-properties style:font-name="Lato" fo:font-size="11pt" fo:letter-spacing="normal" fo:language="de" fo:country="DE" fo:font-weight="normal" style:font-size-asian="11pt" style:font-weight-asian="normal"/>
    </style:style>
    <style:style style:name="P121" style:family="paragraph" style:parent-style-name="altyaz_203a_">
      <style:paragraph-properties fo:margin-left="0cm" fo:margin-right="0.3cm" fo:line-height="0.564cm" fo:text-align="justify" style:justify-single-word="false" fo:text-indent="1cm" style:auto-text-indent="false"/>
      <style:text-properties style:font-name="Lato" fo:font-size="11pt" fo:letter-spacing="normal" fo:language="fr" fo:country="FR" style:font-size-asian="11pt"/>
    </style:style>
    <style:style style:name="P122" style:family="paragraph" style:parent-style-name="altyaz_203a_">
      <style:paragraph-properties fo:margin-left="0cm" fo:margin-right="0.3cm" fo:line-height="0.564cm" fo:text-align="justify" style:justify-single-word="false" fo:text-indent="1cm" style:auto-text-indent="false"/>
      <style:text-properties style:font-name="Lato" fo:font-size="11pt" fo:letter-spacing="normal" fo:language="fr" fo:country="FR" fo:font-weight="normal" style:font-size-asian="11pt" style:font-weight-asian="normal"/>
    </style:style>
    <style:style style:name="P123" style:family="paragraph" style:parent-style-name="altyaz_203a_">
      <style:paragraph-properties fo:margin-left="0cm" fo:margin-right="0.3cm" fo:line-height="0.564cm" fo:text-align="justify" style:justify-single-word="false" fo:text-indent="1cm" style:auto-text-indent="false"/>
      <style:text-properties style:font-name="Lato" fo:font-size="11pt" fo:letter-spacing="-0.009cm" fo:language="de" fo:country="DE" style:font-size-asian="11pt"/>
    </style:style>
    <style:style style:name="P124" style:family="paragraph" style:parent-style-name="altyaz_203a_">
      <style:paragraph-properties fo:margin-left="0cm" fo:margin-right="0.3cm" fo:line-height="0.564cm" fo:text-align="justify" style:justify-single-word="false" fo:text-indent="1cm" style:auto-text-indent="false"/>
      <style:text-properties style:font-name="Lato" fo:font-size="11pt" fo:language="fr" fo:country="FR" style:font-size-asian="11pt"/>
    </style:style>
    <style:style style:name="P125" style:family="paragraph" style:parent-style-name="altyaz_203a_">
      <style:paragraph-properties fo:margin-left="0cm" fo:margin-right="0.3cm" fo:line-height="0.564cm" fo:text-align="justify" style:justify-single-word="false" fo:text-indent="1cm" style:auto-text-indent="false"/>
      <style:text-properties style:font-name="Lato"/>
    </style:style>
    <style:style style:name="P126" style:family="paragraph" style:parent-style-name="_2039_S_2039_M">
      <style:paragraph-properties fo:margin-left="0cm" fo:margin-right="0.3cm" fo:line-height="0.564cm" fo:text-align="justify" style:justify-single-word="false" fo:text-indent="1cm" style:auto-text-indent="false"/>
      <style:text-properties style:font-name="Lato" fo:letter-spacing="normal" fo:language="de" fo:country="DE"/>
    </style:style>
    <style:style style:name="P127" style:family="paragraph" style:parent-style-name="_2039_S_2039_M">
      <style:paragraph-properties fo:margin-left="0cm" fo:margin-right="0.3cm" fo:line-height="0.564cm" fo:text-align="justify" style:justify-single-word="false" fo:text-indent="1cm" style:auto-text-indent="false"/>
      <style:text-properties style:font-name="Lato" fo:letter-spacing="normal"/>
    </style:style>
    <style:style style:name="P128" style:family="paragraph" style:parent-style-name="internet">
      <style:paragraph-properties fo:margin-left="0cm" fo:margin-right="0.3cm" fo:line-height="0.564cm" fo:text-indent="1cm" style:auto-text-indent="false"/>
      <style:text-properties style:font-name="Lato"/>
    </style:style>
    <style:style style:name="P129" style:family="paragraph" style:parent-style-name="internet">
      <style:paragraph-properties fo:margin-left="0cm" fo:margin-right="0.3cm" fo:line-height="0.564cm" fo:text-indent="1cm" style:auto-text-indent="false"/>
      <style:text-properties style:font-name="Lato" fo:font-size="11pt" fo:language="de" fo:country="DE" style:font-size-asian="11pt"/>
    </style:style>
    <style:style style:name="P130" style:family="paragraph" style:parent-style-name="internet">
      <style:paragraph-properties fo:margin-left="0cm" fo:margin-right="0.3cm" fo:line-height="0.564cm" fo:text-indent="1cm" style:auto-text-indent="false"/>
      <style:text-properties style:font-name="Lato" fo:font-size="11pt" fo:language="de" fo:country="DE" fo:font-style="italic" style:font-size-asian="11pt" style:font-style-asian="italic"/>
    </style:style>
    <style:style style:name="P131" style:family="paragraph" style:parent-style-name="tan_203a_t_203a_m_20_yaz_203a_">
      <style:paragraph-properties fo:margin-left="0cm" fo:margin-right="0.3cm" fo:line-height="0.564cm" fo:text-indent="1cm" style:auto-text-indent="false"/>
      <style:text-properties style:font-name="Lato" fo:font-size="11pt" fo:language="fr" fo:country="FR" fo:font-weight="bold" style:font-size-asian="11pt" style:font-weight-asian="bold"/>
    </style:style>
    <style:style style:name="P132" style:family="paragraph" style:parent-style-name="tan_203a_t_203a_m_20_yaz_203a_">
      <style:paragraph-properties fo:margin-left="0cm" fo:margin-right="0.3cm" fo:line-height="0.564cm" fo:text-indent="1cm" style:auto-text-indent="false"/>
      <style:text-properties style:font-name="Lato" fo:font-size="11pt" fo:language="fr" fo:country="FR" style:font-size-asian="11pt"/>
    </style:style>
    <style:style style:name="P133" style:family="paragraph" style:parent-style-name="tan_203a_t_203a_m_20_yaz_203a_">
      <style:paragraph-properties fo:margin-left="0cm" fo:margin-right="0.3cm" fo:line-height="0.564cm" fo:text-indent="1cm" style:auto-text-indent="false">
        <style:tab-stops>
          <style:tab-stop style:position="0.353cm"/>
        </style:tab-stops>
      </style:paragraph-properties>
      <style:text-properties style:font-name="Lato" fo:font-size="11pt" fo:language="fr" fo:country="FR" style:font-size-asian="11pt"/>
    </style:style>
    <style:style style:name="P134" style:family="paragraph" style:parent-style-name="tan_203a_t_203a_m_20_yaz_203a_">
      <style:paragraph-properties fo:margin-left="0cm" fo:margin-right="0.3cm" fo:line-height="0.564cm" fo:text-indent="1cm" style:auto-text-indent="false"/>
      <style:text-properties style:font-name="Lato" fo:font-size="11pt" fo:font-weight="bold" style:font-size-asian="11pt" style:font-weight-asian="bold"/>
    </style:style>
    <style:style style:name="P135" style:family="paragraph" style:parent-style-name="mektubu_20_yazan">
      <style:paragraph-properties fo:margin-left="0cm" fo:margin-right="0.3cm" fo:line-height="0.564cm" fo:text-align="center" style:justify-single-word="false" fo:text-indent="1cm" style:auto-text-indent="false"/>
      <style:text-properties style:font-name="Lato" fo:letter-spacing="normal" fo:font-weight="bold" style:font-weight-asian="bold"/>
    </style:style>
    <style:style style:name="P136" style:family="paragraph" style:parent-style-name="mektubu_20_yazan">
      <style:paragraph-properties fo:margin-left="0cm" fo:margin-right="0.3cm" fo:line-height="0.564cm" fo:text-align="justify" style:justify-single-word="false" fo:text-indent="1cm" style:auto-text-indent="false"/>
      <style:text-properties style:font-name="Lato" fo:letter-spacing="normal" fo:font-weight="bold" style:font-weight-asian="bold"/>
    </style:style>
    <style:style style:name="P137" style:family="paragraph" style:parent-style-name="mektubu_20_yazan">
      <style:paragraph-properties fo:margin-left="0cm" fo:margin-right="0.3cm" fo:line-height="0.564cm" fo:text-align="justify" style:justify-single-word="false" fo:text-indent="1cm" style:auto-text-indent="false"/>
      <style:text-properties style:font-name="Lato" fo:letter-spacing="normal"/>
    </style:style>
    <style:style style:name="P138" style:family="paragraph" style:parent-style-name="mektubu_20_yazan">
      <style:paragraph-properties fo:margin-left="0cm" fo:margin-right="0.3cm" fo:line-height="0.564cm" fo:text-align="justify" style:justify-single-word="false" fo:text-indent="1cm" style:auto-text-indent="false"/>
      <style:text-properties style:font-name="Lato" fo:letter-spacing="normal" fo:language="de" fo:country="DE"/>
    </style:style>
    <style:style style:name="P139" style:family="paragraph" style:parent-style-name="mektubu_20_yazan">
      <style:paragraph-properties fo:margin-left="0cm" fo:margin-right="0.3cm" fo:line-height="0.564cm" fo:text-align="justify" style:justify-single-word="false" fo:text-indent="1cm" style:auto-text-indent="false"/>
      <style:text-properties style:font-name="Lato" fo:letter-spacing="normal" fo:language="de" fo:country="DE" fo:font-weight="bold" style:font-weight-asian="bold"/>
    </style:style>
    <style:style style:name="P140" style:family="paragraph" style:parent-style-name="mektubu_20_yazan">
      <style:paragraph-properties fo:margin-left="0cm" fo:margin-right="0.3cm" fo:line-height="0.564cm" fo:text-align="justify" style:justify-single-word="false" fo:text-indent="1cm" style:auto-text-indent="false"/>
      <style:text-properties style:font-name="Lato" fo:letter-spacing="normal" fo:language="fr" fo:country="FR"/>
    </style:style>
    <style:style style:name="P141" style:family="paragraph" style:parent-style-name="mektubu_20_yazan">
      <style:paragraph-properties fo:margin-left="0cm" fo:margin-right="0.3cm" fo:line-height="0.564cm" fo:text-align="justify" style:justify-single-word="false" fo:text-indent="1cm" style:auto-text-indent="false"/>
      <style:text-properties style:font-name="Lato" fo:letter-spacing="normal" fo:language="fr" fo:country="FR" fo:font-weight="bold" style:font-weight-asian="bold"/>
    </style:style>
    <style:style style:name="P142" style:family="paragraph" style:parent-style-name="mektubu_20_yazan">
      <style:paragraph-properties fo:margin-left="0cm" fo:margin-right="0.3cm" fo:text-align="center" style:justify-single-word="false" fo:text-indent="1cm" style:auto-text-indent="false"/>
      <style:text-properties style:font-name="Lato" fo:font-size="14pt" fo:letter-spacing="normal" fo:font-weight="bold" style:font-size-asian="14pt" style:font-weight-asian="bold"/>
    </style:style>
    <style:style style:name="P143" style:family="paragraph" style:parent-style-name="mektubu_20_yazan">
      <style:paragraph-properties fo:margin-left="0cm" fo:margin-right="0.3cm" fo:text-align="center" style:justify-single-word="false" fo:text-indent="1cm" style:auto-text-indent="false"/>
      <style:text-properties style:font-name="Lato" fo:font-size="18pt" fo:letter-spacing="normal" fo:font-weight="bold" style:font-size-asian="18pt" style:font-weight-asian="bold"/>
    </style:style>
    <style:style style:name="P144" style:family="paragraph" style:parent-style-name="mektubu_20_yazan">
      <style:paragraph-properties fo:margin-left="0cm" fo:margin-right="0.3cm" fo:line-height="0.564cm" fo:text-align="justify" style:justify-single-word="false" fo:text-indent="1cm" style:auto-text-indent="false"/>
      <style:text-properties style:font-name="Lato"/>
    </style:style>
    <style:style style:name="P145" style:family="paragraph" style:parent-style-name="mektubu_20_yazan">
      <style:paragraph-properties fo:margin-left="0cm" fo:margin-right="0.3cm" fo:line-height="0.564cm" fo:text-align="justify" style:justify-single-word="false" fo:text-indent="1cm" style:auto-text-indent="false"/>
      <style:text-properties style:font-name="Lato" fo:language="de" fo:country="DE"/>
    </style:style>
    <style:style style:name="P146" style:family="paragraph" style:parent-style-name="mektubu_20_yazan">
      <style:paragraph-properties fo:margin-left="0cm" fo:margin-right="0.3cm" fo:line-height="0.564cm" fo:text-align="justify" style:justify-single-word="false" fo:text-indent="1cm" style:auto-text-indent="false"/>
      <style:text-properties style:font-name="Lato" fo:language="de" fo:country="DE" fo:font-weight="bold" style:font-weight-asian="bold"/>
    </style:style>
    <style:style style:name="P147" style:family="paragraph" style:parent-style-name="mektubu_20_yazan">
      <style:paragraph-properties fo:margin-left="0cm" fo:margin-right="0.3cm" fo:line-height="0.564cm" fo:text-align="justify" style:justify-single-word="false" fo:text-indent="1cm" style:auto-text-indent="false"/>
      <style:text-properties style:font-name="Lato" fo:font-weight="bold" style:font-weight-asian="bold"/>
    </style:style>
    <style:style style:name="P148" style:family="paragraph" style:parent-style-name="mektubu_20_yazan">
      <style:paragraph-properties fo:margin-left="0cm" fo:margin-right="0.3cm" fo:line-height="0.564cm" fo:text-align="justify" style:justify-single-word="false" fo:text-indent="1cm" style:auto-text-indent="false"/>
      <style:text-properties style:font-name="Lato" fo:language="fr" fo:country="FR"/>
    </style:style>
    <style:style style:name="P149" style:family="paragraph" style:parent-style-name="mektubu_20_yazan">
      <style:paragraph-properties fo:margin-left="0cm" fo:margin-right="0.3cm" fo:line-height="0.564cm" fo:text-align="justify" style:justify-single-word="false" fo:text-indent="1cm" style:auto-text-indent="false"/>
      <style:text-properties style:font-name="Lato" fo:language="fr" fo:country="FR" fo:font-weight="bold" style:font-weight-asian="bold"/>
    </style:style>
    <style:style style:name="P150" style:family="paragraph" style:parent-style-name="mektubu_20_yazan">
      <style:paragraph-properties fo:margin-left="0cm" fo:margin-right="0.3cm" fo:line-height="0.564cm" fo:text-align="justify" style:justify-single-word="false" fo:text-indent="1cm" style:auto-text-indent="false"/>
      <style:text-properties style:font-name="Lato" fo:letter-spacing="-0.009cm" fo:language="fr" fo:country="FR"/>
    </style:style>
    <style:style style:name="P151" style:family="paragraph" style:parent-style-name="Standard">
      <style:paragraph-properties fo:margin-left="0cm" fo:margin-right="0cm" fo:line-height="0.564cm" fo:text-align="justify" style:justify-single-word="false" fo:text-indent="1cm" style:auto-text-indent="false"/>
      <style:text-properties style:font-name="Lato" fo:font-size="11pt" fo:language="de" fo:country="DE" style:font-size-asian="11pt"/>
    </style:style>
    <style:style style:name="P152" style:family="paragraph" style:parent-style-name="Standard">
      <style:paragraph-properties fo:margin-left="0cm" fo:margin-right="0cm" fo:text-indent="0cm" style:auto-text-indent="false"/>
      <style:text-properties style:font-name="Lato" fo:language="de" fo:country="DE"/>
    </style:style>
    <style:style style:name="P153" style:family="paragraph" style:parent-style-name="Standard">
      <style:paragraph-properties fo:margin-left="1cm" fo:margin-right="0cm" fo:text-align="justify" style:justify-single-word="false" fo:text-indent="0cm" style:auto-text-indent="false"/>
      <style:text-properties style:font-name="Lato" fo:language="fr" fo:country="FR"/>
    </style:style>
    <style:style style:name="P154" style:family="paragraph" style:parent-style-name="Standard">
      <style:paragraph-properties fo:margin-left="1cm" fo:margin-right="0cm" fo:text-align="justify" style:justify-single-word="false" fo:text-indent="0cm" style:auto-text-indent="false" fo:break-before="page"/>
      <style:text-properties style:font-name="Lato"/>
    </style:style>
    <style:style style:name="P155"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Lato" fo:font-size="11pt" style:font-size-asian="11pt"/>
    </style:style>
    <style:style style:name="P156" style:family="paragraph" style:parent-style-name="mektubu_20_yazan" style:list-style-name="WWNum1">
      <style:paragraph-properties fo:margin-left="0cm" fo:margin-right="0.3cm" fo:text-align="center" style:justify-single-word="false" fo:text-indent="1cm" style:auto-text-indent="false">
        <style:tab-stops>
          <style:tab-stop style:position="1.27cm"/>
        </style:tab-stops>
      </style:paragraph-properties>
      <style:text-properties style:font-name="Lato"/>
    </style:style>
    <style:style style:name="P157" style:family="paragraph" style:parent-style-name="mektubu_20_yazan" style:list-style-name="WWNum1">
      <style:paragraph-properties fo:margin-left="0cm" fo:margin-right="0.3cm" fo:text-align="center" style:justify-single-word="false" fo:text-indent="1cm" style:auto-text-indent="false" fo:break-before="page">
        <style:tab-stops>
          <style:tab-stop style:position="1.27cm"/>
        </style:tab-stops>
      </style:paragraph-properties>
      <style:text-properties style:font-name="Lato" fo:font-size="18pt" fo:letter-spacing="normal" fo:font-weight="bold" style:font-size-asian="18pt" style:font-weight-asian="bold"/>
    </style:style>
    <style:style style:name="T1" style:family="text">
      <style:text-properties fo:text-transform="uppercase" fo:font-size="18pt" fo:letter-spacing="0.203cm" fo:language="fr" fo:country="FR" fo:font-weight="bold" style:font-size-asian="18pt" style:font-weight-asian="bold"/>
    </style:style>
    <style:style style:name="T2" style:family="text">
      <style:text-properties fo:text-transform="uppercase" fo:font-size="18pt" fo:language="fr" fo:country="FR" fo:font-weight="bold" style:font-size-asian="18pt" style:font-weight-asian="bold"/>
    </style:style>
    <style:style style:name="T3" style:family="text">
      <style:text-properties fo:language="de" fo:country="DE"/>
    </style:style>
    <style:style style:name="T4" style:family="text">
      <style:text-properties fo:language="de" fo:country="DE" fo:font-weight="bold" style:font-weight-asian="bold"/>
    </style:style>
    <style:style style:name="T5" style:family="text">
      <style:text-properties fo:font-size="11pt" fo:language="de" fo:country="DE" style:font-size-asian="11pt"/>
    </style:style>
    <style:style style:name="T6" style:family="text">
      <style:text-properties fo:font-size="11pt" fo:language="de" fo:country="DE" fo:font-weight="bold" style:font-size-asian="11pt" style:font-weight-asian="bold"/>
    </style:style>
    <style:style style:name="T7" style:family="text">
      <style:text-properties fo:font-size="11pt" fo:language="de" fo:country="DE" fo:font-style="italic" style:font-size-asian="11pt" style:font-style-asian="italic"/>
    </style:style>
    <style:style style:name="T8" style:family="text">
      <style:text-properties fo:font-size="11pt" fo:language="de" fo:country="DE" fo:font-style="italic" fo:font-weight="bold" style:font-size-asian="11pt" style:font-style-asian="italic" style:font-weight-asian="bold"/>
    </style:style>
    <style:style style:name="T9" style:family="text">
      <style:text-properties fo:font-size="11pt" fo:language="de" fo:country="DE" fo:font-style="normal" style:font-size-asian="11pt" style:font-style-asian="normal"/>
    </style:style>
    <style:style style:name="T10" style:family="text">
      <style:text-properties fo:font-size="11pt" fo:font-weight="bold" style:font-size-asian="11pt" style:font-weight-asian="bold"/>
    </style:style>
    <style:style style:name="T11" style:family="text">
      <style:text-properties fo:font-size="11pt" style:font-size-asian="11pt"/>
    </style:style>
    <style:style style:name="T12" style:family="text">
      <style:text-properties fo:font-size="11pt" fo:letter-spacing="0.141cm" fo:language="de" fo:country="DE" style:font-size-asian="11pt"/>
    </style:style>
    <style:style style:name="T13" style:family="text">
      <style:text-properties fo:font-size="11pt" fo:letter-spacing="0.141cm" style:font-size-asian="11pt"/>
    </style:style>
    <style:style style:name="T14" style:family="text">
      <style:text-properties fo:font-size="11pt" fo:letter-spacing="0.141cm" fo:language="fr" fo:country="FR" style:font-size-asian="11pt"/>
    </style:style>
    <style:style style:name="T15" style:family="text">
      <style:text-properties fo:font-size="11pt" fo:letter-spacing="-0.009cm" fo:language="de" fo:country="DE" style:font-size-asian="11pt"/>
    </style:style>
    <style:style style:name="T16" style:family="text">
      <style:text-properties fo:font-size="11pt" fo:letter-spacing="-0.009cm" fo:language="de" fo:country="DE" fo:font-weight="bold" style:font-size-asian="11pt" style:font-weight-asian="bold"/>
    </style:style>
    <style:style style:name="T17" style:family="text">
      <style:text-properties fo:font-size="11pt" fo:letter-spacing="-0.009cm" fo:language="de" fo:country="DE" fo:font-style="italic" fo:font-weight="bold" style:font-size-asian="11pt" style:font-style-asian="italic" style:font-weight-asian="bold"/>
    </style:style>
    <style:style style:name="T18" style:family="text">
      <style:text-properties fo:font-size="11pt" fo:letter-spacing="-0.009cm" fo:language="de" fo:country="DE" fo:font-style="italic" style:font-size-asian="11pt" style:font-style-asian="italic"/>
    </style:style>
    <style:style style:name="T19" style:family="text">
      <style:text-properties fo:font-size="11pt" fo:letter-spacing="-0.009cm" style:font-size-asian="11pt"/>
    </style:style>
    <style:style style:name="T20" style:family="text">
      <style:text-properties fo:font-size="11pt" fo:letter-spacing="-0.009cm" fo:font-style="italic" style:font-size-asian="11pt" style:font-style-asian="italic"/>
    </style:style>
    <style:style style:name="T21" style:family="text">
      <style:text-properties fo:font-size="11pt" fo:letter-spacing="-0.009cm" fo:font-weight="bold" style:font-size-asian="11pt" style:font-weight-asian="bold"/>
    </style:style>
    <style:style style:name="T22" style:family="text">
      <style:text-properties fo:font-size="11pt" fo:letter-spacing="-0.009cm" fo:language="fr" fo:country="FR" style:font-size-asian="11pt"/>
    </style:style>
    <style:style style:name="T23" style:family="text">
      <style:text-properties fo:font-size="11pt" fo:letter-spacing="-0.009cm" fo:language="fr" fo:country="FR" fo:font-style="italic" style:font-size-asian="11pt" style:font-style-asian="italic"/>
    </style:style>
    <style:style style:name="T24" style:family="text">
      <style:text-properties fo:font-size="11pt" fo:letter-spacing="0.185cm" style:font-size-asian="11pt"/>
    </style:style>
    <style:style style:name="T25" style:family="text">
      <style:text-properties fo:font-size="11pt" fo:letter-spacing="0.185cm" fo:language="de" fo:country="DE" style:font-size-asian="11pt"/>
    </style:style>
    <style:style style:name="T26" style:family="text">
      <style:text-properties fo:font-size="11pt" fo:letter-spacing="0.203cm" style:font-size-asian="11pt"/>
    </style:style>
    <style:style style:name="T27" style:family="text">
      <style:text-properties fo:font-size="11pt" fo:letter-spacing="0.203cm" fo:language="de" fo:country="DE" style:font-size-asian="11pt"/>
    </style:style>
    <style:style style:name="T28" style:family="text">
      <style:text-properties fo:font-size="11pt" fo:letter-spacing="0.203cm" fo:language="fr" fo:country="FR" style:font-size-asian="11pt"/>
    </style:style>
    <style:style style:name="T29" style:family="text">
      <style:text-properties fo:font-size="11pt" fo:letter-spacing="0.009cm" style:font-size-asian="11pt"/>
    </style:style>
    <style:style style:name="T30" style:family="text">
      <style:text-properties fo:font-size="11pt" fo:letter-spacing="0.009cm" fo:font-style="italic" style:font-size-asian="11pt" style:font-style-asian="italic"/>
    </style:style>
    <style:style style:name="T31" style:family="text">
      <style:text-properties fo:font-size="11pt" fo:letter-spacing="0.009cm" fo:language="de" fo:country="DE" fo:font-weight="bold" style:font-size-asian="11pt" style:font-weight-asian="bold"/>
    </style:style>
    <style:style style:name="T32" style:family="text">
      <style:text-properties fo:font-size="11pt" fo:letter-spacing="0.009cm" fo:language="de" fo:country="DE" fo:font-style="normal" style:font-size-asian="11pt" style:font-style-asian="normal"/>
    </style:style>
    <style:style style:name="T33" style:family="text">
      <style:text-properties fo:font-size="11pt" fo:letter-spacing="0.009cm" fo:language="de" fo:country="DE" style:font-size-asian="11pt"/>
    </style:style>
    <style:style style:name="T34" style:family="text">
      <style:text-properties fo:font-size="11pt" fo:letter-spacing="0.009cm" fo:font-style="normal" style:font-size-asian="11pt" style:font-style-asian="normal"/>
    </style:style>
    <style:style style:name="T35" style:family="text">
      <style:text-properties fo:font-size="11pt" fo:font-style="italic" style:font-size-asian="11pt" style:font-style-asian="italic"/>
    </style:style>
    <style:style style:name="T36" style:family="text">
      <style:text-properties fo:font-size="11pt" fo:font-style="italic" fo:font-weight="bold" style:font-size-asian="11pt" style:font-style-asian="italic" style:font-weight-asian="bold"/>
    </style:style>
    <style:style style:name="T37" style:family="text">
      <style:text-properties fo:font-size="11pt" fo:letter-spacing="0.3cm" fo:language="de" fo:country="DE" style:font-size-asian="11pt"/>
    </style:style>
    <style:style style:name="T38" style:family="text">
      <style:text-properties fo:font-size="11pt" fo:letter-spacing="0.3cm" style:font-size-asian="11pt"/>
    </style:style>
    <style:style style:name="T39" style:family="text">
      <style:text-properties fo:font-size="11pt" fo:letter-spacing="0.3cm" fo:language="fr" fo:country="FR" style:font-size-asian="11pt"/>
    </style:style>
    <style:style style:name="T40" style:family="text">
      <style:text-properties fo:font-size="11pt" fo:letter-spacing="0.229cm" style:font-size-asian="11pt"/>
    </style:style>
    <style:style style:name="T41" style:family="text">
      <style:text-properties fo:font-size="11pt" fo:letter-spacing="0.229cm" fo:language="de" fo:country="DE" style:font-size-asian="11pt"/>
    </style:style>
    <style:style style:name="T42" style:family="text">
      <style:text-properties fo:font-size="11pt" fo:letter-spacing="0.229cm" fo:language="fr" fo:country="FR" style:font-size-asian="11pt"/>
    </style:style>
    <style:style style:name="T43" style:family="text">
      <style:text-properties fo:font-size="11pt" fo:letter-spacing="-0.018cm" fo:language="de" fo:country="DE" style:font-size-asian="11pt"/>
    </style:style>
    <style:style style:name="T44" style:family="text">
      <style:text-properties fo:font-size="11pt" fo:letter-spacing="0.273cm" fo:language="de" fo:country="DE" style:font-size-asian="11pt"/>
    </style:style>
    <style:style style:name="T45" style:family="text">
      <style:text-properties fo:font-size="11pt" fo:letter-spacing="0.273cm" style:font-size-asian="11pt"/>
    </style:style>
    <style:style style:name="T46" style:family="text">
      <style:text-properties fo:font-size="11pt" fo:language="fr" fo:country="FR" style:font-size-asian="11pt"/>
    </style:style>
    <style:style style:name="T47" style:family="text">
      <style:text-properties fo:font-size="11pt" fo:language="fr" fo:country="FR" fo:font-style="italic" style:font-size-asian="11pt" style:font-style-asian="italic"/>
    </style:style>
    <style:style style:name="T48" style:family="text">
      <style:text-properties fo:font-size="11pt" fo:language="fr" fo:country="FR" fo:font-weight="bold" style:font-size-asian="11pt" style:font-weight-asian="bold"/>
    </style:style>
    <style:style style:name="T49" style:family="text">
      <style:text-properties fo:font-size="11pt" fo:letter-spacing="0.22cm" fo:language="fr" fo:country="FR" style:font-size-asian="11pt"/>
    </style:style>
    <style:style style:name="T50" style:family="text">
      <style:text-properties fo:font-size="11pt" fo:letter-spacing="0.344cm" fo:language="fr" fo:country="FR" style:font-size-asian="11pt"/>
    </style:style>
    <style:style style:name="T51" style:family="text">
      <style:text-properties fo:font-size="11pt" fo:letter-spacing="0.344cm" style:font-size-asian="11pt"/>
    </style:style>
    <style:style style:name="T52" style:family="text">
      <style:text-properties fo:font-size="11pt" fo:letter-spacing="0.344cm" fo:language="de" fo:country="DE" style:font-size-asian="11pt"/>
    </style:style>
    <style:style style:name="T53" style:family="text">
      <style:text-properties fo:font-size="11pt" fo:letter-spacing="0.397cm" fo:language="de" fo:country="DE" style:font-size-asian="11pt"/>
    </style:style>
    <style:style style:name="T54" style:family="text">
      <style:text-properties fo:font-size="11pt" fo:letter-spacing="0.309cm" fo:language="de" fo:country="DE" style:font-size-asian="11pt"/>
    </style:style>
    <style:style style:name="T55" style:family="text">
      <style:text-properties fo:font-size="11pt" fo:letter-spacing="0.194cm" fo:language="de" fo:country="DE" style:font-size-asian="11pt"/>
    </style:style>
    <style:style style:name="T56" style:family="text">
      <style:text-properties fo:font-size="11pt" fo:letter-spacing="0.194cm" fo:language="fr" fo:country="FR" fo:font-weight="bold" style:font-size-asian="11pt" style:font-weight-asian="bold"/>
    </style:style>
    <style:style style:name="T57" style:family="text">
      <style:text-properties fo:font-size="11pt" fo:letter-spacing="0.159cm" fo:language="de" fo:country="DE" style:font-size-asian="11pt"/>
    </style:style>
    <style:style style:name="T58" style:family="text">
      <style:text-properties fo:font-size="11pt" fo:letter-spacing="0.415cm" fo:language="de" fo:country="DE" style:font-size-asian="11pt"/>
    </style:style>
    <style:style style:name="T59" style:family="text">
      <style:text-properties fo:font-size="11pt" fo:letter-spacing="0.415cm" style:font-size-asian="11pt"/>
    </style:style>
    <style:style style:name="T60" style:family="text">
      <style:text-properties fo:font-size="11pt" fo:letter-spacing="normal" fo:language="de" fo:country="DE" fo:font-style="italic" fo:font-weight="normal" style:font-size-asian="11pt" style:font-style-asian="italic" style:font-weight-asian="normal"/>
    </style:style>
    <style:style style:name="T61" style:family="text">
      <style:text-properties fo:font-size="11pt" fo:letter-spacing="normal" fo:language="de" fo:country="DE" fo:font-weight="normal" style:font-size-asian="11pt" style:font-weight-asian="normal"/>
    </style:style>
    <style:style style:name="T62" style:family="text">
      <style:text-properties fo:font-size="11pt" fo:letter-spacing="0.106cm" fo:language="de" fo:country="DE" style:font-size-asian="11pt"/>
    </style:style>
    <style:style style:name="T63" style:family="text">
      <style:text-properties fo:font-size="11pt" fo:letter-spacing="0.247cm" fo:language="de" fo:country="DE" style:font-size-asian="11pt"/>
    </style:style>
    <style:style style:name="T64" style:family="text">
      <style:text-properties fo:font-size="11pt" fo:letter-spacing="0.37cm" style:font-size-asian="11pt"/>
    </style:style>
    <style:style style:name="T65" style:family="text">
      <style:text-properties fo:font-size="11pt" fo:letter-spacing="0.494cm" style:font-size-asian="11pt"/>
    </style:style>
    <style:style style:name="T66" style:family="text">
      <style:text-properties fo:font-size="11pt" fo:letter-spacing="0.459cm" style:font-size-asian="11pt"/>
    </style:style>
    <style:style style:name="T67" style:family="text">
      <style:text-properties fo:font-size="11pt" fo:letter-spacing="-0.026cm" style:font-size-asian="11pt"/>
    </style:style>
    <style:style style:name="T68" style:family="text">
      <style:text-properties fo:font-size="11pt" fo:letter-spacing="0.088cm" style:font-size-asian="11pt"/>
    </style:style>
    <style:style style:name="T69" style:family="text">
      <style:text-properties fo:letter-spacing="normal" fo:language="de" fo:country="DE" fo:font-weight="bold" style:font-weight-asian="bold"/>
    </style:style>
    <style:style style:name="T70" style:family="text">
      <style:text-properties fo:font-weight="bold" style:font-weight-asian="bold"/>
    </style:style>
    <style:style style:name="T71" style:family="text">
      <style:text-properties fo:font-size="16pt" fo:letter-spacing="0.194cm" fo:language="de" fo:country="DE" fo:font-weight="bold" style:font-size-asian="16pt" style:font-weight-asian="bold"/>
    </style:style>
    <style:style style:name="T72" style:family="text">
      <style:text-properties fo:font-size="16pt" fo:letter-spacing="0.194cm" fo:language="fr" fo:country="FR" fo:font-weight="bold" style:font-size-asian="16pt" style:font-weight-asian="bold"/>
    </style:style>
    <style:style style:name="T73" style:family="text">
      <style:text-properties fo:font-size="16pt" fo:language="de" fo:country="DE" fo:font-weight="bold" style:font-size-asian="16pt" style:font-weight-asian="bold"/>
    </style:style>
    <style:style style:name="T74" style:family="text">
      <style:text-properties fo:font-size="16pt" fo:language="fr" fo:country="FR" fo:font-weight="bold" style:font-size-asian="16pt" style:font-weight-asian="bold"/>
    </style:style>
    <style:style style:name="T75" style:family="text">
      <style:text-properties style:font-name="Lato" fo:font-size="11pt" fo:language="fr" fo:country="FR" style:font-size-asian="11pt"/>
    </style:style>
    <style:style style:name="T76" style:family="text">
      <style:text-properties style:font-name="Lato" fo:font-size="11pt" fo:language="fr" fo:country="FR" style:font-size-asian="11pt" style:language-asian="tr" style:country-asian="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
      <text:p text:style-name="P9"/>
      <text:p text:style-name="P9"><text:s/></text:p>
      <text:p text:style-name="P9"/>
      <text:p text:style-name="P9"/>
      <text:p text:style-name="P11"/>
      <text:p text:style-name="P11"/>
      <text:p text:style-name="P5">Harun Yahya'nın Eserlerİ Hakkında</text:p>
      <text:p text:style-name="P6"/>
      <text:p text:style-name="P10"/>
      <text:p text:style-name="P10"/>
      <text:p text:style-name="P10"/>
      <text:p text:style-name="P10"/>
      <text:p text:style-name="P10"/>
      <text:p text:style-name="P24">DÜNYADAN</text:p>
      <text:p text:style-name="P24">YANKILAR</text:p>
      <text:p text:style-name="P10"/>
      <text:p text:style-name="P10"/>
      <text:p text:style-name="P10"/>
      <text:p text:style-name="P10"/>
      <text:p text:style-name="P10"/>
      <text:p text:style-name="P10"/>
      <text:p text:style-name="P25">ARAŞTIRMA YAYINCILIK</text:p>
      <text:p text:style-name="P9"/>
      <text:p text:style-name="P26"/>
      <text:p text:style-name="P39"/>
      <text:p text:style-name="P11"/>
      <text:p text:style-name="P11"/>
      <text:p text:style-name="P11"/>
      <text:p text:style-name="P11"/>
      <text:p text:style-name="P11"/>
      <text:p text:style-name="P11"/>
      <text:p text:style-name="P11"/>
      <text:p text:style-name="P11"/>
      <text:p text:style-name="P11">Birinci Baskı: Mart 2002</text:p>
      <text:p text:style-name="P11">İkinci Baskı: Ağustos 2002</text:p>
      <text:p text:style-name="P11"/>
      <text:p text:style-name="P11"/>
      <text:p text:style-name="P11">ARAŞTIRMA</text:p>
      <text:p text:style-name="P11">YAYINCILIK</text:p>
      <text:p text:style-name="P10"/>
      <text:p text:style-name="P10"/>
      <text:p text:style-name="P10">Prof. Kazım İsmail Gürkan Cad.</text:p>
      <text:p text:style-name="P10">Hamam Sok. No:2 K.6 Cağaloğlu/İstanbul</text:p>
      <text:p text:style-name="P10">Tel: 0212 511 72 30</text:p>
      <text:p text:style-name="P10"/>
      <text:p text:style-name="P10"/>
      <text:p text:style-name="P10">Baskı: Seçil Ofset</text:p>
      <text:p text:style-name="P10">100 Yıl Mahallesi MAS-SİT Matbaacılar Sitesi</text:p>
      <text:p text:style-name="P10">4. Cadde No: 77 Bağcılar-İstanbul</text:p>
      <text:p text:style-name="P10">Tel: (0 212) 629 06 15</text:p>
      <text:p text:style-name="P10"/>
      <text:p text:style-name="P10"/>
      <text:p text:style-name="P14">www.harunyahya.org - www.harunyahya.net</text:p>
      <text:p text:style-name="P9"/>
      <text:p text:style-name="P28"/>
      <text:p text:style-name="P42"/>
      <text:p text:style-name="P7">İçİndekİler</text:p>
      <text:p text:style-name="P15"/>
      <text:p text:style-name="P15"/>
      <text:p text:style-name="P27"><text:span text:style-name="T10">GİRİŞ</text:span><text:span text:style-name="T11"><text:tab/><text:tab/><text:tab/><text:tab/><text:tab/><text:tab/><text:tab/><text:tab/><text:tab/></text:span></text:p>
      <text:p text:style-name="P9"/>
      <text:p text:style-name="P27"><text:span text:style-name="T10">1. BÖLÜM / Mektuplar</text:span><text:span text:style-name="T11"><text:tab/><text:tab/><text:tab/><text:tab/><text:tab/><text:tab/></text:span></text:p>
      <text:p text:style-name="P9"/>
      <text:p text:style-name="P9">Yurt dışındaki okuyucularından</text:p>
      <text:p text:style-name="P16">Harun Yahya'ya gelen mektuplar</text:p>
      <text:p text:style-name="P16"/>
      <text:p text:style-name="P27"><text:span text:style-name="T6">2. BÖLÜM / Makaleler</text:span><text:span text:style-name="T5"><text:tab/><text:tab/><text:tab/><text:tab/><text:tab/><text:tab/></text:span></text:p>
      <text:p text:style-name="P16"/>
      <text:p text:style-name="P16">Harun Yahya'nın yurt dışında çeşitli </text:p>
      <text:p text:style-name="P16">gazete ve dergilerde yayınlanmış makaleleri</text:p>
      <text:p text:style-name="P16"/>
      <text:p text:style-name="P18">3. BÖLÜM / Gazete ve Dergi Haberleri<text:tab/><text:tab/><text:tab/></text:p>
      <text:p text:style-name="P18">Kitap Evleri - Fuarlar - İnternet Siteleri</text:p>
      <text:p text:style-name="P16"/>
      <text:p text:style-name="P17">Yurt dışında Harun Yahya'nın </text:p>
      <text:p text:style-name="P17">eserlerinin gördüğü ilgi <text:tab/><text:tab/><text:tab/><text:tab/><text:tab/><text:tab/></text:p>
      <text:p text:style-name="P17"><text:s/></text:p>
      <text:p text:style-name="P27"><text:span text:style-name="T6">SONUÇ</text:span><text:span text:style-name="T5"><text:tab/><text:tab/><text:tab/><text:tab/><text:tab/><text:tab/><text:tab/><text:tab/><text:tab/></text:span></text:p>
      <text:p text:style-name="P16"/>
      <text:p text:style-name="P29"/>
      <text:p text:style-name="P38">Yazar ve Eserlerİ Hakkında</text:p>
      <text:p text:style-name="P53"/>
      <text:p text:style-name="P57"/>
      <text:p text:style-name="P65"><text:span text:style-name="T12">H</text:span><text:span text:style-name="T5">arun Yahya müstear ismini kullanan yaz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gibi pek çok dile çevrilen eserler, yurt dışında geniş bir okuyucu kitlesi tarafından takip edilmektedir. </text:p>
      <text:p text:style-name="P1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6">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6"><text:soft-page-break/>Bu gerçekler göz önünde bulundurulduğunda, insanların görmediklerini görmelerini sağlayan, hidayetlerine vesile olan bu eserlerin okunmasını teşvik etmenin de, çok önemli bir hizmet olduğu ortaya çıkmaktadır.</text:p>
      <text:p text:style-name="P1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6">Bu önemli hizmette öncü rolü üstlenmiş olan Harun Yahya külliyatı, Allah'ın izniyle, 21. yüzyılda dünya insanlarını Kuran'da tarif edilen huzur ve barışa, doğruluk ve adalete, güzellik ve mutluluğa taşımaya bir vesile olacaktır.</text:p>
      <text:h text:style-name="P50" text:outline-level="2"/>
      <text:h text:style-name="P45" text:outline-level="2">GİRİŞ</text:h>
      <text:p text:style-name="P66"/>
      <text:p text:style-name="P66"/>
      <text:p text:style-name="P65"><text:span text:style-name="T15">HARUN YAHYA</text:span><text:span text:style-name="T16">'</text:span><text:span text:style-name="T15">nın bilimsel, imani ve siyasi konulardaki 170'den fazla eserinin her biri insanların dünyaya bakış açılarını değiştirecek özelliktedir. Harun Yahya, kainattaki yaratılış delillerini gözler önüne serdiği bilimsel kitaplarıyla, İslam ahlakını Kuran ayetleri doğrultusunda anlattığı eserleriyle ve dünya üzerindeki siyasi gelişmelerin ve tarihi olayların perde arkasında kalmış gizli yönlerini ortaya koyduğu siyasi kitaplarıyla her ülkeden, her dil ve dinden milyonlarca insana hitap etmektedir. Ve bu yönüyle Harun Yahya külliyatı tüm dünyada geniş yankı uyandırmaktadır.</text:span></text:p>
      <text:p text:style-name="P69">Amerika, İngiltere, Rusya, Kazakistan, Güney Afrika, Brezilya, Endonezya, Singapur, Malezya, Fransa, Nijerya, Kanada, Lübnan gibi dünyanın herhangi bir ülkesindeki kitapçılarda Harun Yahya'nın kitaplarını, dergi ve gazetelerde de farklı dillerdeki makalelerini görmek mümkündür. Yazarın eserlerinden faydalanılarak hazırlanan belgesel ve sesli anlatımlar da dünyanın dört bir yanında yayın yapan radyo ve televizyon kanallarında çok yoğun ilgi görmektedir. </text:p>
      <text:p text:style-name="P69">Yazarın eserleri İngilizce, Fransızca, Almanca, İtalyanca, Rusça, Arnavutça, İspanyolca, Portekizce, Lehçe, Boşnakça, Endonezyaca, Malayca, Urduca, Estonyaca, Arapça, Kishwahili, Havsa, Bulgarca, Sırpça, Uygurca ve Bengoli gibi dillere çevrilmiştir. Daha pek çok dilde yapılan çeviriler hızla devam etmektedir. Hedef, tüm kitapların dünyanın dört bir yanına dağıtılması ve tüm insanların Allah'ın varlığından, Kuran ahlakının güzelliklerinden, ahiretin varlığından ve Darwinizm yalanından haberdar olmalarının sağlanmasıdır.</text:p>
      <text:p text:style-name="P69">Harun Yahya, Kuran'ın tebliğini tüm dünyaya ulaştırmak ve böylelikle insanları Allah'ın varlığı ve birliği gibi imani konularda düşünmeye sevk etmek amacıyla yazdığı eserlerinin, tüm insanlar tarafından kolaylıkla okunmasını hedeflemektedir. Bu amaçla açılan internet siteleri her gün binlerce insana hizmet vermektedir. Bu sitelerde, Harun Yahya'nın kaleme almış olduğu 170'e yakın kitabın tam metninin ve resimlerinin yanı sıra, sesli anlatımlar ve belgesel filmler de internet kullanıcılarına ücretsiz olarak sunulmaktadır. Bu, internet üzerinde eşine rastlanmayan bir hizmettir. Çünkü kitap tanıtımı yapan diğer sitelerde, kitapların sadece kısa bir özeti verilmekte ya da ana başlıkları sıralanmakta, tam metinleri istisnai durumlar dışında ücretsiz olarak verilmemektedir. Oysa Harun Yahya sitelerinde tüm çalışmalar dileyen herkesin kolayca ulaşabileceği şekildedir ve bu çalışmalarla ilgili hiçbir maddi kazanç hedeflenmemektedir. </text:p>
      <text:p text:style-name="P65"><text:span text:style-name="T5">Elinizdeki bu kitabın hazırlanmasındaki amaç ise kitaplardan belgesel filmlere kadar çok geniş bir yelpazede yer alan Harun Yahya külliyatının tüm dünyadaki etkileri hakkında insanları bilgilendirmektir. Harun Yahya'nın eserlerinin yer aldığı İslami organizasyonların, bilimsel kuruluşların ve çeşitli üniversitelerin internet sayfalarını, dünyanın dört bir yanından gelen okur mektuplarını, Harun Yahya eserlerinin sergilendiği fuarlarda ve konferanslarda oluşan büyük etkinin yankılarını bulabileceğiniz bu kitapta, belli sayıda kaynağa yer verilebilmiştir. </text:span><text:span text:style-name="T11">Gerçekte ise bu etki tahmin edilenin çok daha üstündedir. </text:span></text:p>
      <text:p text:style-name="P73"/>
      <text:p text:style-name="P73"/>
      <text:list xml:id="list1130902022" text:style-name="WWNum1">
        <text:list-item>
          <text:p text:style-name="P156"><text:soft-page-break/></text:p>
        </text:list-item>
        <text:list-item>
          <text:p text:style-name="P157">BÖLÜM</text:p>
        </text:list-item>
      </text:list>
      <text:p text:style-name="P135"/>
      <text:p text:style-name="P142">YURT DIŞINDAKİ OKUYUCULARINDAN</text:p>
      <text:p text:style-name="P142">HARUN YAHYA’YA GELEN MEKTUPLAR</text:p>
      <text:p text:style-name="P135"/>
      <text:p text:style-name="P143">MEKTUPLAR</text:p>
      <text:p text:style-name="P137"/>
      <text:p text:style-name="P137"/>
      <text:p text:style-name="P12">Pakistan, Syed Irfan Ahmed</text:p>
      <text:p text:style-name="P12"/>
      <text:p text:style-name="P96">"HARUN YAHYA'NIN KİTAPLARI TEMELDE BİLİMSEL YÖNTEMLER </text:p>
      <text:p text:style-name="P96">ARACILIĞIYLA KURAN'DA BİLDİRİLEN MESAJI İLETMEYİ AMAÇLIYOR."</text:p>
      <text:p text:style-name="P97"/>
      <text:p text:style-name="P65"><text:span text:style-name="T24">G</text:span><text:span text:style-name="T11">ünümüz toplumunun durumu, merhametli ve duyarlı her insan tarafından hissedilmektedir. Bu ahlaki yozlaşma nedeniyle sosyal barış zedelenmiş ve bu da sosyal denge üzerinde doğrudan bir etki meydana getirmiştir. Akıl sahibi her insan bu durum üzerinde düşünür ve mevcut durumu iyileştirmeye çalışır.</text:span></text:p>
      <text:p text:style-name="P65"><text:span text:style-name="T19">Harun Yahya'nın okuduğum kitapları (</text:span><text:span text:style-name="T20">Düşünen İnsanlar İçin</text:span><text:span text:style-name="T19">, </text:span><text:span text:style-name="T20">Kavimlerin Helakı</text:span><text:span text:style-name="T19">, </text:span><text:span text:style-name="T20">Dünya Hayatının Gerçeği</text:span><text:span text:style-name="T19">, </text:span><text:span text:style-name="T20">Evrim Aldatmacası</text:span><text:span text:style-name="T19">), kendisinin, ülkesi için sevgi besleyen bir insan olduğunu ortaya koyuyor. Harun Yahya'nın kitapları temelde bilimsel metotlar aracılığıyla Kuran'da bildirilen mesajı iletmeyi amaçlıyor.</text:span></text:p>
      <text:p text:style-name="P67">İslam kelimesi, barış anlamına gelen "salama"dan türemiştir ve Kuran aracılığıyla tüm insanlığa barış eğitimi verilmektedir. Harun Yahya'nın kitaplarının konusu bu temel ilkeler çerçevesinde hazırlanmıştır. Kanımca Harun Yahya'nın kitapları toplumdaki ahlakı ve öz yapıyı iyileştirmenin bir yoludur ve barışın kaynağıdır.</text:p>
      <text:p text:style-name="P73">Herhangi bir toplumda insanların ahlakını ve öz yapısını geliştirmek her sorumluluk sahibi vatandaşın görevidir. Harun Yahya'nın kitapları ülke ve milletin hizmetinde önemli bir adımdır. Bir gazeteci olarak bunlar Harun Yahya'nın kitapları hakkındaki yorumlarımdan bazıları...</text:p>
      <text:p text:style-name="P73"/>
      <text:p text:style-name="P144">Syed Irfan Ahmed</text:p>
      <text:p text:style-name="P144">Aylık Sağlık ve Sosyal Bilimler Dergisi Hamhard-e Sehat'ın </text:p>
      <text:p text:style-name="P144">Yardımcı Editörü</text:p>
      <text:p text:style-name="P137"/>
      <text:p text:style-name="P108">Şüphesiz Allah, adaleti, ihsanı, yakınlara vermeyi emreder; çirkin utanmazlıklardan (fahşadan), kötülüklerden ve zorbalıklardan sakındırır. Size öğüt vermektedir, umulur ki öğüt alıp-düşünürsünüz.(Nahl Suresi, 90)</text:p>
      <text:p text:style-name="P137"/>
      <text:p text:style-name="P108">Denizi de sizin emrinize veren O'dur, ondan taze et yemektesiniz ve giyiminizde ondan süs eşyaları çıkarmaktasınız. Gemilerin onda (suları) yara yara akıp gittiğini görüyorsun. (Bütün bunlar) O'nun fazlından aramanız ve şükretmeniz içindir. (Nahl Suresi, 14)</text:p>
      <text:p text:style-name="P109"><text:soft-page-break/></text:p>
      <text:p text:style-name="P137"/>
      <text:p text:style-name="P12">ABD, Dr. Ahmad H. Sakr</text:p>
      <text:p text:style-name="P12"/>
      <text:p text:style-name="P96">"HARUN YAHYA'NIN ESERLERİNDEN BAZILARINI ABD'DEKİ BİRÇOK </text:p>
      <text:p text:style-name="P96">PROFESÖRE VE ÖĞRENCİYE GÖSTERDİM; HEPSİ ÇOK ETKİLENDİ."</text:p>
      <text:p text:style-name="P97"/>
      <text:p text:style-name="P65"><text:span text:style-name="T26">B</text:span><text:span text:style-name="T11">ir biyoloji profesörü ve başta Beyrut Amerikan Üniversitesi ve daha sonra ABD Illinois Üniversitesi olmak üzere tüm hayatım boyunca eğitim görmüş bir araştırmacı olarak, Harun Yahya'nın eserleri karşısında büyülendim ve çok etkilendim. Yazdığı ve tercüme edilen kitaplarının, videolarının ve kasetlerinin sayısı bir insanın tahayyül edebileceğinin çok ötesinde.</text:span></text:p>
      <text:p text:style-name="P73">Türkiye'yi ve Türk insanlarını Harun Yahya gibi bir araştırmacıya sahip oldukları için tebrik etmek istiyorum. Ayrıca Türk hükümetini de bu özelliklere sahip bir yazara sahip olduğu için tebrik etmek isterim.</text:p>
      <text:p text:style-name="P73">Eğer Türkiye uluslararası alanda tanınmak istiyorsa, Harun Yahya'nın ismi Kral Faysal Ödülü ve Nobel Ödülü komitesine sunulmalıdır. Biyoloji bilimine olan katkılarından dolayı kendisi takdir edilmeye hak kazanmıştır. Böyle bir girişimle Türkiye, uluslararası alanda ön saflarda ismi duyulan bilim adamlarına sahip ülkelerden birisi olacaktır.</text:p>
      <text:p text:style-name="P65"><text:span text:style-name="T11">Ben, 52 kitap ve kitapçığı yayınlanmış bir Amerikan vatandaşı olarak yazarın eserlerinden çok etkilendim. Ayrıca kendisinin eserlerinden bazılarını ABD'deki birçok profesöre ve öğrenciye de gösterdim. Hepsi de çok etkilendi ve yazarın tüm es</text:span><text:span text:style-name="T19">erlerinin dünya çapında yayınlanmasını istiyorlar. Allah Türkiye'yi ve herkesi korusun.</text:span></text:p>
      <text:p text:style-name="P73"><text:s/></text:p>
      <text:p text:style-name="P144">Saygılarımla,</text:p>
      <text:p text:style-name="P144">Dr. Ahmad H. Sakr</text:p>
      <text:p text:style-name="P144">İslami Bilgi Vakfı Başkanı</text:p>
      <text:p text:style-name="P9"/>
      <text:p text:style-name="P12">Hindistan, Saniyasnain Khan</text:p>
      <text:p text:style-name="P12"/>
      <text:p text:style-name="P96">"HARUN YAHYA BİZLERİ GÖKLERDE VE YERDE GÖRÜLEN </text:p>
      <text:p text:style-name="P96">AYETLER ARASINDA MUHTEŞEM BİR YOLCULUĞA ÇIKARMAKTADIR."</text:p>
      <text:p text:style-name="P97"/>
      <text:p text:style-name="P65"><text:span text:style-name="T13">H</text:span><text:span text:style-name="T29">arun Yahya'nın okuduğum </text:span><text:span text:style-name="T30">Düşünen İnsanlar İçin</text:span><text:span text:style-name="T29">, </text:span><text:span text:style-name="T30">Allah Akılla Bilinir</text:span><text:span text:style-name="T29"> ve </text:span><text:span text:style-name="T30">Dünya Hayatının Gerçeği </text:span><text:span text:style-name="T29">adlı kitapları Allah'ın evrendeki delillerinin güçlü birer anlatımı niteliğini taşımaktadır. Harun Yahya'nın ilmi, eserlerinde büyüleyici bir şekilde karşımıza çıkıyor, kullandığı üslup ise bu kitapların son derece rahatlıkla okunmasını sağlıyor. Kitaplarının çok derin bir etkiye yol açmasının sebebi, büyük beğeni toplayan açık anlatımı ve mantıklarıdır. </text:span></text:p>
      <text:p text:style-name="P73">Kuran'dan alıntılar yaparak, Bertrand Russell ve Lenin gibi çok farklı kaynaklardan faydalanarak Harun Yahya bizleri göklerde ve yerde görülen ayetler arasında muhteşem bir yolculuğa çıkarmaktadır. Yazarın Kuran'da tarif edilen akla yaklaşımı bilimsel bir nitelik taşımaktadır. Yazılarının önemli <text:soft-page-break/>özelliklerinden bir tanesi, Kuran öğretilerini doğanın bilimsel olarak kanıtlanabilir gerçeklerinden örneklerle anlatmasıdır. </text:p>
      <text:p text:style-name="P65"><text:span text:style-name="T11">İnsan doğduğu andan itibaren doğayı gözlemler, fakat ne gariptir ki gördüklerini düşünüp hayranlık duymaz. Doğadaki en küçük bir örnek bile Allah'ın büyüklüğünün delili iken, insanlar bu gerçeğe karşı kayıtsız kalmaktadırlar. Harun Yahya'nın </text:span><text:span text:style-name="T35">Karınca Mucizesi</text:span><text:span text:style-name="T11"> ve </text:span><text:span text:style-name="T35">Örümcekteki Mucize</text:span><text:span text:style-name="T11"> gibi kitapları bu gerçeği mükemmel, kolay anlaşılır ve ikna edici bir şekilde sunmakla hem dine hem de bu yönlerden bilgi eksikliği bulunan kişilere büyük bir hizmet vermektedir. </text:span></text:p>
      <text:p text:style-name="P73">Yazar, en büyük ve ana hedefin Allah'ın hem evrende hem insanın nefsinde yarattığı sayısız delili kavramak olduğunun görülmesi için deliller sunmaktadır.</text:p>
      <text:p text:style-name="P73">Sunduğu düşüncenin zihinde canlanması ve okuyucuda iz bırakması için çok etkili bir yöntem kullanmakta, metinleri güzel resimlerle süslemektedir. Okuyucu, doğanın gizli gerçekleri üzerine düşünmeye teşvik edilirken imanı da artmaktadır. Yaptığı güzel çalışmalardan dolayı Allah'ın kendisini ödüllendirmesi, kendisine sağlık ve uzun bir hayat bahşetmesi için Allah'a dua ediyoruz. Allah'ın izniyle kalemi hiç elinden düşmesin.</text:p>
      <text:p text:style-name="P73"/>
      <text:p text:style-name="P144">Sanıyasnaın Khan</text:p>
      <text:p text:style-name="P144">Al-Rısala İslam Merkezi Genel Direktörü</text:p>
      <text:p text:style-name="P137"/>
      <text:p text:style-name="P113">Harun Yahya'nın insanları Allah'ın varlığının delilleri </text:p>
      <text:p text:style-name="P113">üzerinde düşünmeye yönelten </text:p>
      <text:p text:style-name="P125"><text:span text:style-name="T11">kitaplarından biri olan </text:span><text:span text:style-name="T35">Allah Akılla Bilinir</text:span><text:span text:style-name="T11"> adlı kitabı</text:span></text:p>
      <text:h text:style-name="P51" text:outline-level="3"/>
      <text:h text:style-name="P52" text:outline-level="3">Arjantin, Abu Dharr Manzolillo</text:h>
      <text:p text:style-name="P96"/>
      <text:p text:style-name="P3"><text:span text:style-name="T10">"</text:span><text:span text:style-name="T36">EVRİM ALDATMACASI </text:span><text:span text:style-name="T10">KİTABI CHARLES DARWIN'İN EVRİM TEORİSİNE </text:span></text:p>
      <text:p text:style-name="P4">BİLİMSEL, ENTELEKTÜEL VE AKADEMİK YÖNDEN BİR DARBEDİR."</text:p>
      <text:p text:style-name="P114"/>
      <text:p text:style-name="P125"><text:span text:style-name="T7">Evrim Aldatmacası</text:span><text:span text:style-name="T5">, evrim ideolojisinin </text:span></text:p>
      <text:p text:style-name="P115">materyalist bir dogma olduğunu kanıtlarla ortaya </text:p>
      <text:p text:style-name="P115">koyan bir kitaptır ve pek çok dile çevrilmiştir.</text:p>
      <text:p text:style-name="P74"/>
      <text:p text:style-name="P65"><text:span text:style-name="T37">H</text:span><text:span text:style-name="T5">arun Yahya'nın </text:span><text:span text:style-name="T7">Evrim Aldatmacası</text:span><text:span text:style-name="T5"> kitabı, fizik, kimya, genetik ve diğer alanlardaki bilimsel yaklaşımlarla büyük oranda itibardan düşürülmüş bir teori olan Charles Darwin'in evrim teorisine bilimsel, entelektüel ve akademik yönden bir darbedir. Bu kitap detaylı bir araştırma ürünüdür ve bilimselliği sağlamdır. </text:span></text:p>
      <text:p text:style-name="P65"><text:span text:style-name="T5">Harun Yahya'nın da açıkladığı üzere, evrim teorisi kendisini biyoloji bilimiyle kısıtlamaz; hayatın tüm alanlarında sosyo-politik, ekonomik, dini, bilimsel, etik yankıları ve etkileri görülmektedir. Yazar, evrimci ideolojinin amacının materyalist ateistlerin gündemine paralel olarak Allah'a, Yaratıcımıza olan inancı yok etmek olduğunu ifade etmektedir. </text:span><text:span text:style-name="T7">Evrim Aldatmacası</text:span><text:span text:style-name="T5">, evrimcilerin gizli planlarını ortaya </text:span><text:soft-page-break/><text:span text:style-name="T5">koyması açısından özellikle önemlidir. Bir tez, bir felsefe ve hepsinden önce bir ideoloji olarak evrim teorisinin özünde kötülük yatmaktadır.</text:span></text:p>
      <text:p text:style-name="P65"><text:span text:style-name="T7">Evrim Aldatmacası</text:span><text:span text:style-name="T5"> kitabı yayınlanana dek, evrim teorisine teolojik spekülasyonlara dayalı ahlaki, etik ve dini zeminde sık sık karşı çıkılıyordu. Bu da evrimciliğin "dini mitler"in çok üstünde olan "bilimsel bir gerçek" olduğu izleniminin artmasına neden oldu. Ancak Harun Yahya'nın çalışması, evrim ideolojisinin bilimsel düzeydeki sahtekarlığını ortaya koyarak evrim teorisine bir darbe indirmektedir. Ve evrimciliğin herhangi bir bilimsel dayanaktan yoksun olan ateist bir dogmadan öte bir şey olmadığını ortaya çıkarmaktadır. Harun Yahya'nın geniş araştırmaları sonucu evrim miti tam anlamıyla iflas ederek paramparça olmaktadır. Yazar, evrimciliği itibardan düşürmek için kullandığı aynı tartışılmaz bilimsel yöntemle herşeye gücü yeten Allah'ın, var olan herşeyi yarattığını ortaya koymaktadır.</text:span></text:p>
      <text:p text:style-name="P69">Yazar evrim iddialarını, antropoloji, hayvan ve insan anatomisi dahil olmak üzere teknolojide devrim yaratan gelişmeleri kullanarak, bilimde yapılmış en son buluşları temel alarak, didaktik ve derin bir üslupla yok etmektedir.</text:p>
      <text:p text:style-name="P69">Harun Yahya'nın çalışmalarının yayılmasını sağlamak tüm inananların görevidir. </text:p>
      <text:p text:style-name="P69"/>
      <text:p text:style-name="P145">Abu Dharr Manzolıllo</text:p>
      <text:p text:style-name="P145">Serbest Gazeteci ve Editör</text:p>
      <text:p text:style-name="P138"/>
      <text:p text:style-name="P18">Kanada, Meer Sahib</text:p>
      <text:p text:style-name="P18"/>
      <text:p text:style-name="P99">"KİTAP KARMAŞIK OLMAYAN, RAHATLATICI VE DOYURUCU </text:p>
      <text:p text:style-name="P99">BİR DİLDE YAZILMIŞ, İNSANI HAYRETE DÜŞÜREN GERÇEKLERLE DOLU."</text:p>
      <text:p text:style-name="P100"/>
      <text:p text:style-name="P65"><text:span text:style-name="T12">H</text:span><text:span text:style-name="T5">arun Yahya ismini uzun bir süre önce duydum, ancak bu olağanüstü yazarın büyüklüğünün ve değerinin farkına varmam birkaç ay öncesine dayanır. İslam Merkezi'nin imamı Hamid Abu Malek Slimi, Harun Yahya'nın </text:span><text:span text:style-name="T7">Evrim Aldatmacası</text:span><text:span text:style-name="T5"> kitabını bana hediye olarak verdi ve "Bu kitabı okumaya başladığında tamamen bitirene dek elinden bırakamayacaksın" diyerek kitaba olan ilgimi daha da artırdı. İmamın Harun Yahya'nın eserlerinin şevkli bir okuyucusu olduğunu ve bu kitapların Batı'da yetişmekte olan Müslüman gençliği Müslüman olmaktan gurur duyar hale getireceğini vurguladığını daha sonradan öğrendim.</text:span></text:p>
      <text:p text:style-name="P69">Kitabı okumayı bitirdikten sonra, şüphe duyarak geçirdiğim gençlik günlerimi oldukça üzüntüyle andım. Cevabı diğer dinlerde ve özellikle Hıristiyanlık, Hinduizm ve Budizm'de aramıştım, ancak bu yolculuk bir gün Japonya'da Kyoto Üniversitesi'nde matematik dersinde tesadüfler teorisi bana açıklanana dek beni hiçbir yere vardırmamıştı. İşte o an beynimde bir şimşek çakmıştı...</text:p>
      <text:p text:style-name="P69">Meraklı okuyucuların kitabın özünü kendilerinin özümsemelerini tavsiye ederim. Çünkü bu kitap, sorgulayan bir zihne Allah'ın var olduğunu, bilimsel ve mantıksal terimlerle en ufak bir şüpheye yer vermeksizin, benim anlatabileceğimden çok daha etkili bir şekilde anlatmakta. Artık kimsenin karmaşık sorulara mantıklı, bilimsel bir cevap bulmak için benim yaşadığım ızdırap dolu dönemi yaşaması gerekmiyor. </text:p>
      <text:p text:style-name="P69"><text:soft-page-break/>Kitap karmaşık olmayan, rahatlatıcı ve doyurucu bir dilde yazılmış, mantıklı açıklamalar, etkileyici resimler ve insanı hayrete düşüren gerçeklerle dolu. Dahası, Yahya'nın kaleminden çıkan daha başka birçok şaheser, Müslümanların modern bilgilerini zenginleştirmekte ve genç beyinleri bilim, İslam ve daha birçok konuda eşsiz bir bilgi hazinesiyle doldurmaktadır.</text:p>
      <text:p text:style-name="P69"/>
      <text:p text:style-name="P139">Meer Sahıb</text:p>
      <text:p text:style-name="P139">Kanada İttifak Partisi Direktörü, Londra Müslüman Camii </text:p>
      <text:p text:style-name="P139">Yönetim Kurulu Üyesi ve Eski Başkan Yardımcısı</text:p>
      <text:p text:style-name="P138"/>
      <text:p text:style-name="P116">Allah'ın varlığının delillerinin ortaya konduğu ve evrim teorisinin açmazlarının etkili bir biçimde anlatıldığı bir başka Harun Yahya eseri</text:p>
      <text:p text:style-name="P16"/>
      <text:p text:style-name="P18">ABD, Lezia Hill-Harris</text:p>
      <text:p text:style-name="P18"/>
      <text:p text:style-name="P99">"HARUN YAHYA'NIN KİTAPLARI İNSANLARI ALLAH'IN </text:p>
      <text:p text:style-name="P99">KELİMELERİ ÜZERİNDE DÜŞÜNMEYE YÖNELTMEKTEDİR."</text:p>
      <text:p text:style-name="P18"/>
      <text:p text:style-name="P65"><text:span text:style-name="T25">I</text:span><text:span text:style-name="T5">nananlara Allah Kuran'da, insanları akıl ve doğruluk üzere İslam'a çağırmayı, Kendisine ibadet etmeyi ve şirk koşmamaya davet etmeyi öğretmektedir. Harun Yahya'nın kitapları da bunu açıkça öğretmektedir. Allah Kuran'ı ve bilimi kişilerin idraklerine ulaşmak, bu konuları tefekkür ettirmek ve Kuran ayetleri üzerinde düşündürmek için göndermiştir. Bu anlamda, hem kalbe hem de akla hitap edebilen sadece bir, iki kitap ile karşılaştım. Sadece kelimelerle değil, görsel anlamda da. </text:span></text:p>
      <text:p text:style-name="P69">Çoğumuz okuruz, ama okuduğumuz şeyi zihnimizde canlandıramayız. Halbuki kelimelere resimler de eklenince yazılanlar sadece akla değil, kalbe de hitap eder. Allah insana birçok ayette Güneş'e, Ay'a, Dünya'ya, hayvanlara ve kendisine bakmasını öğütler. Çünkü düşünebilenler için bunların her birinde ayetler vardır. Öyleyse, Harun Yahya da açıkça Allah'ın emrini yerine getirmektedir.</text:p>
      <text:p text:style-name="P66">Bence, Harun Yahya'nın kitapları insanları Allah'ın kelimeleri üzerinde düşünmeye yöneltmektedir. O'nun büyüklüğü ve mutlak kudreti üzerinde düşünmeye... Bilimin getirdiği açıklamalarla, Harun Yahya, yaratılan herşeyde görülen Allah'ın ilmine ve aklına işaret etmektedir. O ki herşeyi bilen, üstün akıl sahibi, çok güçlü olan, herşeyi gören, duyan ve yaratan Rabbimizdir.</text:p>
      <text:p text:style-name="P69">Allah Harun Yahya'yı korusun ve çalışmalarının devamlılığını sağlasın. Kendisine, hem bu dünyada hem kabirde hem de ahirette Allah herşeyin en güzelini versin. O, insanları samimiyetle Allah'a ibadet etmeye çağıran bir kişidir.</text:p>
      <text:p text:style-name="P69"/>
      <text:p text:style-name="P145">Saygılarımla,</text:p>
      <text:p text:style-name="P144">Lezıa Hıll-Harrıs</text:p>
      <text:p text:style-name="P144">Knowıng the Creator Yayıncılık</text:p>
      <text:p text:style-name="P137"/>
      <text:p text:style-name="P113"><text:soft-page-break/>Harun Yahya'nın kitapları, Allah'ın emri doğrultusunda, tüm insanları, evrendeki en küçük maddeden kendi vücudumuzdaki mükemmel sistemlere kadar her türlü yaratılış mucizesi üzerinde düşünmeye yöneltmektedir.</text:p>
      <text:p text:style-name="P137"/>
      <text:p text:style-name="P12">Arnavutluk, Ramiz Zekaj</text:p>
      <text:p text:style-name="P12"/>
      <text:p text:style-name="P97">"HARUN YAHYA'NIN ESERLERİ AIITC KÜTÜPHANESİNDE."</text:p>
      <text:p text:style-name="P101">(Albanian Institute of Islamic Though and Civilisation - Arnavutluk İslami Düşünce ve Medeniyet Enstitüsü) </text:p>
      <text:p text:style-name="P97"/>
      <text:p text:style-name="P125"/>
      <text:p text:style-name="P46">Sakın Anlamazlıktan Gelmeyin</text:p>
      <text:p text:style-name="P117"/>
      <text:p text:style-name="P113">Derin Düşünmek</text:p>
      <text:p text:style-name="P117"/>
      <text:p text:style-name="P65"><text:span text:style-name="T13">S</text:span><text:span text:style-name="T11">on zamanlarda AIITC (Arnavutluk İslami Düşünce ve Medeniyet Enstitüsü) kütüphanesini zenginleştiren kitaplar arasına hayatın değişik alanlarını ve bilimi konu alan ünlü yazar Harun Yahya'nın çok değerli Türkçe ve İngilizce eserleri de katıldı. Bu kitaplarda İslami konular bilimsel bir yaklaşımla ele alınmıştır. Okuyucular, yazarın bakış açısının, her bir alanda uzun yıllara yayılmış özel araştırma, deney ve analizler üzerine kurulduğunu göreceklerdir. </text:span></text:p>
      <text:p text:style-name="P73">1999 ve 2000 yıllarında basılmış olan bu kitapların pek çok resimle desteklenmiş olması, kitaplarda değinilen konuların iyi anlaşılmasını sağlamış ve fonksiyonel işlevini pekiştirmiştir. </text:p>
      <text:p text:style-name="P65"><text:span text:style-name="T35">Derin Düşünmek</text:span><text:span text:style-name="T11">, </text:span><text:span text:style-name="T35">Karınca Mucizesi</text:span><text:span text:style-name="T11">, </text:span><text:span text:style-name="T35">Kavimlerin Helakı</text:span><text:span text:style-name="T11">, </text:span><text:span text:style-name="T35">Sakın Anlamazlıktan Gelmeyin</text:span><text:span text:style-name="T11"> gibi pek çok kitap Arnavut okurların ilgisini fazlasıyla çekmiş ve Harun Yahya'nın bilime dayalı yorumlarını okurlar ciddiyetle değerlendirmişlerdir. </text:span></text:p>
      <text:p text:style-name="P73">AIITC, yeni milenyuma İslam kütüphanesine katılan bu modern-bilimsel kitaplardan oluşan değerli hazine ile girmiş olmaktan dolayı müteşekkirdir. AIITC adına bunu gerçekleştiren herkese teşekkür eder, yazara uzun bir hayat ve bilimsel çalışmalarında başarılarının devamını dilerim. </text:p>
      <text:p text:style-name="P73"/>
      <text:p text:style-name="P147">Dr. Ramız Zekaj</text:p>
      <text:p text:style-name="P147">Arnavutluk İslami Düşünce ve Medeniyet Enstitüsü Genel Müdürü </text:p>
      <text:p text:style-name="P137"/>
      <text:p text:style-name="P113">Karınca Mucizesi</text:p>
      <text:p text:style-name="P118"/>
      <text:p text:style-name="P113">Atom Mucizesi</text:p>
      <text:p text:style-name="P137"/>
      <text:p text:style-name="P12">Kanada, Khalid S. Jan</text:p>
      <text:p text:style-name="P9"/>
      <text:p text:style-name="P97">"HARUN YAHYA, BİLİM VE TEKNOLOJİYİ BİR ARAÇ OLARAK </text:p>
      <text:p text:style-name="P97">KULLANARAK ALLAH'IN TEK GERÇEK İLAH OLDUĞU MESAJINI </text:p>
      <text:p text:style-name="P97">KORKUSUZCA ANLATMAKTADIR."</text:p>
      <text:p text:style-name="P73"/>
      <text:p text:style-name="P73">Zamanın başlangıcından bu yana, halkının içine düştüğü dejenarasyon üzerinde düşünüp ruhları ve bedenleri canlandırmak için kalemine sarılan ve onu tek silahı yapan kişiler olmuştur. Ne insanların korkusu, ne de maddi varlıklarına gelecek zarar onları bu yollarından hiçbir şekilde alıkoymamıştır. Bu kişiler, halklarına ve insanlığa, bizi bir amaç üzerine yaratan Allah'ın birliğini ve ölümle birlikte canlarımız alındığında bu dünyada yaptığımız amellerden sorgulanacağımızı ve bunun sonucunda cennete veya cehenneme gideceğimizi anlatmayı yegane görevleri bilmişlerdir. </text:p>
      <text:p text:style-name="P73">Tarih boyunca bu özlü mesaj çok az kişi tarafından kabul edilmiş ve çoğunluk tarafından inkar edilmiştir. Bilim ve teknoloji çağı olan asrımızda, belli çevreler ulaşılan bilgileri insanların bu özlü mesajı, yani Allah'ın tek olduğunu ve herşeyi O'nun yarattığı gerçeğini inkar etmeleri için kullanmaktadırlar. <text:soft-page-break/>Gerçeğin doğası gereği, karşı güç ve fikirler ne kadar güçlü olursa olsun, gerçek her zaman parlayarak ortaya çıkacaktır.</text:p>
      <text:p text:style-name="P73">Bu yüzyılda bilim ve teknolojiyi bir araç olarak kullanan ve Allah'tan başka ilah olmadığı mesajını korkusuzca anlatan kişi Harun Yahya'dan başkası değildir.</text:p>
      <text:p text:style-name="P73">Sayın Yahya'nın anlatımları dinamik, insanı düşünmeye sevk eden ve ruhunu canlandıran özelliklere sahiptir. Düşüncelerini yoğun olarak kullandığı Kuran ayetleri ile desteklemektedir. Kitaplarında ele aldığı temel konular Allah'ın birliği, hayatın amacı, kıyamet günü, ahiretteki yaşam, cennet ve cehennemdir. Ayrıca insan ve evrenin yaratılışı konusunda öne sürülen sözde bilimsel teorilere dikkat çekerek bunları Kuran ve bilimin ışığında çarpıcı bir şekilde çürütmektedir. </text:p>
      <text:p text:style-name="P73">Sonuç olarak, Müslüman ve gayrimüslim yazar, akademisyen ve bilim adamlarına Harun Yahya'nın yazılarını inceleyerek bu çalışmaların iyi yönlerini ve eserler hakkındaki yorumları ortaya koyan objektif ve özlü bir çalışma yapmalarını öneriyorum.</text:p>
      <text:p text:style-name="P73"/>
      <text:p text:style-name="P147">Khalıd S. Jan</text:p>
      <text:p text:style-name="P147">İslam Eğitimcisi</text:p>
      <text:p text:style-name="P137"/>
      <text:p text:style-name="P108">"O Allah, O'ndan başka ilah yoktur, büyük Arşın Rabbidir." (Neml Suresi, 26)</text:p>
      <text:p text:style-name="P109"/>
      <text:p text:style-name="P117">Her insanın bir gün mutlaka öleceği, Allah'ın huzurunda hesap vereceği ve bu hesabın sonucuna göre cennete ya da cehenneme gideceği üstteki kitaplarda Kuran ayetleri ışığında çarpıcı bir şekilde anlatılmaktadır.</text:p>
      <text:p text:style-name="P137"/>
      <text:p text:style-name="P108">Şüphesiz, göklerin ve yerin yaratılmasında, gece ile gündüzün ard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37"/>
      <text:p text:style-name="P12">Kanada, Qasem Mahmud</text:p>
      <text:p text:style-name="P12"/>
      <text:p text:style-name="P3"><text:span text:style-name="T10">"</text:span><text:span text:style-name="T21">SN. YAHYA, KURAN AYETLERİNDEN ALINTILAR YAPMIŞ VE ALLAH'IN MESAJI OLAN İSLAM'IN DOĞRULUĞUNU KANITLAMAK İÇİN OKUYUCUSUNUN </text:span></text:p>
      <text:p text:style-name="P107"><text:span text:style-name="T21">DİKKATİNİ BU AYETLERDEKİ GERÇEKLERE ÇEKMİŞTİR.</text:span><text:span text:style-name="T10">"</text:span></text:p>
      <text:p text:style-name="P97"/>
      <text:p text:style-name="P65"><text:span text:style-name="T38">H</text:span><text:span text:style-name="T11">arun Yahya'nın şu kitaplarını okudum: </text:span><text:span text:style-name="T35">Evrim Aldatmacası, Kavimlerin Helakı, Dünya Hayatının Gerçeği, Gerçeği Düşündünüz mü?, Kuran'da Temel Kavramlar</text:span><text:span text:style-name="T11">. Bu kitapları İslam öğretisiyle bağdaşır buluyorum. Sn. Yahya, Kuran ayetlerinden alıntılar yapmış ve Allah'ın mesajı olan İslam'ın doğruluğunu kanıtlamak için okuyucusunun dikkatini bu ayetlerdeki gerçeklere çekmiştir.</text:span></text:p>
      <text:p text:style-name="P73">Bu yazarın güzel çalışmaları nedeniyle Türkler tarafından takdir edilmesini ve onurlandırılmasını beklemekteyim. Bu yazardan dolayı gurur duymalısınız. Kanadalı Müslümanlar gurur duyuyor. </text:p>
      <text:p text:style-name="P73"><text:soft-page-break/></text:p>
      <text:p text:style-name="P144">Saygılarımla,</text:p>
      <text:p text:style-name="P144">Qasem Mahmud</text:p>
      <text:p text:style-name="P144">Ontarıo İslami Okullar Federasyonu Başkanı</text:p>
      <text:p text:style-name="P97"/>
      <text:p text:style-name="P12">Polonya, Farhat Khan</text:p>
      <text:p text:style-name="P12"/>
      <text:p text:style-name="P96">"ÖLÜM, KIYAMET VE CEHENNEM KONULARINDA YAZILMIŞ EN </text:p>
      <text:p text:style-name="P96">İYİ İSLAMİ ÇALIŞMA HARUN YAHYA'NIN KALEMİNDEN."</text:p>
      <text:p text:style-name="P97"/>
      <text:p text:style-name="P65"><text:span text:style-name="T40">P</text:span><text:span text:style-name="T11">olonya, Orta ve Doğu Avrupa'nın merkezinde, en büyük Katolik nüfusa sahip ülkelerden biridir. Aynı zamanda sınırları dahilinde en eski Müslüman azınlığı barındıran ülkedir. Ne var ki, Müslüman ve gayrimüslim bu iki topluluğun 600 yıla dayanan birlikteliği iki dinin birbirini tanımasını sağlamamıştır. İnsanlar İslam'ı tanımadıkları gibi, toplumda gördükleri tek tip modelden ötürü Müslümanlara karşı bir korku duymaktadırlar. Bu nedenle 1990 yılında biz Polonya Müslümanları, farklı din ve kültüre mensup bu iki toplumun birbirlerinin değer ve düşüncelerini daha iyi anlamaları ve aralarında huzur ve barış ortamı kurmak için bir dernek kurduk. Bizler barışın korunması için bilginin çok önemli bir rol oynadığını düşünüyoruz. Bu anlamda, zamanımızda Harun Yahya'nın çalışmaları çok saygın bir yer elde etmiştir.</text:span></text:p>
      <text:p text:style-name="P73">Bu mektubu Polonya Müslüman topluluğu adına yazıyorum. Son 5 yıldır farklı İslami konularda halka açık konferanslar düzenliyoruz. Bu çalışmalarımız sırasında insanların en merak ettikleri konunun ölüm, kıyamet ve cehennem olduğunu fark ettik.</text:p>
      <text:p text:style-name="P65"><text:span text:style-name="T11">Bu konuda yazılmış en iyi İslami çalışmanın hangisi olabileceğini araştırırken internette Harun Yahya'nın </text:span><text:span text:style-name="T35">Ölüm Kıyamet Cehennem</text:span><text:span text:style-name="T11"> adlı kitabına rastladık. Değişik yazar ve kitapları da inceledikten sonra Harun Yahya'nın kitabını Lehçeye çevirmenin en iyi seçim olduğuna karar verdik.</text:span></text:p>
      <text:p text:style-name="P73">Bu kitabı ölüm, kıyamet ve cehennem konusuna getirilen en iyi İslami yorum olarak görüyoruz. Kitabın içeriğinin sağlamlığı ve metninin açık ve net üslubu yazarın İslami konulardaki diğer kitaplarını da Lehçeye çevirmeye karar veren birçok Polonyalı aydın tarafından da takdir edilmiştir.</text:p>
      <text:p text:style-name="P73">Bir gün yazarın Polonya'yı ziyaret edip burada yaşayan kişilerle tanışmasını umut ediyoruz. Kendisine hem bu dünyada hem de ahirette güzellikler diliyor, Allah'a, kendisini her türlü fitneden koruması için dua ediyoruz.</text:p>
      <text:p text:style-name="P137"/>
      <text:p text:style-name="P145">Farhat Khan</text:p>
      <text:p text:style-name="P145">Polonya Müslüman</text:p>
      <text:p text:style-name="P145">Topluluğu </text:p>
      <text:p text:style-name="P145">Genel Sekreteri </text:p>
      <text:p text:style-name="P138"/>
      <text:p text:style-name="P125"><text:span text:style-name="T5">Ölüm, kıyamet ve cehennem konularını tüm açıklığıyla ele alan </text:span><text:span text:style-name="T7">Ölüm Kıyamet Cehennem</text:span><text:span text:style-name="T5"> kitabının Lehçe baskısı.</text:span></text:p>
      <text:p text:style-name="P138"/>
      <text:p text:style-name="P30"/>
      <text:p text:style-name="P40">ABD, Nabil Elibiary</text:p>
      <text:p text:style-name="P99"/>
      <text:p text:style-name="P99">"BU KİTAPLARI, ÜNİVERSİTE VE YÜKSEK OKULLARDAKİ </text:p>
      <text:p text:style-name="P99">AMERİKALILARI İSLAM DİNİNE DAVET ETMEK AMACIYLA KULLANIYORUM."</text:p>
      <text:p text:style-name="P100"/>
      <text:p text:style-name="P65"><text:span text:style-name="T12">D</text:span><text:span text:style-name="T5">allas / Fort Worth metropolündeki okullarda ve kiliselerde sık sık İslam hakkında konuşmalar yapmak üzere davet alırım. Genellikle evrim, yaratılış, kadın, ahlak, evlilik ve diğer bazı konularda görüşlerimi almak üzere sorularla karşılaşırım. Konuları daha iyi anlatabilmek için yazılı cevap isteyenler hariç, soruları en iyi şekilde cevaplamak için elimden geleni yaparım.</text:span></text:p>
      <text:p text:style-name="P69">Uzun süre internette iyi kitaplar aradım ve sonunda Harun Yahya'nın kitaplarını buldum. Bu kitaplar tam olarak yeni nesillerin ilgi alanlarına yönelmiş. Analizler mantık temeline dayandırılmış ve bol bilimsel delillerle desteklenmiş. O zamandan beri, en zekice soruları soran öğrencilerime Harun Yahya'nın kitaplarını hediye ediyorum.</text:p>
      <text:p text:style-name="P69">Aşağıda Harun Yahya tarafından yazılmış kitaplar hakkındaki değerlendirmelerimi bulacaksınız. Bu kitapları üniversite ve yüksek okullardaki Amerikalıları İslam dinine davet etmek amacıyla kullanıyorum.</text:p>
      <text:p text:style-name="P69">1. Kitaplar en karmaşık kavramları basit ve anlaşılması kolay bir şekilde açıklayan önemli bilimsel analizlerdir.</text:p>
      <text:p text:style-name="P69">2. Kitaplar yüksek kalitede baskı, renk, grafik ve resimlerle sunulmaktadır. Etkileyici ve cazip oldukları bir gerçektir.</text:p>
      <text:p text:style-name="P69">3. Kitaplardaki ana temalar şöyledir:</text:p>
      <text:p text:style-name="P69"><text:s/>a. Allah'ın varlığı ve birliği</text:p>
      <text:p text:style-name="P69"><text:s/>b. Yaratılış delilleri ve metafizik konular</text:p>
      <text:p text:style-name="P65"><text:span text:style-name="T43"><text:s/>c. </text:span><text:span text:style-name="T5">İnananların Kuran ayetlerine uygun</text:span></text:p>
      <text:p text:style-name="P69"><text:s/>olarak ahlaki yükümlülükleri</text:p>
      <text:p text:style-name="P69">Şu ana dek okuduğum kitaplar:</text:p>
      <text:p text:style-name="P65"><text:span text:style-name="T5">1. </text:span><text:span text:style-name="T7">Kavimlerin Helakı</text:span></text:p>
      <text:p text:style-name="P65"><text:span text:style-name="T5">2. </text:span><text:span text:style-name="T7">Dünya Hayatının Gerçeği</text:span></text:p>
      <text:p text:style-name="P65"><text:span text:style-name="T5">3. </text:span><text:span text:style-name="T7">Evrim Aldatmacası</text:span></text:p>
      <text:p text:style-name="P69"/>
      <text:p text:style-name="P145">Nabıl Elıbıary</text:p>
      <text:p text:style-name="P145">Carrollton İslam Birliği Ruhani Lideri</text:p>
      <text:p text:style-name="P138"/>
      <text:p text:style-name="P125"><text:span text:style-name="T5">Asıl yurdun sonsuz ahiret hayatı olduğunun ve dünya hayatının geçiciliğinin somut örneklerle açıklandığı </text:span><text:span text:style-name="T7">Dünya Hayatının Gerçeği</text:span><text:span text:style-name="T5"> kitabının İngilizcesi. </text:span></text:p>
      <text:p text:style-name="P138"/>
      <text:p text:style-name="P18">Portekiz, Yioussuf Mohamed Adamgy</text:p>
      <text:p text:style-name="P99"/>
      <text:p text:style-name="P99">"YAZAR KİTAPLARINDA, ALLAH'INKURAN'DA DÜNYADAKİ </text:p>
      <text:p text:style-name="P99">TÜM MÜSLÜMANLARA YÜKLEDİĞİ BİR SORUMLULUĞU YERİNE GETİRMEKTEDİR."</text:p>
      <text:p text:style-name="P100"/>
      <text:p text:style-name="P65"><text:soft-page-break/><text:span text:style-name="T37">H</text:span><text:span text:style-name="T5">arun Yahya'nın aşağıdaki kitaplarının dini ve bilimsel değeri üzerine rapor:</text:span></text:p>
      <text:p text:style-name="P65"><text:span text:style-name="T5">* </text:span><text:span text:style-name="T7">Kavimlerin Helakı</text:span></text:p>
      <text:p text:style-name="P65"><text:span text:style-name="T5">* </text:span><text:span text:style-name="T7">Evrim Aldatmacası</text:span></text:p>
      <text:p text:style-name="P65"><text:span text:style-name="T5">* </text:span><text:span text:style-name="T7">Kuran'da Temel Kavramlar</text:span></text:p>
      <text:p text:style-name="P65"><text:span text:style-name="T5">* </text:span><text:span text:style-name="T7">Düşünen İnsanlar İçin</text:span></text:p>
      <text:p text:style-name="P65"><text:span text:style-name="T5">* </text:span><text:span text:style-name="T7">Sakın Anlamazlıktan Gelmeyin</text:span></text:p>
      <text:p text:style-name="P69">İsimlerinin de açıkça ortaya koyduğu gibi, yazarın dinsizlik, dinin akılcı olmayan bir tarzda değerlendirilmesi ve dünyada genel olarak yaşanan ahlaki dejenerasyon karşısında topluma karşı hissettiği sorumluluk duygusu ile kaleme aldığı bu kitaplar büyük bir entelektüel değer taşıyor.</text:p>
      <text:p text:style-name="P66">Ayrıca benim görüşüme göre bu kitaplarda, İslami anlayışa aykırı hiçbir yön bulunmamaktadır. Tam tersine yazar bu kitaplarında, Kuran'ın dünyadaki tüm Müslümanlara yüklediği bir sorumluluğu yerine getirmektedir.</text:p>
      <text:p text:style-name="P65"><text:span text:style-name="T5">Son olarak, Portekiz'de Harun Yahya'nın </text:span><text:span text:style-name="T7">Kavimlerin Helakı</text:span><text:span text:style-name="T5"> kitabını Portekizce olarak yayınladığımı belirtmek isterim.</text:span></text:p>
      <text:p text:style-name="P145"/>
      <text:p text:style-name="P145">Yıoussuf Mohamed Adamgy</text:p>
      <text:p text:style-name="P144"><text:span text:style-name="T4">•</text:span><text:span text:style-name="T3"> Al-Furqan Vakfı Direktörü ve Al-Furqan Dergisi Editörü</text:span></text:p>
      <text:p text:style-name="P144"><text:span text:style-name="T4">•</text:span><text:span text:style-name="T3"> Portekiz İslami Eğitim Derneği (AEIP) <text:tab/>Darul Uloom İslam Tarihi Profesörü</text:span></text:p>
      <text:p text:style-name="P138"/>
      <text:p text:style-name="P18">İngiltere, Owen Alik Shahadah</text:p>
      <text:p text:style-name="P18"/>
      <text:p text:style-name="P107"><text:span text:style-name="T6">"</text:span><text:span text:style-name="T8">KAVİMLERİN HELAKI </text:span><text:span text:style-name="T6">BUGÜNÜN TOPLUMLARINA HİÇ </text:span></text:p>
      <text:p text:style-name="P99">AKILDAN ÇIKMAYAN MÜKEMMEL BİR TARİH DERSİ VERMEKTEDİR."</text:p>
      <text:p text:style-name="P69"/>
      <text:p text:style-name="P65"><text:span text:style-name="T44">K</text:span><text:span text:style-name="T7">avimlerin Helakı</text:span><text:span text:style-name="T5"> bugünün toplumlarına hiç akıldan çıkmayan mükemmel bir tarih dersi vermektedir. Bu çalışma, ahlaki ve dini dejenerasyonun yaşandığı, Allah'a inanmayan toplumların içine sürüklendiği çöküşü ve yine bu toplumların her zaman aynı olan sonunu delilleri ile ortaya koymaktadır. İyi bir araştırmanın ürünü olan Harun Yahya'nın bu kitabı Halaqah Media tarafından yine oldukça başarılı bir ses kasetine dönüştürülmektedir. Sayın Harun Yahya'nın yetenekli kalemi ve Halaqah Media'nın çabaları </text:span><text:span text:style-name="T7">Kavimlerin Helak</text:span><text:span text:style-name="T5">ı kitabını yeni boyutlara taşımaktadır. </text:span></text:p>
      <text:p text:style-name="P69"/>
      <text:p text:style-name="P145">Owen Alık Shahadah</text:p>
      <text:p text:style-name="P145">Halaqah Medya</text:p>
      <text:p text:style-name="P16"/>
      <text:p text:style-name="P18">Avustralya, Moussa Chahine</text:p>
      <text:p text:style-name="P18"/>
      <text:p text:style-name="P99">"YAZARIN ESERLERİ HAYATIN KÖKENİNİ </text:p>
      <text:p text:style-name="P99">ARAŞTIRANLARA KALICI BİR UFUK AÇMIŞTIR."</text:p>
      <text:p text:style-name="P75"/>
      <text:p text:style-name="P65"><text:soft-page-break/><text:span text:style-name="T25">A</text:span><text:span text:style-name="T5">dnan Oktar (Harun Yahya)'nın yazmış olduğu mükemmel kitaplar hakkındaki görüşlerimi belirtmek isterim. </text:span></text:p>
      <text:p text:style-name="P69">Şimdiye kadar internet üzerinden okuduğum kitap ve makaleler, gerçeği arayanlar için çok değerli bir hazine niteliği taşımaktadır. Evrim konusunda sunduğu engin bilgi Darwin'in teorisinin tamamen kabul edilemez ve geçersiz olduğunu hiç şüpheye yer bırakmayacak şekilde ve ikna edici bir üslupla ortaya koymaktadır. </text:p>
      <text:p text:style-name="P69">Yazarın Kuran mucizeleri ve evrenin harikaları hakkında derlediği araştırma, kafalarında oluşan soru işaretlerine cevap arayanlar için çok etkileyici ve onları Allah'a yaklaştırıcı nitelikte. </text:p>
      <text:p text:style-name="P69">Allah hem bu dünyada hem de ahirette yüce dinimiz İslam'a verdiğiniz bu büyük hizmetten dolayı başarı versin. Allah'a, Harun Yahya'nın tüm eserlerinin İngilizce'ye çevrilmesi için samimiyetle dua ediyorum, çünkü eserlerinde kullandığı metodoloji okuyucu açısından cazip ve Müslümanlar için olduğu kadar Müslüman olmayanlar açısından da çok yararlı. </text:p>
      <text:p text:style-name="P69">Batı toplumlarında yaşayan kişilerle görüşmelerimden bizzat edindiğim tecrübelere dayanarak söylüyorum ki, yazarın değerli eserleri insanların düşünce yöntemini değiştirmiş ve hayatın kökenini araştıranlara kalıcı bir ufuk açmıştır. </text:p>
      <text:p text:style-name="P76">Sonuç olarak gerçeği yaymada yaptığınız mücadelede size başarı ihsan etmesi için Allah'a dua ediyorum. </text:p>
      <text:p text:style-name="P70"/>
      <text:p text:style-name="P70">"Onlar Allah'ın nurunu söndürmek istiyorlar. Oysa Allah, Kendi nurunu tamamlayıcıdır; kafirler hoş görmese bile." (Saff Suresi, 8) </text:p>
      <text:p text:style-name="P70"/>
      <text:p text:style-name="P70">"De ki: Hak geldi, batıl yok oldu. Hiç şüphesiz batıl yok olucudur." (İsra Suresi, 81)</text:p>
      <text:p text:style-name="P69"/>
      <text:p text:style-name="P145">Saygılarımla. </text:p>
      <text:p text:style-name="P145">Moussa Chahıne</text:p>
      <text:p text:style-name="P145">Al Zahra Müslüman Birliği</text:p>
      <text:p text:style-name="P138"/>
      <text:p text:style-name="P119">Harun Yahya'nın bu kitabında, bilimin ulaştığı son noktada elde edilen sonuçlara, 1400 yıl önce indirilmiş olan Kuran ayetlerinde dikkat çekildiği anlatılmaktadır. </text:p>
      <text:p text:style-name="P138"/>
      <text:p text:style-name="P18">ABD, Abdul Hadi Bazurto</text:p>
      <text:p text:style-name="P102"/>
      <text:p text:style-name="P107"><text:span text:style-name="T16">"HARUN YAHYA'NIN EVRİM KONUSUNA YAKLAŞIMI, </text:span><text:span text:style-name="T17">EVRİM ALDATMACASI </text:span></text:p>
      <text:p text:style-name="P102">ADLI ESERİNİ BİR KAYNAK KİTAP HALİNE GETİRMEKTEDİR."</text:p>
      <text:p text:style-name="P100"/>
      <text:p text:style-name="P65"><text:span text:style-name="T37">H</text:span><text:span text:style-name="T5">arun Yahya, birçok kitabı vasıtasıyla İslam'ın ilerlemesine büyük bir katkıda bulunmuştur.</text:span></text:p>
      <text:p text:style-name="P65"><text:span text:style-name="T7">Evrim Aldatmacası</text:span><text:span text:style-name="T5"> (</text:span><text:span text:style-name="T7">El Engano Del Evolucionismo</text:span><text:span text:style-name="T5">) kitabı İspanyolca olarak eşsiz bir kitaptır.</text:span></text:p>
      <text:p text:style-name="P69">Harun Yahya'nın evrim konusuna yaklaşımı, kitabı çok değerli bir kaynak haline getirmektedir.</text:p>
      <text:p text:style-name="P69"><text:soft-page-break/>İnsanlığın yaratılışı ile ilgili olarak, eski ateist kavramları tartışmak ve yıkmak üzere bilimi ve grafiği kullanması toplum olarak bizim için çok önemlidir. Biz Latin toplumu sosyal, ahlaki, politik, ekonomik veya dini olsun tüm sorunlarımıza çözümü İslam'da ve İslami dünya görüşünde ararız.</text:p>
      <text:p text:style-name="P69">Bu kitap içeriği ve yapısı nedeniyle akademisyenlerden halkın içinden bireylere kadar Latin toplumunda geniş bir kitlenin ilgisini çekebilir.</text:p>
      <text:p text:style-name="P69">Allah'ın Harun Yahya'ya uzun ve verimli bir hayat vermesini dileriz, ki böylece kendisi eşsiz edebi eserler üretmeye devam edebilsin ve biz de her birinin tercümesini okuyalım.</text:p>
      <text:p text:style-name="P69">İslami bilgiye ümitsizce aç olan dünyanın bu bölgesinde, Amerika kıtasında, İslam'ın gelişmesi için bu üretken yazarın eserlerinin dağıtımcısı olmayı ümit ediyoruz.</text:p>
      <text:p text:style-name="P145"/>
      <text:p text:style-name="P145">Saygılarımla,</text:p>
      <text:p text:style-name="P145">Abdul Hadı Bazurto</text:p>
      <text:p text:style-name="P145">Latin Amerikalı </text:p>
      <text:p text:style-name="P145">Müslümanlar </text:p>
      <text:p text:style-name="P145">Birliği (LAMU) Başkanı</text:p>
      <text:p text:style-name="P138"/>
      <text:p text:style-name="P115">Yayınlandığı </text:p>
      <text:p text:style-name="P115">her ülkede büyük </text:p>
      <text:p text:style-name="P115">yankılar uyandıran </text:p>
      <text:p text:style-name="P114">Evrim Aldatmacası </text:p>
      <text:p text:style-name="P115">kitabının İspanyolcası.</text:p>
      <text:p text:style-name="P138"/>
      <text:p text:style-name="P18">İngiltere, Mona Abdul Haq</text:p>
      <text:p text:style-name="P18"/>
      <text:p text:style-name="P99">"HARUN YAHYA'NIN KİTAPLARI OKUYUCUYA YENİ </text:p>
      <text:p text:style-name="P99">BİR BAKIŞ AÇISI KAZANDIRMAKTADIR."</text:p>
      <text:p text:style-name="P100"/>
      <text:p text:style-name="P65"><text:span text:style-name="T6">KONU:</text:span><text:span text:style-name="T5"> Harun Yahya'nın aşağıdaki eserleri hakkında görüş.</text:span></text:p>
      <text:p text:style-name="P71">Kavimlerin Helakı</text:p>
      <text:p text:style-name="P71">Evrim Aldatmacası</text:p>
      <text:p text:style-name="P71">Dünya Hayatının Gerçeği</text:p>
      <text:p text:style-name="P71">Düşünen İnsanlar İçin</text:p>
      <text:p text:style-name="P69">Harun Yahya'nın ilk kitabı İngiltere'de yayınlandığında okuyucuların çok büyük beğenisini kazanmış ve yazarın Taha Yayıncılık tarafından basılacak diğer eserleri heyecanla beklenir olmuştu.</text:p>
      <text:p text:style-name="P69">Eserlerin bu kadar büyük beğeni toplamasının başlıca sebebi, çalışmaların İslami çerçevede birçok konuyu ele almasıdır. Arkeoloji, biyoloji, doğa tarihi, paleontoloji ve sosyoloji, eserlerde ele alınan konulardan sadece birkaçı. Yazar, eserlerinde modern dini tanımlamaların dışına çıkmayı akıllıca başardığı için kitapları okuyucuya yeni bir bakış açısı kazandırmaktadır. Diğer bir deyişle, yazar kitaplarında İslam'ın aslında hem bu dünyaya hem de imani konulara yönelik çok geniş bir perspektife sahip olduğunu göstermektedir. </text:p>
      <text:p text:style-name="P69"><text:soft-page-break/>Geçmişte, İslam dünyası bu anlayış çerçevesinde gelişmiş, bilimsel gelişmeler, tıp, astronomi, mühendislik vs. dallarında çok büyük ilerlemeler kaydetmişti. Tüm bu ilerlemeler dini inanç üzerinde yükselmiş ve dinin ilme verdiği önem nedeniyle başarıya ulaşmıştır.</text:p>
      <text:p text:style-name="P66">Harun Yahya, Yaratıcımıza duyulan sevgiyi ve Allah'ın yarattığı dünyayı bilimsel zemine oturtmayı başarmış bir yazardır ki, bu bakış açısı tüm alanlardaki çalışmalar için bir başlangıç noktası oluşturmaktadır. Bu doğrultuda yazarın kitapları bilgi arayışına yönelik çalışmalara yeni bir ivme kazandırmakta ve tüm bilim dallarını 21. yüzyıla taşımaktadır.</text:p>
      <text:p text:style-name="P69">Bu sadece bir gurur kaynağı olmakla kalmayıp aynı zamanda yeni nesiller için bir teşvik unsurudur.</text:p>
      <text:p text:style-name="P66">Samimiyetle söylemeliyim ki, bu kitaplarda kışkırtıcı veya toplumun yararına olmayan hiçbir unsur bulunmamaktadır. Dünya tarihinde hiç hatasız olan tek kitap vardır, ki o da Kuran'dır. Harun Yahya'nın kitaplarına gelince, yazarın açıkça ortaya koyduğu niyet, yaratılıştaki üstün akıl ve Kuran'da verilen tavsiyeler ve üzerinde tartışılmaz olan Allah'ın varlığı, yaratılanların gerçeği, hayat ve ölüm, geçmişten alınacak dersler ve doğadaki mekanizmalardır.</text:p>
      <text:p text:style-name="P69">Yeni bir eserin yayınlanması konusunda kendilerini açık fikirli, esnek, başkalarının fikirlerini ve görüşlerini dikkate alan kişiler olarak tanıdım.</text:p>
      <text:p text:style-name="P69"/>
      <text:p text:style-name="P145">Mona Abdul Haq,</text:p>
      <text:p text:style-name="P145">Saracen Yayınevi Direktörü</text:p>
      <text:p text:style-name="P138"/>
      <text:p text:style-name="P18">ABD, M. A. M. Chida</text:p>
      <text:p text:style-name="P99"/>
      <text:p text:style-name="P99">"HARUN YAHYA'NIN KİTAPLARI SADECE MÜSLÜMANLARIN DEĞİL, </text:p>
      <text:p text:style-name="P99">TÜM DÜNYANIN REFAHI İÇİN ÖNEMLİ BİR KATKIDIR."</text:p>
      <text:p text:style-name="P100"/>
      <text:p text:style-name="P65"><text:span text:style-name="T41">F</text:span><text:span text:style-name="T5">irmamız, İslamiyet ve Müslüman dünyası konularındaki kitapların posta aracılığıyla ve mağazalarda toptan ve perakende olarak satışını yapan Amerika'daki en büyük şirketlerden biridir. Türk yazar Harun Yahya'nın kitaplarını kitap evimizde satıyoruz. Bu kitaplar, buradaki Müslümanlar kadar gayrimüslimler tarafından da büyük talep görüyor.</text:span></text:p>
      <text:p text:style-name="P69">Yazar, bu dünyanın geçici olduğunu canlı ve net resimlerle vurgulamış ve okuyucularının dikkatini ahlak kurallarına uygun bir yaşama yöneltmiştir. Kitapları bilimsel gerçekler ve Kuran'da tarif edilen değerlerin özüne odaklanmaktadır. Yazarın kitapları sadece Müslümanların değil, tüm dünyanın refahı için önemli bir katkıdır. Türk insanları böyle bir yazara sahip oldukları için çok şanslılar.</text:p>
      <text:p text:style-name="P69"/>
      <text:p text:style-name="P145">Saygılarımla</text:p>
      <text:p text:style-name="P145">M. A. M. Chıda</text:p>
      <text:p text:style-name="P145">Halalco Kitapları</text:p>
      <text:p text:style-name="P145"/>
      <text:p text:style-name="P110">İman edip güzel amellerde bulunanlar, namazı dosdoğru kılanlar ve zekatı verenler; şüphesiz onların ecirleri Rablerinin katındadır. Onlara korku yoktur ve onlar mahzun olmayacaklardır. (Bakara Suresi, 277)</text:p>
      <text:p text:style-name="P145"><text:soft-page-break/></text:p>
      <text:p text:style-name="P145"/>
      <text:p text:style-name="P145"/>
      <text:p text:style-name="P18">ABD, Dr. Muzammil H. Siddiqi</text:p>
      <text:p text:style-name="P18"/>
      <text:p text:style-name="P99">"KİTABI TÜM ENTELEKTÜEL ÇEVRELERE TAVSİYE </text:p>
      <text:p text:style-name="P99">ETMEKTEN GURUR DUYUYORUM."</text:p>
      <text:p text:style-name="P99"/>
      <text:p text:style-name="P65"><text:span text:style-name="T12">O</text:span><text:span text:style-name="T5"> kur Yayıncılık tarafından 1999 yılında basılan Harun Yahya'ya ait </text:span><text:span text:style-name="T7">Evrim Aldatmacası: Darwinizm'in Bilimsel Çöküşü ve İdeolojinin Arka Planı</text:span><text:span text:style-name="T5"> adlı kitabı okudum. Yazar evrim teorisindeki bilimsel hataları çok büyük bir ustalıkla göstermiş. Kitap çok açık ve ufuk genişletici bir niteliğe sahip. Tutkulu, ancak akademik bir üslupla kaleme alınmış bir eser.</text:span></text:p>
      <text:p text:style-name="P69">Bu kitap sadece İslam'ın evrim teorisine bakış açısını mükemmel bir şekilde ortaya koymakla kalmıyor, aynı zamanda Müslümanlarla yaratılış konusunda aynı bakış açısına sahip her türlü inançtan insan için çok yararlı bir kaynak olma özelliğini taşıyor.</text:p>
      <text:p text:style-name="P69">Bu kitabın içeriğinin yanı sıra basımından da çok etkilendim. Kitabı tüm entelektüel çevrelere tavsiye etmekten mutluluk duyuyorum.</text:p>
      <text:p text:style-name="P69"/>
      <text:p text:style-name="P145">Saygılarımla,</text:p>
      <text:p text:style-name="P145">Doç. Dr. Muzammıl H. Sıddıqı, Kuzey Amerika İslam Toplumu (ISNA) Başkanı Calıfornıa Devlet Üniversitesi, İslami Etüdler ve Dünya Dinleri Kürsüsü Fullerton, ABD</text:p>
      <text:p text:style-name="P138"/>
      <text:p text:style-name="P115">Dr. Muzammil H. Siddiqi, ABD'nin iki büyük şehrine yönelik olarak gerçekleştirilen terörist saldırıların ardından, 11 Kasım 2001'de düzenlenen Ulusal Dua Günü'nde ABD Başkanı George W. Bush ile birlikte görülüyor.</text:p>
      <text:p text:style-name="P138"/>
      <text:p text:style-name="P18">Avustralya, Murat Selek</text:p>
      <text:p text:style-name="P18"/>
      <text:p text:style-name="P99">"BU KİTAPLARIN, İSLAM'I GAYRİMÜSLİMLERE ANLATMA KONUSUNDA </text:p>
      <text:p text:style-name="P105">EN FAYDALI ESERLER OLDUKLARI DOĞRULANMIŞTIR"</text:p>
      <text:p text:style-name="P106"/>
      <text:p text:style-name="P65"><text:span text:style-name="T42">A</text:span><text:span text:style-name="T46">vustralyalı Müslümanlar Harun Yahya'nın kitaplarından çok büyük ölçüde istifade etmektedirler. Kendisinin kitapları çok iyi araştırılmış ve akademik açıdan sağlıklı incelemeleri ve Darwin teorisini çürütücü tezleri ortaya koyarken İslam'ı gayrimüslimlere anlatma konusundaki çabalarımızda çok faydalı olmaktadır.</text:span></text:p>
      <text:p text:style-name="P68">Kendisinin eserlerinden istifade etmiş tüm Müslümanlar adına İslam'a olan etkileyici katkılarının ve yanlış ideolojileri ne şekilde çürüttüğünün göz önünde bulundurulmasını talep ederiz.</text:p>
      <text:p text:style-name="P78"/>
      <text:p text:style-name="P148">Saygılarımızla,</text:p>
      <text:p text:style-name="P148">Murat Selek</text:p>
      <text:p text:style-name="P148"><text:soft-page-break/>Avustralya İslami Bilgi ve </text:p>
      <text:p text:style-name="P148">Hizmetleri Ağı</text:p>
      <text:p text:style-name="P112">Ve O, yeri yayıp uzatan, onda sarsılmaz-dağlar ve ırmaklar kılandır. Orada ürünlerin her birinden ikişer çift yaratmıştır; geceyi gündüze bürümektedir. Şüphesiz bunlarda düşünen bir topluluk için gerçekten ayetler vardır.(Rad Suresi, 3)</text:p>
      <text:p text:style-name="P140"/>
      <text:p text:style-name="P19">İngiltere, Shamshad M. Khan</text:p>
      <text:p text:style-name="P19"/>
      <text:p text:style-name="P105">"HARUN YAHYA'NIN KİTAPLARININ ÇOĞU </text:p>
      <text:p text:style-name="P105">YAYINCILIK ÖDÜLÜNE LAYIK."</text:p>
      <text:p text:style-name="P106"/>
      <text:p text:style-name="P65"><text:span text:style-name="T42">G</text:span><text:span text:style-name="T22">erçekler ve sunumlar renkli illüstrasyonlarla yapılmış. Eski sorunları Müslümanlara olduğu kadar şuuru açık gayrimüslimlere de inandırıcı gelen modern bilimsel bir yaklaşımla ortaya koyuyor.</text:span></text:p>
      <text:p text:style-name="P78">İşte bu Harun Yahya.</text:p>
      <text:p text:style-name="P78">Çoğu yayıncılık ödülüne layık olan bu kitaplar gençlik tarafından şevk ve istekle kabul görmektedir. </text:p>
      <text:p text:style-name="P68">Allah onu korusun ve İslam adına yaptığı hizmetlerinden dolayı onu en güzel şekilde ödüllendirsin.</text:p>
      <text:p text:style-name="P78"/>
      <text:p text:style-name="P148">Shamshad M. Khan</text:p>
      <text:p text:style-name="P148">IPCI – Uluslararası İslami Tanıtım Merkezi</text:p>
      <text:p text:style-name="P106"/>
      <text:p text:style-name="P19">Yugoslavya, Miroljub Petrovic</text:p>
      <text:p text:style-name="P19"/>
      <text:p text:style-name="P104">"HARUN YAHYA'NIN KİTAPLARINI VE VİDEO KASETLERİNİ GÖRDÜKTEN </text:p>
      <text:p text:style-name="P104">SONRA SADECE ONUN ESERLERİ ÜZERİNDE ÇALIŞMAYA KARAR VERDİM."</text:p>
      <text:p text:style-name="P106"/>
      <text:p text:style-name="P65"><text:span text:style-name="T39">H</text:span><text:span text:style-name="T46">arun Yahya'nın kitapları ve videoları hakkında kısaca düşüncelerim: Yıllardır Yugoslavya'da, yaratılış kavramını doğrulama alanında en tanınmış bilimsel kuruluşlarla birlikte çalıştım, onların kitaplarını bastım ve video kasetlerini hazırladım. Ancak Harun Yahya'nın kitaplarını ve video kasetlerini gördükten sonra sadece onun eserleri üzerinde çalışmaya karar verdim. Bu eserler o kadar hayranlık uyandırıcı ki, herhangi birine onların muhteşemliğini anlatmak imkansız. O kişinin benim hissettiklerimi anlayabilmesi için mutlaka kitapları ve videoları görmesi gerekiyor. </text:span></text:p>
      <text:p text:style-name="P78"/>
      <text:p text:style-name="P148">Mıroljub Petrovıc</text:p>
      <text:p text:style-name="P148">Jeolog</text:p>
      <text:p text:style-name="P148">Doğal Etüdler Merkezi Başkanı</text:p>
      <text:p text:style-name="P140"/>
      <text:p text:style-name="P121">Evrenin Yaratılışı - Evrim Teorisinin Çöküşü.</text:p>
      <text:p text:style-name="P122"/>
      <text:p text:style-name="P121">Yaratılış Gerçeği - Maddenin Ardındaki Sır.</text:p>
      <text:p text:style-name="P140"><text:soft-page-break/></text:p>
      <text:p text:style-name="P31"/>
      <text:p text:style-name="P41">İngiltere, Afsar Siddiqui</text:p>
      <text:p text:style-name="P19"/>
      <text:p text:style-name="P105">"HARUN YAHYA İNGİLTERE'DE ÇOK BENİMSENEN BİR İSİM."</text:p>
      <text:p text:style-name="P106"/>
      <text:p text:style-name="P65"><text:span text:style-name="T39">H</text:span><text:span text:style-name="T46">arun Yahya İngiltere'de çok benimsenen bir isim ve bizden biri haline gelmiştir. Olağanüstü araştırmalara, içerik ve üsluba sahip bu kitapları okumak bir zevktir. Kitaplarının başarısı şüphesiz ki bilgili ya da bilgisiz, akademisyen ya da halktan, genç ya da yaşlı her seviyedeki insana hitap etmesinden kaynaklanmaktadır.</text:span></text:p>
      <text:p text:style-name="P68">Bu eşsiz kitapların evrensel bir yaygınlık kazanacağı, uluslararası ilişkilere önemli bir katkıda bulunacağı ve hayatın tüm alanlarına dair hoşgörü ve kavrayış kazandırması beklenmektedir.</text:p>
      <text:p text:style-name="P78"/>
      <text:p text:style-name="P148">Afsar Sıddıquı</text:p>
      <text:p text:style-name="P148">TA-HA Publıshers Ltd.</text:p>
      <text:p text:style-name="P140"/>
      <text:p text:style-name="P125"><text:span text:style-name="T46">Ta-Ha Yayıncılık, </text:span><text:span text:style-name="T47">Kavimlerin Helakı </text:span><text:span text:style-name="T46">adlı kitabın, İngiltere'de iki yıl gibi kısa bir sürede 4. baskısını yapması ve büyük ilgi görmesi üzerine Harun Yahya serisini genişletmiştir.</text:span></text:p>
      <text:p text:style-name="P140"/>
      <text:p text:style-name="P19">Tataristan, Gousman Iskhakov</text:p>
      <text:p text:style-name="P19"/>
      <text:p text:style-name="P105">"BU KİTAPLARI TATARİSTAN'DAKİ TÜM OKUYUCULARIN </text:p>
      <text:p text:style-name="P105">ULAŞABİLECEĞİ HALE GETİRMEYİ ÇOK ÖNEMLİ VE GEREKLİ GÖRÜYORUZ."</text:p>
      <text:p text:style-name="P106"/>
      <text:p text:style-name="P65"><text:span text:style-name="T14">T</text:span><text:span text:style-name="T22">ataristan'daki Müslümanlara gösterdiğiniz ilgi için samimi minnettarlığımı ifade etme onuruna sahibim ve Harun Yahya'nın kitaplarının basımındaki işbirliğimizde başarılı olmamızı umuyorum. Bu kitapları Tataristan'daki tüm okuyucuların ulaşabileceği hale getirmeyi, dolayısıyla hem Tatarca'ya hem de Rusça'ya çevrilmesini çok önemli ve gerekli görüyoruz. Kitapların basımının yayınevimizde hızlı bir şekilde gerçekleştirilmesi amacıyla onları bize yollamanızı rica ediyoruz. </text:span></text:p>
      <text:p text:style-name="P68"/>
      <text:p text:style-name="P150">Gousman Iskhakov</text:p>
      <text:p text:style-name="P150">Müftü, Tataristan </text:p>
      <text:p text:style-name="P150">Cumhuriyeti </text:p>
      <text:p text:style-name="P150">Müslüman Din </text:p>
      <text:p text:style-name="P150">Kurulu Başkanı</text:p>
      <text:p text:style-name="P140"/>
      <text:p text:style-name="P19">İngiltere, Gai Eaton</text:p>
      <text:p text:style-name="P19"/>
      <text:p text:style-name="P105">"BU KİTABIN YILLARDIR İSLAMİ YAYINCILAR TARAFINDAN </text:p>
      <text:p text:style-name="P105">BASILAN EN ÖNEMLİ KİTAP OLDUĞUNU GÖRÜYORUM."</text:p>
      <text:p text:style-name="P106"/>
      <text:p text:style-name="P65"><text:soft-page-break/><text:span text:style-name="T14">E</text:span><text:span text:style-name="T23">vrim Aldatmacası</text:span><text:span text:style-name="T22"> kitabına bakma fırsatını şimdi buldum. Başından sonuna kadar okumak için henüz zaman bulamasam da, bunun muhtemelen yıllardır İslami yayıncılar tarafından basılan en önemli kitap olduğunu görüyorum. Bazı Müslüman arkadaşlarımızın evrim teorisinin dini inançlara nasıl büyük bir tehdit oluşturduğunu tam anlamıyla kavrayabildiklerinden emin değilim, fakat bu teori Batı dünyasında Allah'a olan inancı tahrip etmekte herşeyden çok etkili olmuştur. Birçok eğitimli Müslümanın teorinin bu yönlerini fark edemedikleri için, teoriyi kolayca hafife aldıklarını düşünüyorum. Bu muhteşem kitabın yazarı, teoriyi temelden sarsan (genellikle evrimci bilim adamlarına ait olan) en son delillerin hepsini kolay okunabilir bir şekilde biraraya getirmektedir. </text:span></text:p>
      <text:p text:style-name="P65"><text:span text:style-name="T22">Detaylı değerlendirme için yeni bir kitap gönderme imkanınız olursa memnun olurum. Ayrıca ben de arkadaşlarıma vermek için iki üç tane daha alacağım. Örneğin yıllar önce İslamiyet'i kabul etmiş, Kahire'de yaşayan Müslüman İngiliz bir arkadaşım var. Geçenlerde bana yazdığı mektubunda artık evrim teorisini kabul ettiğini, bazı şüpheleri olduğunu söyledi. </text:span><text:span text:style-name="T23">Evrim Aldatmacası</text:span><text:span text:style-name="T22"> kitabının böyle bir anda elime geçmiş olması bana bir mucize gibi geldi. Aslında bu nedenle de size teşekkür borcum olduğunu hissediyorum.</text:span></text:p>
      <text:p text:style-name="P78"/>
      <text:p text:style-name="P58">Gaı Eaton </text:p>
      <text:p text:style-name="P58">Londra Merkez Camisi ve İslami Kültür Merkezi Başkanıı </text:p>
      <text:p text:style-name="P58">Eski İngiliz Diplomat</text:p>
      <text:p text:style-name="P140"/>
      <text:p text:style-name="P19">ABD, Ali-Salaam Mahmoud</text:p>
      <text:p text:style-name="P19"/>
      <text:p text:style-name="P105">"YAYINLARINIZIN İSLAMİ MÜFREDATLARIN </text:p>
      <text:p text:style-name="P105">AYRILMAZ BİR PARÇASI OLMASI GEREKTİĞİNE İNANIYORUM."</text:p>
      <text:p text:style-name="P106"/>
      <text:p text:style-name="P63"><text:span text:style-name="T49">Y</text:span><text:span text:style-name="T46">üce Allah size sağlıklı ve uzun bir hayat ve bilgelik versin ki, herşeye kadir Yüce Allah'ın size nasip ettiği bu çok önemli göreve devam edebilesiniz. Eserlerinizdeki akademik yaklaşım ve mükemmellik, İslam'ı tanıtma çalışmalarımızda çok faydalı olmaktadır. Ayrıca her yaştan çocuğun da çok hoşuna gitmektedir. </text:span></text:p>
      <text:p text:style-name="P78">Lütfen yeni çalışmalarınız hazır olur olmaz bizi haberdar edin. Sizin tarafınızdan hazırlanan çalışmaların en harika özelliklerinden birisi, Kuran'ın bilimsel gerçeklerini ve Müslüman bilim adamlarının bilime yaptığı katkıları göstermesidir.</text:p>
      <text:p text:style-name="P78">Yayınlarınızın, tüm eğitim düzeylerinde İslami müfredatların ayrılmaz bir parçası olması gerektiğine samimi olarak inanıyorum. Hadi olan Allah size yol göstersin ve sizi korusun. </text:p>
      <text:p text:style-name="P78"/>
      <text:p text:style-name="P148">Alı-Salaam Mahmoud </text:p>
      <text:p text:style-name="P148">Hizmet, Liderlik ve Yönetim Enstitüsü'nün İdari Müdürü </text:p>
      <text:p text:style-name="P140"/>
      <text:p text:style-name="P19">Malezya, Hajjah Liza Angela Milo Abdullah</text:p>
      <text:p text:style-name="P19"/>
      <text:p text:style-name="P105">"HARUN YAHYA'NIN KİTAPLARI HERKES TARAFINDAN </text:p>
      <text:p text:style-name="P105">OKUNMALIDIR."</text:p>
      <text:p text:style-name="P106"><text:soft-page-break/></text:p>
      <text:p text:style-name="P63"><text:span text:style-name="T39">H</text:span><text:span text:style-name="T46">arun Yahya'nın çalışmalarını çok akıllıca buluyorum. Bir fikir öne sürülmüş, sonra bu fikir araştırılmış, incelenmiş ve konu Kuran ayetleri ile açıklanıp Kuran'dan mükemmel bir çözüm sunulmuş. </text:span><text:span text:style-name="T47">Kavimlerin Helakı</text:span><text:span text:style-name="T46"> kitabı da ışık dolu bir meşale gibi; aynı hataları gelecekte yapmamamız için geçmiş bize hatırlatılmakta. Dini kökeni ne olursa olsun, herkes bilgiye muhtaçtır, Bu durumda Harun Yahya'nın kitapları herkes tarafından okunmalıdır. </text:span></text:p>
      <text:p text:style-name="P78"/>
      <text:p text:style-name="P148">Hajjah Lıza Angela Mılo Abdullah</text:p>
      <text:p text:style-name="P148">Malita Jaya Yayın Evinin İdari Direktörü </text:p>
      <text:p text:style-name="P140"/>
      <text:p text:style-name="P19">ABD, Yusuf Estes</text:p>
      <text:p text:style-name="P54"/>
      <text:p text:style-name="P54">"Harun Yahya, hayatIn ve varlIğIn gerçek yüzünü ve bİzİm burada bulunuŞumuzun asIl amacInI bİzlere gösteren büyük bİr pencere açmIŞtIr." </text:p>
      <text:p text:style-name="P61"/>
      <text:p text:style-name="P63"><text:span text:style-name="T39">H</text:span><text:span text:style-name="T22">arun Yahya tarafından hazırlanan pek çok kitabı okuduktan sonra, öğrencilerimi ve dünya genelinde İslam üzerine çalışmalar yapan akademisyenleri bu eserleri daha yakından incelemeleri için teşvik ediyorum. Bu eserlerin, insanları doğru düşünme metodlarına iletmek için, gerekli olan en doğru araçlar olduğuna dair en ufak bir kuşkum dahi yok. Bu kadar net ve açık bir şekilde sunulan bilgileri inceleyip, ciddi olarak bunlar üzerine yoğunlaşan bir kişi, hiçbir tereddüte yer bırakmayacak delillere ulaşmış olur. </text:span></text:p>
      <text:p text:style-name="P58">Harun Yahya'nın çalışmalarında sunulan delilleri, dünya çapında verdiğim derslerimde ve seminerlerimde kullanıyorum. Dünyanın hangi köşesine gidersem gideyim, bu kitapları keşfetmiş ve bu eserlerin tadına varmış kişiler hep aynı duyguları dile getiriyorlar. Şu ana kadar edindiğim izlenimler neticesinde şunu söyleyebilirim, bu kitaplar dünyadaki tüm insanlar için yazılmış ve bu zorlu dönemde çok ihtiyaç duyulan birer kaynak niteliğindeler. Başta İngilizce, İspanyolca, Fransızca, Flemenkçe, İtalyanca, Rusça olmak üzere bu kitapların pek çok dile çevrilmesi ve iyi bir dağıtım ağı ile tüm dünyaya dağıtılması için özel çaba gösterilmesi şarttır. </text:p>
      <text:p text:style-name="P58">Harun Yahya, hayatın ve varlığın gerçek yüzünü ve bizim burada bulunuşumuzun asıl amacını bizlere gösteren büyük bir pencere açmıştır. Kendisinin çalışmalarını ayakta alkışlıyorum ve bu eserlerin basımı ve dağıtımı için çaba gösterenleri de takdir ediyorum. Bu kitapları okuyan herkese Allah hidayet versin ve bu eserleri diğer insanlarla paylaşan herkese de Allah merhamet etsin.</text:p>
      <text:p text:style-name="P58"/>
      <text:p text:style-name="P58">Yusuf Estes</text:p>
      <text:p text:style-name="P58">Ulusal Vaiz</text:p>
      <text:p text:style-name="P58">Washıngton DC, ABD</text:p>
      <text:p text:style-name="P140"/>
      <text:p text:style-name="P19">Güney Afrika – Ali Adam</text:p>
      <text:p text:style-name="P19"/>
      <text:p text:style-name="P55">"Harun Yahya'nIn eserlerİnİ okuyan genç </text:p>
      <text:p text:style-name="P55">bİr İnsana pek çok kapI açIlmIŞ demektİr." </text:p>
      <text:p text:style-name="P61"><text:soft-page-break/></text:p>
      <text:p text:style-name="P78"/>
      <text:p text:style-name="P63"><text:span text:style-name="T50">H</text:span><text:span text:style-name="T46">arun Yahya'nın eserleri, çevremizdeki dünyayı kavrayış ve düşünüş şeklimizi yeniden yapılandırmaya büyük katkıda bulunan eserlerdir. </text:span></text:p>
      <text:p text:style-name="P78">Allah'a ve O'nun bir olduğuna olan inancımız, akıl ve mantık doğrultusunda yapılan zihinsel çalışmalarla pekiştirilince daha da güçleniyor ve sağlamlaşıyor. Bu tarz bir zihinsel çalışma, Kuran ahlakı ile de mutabık bir çalışmadır. İnsanların evreni ve kendilerinin evrendeki varlık amaçlarını düşünmeye, araştırmaya ve incelemeye ihtiyacı vardır. </text:p>
      <text:p text:style-name="P78">İslam dini, insanların diğer insanlarla barış içinde olmasını gerektirdiği gibi, insanın kendisi ile de barış içinde olmasını gerektirir. Bu bir Müslümanın Allah'a kalben teslim olması için de gereklidir.</text:p>
      <text:p text:style-name="P78">Harun Yahya'nın kitaplarını okuyan genç bir insana, Allah'ın muhteşem yaratma sanatını anlayabilmesi ve bundan zevk alabilmesi için gerekli olan tüm kapılar açılmış demektir. </text:p>
      <text:p text:style-name="P78"/>
      <text:p text:style-name="P144">Ali Adam</text:p>
      <text:p text:style-name="P144">İslam Koleji</text:p>
      <text:p text:style-name="P144">Cape Town, </text:p>
      <text:p text:style-name="P144">Güney Afrika</text:p>
      <text:p text:style-name="P137"/>
      <text:p text:style-name="P12">ABD, Dr. Habibuddin Ahmed </text:p>
      <text:p text:style-name="P12"/>
      <text:p text:style-name="P56">"Harun Yahya'nIn pek çok eserİ, Kuran'In </text:p>
      <text:p text:style-name="P56">bİlİmsel sIrlarInI ortaya çIkarmaktadIr."</text:p>
      <text:p text:style-name="P62"/>
      <text:p text:style-name="P63"><text:span text:style-name="T51">H</text:span><text:span text:style-name="T19">arun Yahya, bir yandan Kuran'da yer alan pek çok kavramı mükemmel bir şekilde ele alırken, bir yandan bu gerçeklere karşı çıkan Batı felsefelerinin yanlışlıklarını ortaya koymaktadır. Evrim teorisi, zamansızlık ve izafiyet gibi konular, ele aldığı zor konuların bazı örnekleridir. Varlıkların tüm yaşamları boyunca geçirdikleri farklı aşamalardan örnekler vererek ve bu örnekleri Kuran'da yer alan kavramlarla birleştirerek, zamansızlık ve izafiyet konusunda açıklamalar yapmaktadır. Daha sonra, zaman kavramının herhangi bir an veya herhangi bir olayı algılayana göre değiştiğini açıklamaktadır. Böylece, Kuran'ı okuyan herkesi Allah'ın varlığının delilleri üzerinde düşünmesi ve bunları anlamaya çalışması için teşvik eder. </text:span></text:p>
      <text:p text:style-name="P59">Harun Yahya'nın pek çok eseri, Allah'ın varlığının doğadaki delillerinden yola çıkarak, Kuran'ın bilimsel sırlarını gözler önüne sermektedir. Bu da, genç zihinleri ikna etmek ve onları Kuran'ın derinlikleri ile tanıştırmak için mutlaka yapılması gereken bir çalışmadır. </text:p>
      <text:p text:style-name="P59"/>
      <text:p text:style-name="P144">Dr. Habıbuddın Ahmed</text:p>
      <text:p text:style-name="P144">İslami Düşünce ve </text:p>
      <text:p text:style-name="P145">Bilim Enstitüsü</text:p>
      <text:p text:style-name="P145">ABD</text:p>
      <text:p text:style-name="P138"/>
      <text:p text:style-name="P30"/>
      <text:p text:style-name="P40">Endonezya, Dr. Taufikurahman</text:p>
      <text:p text:style-name="P18"/>
      <text:p text:style-name="P8">"Harun Yahya'nIn eserlerİ zİhİnlerİmİze İlham </text:p>
      <text:p text:style-name="P8">vermekte, ruhlarImIzI uyandIrmaktadIr."</text:p>
      <text:p text:style-name="P16"/>
      <text:p text:style-name="P63"><text:span text:style-name="T25">T</text:span><text:span text:style-name="T5">üm kainatı yaratmış olan Allah övülmeye layık olandır. Harun Yahya'nın insanlara gerçeği göstermeye adanmış eserlerinden dolayı kendisine en derin saygılarımı ve hayranlığımı sunmak isterim. Ki bu eserler yalnızca Müslümanlara değil, tüm insanlara hitap etmektedir. Eserleri zihinlerimize ilham vermekte ve ruhlarımızı uyandırmaktadır. Harun Yahya düşünen insanlar için Allah'ın yaratma sanatının bilimsel delillerini gözler önüne sermektedir. Allah, Harun Yahya'ya en güzel karşılığı versin.</text:span></text:p>
      <text:p text:style-name="P69"/>
      <text:p text:style-name="P145">Dr. Taufıkurahman</text:p>
      <text:p text:style-name="P145">Bandung Teknoloji Enstitüsü Biyoloji Dalı Bölüm </text:p>
      <text:p text:style-name="P145">Başkanı Endonezya</text:p>
      <text:p text:style-name="P138"/>
      <text:p text:style-name="P18">Pakistan, Wali Razi</text:p>
      <text:p text:style-name="P18"/>
      <text:p text:style-name="P8">"Harun Yahya, gerçeğİn arayIŞI İçİnde olan zİhİnler </text:p>
      <text:p text:style-name="P8">üzerİnde derİn etkİ oluŞturan çok farklI bİr yazardIr." </text:p>
      <text:p text:style-name="P16"/>
      <text:p text:style-name="P63"><text:span text:style-name="T37">H</text:span><text:span text:style-name="T15">ar</text:span><text:span text:style-name="T5">un Yahya, Allah'ın varlığının delillerinin en büyük savunucularından birisidir. Bu alandaki akademik çalışmaları bilim ve mantık dünyasında büyük etkiler yapmıştır. Çalışmaları, materyalizmin yalnızca mantık dışı bir akım olduğunu göstermekle kalmamakta, aynı zamanda bilimsel olarak da çöktüğünü ispatlamaktadır. Harun Yahya, evreni ve evrende bulunan canlıları, bilimsel ve mantıksal açıdan incelemekte ve bilimsel verilerin karşı konulamaz şekilde evrenin bir başlangıç anı olduğunu, dolayısıyla Allah tarafından yaratılmış olduğunu gösterdiğini ortaya koymaktadır.</text:span></text:p>
      <text:p text:style-name="P57">Konuyu tüm yönleri ile ele almakta, her türlü mantıksal ve bilimsel ihtimali değerlendirmekte ve çok ikna edici sonuçlara ulaşmaktadır. Okuduğum tüm eserleri, bir bilgi hazinesi niteliğindedir ve gurura asla yer vermeyen, sade ancak bir o kadar da güçlü tarzının örnekleridir. </text:p>
      <text:p text:style-name="P63"><text:span text:style-name="T5">Mütevazi bir Kuran talebesi olarak, eserleri beni gerçekten aydınlatmaktadır. </text:span><text:span text:style-name="T7">Evrim Aldatmacası</text:span><text:span text:style-name="T5">, </text:span><text:span text:style-name="T7">Evrenin Yaratılışı</text:span><text:span text:style-name="T5">, </text:span><text:span text:style-name="T7">Allah Akılla Bilinir</text:span><text:span text:style-name="T5">, </text:span><text:span text:style-name="T7">Düşünen İnsanlar İçin</text:span><text:span text:style-name="T5"> gibi birkaç kitabını okuma şerefine eriştim. Araştırmaya meraklı tüm Müslümanlara Harun Yahya'nın eserlerini okumalarını ve kendisinin gerçeğin arayışı içinde olan zihinler üzerinde çok derin etkiler oluşturan, farklı bir yazar olduğunu keşfetmelerini öneririm. </text:span></text:p>
      <text:p text:style-name="P60"/>
      <text:p text:style-name="P145">Muhammed Walı Razı</text:p>
      <text:p text:style-name="P145">Pakistan Sindh Bölgesi</text:p>
      <text:p text:style-name="P145">Din İşleri ve Azınlıklar Bakanı</text:p>
      <text:p text:style-name="P16"/>
      <text:p text:style-name="P30"/>
      <text:p text:style-name="P40">Brezilya, Saidul Rahman Mahomed</text:p>
      <text:p text:style-name="P99"/>
      <text:p text:style-name="P99">"HARUN YAHYA'YI OKUMAK, İSLAMİ REHBERLİK ALTINDA </text:p>
      <text:p text:style-name="P99">BİR YOLCULUKTUR."</text:p>
      <text:p text:style-name="P100"/>
      <text:p text:style-name="P63"><text:span text:style-name="T37">H</text:span><text:span text:style-name="T5">arun Yahya'yı okumak İslami rehberlik altında bir yolculuktur. Fikirleri, okumayı zevkli hale getirecek şekilde, çok net ve hikmetlidir. Onun düşüncelerini Portekizce olarak sunmaktan çok heyecan duyuyoruz. İnşallah, Allah onu bu zor ve profesyonel çalışmalarında korusun.</text:span></text:p>
      <text:p text:style-name="P69"/>
      <text:p text:style-name="P145">Saıdul Rahman Mahomed</text:p>
      <text:p text:style-name="P145">Eğitim Yatırımları Vakfı</text:p>
      <text:p text:style-name="P138"/>
      <text:p text:style-name="P18">Pakistan, Idris A. Siddiqui</text:p>
      <text:p text:style-name="P18"/>
      <text:p text:style-name="P99">"KİTAPLARI, İSLAM'IN GERÇEK ANLAMINI VE ALLAH'IN TÜM </text:p>
      <text:p text:style-name="P99">EVRENİN YARATICISI OLDUĞUNU AÇIK VE NET OLARAK GÖSTERDİ."</text:p>
      <text:p text:style-name="P16"/>
      <text:p text:style-name="P63"><text:span text:style-name="T12">M</text:span><text:span text:style-name="T5">üslümanlar uzun süreden beri dünya genelinde çeşitli saldırı ve ithamlara maruz kalıyorlardı... Bu süre boyunca saldırılara karşı güçlü bir ses yoktu... Kardeşimiz Harun Yahya gelene kadar. Müslümanların tüm bu yaşananlara karşı kendileri adına konuşacak güçlü büyük bir sese ihtiyaçları vardı. Harun Yahya'nın çalışmaları zamanla gelişti, hem Müslümanlara hem de diğer insanlara hitap eden sözleri tüm dünyaya ulaştı. Kitapları, İslam'ın gerçek anlamını ve Allah'ın tüm evreni yaratmış olduğunu açık ve net olarak gösterdi. Çalışmalarının içeriği çok dengelidir ve birçok delile dayalıdır. Harun Yahya, eserlerinde çeşitli araştırmalara yer verir ve Allah'ın varlığının delillerini ve varoluşumuzdaki mucizeleri gözler önüne serer. Ona en iyi dileklerimizi iletiyoruz. Tüm dünyanın gerçek İslam'ı öğrenmesi için yazmaya devam etmesi ve daha pek çok başarılı projeler üretmesi için dua ediyoruz. </text:span></text:p>
      <text:p text:style-name="P69"/>
      <text:p text:style-name="P145">Idrıs A. Sıddıquı</text:p>
      <text:p text:style-name="P145">Mutual Cable-TV Network İdari Direktörü</text:p>
      <text:p text:style-name="P138"/>
      <text:p text:style-name="P18">Ekvator, Juan Suquillo</text:p>
      <text:p text:style-name="P18"/>
      <text:p text:style-name="P99">"BU ESERLER, BİLGİ VERİCİ BİLİMSEL İÇERİKLERİ VE HERKES TARAFINDAN </text:p>
      <text:p text:style-name="P99">KOLAYCA ANLAŞILABİLEN SADE ANLATIMLARI İLE ÇOK ETKİLİ OLUYORLAR."</text:p>
      <text:p text:style-name="P100"/>
      <text:p text:style-name="P63"><text:span text:style-name="T37">H</text:span><text:span text:style-name="T5">arun Yahya müstear ismi ile hazırlanan bu eserler için sizi tebrik etmek isterim. Bu eserler, bilgi verici bilimsel içerikleri ve herkes tarafından kolayca anlaşılabilen sade anlatımları ile çok etkili oluyorlar. </text:span></text:p>
      <text:p text:style-name="P57"><text:s/>Allah'ın dilemesi ve yardımı ile bu, dünyanın yeni düzeninde Kuran ahlakının hakim olması için çok önemli bir adımdır. </text:p>
      <text:p text:style-name="P69"/>
      <text:p text:style-name="P145"><text:soft-page-break/>Juan Suquıllo </text:p>
      <text:p text:style-name="P145">Ekvator İslami Merkezi Başkanı</text:p>
      <text:p text:style-name="P138"/>
      <text:p text:style-name="P18">Bahreyn, Habib Toumi</text:p>
      <text:p text:style-name="P18"/>
      <text:p text:style-name="P4">"PAHA BİÇİLMEZ BİR SANATSAL ANLAYIŞA SAHİP OLAN HARUN YAHYA'NIN ESERLERİNİ OKUMAK HER ZAMAN BÜYÜK BİR ZEVK KAYNAĞI OLMUŞTUR."</text:p>
      <text:p text:style-name="P100"/>
      <text:p text:style-name="P63"><text:span text:style-name="T41">P</text:span><text:span text:style-name="T5">aha biçilmez bir sanatsal anlayışa sahip olan ve bizlere İslami değerleri dahice öğretilerle sunan Harun Yahya'nın kitaplarını okumak her zaman büyük bir zevk kaynağı olmuştur.</text:span></text:p>
      <text:p text:style-name="P69">İslam hakkında binlerce kitap yazılmış fakat çok azı binlerce insanın ideolojileri ve düşünceleri üzerinde etki oluşturmak iddiasında bulunabilmiştir. </text:p>
      <text:p text:style-name="P69">Harun Yahya'nın en büyük erdemlerinden biri, iddialarını her eğitim seviyesinden okuyucuyu dikkate alarak çok titiz ve mantıksal bütünlük içinde sunabilmesidir. Gerektiğinde okuyucuya ihtiyacı olan temel bilgileri de verir ve okuyucunun dikkatini açık tutmak için tekrardan ve gösterişli ifadelerden kaçınır. Hiçbir zaman ana fikirden uzaklaşmaz ve her zaman duygusal tuzaklardan uzak durur. Onun İslami konularda çalışma yapan en önemli yazarlardan birisi olmasını sağlayan özelliklerinden biri de, okuyucunun zekasını göz önünde bulundururak ilgi ve merak uyandırabilme yeteneğidir. </text:p>
      <text:p text:style-name="P69">Lütfen, bu çok önemli kitap ve makaleler için mektubumda belirttiğim derin minnettarlığımı kabul edin.</text:p>
      <text:p text:style-name="P69"/>
      <text:p text:style-name="P145">Habıb Toumı </text:p>
      <text:p text:style-name="P145">Bahrain Tribune </text:p>
      <text:p text:style-name="P145">Editör Yardımcısı</text:p>
      <text:p text:style-name="P138"/>
      <text:p text:style-name="P16">Pakistan, Dr. Najib ul Haq</text:p>
      <text:p text:style-name="P103"/>
      <text:p text:style-name="P103">"Harun Yahya İslami literatürde yeni bir dönem başlatmıştır." </text:p>
      <text:p text:style-name="P100"/>
      <text:p text:style-name="P63"><text:span text:style-name="T25">B</text:span><text:span text:style-name="T5">ir elmanın ağaçtan yere düşüşünü pek çok insan görmüştür, ancak bu gözlemi neticesinde yerçekimi kanunlarını keşfeden ilk kişi Newton olmuştur. Kuran'da insanlara Allah'ın yarattığı varlıklar üzerine düşünmeleri bildirilmiştir. Ne var ki, bunlar üzerine çok az insan gereği gibi düşünür ve Allah'ın varlığının delillerinin ve varlıklardaki mucizelerin farkına varabilir. Bazı akademisyenlerin özellikle de Müslüman akademisyenlerin bu konuda çalışmaları olmuştur, ancak Harun Yahya bu konuda yepyeni bir yol oluşturmuştur. Şunu kesinlikle söyleyebilirim ki, Harun Yahya İslami literatürde yeni bir dönem başlatmıştır.</text:span></text:p>
      <text:p text:style-name="P69">Dinin her zaman bilimin karşısında yer aldığı düşünülmüştür. Günümüzde dahi, din ile bilimin birbiriyle uyumlu olmadığını iddia eden ekoller bulunmaktadır. Ne yazık ki, bazı Müslüman "akademisyenler" de bu yalan propagandanın etkisi altında kalmaktadırlar. Halbuki İslam, bilimi inancın bir parçası haline getiren tek dindir. Müslüman akademisyenler dini anlatmak için farklı yöntemler ve <text:soft-page-break/>metodlar kullanmışlardır. Ne var ki, dini Allah'ın yaratılış sanatını gözler önüne sererek anlatma çabası neredeyse yok denecek kadar azdır. Kuran'da insanlara evrendeki yaratılış sanatı üzerinde düşünmeye vakit ayırmaları bildirilmiştir. Harun Yahya'nın eserlerini okuyup inceledikten sonra, bu eserlerdeki ana noktanın, Kuran'da yüzlerce defa vurgulanan 'tefekkür edin' yani 'düşünün' emri olduğunu gördüm. Bu eserler insanı, Yaratıcımız ve evren hakkında düşünmek için teşvik ediyor. Ayrıca insanların ve evrenin neden yaratılmış olduğunu düşünmenizi sağlıyor. Bilimsel delillerinin birer birer İslami gerçeği daha da açığa çıkarmaya başladığını gösteriyor. Bilim ile İslam hiçbir zaman çelişmez. Tam tersine, yapılan her yeni bilimsel keşif Allah'ın yaratma sanatını gösterir ve bu, imanlarımızın daha da güçlenmesine aracı olur.</text:p>
      <text:p text:style-name="P65"><text:span text:style-name="T5">Harun Yahya'nın kitaplarında ele alınan konular çok çeşitli. Bir yanda insan vücudundaki mucizeler üzerine (</text:span><text:span text:style-name="T7">Savunma Sistemindeki Mucize </text:span><text:span text:style-name="T5">ya da </text:span><text:span text:style-name="T7">Gözdeki Mucize</text:span><text:span text:style-name="T5"> gibi) düşünmenizi sağlıyor, diğer yandan evrendeki düzen ve sırlar üzerine (</text:span><text:span text:style-name="T7">Evrenin Yaratılışı</text:span><text:span text:style-name="T5"> veya </text:span><text:span text:style-name="T7">Atomdaki Mucize</text:span><text:span text:style-name="T5"> gibi) düşünmenize aracı oluyor. Darwinizm'in tüm iddialarını da çok etkili bir şekilde cevaplıyor, hem sunduğu deliller ve ispatlarla hem de bazı "akademisyenler" tarafından yapılan sahtekarlıkları gözler önüne sererek Darwinizm'i tereddütsüz olarak yenilgiye uğratıyor. </text:span></text:p>
      <text:p text:style-name="P69">O, İslam'a yeni bir bakış açısıyla bakan ve bunu bilimsel ve mantıksal delillerle sunan bir yazar. Tıbbi literatürde, 'kanıta dayalı ilaç' olarak tanımladığımız durumlar vardır. Harun Yahya işte tam bunu yapıyor ve bizlere 'kanıta dayalı İslam'ı sunuyor. Deliller ise, Allah'ın doğayı yarattığı ilk günden beri doğada kusursuz olarak işleyen kanunların eseri. </text:p>
      <text:p text:style-name="P69">Allah, ona ahirette çalışmalarının karşılığını versin. Bize düşen görev ise, en azından onun eserlerini okumak, İslami literatüre yaptığı bu katkıyı yayarak ona destek olmaktır.</text:p>
      <text:p text:style-name="P69"/>
      <text:p text:style-name="P145">Najıb ul Haq</text:p>
      <text:p text:style-name="P145">Profesör, Khyber Tıp Okulu</text:p>
      <text:p text:style-name="P145">Peşaver, Pakistan,</text:p>
      <text:p text:style-name="P138"/>
      <text:p text:style-name="P16">Malezya, Dr. Mohammed Arif Kasmo</text:p>
      <text:p text:style-name="P16"/>
      <text:p text:style-name="P16">"Harun Yahya'nın çalışmaları insanlığı kurtaracak büyük bir umut ışığıdır. Onun çalışmaları dünya çapında tanınıyor ve pek çok insanın Allah'a teslim olmasına aracı oluyor."</text:p>
      <text:p text:style-name="P16"/>
      <text:p text:style-name="P63"><text:span text:style-name="T12">D</text:span><text:span text:style-name="T5">ünya bir kriz içinde. İnsanlar Allah'ı ve O'nun sistemini inkar ettikleri için pek çok sıkıntı ve krizle yüzyüze kalıyorlar. Dünya çapında yaşanan sosyo-ekonomik ve çevre sorunları, ahlaki çöküntü ve ruhsal sıkıntılar inkarın neden olduğu problemlerin bazılarıdır. Bilim kendisini İslami temelden ayırdığı ve Batı tarafından inşa edilen agnostik ve ateistik yöntemlere uymaya başladığı günden beri, yarardan çok zarar vermiştir. Batı'nın bilim anlayışı antik Yunan materyalizmini güçlendirmiştir ve bu da menfaatçilik, faşizm, hedonizm, gibi bir dizi ateist felsefenin ortaya çıkmasına neden olmuştur. Bu felsefelere inanan insanlar yanlış yollara girmiş, bu felsefeler insanları sonu gelmeyen sorunların ve belaların içine düşürmüştür. Zengin olanın fakir olanı ezdiği ve güçsüzün güçlü olana kayıtsız şartsız uyduğu bir sistem </text:span><text:soft-page-break/><text:span text:style-name="T5">ortaya çıkmıştır. İnsanlığı bu uçurumdan çıkarabilecek bir umut kaynağı var mıdır? Evet, eğer insanlar Allah'ın varlığını ve O'nun sistemini kabul ederlerse bu belalardan kurtulabilirler. </text:span></text:p>
      <text:p text:style-name="P69">Harun Yahya'nın çalışmaları insanlığı kurtaracak büyük bir umut ışığıdır. Onun çalışmaları dünya çapında tanınıyor ve pek çok insanın Allah'a teslim olmasına aracı oluyor. Kuran ve bilim üzerine ve diğer konular üzerine hazırlanan tüm kitaplar, bilginin tek güvenilir kaynak olduğu yönündeki yanlış inancı yerle bir etmiştir. İndirildiği günden beri, nobel ödüllü Walid bin Mughairah ve Ömer Hattab gibi pek çok ünlü insanı edebi güzelliği ve dili ile kendisine hayran bırakan Kuran-ı Kerim’in bugün de bilimsel olarak pek çok mucizesi ispatlanmıştır. Harun Yahya'nın bu alandaki çalışmaları, övgüye değer çalışmalardır ve İslam'ı ve öğretilerini tanımak isteyen herkes tarafından mutlaka okunmalıdır. </text:p>
      <text:p text:style-name="P57"/>
      <text:p text:style-name="P145">Dr. Mohammad Arif kasmo</text:p>
      <text:p text:style-name="P145">Kebangsaan Üniversitesi</text:p>
      <text:p text:style-name="P145">Genel Çalışmalar Merkezi</text:p>
      <text:p text:style-name="P145">Malezya</text:p>
      <text:p text:style-name="P138"/>
      <text:p text:style-name="P16">Rusya, Dr. Maksut Sadikov</text:p>
      <text:p text:style-name="P16"/>
      <text:p text:style-name="P16">"Kitapların okul ve akademik kuruluşların eğitim programına </text:p>
      <text:p text:style-name="P16">konulması geleceğimiz için büyük bir başarı olur."</text:p>
      <text:p text:style-name="P16"/>
      <text:p text:style-name="P63"><text:span text:style-name="T37">H</text:span><text:span text:style-name="T5">arun Yahya son on yılda Darwinizm yalanına karşı en güçlü bilim savaşını başlatan tanınmış bilim yazarlarındandır. Yazarın okuyuculara açıkladığı bilimsel gerçekler ve mantıklı deliller bilim açısından hiçbir ispatı olmayan Darwinizm yalanını çok açık şekilde herkese anlatmakta ve herşeyi yaratan ve insanın bildiği ve bilmediği olayların, tüm alemlerin tek sahibi, Yüce Allah'ın varlığının apaçık delillerini, gerçek büyüklüğünü göstermektedir.</text:span></text:p>
      <text:p text:style-name="P69">Harun Yahya'nın Rusçaya çevrilmiş olan kitapları anlaşılır, kolay ve bir nefeste okunacak üslupta yazılmış olup, insanlar tarafından büyük bir ilgi ile karşılanmaktadır. Ayrıca bu kitaplar üniversite öğrencilerinden lise öğrencilerine kadar pek çok çevre için çok faydalı ve zengin bir bilgi temelini oluşturmaktadırlar. Kitapların okul ve akademik kuruluşların eğitim programına konulması geleceğimiz için büyük bir başarı olur.</text:p>
      <text:p text:style-name="P69"/>
      <text:p text:style-name="P145">Maksut Sadıkov</text:p>
      <text:p text:style-name="P145">Moskova Mühendislik </text:p>
      <text:p text:style-name="P145">Üniversitesi</text:p>
      <text:p text:style-name="P145">Felsefe Bilimleri Doktoru, Bakan Danışmanı</text:p>
      <text:p text:style-name="P138"/>
      <text:p text:style-name="P18">Kazakistan, Nurali Oseroglu/Duysen Serjan</text:p>
      <text:p text:style-name="P18"/>
      <text:p text:style-name="P99">"BU ESERLERİN DEVLET TELEVİZYONU VE RADYO KANALLARI </text:p>
      <text:p text:style-name="P99">ARACILIĞI İLE TOPLUMA TANITILMASI GEREKTİĞİNİ DÜŞÜNÜYORUZ."</text:p>
      <text:p text:style-name="P100"><text:soft-page-break/></text:p>
      <text:p text:style-name="P63"><text:span text:style-name="T37">K</text:span><text:span text:style-name="T5">azakistan Cumhuriyeti Kazak Devlet Hukuk Akademisi'nin İslam Kanunlarını Araştırma Merkezi'nden Harun Yahya'nın bilimsel çalışmaları ile ilgili görüşümüzdür:</text:span></text:p>
      <text:p text:style-name="P65"><text:span text:style-name="T5">Kutsal Kuran'ın –Allah'ın sözü olduğunu hem bilimin hem ilim adamlarının yeniden idrak etmeye başladığı bu zamanda- </text:span><text:span text:style-name="T7">Kuran Mucizeleri</text:span><text:span text:style-name="T5">,</text:span><text:span text:style-name="T7"> Evrim Teorisinin Çöküşü</text:span><text:span text:style-name="T5">, </text:span><text:span text:style-name="T7">Hücredeki Mucize</text:span><text:span text:style-name="T5"> gibi video kasetlerinin seyircilere, ders almak isteyenlere katkısı çok büyüktür. Kuran'ın sırları zamanla açıldıkça, tüm insanlar Yaratıcımızın varlığını kavrayacak, dolayısıyla bütün evreni sadece Allah'ın yarattığını ve evrenin sadece O'nun kanununa uyduğunu derinden anlayacaklardır. Bu kasetler özellikle İslam'ın esaslarını öğrenen öğrencilerin dersi iyi anlamalarına imkan sağlamaktadır. Ayrıca, bu eserlerin devlet televizyonu ve radyo kanalları aracılığıyla topluma tanıtılması gerektiğini düşünüyoruz. </text:span></text:p>
      <text:p text:style-name="P69"/>
      <text:p text:style-name="P145">Profesör Nurali Oseroglu</text:p>
      <text:p text:style-name="P145">Kazakistan Cumhuriyeti</text:p>
      <text:p text:style-name="P145">Bilim Ve Eğitim Bakanlığı</text:p>
      <text:p text:style-name="P145">Kazak Devlet </text:p>
      <text:p text:style-name="P145">Hukuk Akademisi</text:p>
      <text:p text:style-name="P145"/>
      <text:p text:style-name="P145">Duysen Serjan</text:p>
      <text:p text:style-name="P145">Doğubilimci – Arap dili dil bilimci</text:p>
      <text:p text:style-name="P138"/>
      <text:p text:style-name="P27"><text:span text:style-name="T6">Kazakistan, </text:span><text:span text:style-name="T31">Nur Ahmed Mutaliev</text:span></text:p>
      <text:p text:style-name="P18"/>
      <text:p text:style-name="P99">"ÜNİVERSİTEMİZİN ÖĞRETMEN VE ÖĞRENCİLERİ </text:p>
      <text:p text:style-name="P99">ESERLERİNİZE BÜYÜK MERAK VE İLGİ DUYUYORLAR."</text:p>
      <text:p text:style-name="P100"/>
      <text:p text:style-name="P63"><text:span text:style-name="T53">H</text:span><text:span text:style-name="T5">ürmetli Adnan Oktar Beyefendi,</text:span></text:p>
      <text:p text:style-name="P69">Sizin pek çok farklı dilde yayınlanan, Yaratıcımızın varlığını ilmi delillerle ispatladığınız 180'i aşkın kitabınız, gerçekten tüm insanların kalbine manevi güç ve iman nurunu aşılıyor. Üniversitemizin öğretmen ve öğrencileri sizin eserlerinize büyük merak ve ilgi duyuyorlar. </text:p>
      <text:p text:style-name="P69">İleride bu kitaplarınızı Kazak dilinde de yayınlamanızı rica ediyoruz. Bu faaliyet birçok Müslümanın en içten arzusunu karşılayacaktır. Size sağlıklı günler, hizmetinizde başarılar dilerim.</text:p>
      <text:p text:style-name="P69"/>
      <text:p text:style-name="P145">Profesör Nur Ahmed Mutalıev</text:p>
      <text:p text:style-name="P145">Uluslararası Kazak–Arab Üniversitesi<text:tab/></text:p>
      <text:p text:style-name="P145">Universite rektörü <text:tab/> </text:p>
      <text:p text:style-name="P138"/>
      <text:p text:style-name="P18">Kazakistan, Haliullah Madjanov</text:p>
      <text:p text:style-name="P18"/>
      <text:p text:style-name="P99">"GÜNÜMÜZDEBİZİM EN ÇOK İHTİYAÇ DUYDUĞUMUZ </text:p>
      <text:p text:style-name="P99">MANEVİ GIDA, YARADAN RABBİMİZİTANITAN SİZİNKİTAPLARINIZDIR!"</text:p>
      <text:p text:style-name="P100"><text:soft-page-break/></text:p>
      <text:p text:style-name="P63"><text:span text:style-name="T52">H</text:span><text:span text:style-name="T5">ürmetli ve saygıdeğer Adnan Oktar Beyefendi,</text:span></text:p>
      <text:p text:style-name="P69">Mübarek Ramazan Bayramınızı kutlar, Allah yolunda yaptığınız hizmetleriniz için en içten şükranlarımı sunarım. </text:p>
      <text:p text:style-name="P69">Allah size sıhhat, uzun ömür, hizmetlerinize otorite, büyük başarılar versin!</text:p>
      <text:p text:style-name="P69">Yaratıcımız Allah'ı tanıtan ve ilmi ispatlar sunan 150 kadar kitap ve kasetinizin 13 yabancı dile çevrilip, 54 ülkede dağıtılması çok büyük hizmettir.</text:p>
      <text:p text:style-name="P69">Sizden bu çalışmalarınızı Kazak dilinde de yayınlamanızı rica ederim.</text:p>
      <text:p text:style-name="P69">Biz 74 sene boyunca maymundan geldiğimize inanmak zorunda bırakılan, Allah'ın varlığını bilmeyen, dinsiz bir halka dönüştürüldük. Günümüzde bizim en çok ihtiyaç duyduğumuz manevi gıda, Yaradan Rabbimizi tanıtan işte sizin kitaplarınızdır!</text:p>
      <text:p text:style-name="P69">Ben sizin eserlerinizi büyük merakla okuyorum. Allah nasip ederse, eğer siz davet ederseniz, sizin konferanslarınıza katılmak, nasihatlarınızı dinlemek, yüzyüze görüşmek isterdim.</text:p>
      <text:p text:style-name="P69">Sizin de Kazakistan'a, ata yurda gelmenizi rica ederiz! Görüşmek üzere hoşça kalın!</text:p>
      <text:p text:style-name="P145"/>
      <text:p text:style-name="P145">Halıullah Madjanov</text:p>
      <text:p text:style-name="P145">İhlas Sosyal Gençler Topluluğu</text:p>
      <text:p text:style-name="P145">Ömir Dergisi Baş Redaktörü</text:p>
      <text:p text:style-name="P145">İhlas derneği müdürü </text:p>
      <text:p text:style-name="P138"/>
      <text:p text:style-name="P27"><text:span text:style-name="T6">Kazakistan, </text:span><text:span text:style-name="T31">Abuzarova C.Ş.</text:span></text:p>
      <text:p text:style-name="P18"/>
      <text:p text:style-name="P99">"KÜTÜPHANE OLARAK, OKURLARIMIZI BU ESERLER VE VİDEO </text:p>
      <text:p text:style-name="P99">KASETLER İLE TANIŞTIRMAK İÇİN YOĞUN ÇABALAR GÖSTERİYORUZ."</text:p>
      <text:p text:style-name="P100"/>
      <text:p text:style-name="P63"><text:span text:style-name="T52">H</text:span><text:span text:style-name="T5">arun Yahya'nın insana manevi zenginlik sunan kitapları ve video kasetlerinden kütüphaneye büyük bir sergi kuruldu. Kütüphane okurları, özellikle, Arap Dili Koleji'nin öğrencileri sergiye büyük merak göstererek eserlerle tanıştılar. </text:span><text:span text:style-name="T7">Düşünen İnsanlar İçin</text:span><text:span text:style-name="T5">, </text:span><text:span text:style-name="T7">Kavimlerin Helakı</text:span><text:span text:style-name="T5">, </text:span><text:span text:style-name="T7">Evrim Aldatmacası</text:span><text:span text:style-name="T5"> gibi kitaplar o kadar değerlidir ki, onların içerdiği bilgiler ilmi şekilde ispatlanmış, incelenmiş ve akıcı bir dille okuyucuya aktarılmıştır. Kitapların içinde tekrarlara yer yoktur. Okurların kitaplara olan merakı her geçen gün artmaktadır.</text:span></text:p>
      <text:p text:style-name="P69">Türk Halkları Kültür Vakfı'nın milletin yarını olan gençlerin bilgisini artırmayı, zekasını geliştirmeyi, edebiyata karşı heveslerini kaybetmemeleri için katkıda bulunmayı amaçlayan faaliyetleri çok hayırlı bir iştir. Kazakistan kütüphanelerindeki manevi değeri yüksek eserlerin sayısı arttıkça, pek çok genç okurun dünya görüşünün olumlu yönde değişeceği ve gençlerin bu eserlerin sırlarını dikkatle inceleyecekleri açıktır.</text:p>
      <text:p text:style-name="P65"><text:span text:style-name="T5">Biz kütüphane olarak, okurlarımızı bu eserler ve video kasetler ile tanıştırmak için yoğun çabalar gösteriyoruz. Düzenlenen bu sergi alanında, kolej öğrencileri ile vakıf temsilcilerinin arasında tanıtım programları yapıldı. Ay boyunca yapılan çalışmalar hakkında medyada geniş haberlere yer verildi. </text:span><text:soft-page-break/><text:span text:style-name="T5">Örneğin Aralık ayında </text:span><text:span text:style-name="T7">Kazakistan TV'</text:span><text:span text:style-name="T5">de sergi ile ilgili üç defa haber yapıldı ve radyolarda da bu haberler yayınlandı. Ayrıca </text:span><text:span text:style-name="T7">Almatı Akşamı</text:span><text:span text:style-name="T5"> gazetesinde bu kitapların sergisi hakkında makale yayınlandı.</text:span></text:p>
      <text:p text:style-name="P69"/>
      <text:p text:style-name="P145">Abuzarova C. Ş. </text:p>
      <text:p text:style-name="P145">Kazakistan Cumhuriyeti Kültür Bakanlığı</text:p>
      <text:p text:style-name="P145">Devlet Gençler </text:p>
      <text:p text:style-name="P145">Kütüphanesi Müdürü</text:p>
      <text:p text:style-name="P145"/>
      <text:p text:style-name="P47"><text:span text:style-name="T4">Güney-Kazakistan Bölgesi</text:span><text:span text:style-name="T69">, </text:span><text:span text:style-name="T4">A. Amireev</text:span></text:p>
      <text:p text:style-name="P139"/>
      <text:p text:style-name="P99">"BU KİTAPLAR SAYESİNDE BİRÇOK YENİ BİLGİYE SAHİP OLUYORUZ."</text:p>
      <text:p text:style-name="P100"/>
      <text:p text:style-name="P63"><text:span text:style-name="T25">A</text:span><text:span text:style-name="T5">bdul-Hamid Hattani Camisi'nin istişare grubu olarak sizin mükemmel kitap ve kasetleriniz elimize ulaştığı için çok sevindik. Bu kitaplar sayesinde birçok yeni bilgiye sahip oluyoruz. Ama maalesef bu eserler henüz Kazak dilinde değil. Sizden ricamız bu kitap ve kasetleri Kazak dilinde de yayınlamanız.</text:span></text:p>
      <text:p text:style-name="P69">Allah'ın Hak olduğunu anlatmak ve Allah'ın varlığını delilleri ile ispatlamak için yaptığınız salih amellerin sürekli olmasını dileriz. Allah'tan sağlık, hizmetlerinize otorite, başarılar dilerim.</text:p>
      <text:p text:style-name="P69">Derin hürmetler, </text:p>
      <text:p text:style-name="P145">Abdul-hamid Hattan Camisi</text:p>
      <text:p text:style-name="P145">Baş imam, A. Amıreev</text:p>
      <text:p text:style-name="P145">Güney-Kazakistan Bölgesi Simkent Şehri</text:p>
      <text:p text:style-name="P138"/>
      <text:p text:style-name="P144"><text:span text:style-name="T4">Güney-Kazakistan Bölgesi</text:span><text:span text:style-name="T69">, O. D. Dayırbekov</text:span></text:p>
      <text:p text:style-name="P139"/>
      <text:p text:style-name="P99">"KASETLERİNİZİ ÖĞRENCİLERİMİZ BÜYÜK </text:p>
      <text:p text:style-name="P99">BİR MEMNUNİYETLE SEYREDİYORLAR."</text:p>
      <text:p text:style-name="P100"/>
      <text:p text:style-name="P63"><text:span text:style-name="T25">S</text:span><text:span text:style-name="T5">izin </text:span><text:span text:style-name="T7">Hücredeki Mucize</text:span><text:span text:style-name="T5">; </text:span><text:span text:style-name="T7">Evrim Teorisinin Çöküşü</text:span><text:span text:style-name="T5">; </text:span><text:span text:style-name="T7">Evrim Aldatmacası</text:span><text:span text:style-name="T5"> adlı kitaplarınızdan hazırlanmış kasetlerinizi Ömir dergisinin baş redaktörü, İhlas Derneği'nin Müdürü'nün aracılığıyla seyrettik.</text:span></text:p>
      <text:p text:style-name="P69">Sizin 150 kadar kitap ve video kasetinizin 13 dile çevrilip, 54 ülkede yayınlanmakta olduğunu duyduk. İleride kitaplarınızın Kazak diline de çevirilip yayınlanacağına inanıyoruz.</text:p>
      <text:p text:style-name="P69">Kasetlerinizi öğrencilerimiz çok memnuniyetle seyrediyorlar ve öğrencilerimizin çoğu Kazak. Ve kitaplarınızı Kazak dilinde görmeyi temenni ediyoruz.</text:p>
      <text:p text:style-name="P69">Ayrıca aşağıdaki listedeki kitap ve kasetlerinizi öğrencilerimizin okuyup seyretmesini arz ediyoruz:</text:p>
      <text:p text:style-name="P65"><text:span text:style-name="T5">1. </text:span><text:span text:style-name="T7">Kuran Mucizesi</text:span><text:span text:style-name="T5">, 2. </text:span><text:span text:style-name="T7">İnsanın Yaratılışı</text:span><text:span text:style-name="T5">, 3. </text:span><text:span text:style-name="T7">Kuran Bilime Yol Gösterir</text:span><text:span text:style-name="T5">, 4. </text:span><text:span text:style-name="T7">Tohum Mucizesi</text:span><text:span text:style-name="T5">, 5. </text:span><text:span text:style-name="T7">Savunma Sistemi Mucizesi,</text:span><text:span text:style-name="T5"> 6. </text:span><text:span text:style-name="T7">Hormon Mucizesi</text:span><text:span text:style-name="T5">, 7. </text:span><text:span text:style-name="T7">Hücredeki Mucize</text:span><text:span text:style-name="T5">, 8.</text:span><text:span text:style-name="T7"> Gerçekler 1-2,</text:span><text:span text:style-name="T5"> 9. </text:span><text:span text:style-name="T7">İnsanın Yaratılış Mucizesi</text:span><text:span text:style-name="T5">, 10. </text:span><text:span text:style-name="T7">Allah Akılla Bilinir</text:span><text:span text:style-name="T5">, 11. </text:span><text:span text:style-name="T7">Darwinizm'in Sonu, </text:span><text:span text:style-name="T5">12. </text:span><text:span text:style-name="T7">Allah İçin Yaşamak</text:span><text:span text:style-name="T5">, 13. </text:span><text:span text:style-name="T7">Kuran'dan Genel Bilgiler.</text:span></text:p>
      <text:p text:style-name="P69">Görüşmek üzere hoşçakalın!</text:p>
      <text:p text:style-name="P69">Derin saygıyla,</text:p>
      <text:p text:style-name="P145"/>
      <text:p text:style-name="P145">O. D. Dayırbekov</text:p>
      <text:p text:style-name="P145">GKDTA rektör, Profesör</text:p>
      <text:p text:style-name="P145">Kazakistan Devleti Sağlık </text:p>
      <text:p text:style-name="P145">Bakanlığı</text:p>
      <text:p text:style-name="P145">Güney-Kazakistan Tıp Akademisi</text:p>
      <text:p text:style-name="P138"/>
      <text:p text:style-name="P30"/>
      <text:p text:style-name="P40">Kazakistan, Dayrabay Risbay</text:p>
      <text:p text:style-name="P18"/>
      <text:p text:style-name="P99">"HARUN YAHYA'NIN BU ÇALIŞMALARININ DİNİMİZ İSLAM'I </text:p>
      <text:p text:style-name="P99">TEBLİĞ ETMEKTE ÖNEMİ ÇOK BÜYÜKTÜR."</text:p>
      <text:p text:style-name="P100"/>
      <text:p text:style-name="P63"><text:span text:style-name="T54">K</text:span><text:span text:style-name="T5">MDY'nin Dini Eğitim, Vaaz-Nasihat Bölümü Türk ilim adamı Harun Yahya Beyefendinin </text:span><text:span text:style-name="T7">Evrim Aldatmacası</text:span><text:span text:style-name="T5">, </text:span><text:span text:style-name="T7">Düşünen İnsanlar İçin</text:span><text:span text:style-name="T5">, </text:span><text:span text:style-name="T7">Karınca Mucizesi</text:span><text:span text:style-name="T5"> isimli kitaplarını ve listedeki video kasetlerini, </text:span></text:p>
      <text:p text:style-name="P65"><text:span text:style-name="T5">1. </text:span><text:span text:style-name="T7">Evrim Teorisinin Çöküşü</text:span></text:p>
      <text:p text:style-name="P65"><text:span text:style-name="T5">2. </text:span><text:span text:style-name="T7">İnsanın Yaradılışı</text:span></text:p>
      <text:p text:style-name="P65"><text:span text:style-name="T5">3. </text:span><text:span text:style-name="T7">Denizler Altındaki İhtişam</text:span></text:p>
      <text:p text:style-name="P65"><text:span text:style-name="T5">4.</text:span><text:span text:style-name="T7"> Doğadaki Mimarlar</text:span></text:p>
      <text:p text:style-name="P65"><text:span text:style-name="T5">5. </text:span><text:span text:style-name="T7">Hücredeki Mucize</text:span></text:p>
      <text:p text:style-name="P65"><text:span text:style-name="T5">6. </text:span><text:span text:style-name="T7">Kuran Mucizeleri</text:span></text:p>
      <text:p text:style-name="P69">incelerken, bu kitapların ve kasetlerin İslam dinine;Kur'an-ı Kerim ayetleri ile Peygamberimiz Muhammed Mustafa (s.a.v.)'nın hadis-i şeriflerine, ehli-sünnet vel-cemaat akidesine uygun şekilde yazılmış olduğunu gördü. Harun Yahya'nın bu çalışmalarının dinimiz İslam'ı anlatmakta önemi çok büyüktür. Sözü edilen eserler ilim ve teknolojinin en son gelişmelerine dayanılarak hazırlanmıştır. İlim adamları ve yüksek okul öğrencilerine, orta okul öğrencilerine ve aydınlar sınıfına öz dinimizi ilmi şekilde tanıtmak için faydalı ve değerli çalışmalar olduğunu özellikle belirtmek istiyoruz.</text:p>
      <text:p text:style-name="P69">Harun Yahya Beyefendiye Yüce Allah'tan İslam dininin manevi değerlerini tebliğ etme hizmetinde başarılarının devamını dileriz.</text:p>
      <text:p text:style-name="P145">Dayrabay Rısbay</text:p>
      <text:p text:style-name="P145">Kazakistan Müslümanları Dini Yönetimi Dini Eğitim Vaaz-Nasihat </text:p>
      <text:p text:style-name="P145">Bölümü Yöneticisi</text:p>
      <text:p text:style-name="P138"/>
      <text:p text:style-name="P18">Kazakistan, M. Tölegen</text:p>
      <text:p text:style-name="P18"/>
      <text:p text:style-name="P99">"SİZİN KİTAPLARINIZA BÜYÜK İHTİYAÇ VAR."</text:p>
      <text:p text:style-name="P100"/>
      <text:p text:style-name="P63"><text:span text:style-name="T55">S</text:span><text:span text:style-name="T5">izin birçok hizmetinizin meyvesini Allah vermiştir. Kuran Öğrenme Merkezimiz'deki öğretmenler ve öğrenciler topluluğu kitap ve kasetlerinizi seyrettiler ve çok memnun oldular. Ne kadar ülkede, ne kadar dillerde yayınlanıyor olduğunu duyuyoruz. Biz Kazak Türkleri olan bir milletiz. Sizden ricamız bu kitapları ve kasetleri Kazak diline de çevirip yayınlamanız. Çünkü pek çok Kazak genci başka dinlere yöneliyor. Bunun önünü almak için sizin kitaplarınıza büyük ihtiyaç var.</text:span></text:p>
      <text:p text:style-name="P69">Allah size ve arkadaşlarınıza muvaffakiyet ve sağlık versin.</text:p>
      <text:p text:style-name="P69"/>
      <text:p text:style-name="P145">M. Tölegen</text:p>
      <text:p text:style-name="P145">Daral-Arkam Kuran-ı Kerim </text:p>
      <text:p text:style-name="P145">Eğitim Merkezi</text:p>
      <text:p text:style-name="P145">Müdür yardımcısı</text:p>
      <text:p text:style-name="P18"><text:soft-page-break/>Kazakistan, Ongar Haci Emirbek</text:p>
      <text:p text:style-name="P18"/>
      <text:p text:style-name="P4">"TÜRKİYE'NİN BİLİM VE MANEVİYAT ALANLARINDA NE DENLİ YÜKSEKLERE ULAŞTIĞINA ŞAHİT OLMAK İSTİYORSANIZ, HARUN YAHYA'NIN KİTAPLARINI OKUYUNUZ."</text:p>
      <text:p text:style-name="P100"/>
      <text:p text:style-name="P63"><text:span text:style-name="T57">G</text:span><text:span text:style-name="T5">ünümüzdeki gelişmiş Türkiye'nin bilim ve maneviyat, din ve fikir alanlarında ne denli yükseklere ulaştığına şahit olmak istiyorsanız, üstün kabiliyetli vatan evladı Harun Yahya müstear ismiyle hemen hemen bütün insanlığa ulaşmış olan Adnan Oktar kardeşimizin yazdığı kitapları okuyunuz, hazırladığı CD'lerini izleyip düşününüz. Hakikaten onun eserlerinden alacaklarınız çoktur, manevi zenginlik kazanırsınız, düşünce ufkunuz genişler. Üstün fikirli olduğunu, dilinin zengin ve akıcı, bakış açısının geniş, genel kültür seviyesinin ise çok yüksek olduğunu hemen anlarsınız. Muhteşem!</text:span></text:p>
      <text:p text:style-name="P69"/>
      <text:p text:style-name="P145">Ongar Hacı Emırbek </text:p>
      <text:p text:style-name="P145">Kazakistan Müslümanları Dini Yönetimi </text:p>
      <text:p text:style-name="P138"/>
      <text:p text:style-name="P18">Kazakistan, A. Mukaşev</text:p>
      <text:p text:style-name="P99"/>
      <text:p text:style-name="P99">"BU ÇALIŞMALAR GENÇLERİN DÜNYA GÖRÜŞÜ </text:p>
      <text:p text:style-name="P99">ÜZERİNDE DERİN BİR ETKİYE SAHİP OLACAKTIR. "</text:p>
      <text:p text:style-name="P100"/>
      <text:p text:style-name="P63"><text:span text:style-name="T58">K</text:span><text:span text:style-name="T5">azakistan Cumhuriyeti Hükümeti'nin Dini Topluluklarla İrtibat Meclisi Sekreterliği olarak, Türk ilim adamı Harun Yahya Beyefendinin kitapları ve video kasetleri ile tanıştığımız için Harun Yahya'nın Kazakistan'daki temsilcisine kalpten teşekkür ediyorız.</text:span></text:p>
      <text:p text:style-name="P69">Sözünü ettiğimiz çalışmalar, ilim ve teknik gelişmelerin son imkanlarına dayanılarak, üstün kalitede çekici resimler ve mükemmel bir tasarımla hazırlanmıştır. Milletimizin yarını olan gençlerimizin bilgilerini artırmak, bilinç ufuklarını genişletmek, edebiyata karşı heveslerini kaybetmemelerini sağlamak için bu eserlerin çok önemli olduğu açıktır. Bu çalışmalar gençlerin dünya görüşlerinin üzerinde derin bir etkiye sahip olacaktır. Gelecekte bu kitaplarınızı Kazak dilinde de gün ışığına çıkartmanızı rica ederiz.</text:p>
      <text:p text:style-name="P69">Size sıhhat, huzur, güç, kuvvet ve hizmetinizde başarılar dileriz.</text:p>
      <text:p text:style-name="P69"/>
      <text:p text:style-name="P145">A. Mukaşev</text:p>
      <text:p text:style-name="P145">Kazakistan Cumhuriyeti</text:p>
      <text:p text:style-name="P145">Hükümeti</text:p>
      <text:p text:style-name="P145">Dini Topluluklarla</text:p>
      <text:p text:style-name="P145">İrtibat Meclisi Sekreterliği </text:p>
      <text:p text:style-name="P145">Yönetmeni</text:p>
      <text:p text:style-name="P138"/>
      <text:p text:style-name="P85"/>
      <text:p text:style-name="P86">Güney Kazakistan Bölgesi, S. Mameşov</text:p>
      <text:p text:style-name="P139"/>
      <text:p text:style-name="P99">"HİZMETİNİZDE ŞEREF VE BAŞARI DİLERİZ."</text:p>
      <text:p text:style-name="P57"/>
      <text:p text:style-name="P63"><text:span text:style-name="T25">O</text:span><text:span text:style-name="T5"> kul Müdürlüğü ve öğretmen, öğrenci ekibi olarak, Harun Yahya tarafından hazırlanan Rusça kitap ve kasetleri, Kazak dilinde yayınlandığında bizim okulumuza da göndermenizi rica ediyoruz!</text:span></text:p>
      <text:p text:style-name="P73">Size hizmetinizde şeref ve başarı dileriz. Allah'ın nuru üzerinize olsun!</text:p>
      <text:p text:style-name="P73">Mübarek Ramazan Bayramınız mübarek olsun!</text:p>
      <text:p text:style-name="P73">Derin saygıyla,</text:p>
      <text:p text:style-name="P73"/>
      <text:p text:style-name="P144"><text:s/>S. Mameşov 12 Yatılı Okul Müdürü </text:p>
      <text:p text:style-name="P137"/>
      <text:p text:style-name="P80">Kazakistan, M. Abdrayımkızı</text:p>
      <text:p text:style-name="P80"/>
      <text:p text:style-name="P96">"HALKIN YÜREĞİNE HİTAP EDEN ESERLERİNİN ÜLKEMİZDE </text:p>
      <text:p text:style-name="P96">DAĞITILMASINA KATKIDA BULUNMAYA HER ZAMAN HAZIRIZ."</text:p>
      <text:p text:style-name="P97"/>
      <text:p text:style-name="P63"><text:span text:style-name="T45">K</text:span><text:span text:style-name="T11">utsal kitabımız Kuran-ı Kerim'de </text:span><text:span text:style-name="T10">"Allah, iman edenlere ve salih amellerde bulunanlara va'detmiştir, onlar için bir bağışlanma ve büyük bir ecir vardır"</text:span><text:span text:style-name="T11"> şeklinde bildirilmektedir. Bizim vazifemiz ve Müslüman olarak sorumluluğumuz kardeşlerimizi her zaman desteklemektir.</text:span></text:p>
      <text:p text:style-name="P73">Türkiyeli kardeşimiz Harun Yahya'nın elimize geçen birçok kitabında uzun zamandır aradığımız herşeyi bulduk dersek fazla demiş olmayız. Halkın yüreğine hitap eden eserlerinin ülkemizde dağıtılmasına, Kazak diline çevrilmiş eserlerini ülkemizin her köşesine dağıtılmasına katkıda bulunmaya her zaman hazırız. </text:p>
      <text:p text:style-name="P73"/>
      <text:p text:style-name="P144">M. Abdrayımkızı, İslam Dünyası Cumhuriyet Dini Medeni Dergisi</text:p>
      <text:p text:style-name="P144">Baş Redaktörü</text:p>
      <text:p text:style-name="P9"/>
      <text:p text:style-name="P65"><text:span text:style-name="T11">Harun Yahya’nın Kitaplarına Gelen </text:span><text:span text:style-name="T19">Övgü Mektupları</text:span></text:p>
      <text:p text:style-name="P73"/>
      <text:p text:style-name="P144">Yunanistan Cumhuriyeti Başbakanı</text:p>
      <text:p text:style-name="P9"/>
      <text:p text:style-name="P27"><text:span text:style-name="T11">Harun Yahya’nın </text:span><text:span text:style-name="T35">Evrim Aldatmacası </text:span><text:span text:style-name="T11">kitabını bana göndermekle gösterdiğiniz nazik jestiniz için çok teşekkürler. </text:span></text:p>
      <text:p text:style-name="P9"/>
      <text:p text:style-name="P147">Julıan Brazıer, Avam Kamarası, İngiltere</text:p>
      <text:p text:style-name="P9"/>
      <text:p text:style-name="P9">Bana gönderdiğiniz kitap koleksiyonu için çok çok teşekkürler. Çok ilgi çekici görünüyorlar ve onları okumak için sabırsızlanıyorum. </text:p>
      <text:p text:style-name="P9"/>
      <text:p text:style-name="P9"><text:soft-page-break/></text:p>
      <text:p text:style-name="P147">Horton Lordu Wıllıamson, </text:p>
      <text:p text:style-name="P147">Lordlar Kamarası, İngiltere </text:p>
      <text:p text:style-name="P9"/>
      <text:p text:style-name="P9">Göndermiş olduğunuz 11 Mart tarihli mektup ve Harun Yahya’nın kitabı için teşekkür ederim. Bunları ilgiyle inceleyeceğim. </text:p>
      <text:p text:style-name="P9"/>
      <text:p text:style-name="P21">A.M. Lendertse, Majesteleri </text:p>
      <text:p text:style-name="P21">Kralıçe ve Hollanda Prensi’nin </text:p>
      <text:p text:style-name="P21">Özel Sekreteri</text:p>
      <text:p text:style-name="P9"/>
      <text:p text:style-name="P9">Harun Yahya’nın İslam kültürü hakkında yazdığı kitapları tanıtan, Majesteleri Kraliçemize gönderdiğiniz nazik mektup için teşekkür ederiz. Düşünceli jestiniz memnuniyetle karşılanmıştır. </text:p>
      <text:p text:style-name="P9"/>
      <text:p text:style-name="P21">Manuel Jıménez de Parga y Cabrera,</text:p>
      <text:p text:style-name="P21">Anayasa Mahkemesi Başkanı, İspanya</text:p>
      <text:p text:style-name="P9"/>
      <text:p text:style-name="P27"><text:span text:style-name="T11">Harun Yahya’nın </text:span><text:span text:style-name="T35">Evrim Aldatmacası </text:span><text:span text:style-name="T11">kitabını bana gönderdiğiniz için teşekkür ederim.</text:span></text:p>
      <text:p text:style-name="P9"/>
      <text:p text:style-name="P147">Dıdıer Reynders, Belçika Finans Bakanı</text:p>
      <text:p text:style-name="P9"/>
      <text:p text:style-name="P9">Terörizm konusunda göndermiş olduğunuz e-postayı aldım, dikkat çektiğiniz noktaların üzerinde duracağım.</text:p>
      <text:p text:style-name="P27"><text:span text:style-name="T11">Ayrıca Harun Yahya'nın </text:span><text:span text:style-name="T35">Madde: Hayalin Diğer Adı</text:span><text:span text:style-name="T11"> isimli kitabını bana göndermiş olduğunuz için teşekkür ederim.</text:span></text:p>
      <text:p text:style-name="P9"/>
      <text:p text:style-name="P21">Margaret Stagg, Essex </text:p>
      <text:p text:style-name="P21">Üniversitesi Rektör Yardımcısı </text:p>
      <text:p text:style-name="P21">Kişisel Asistanı</text:p>
      <text:p text:style-name="P9"/>
      <text:p text:style-name="P9">Harun Yahya’nın üç kitabından oluşan nazik hediyeniz, Essex Üniversitesi Rektör Yardımcısı'na güvenli bir şekilde ulaşmıştır. Profesör Crewe, Üniversite'ye gönderdiğiniz bu hediye için benden teşekkür etmemi ve bu üç kitabın Üniversite Kütüphanesi'ne bağışlanacağını söylememi istedi. </text:p>
      <text:p text:style-name="P9"/>
      <text:p text:style-name="P21">Hıllary Rodham Clınton, </text:p>
      <text:p text:style-name="P21">Birleşik Devletler </text:p>
      <text:p text:style-name="P21">New York Senatörü</text:p>
      <text:p text:style-name="P9"/>
      <text:p text:style-name="P9">Cömert hediyenizle beni hatırladığınız için teşekkür ederim. Ayrıca ilettiğiniz iyi dileklerinizin benim için özel bir anlamı var ve ince düşüncenizi takdir ediyorum. </text:p>
      <text:p text:style-name="P9"><text:soft-page-break/></text:p>
      <text:p text:style-name="P21">Charlton Heston</text:p>
      <text:p text:style-name="P21">Akademi Ödüllü Aktör </text:p>
      <text:p text:style-name="P9"/>
      <text:p text:style-name="P27"><text:span text:style-name="T11">Bana iki kitabınızı göndermekte gösterdiğiniz çabayı takdir ediyorum. </text:span><text:span text:style-name="T35">Evrim Aldatmacası</text:span><text:span text:style-name="T11"> kitabını okuyacaklarımın arasına koydum ve okumayı ümit ediyorum. </text:span></text:p>
      <text:p text:style-name="P136"/>
      <text:p text:style-name="P21">Tarım ve Orman Bakanı Gıovannı </text:p>
      <text:p text:style-name="P21">Alemanno adına Marıo Andrea </text:p>
      <text:p text:style-name="P21">Vattanı, İtalya, </text:p>
      <text:p text:style-name="P9"/>
      <text:p text:style-name="P9">Bakan Giovanni Alemanno’nun gönderdiğiniz kitapları şükranlarıyla aldığını size bildirmek isterim. Size selamlarını gönderiyor ve onları zevkle okumayı ve incelemeyi umuyor. Size derin selamlarını gönderiyor. </text:p>
      <text:p text:style-name="P9"/>
      <text:p text:style-name="P21">Felipe González</text:p>
      <text:p text:style-name="P21">İspanya Krallığı Eski Başbakanı </text:p>
      <text:p text:style-name="P9"/>
      <text:p text:style-name="P9">Bana gönderilen Harun Yahya’nın kitapları için içten teşekkür ederim. Farklı dinler ve kültürler hakkındaki bilgilerimi derinleştirmemi sağladılar. </text:p>
      <text:p text:style-name="P9"/>
      <text:p text:style-name="P21">E. Benjamın Nelson, Birleşik </text:p>
      <text:p text:style-name="P21">Devletler Senatörü</text:p>
      <text:p text:style-name="P9"/>
      <text:p text:style-name="P27"><text:span text:style-name="T11">Tarafıma göndermiş olduğunuz </text:span><text:span text:style-name="T35">İslam Terörü Lanetler</text:span><text:span text:style-name="T11"> kitabı için teşekkür etmek isterim. İslam hakkında çok bilgilendirici bir kitap. Kitabı daha iyi incelemek için sabırsızlanıyorum.</text:span></text:p>
      <text:p text:style-name="P144"/>
      <text:p text:style-name="P147">İtalya Cumhurbaşkanlığı Genel</text:p>
      <text:p text:style-name="P147">Sekreteri Adına </text:p>
      <text:p text:style-name="P147">Dr. Tıto Lucrezıo Rızzo </text:p>
      <text:p text:style-name="P9"/>
      <text:p text:style-name="P27"><text:span text:style-name="T11">Cumhurbaşkanı kendisine hediye olarak sunulan </text:span><text:span text:style-name="T35">Evrim Aldatmacası</text:span><text:span text:style-name="T11"> kitabı için teşekkürlerini sunar. Devlet Başkanı adına gönülden selamlar ve en iyi dileklerimle.</text:span></text:p>
      <text:p text:style-name="P9"/>
      <text:p text:style-name="P21">Ürdün Prensi Hasan’ın </text:p>
      <text:p text:style-name="P21">Kişisel (Uluslararası) Asistanı Sue Paton</text:p>
      <text:p text:style-name="P9"/>
      <text:p text:style-name="P27"><text:span text:style-name="T11">Majesteleri Ekselansları Prens El Hassan bin Talal kitabınız </text:span><text:span text:style-name="T35">İslam Terörü Lanetler'</text:span><text:span text:style-name="T11">i gönderdiğiniz için size çok teşekkür etmemi istedi. </text:span></text:p>
      <text:p text:style-name="P9"/>
      <text:p text:style-name="P21"><text:soft-page-break/>Alman Parlamento Üyesi, </text:p>
      <text:p text:style-name="P21">Prof. Dr. Rıta Süssmuth </text:p>
      <text:p text:style-name="P21">Adına Chrıstal Morehouse</text:p>
      <text:p text:style-name="P9"/>
      <text:p text:style-name="P9">Profesör Dr. Süessmuth'a Harun Yahya’nın kitaplarını gönderdiğiniz için teşekkür ederiz.</text:p>
      <text:p text:style-name="P136"/>
      <text:p text:style-name="P147">Tang Leqı, Sun Yat-Sen Üniversitesi </text:p>
      <text:p text:style-name="P147">Hukuk Fakültesi Kütüphanesi, Çin </text:p>
      <text:p text:style-name="P9"/>
      <text:p text:style-name="P9">Hukuk Fakültesi adına, bize bağışladığınız dört kitap için teşekkürlerimizi sunmaktan onur duyarım. Okuyucularımız bu kitapları kütüphanemizde okuyabilirler. Kitapların, okuyucularımızın bazı görüşleri anlamaları için yardımcı olacağını düşünüyorum. </text:p>
      <text:p text:style-name="P21"/>
      <text:p text:style-name="P21">Dan Burton, ABD Kongre Üyesi </text:p>
      <text:p text:style-name="P9"/>
      <text:p text:style-name="P27"><text:span text:style-name="T35">Madde: Hayalin Diğer Adı</text:span><text:span text:style-name="T11"> kitabını bana gönderdiğiniz için teşekkür ederim. İnce düşüncenize büyük şükran duydum. </text:span></text:p>
      <text:p text:style-name="P9"/>
      <text:p text:style-name="P147">Piskopos George D. McKinney,</text:p>
      <text:p text:style-name="P147">Pastor, ABD</text:p>
      <text:p text:style-name="P144"/>
      <text:p text:style-name="P27"><text:span text:style-name="T11">Herşeyin sahibi olan Allah’ı ve yaratılışı etkili, dikkat çekici ve çarpıcı bir şekilde anlattığınız </text:span><text:span text:style-name="T35">Evrim Aldatmacası</text:span><text:span text:style-name="T11"> kitabının bir kopyasını bana da göndermiş olduğunuz için teşekkür ederim. Yazarın samimiyetinden ve yaratılış gerçeğini net deliller ile açık bir şekilde ortaya koyuşundan çok etkilendim. </text:span></text:p>
      <text:p text:style-name="P9">Kitap için tekrar teşekkür ederim. Kişisel kütüphanemde değerli bir hazine olarak saklanacaktır.</text:p>
      <text:p text:style-name="P9"/>
      <text:p text:style-name="P147">Brezilya, Adalet Bakanı, Jose Gregorı </text:p>
      <text:p text:style-name="P147">adına Ronaldo Edgar Dunlop </text:p>
      <text:p text:style-name="P144"/>
      <text:p text:style-name="P27"><text:span text:style-name="T11">Hediye olarak gönderdiğiniz </text:span><text:span text:style-name="T35">Evrim Aldatmacası</text:span><text:span text:style-name="T11"> kitabını ilgiyle karşıladık. Adalet Bakanı Mr. Jose Gregori adına, iyi ve ses getiren kültürel ilişkilerimizin bir işareti olan bu kitap için derin şükranlarımızı ifade etmek isteriz. Gelecekteki yayınlarınız için başarılar dileriz. </text:span></text:p>
      <text:p text:style-name="P144"/>
      <text:p text:style-name="P147">Çek Cumhurbaşkanı Vaclav Havel </text:p>
      <text:p text:style-name="P147">adına Pavel Fıscher</text:p>
      <text:p text:style-name="P9"/>
      <text:p text:style-name="P27"><text:span text:style-name="T11">Başkan Vaclav Havel adına, nazik hediyeniz </text:span><text:span text:style-name="T35">Evrim Aldatmacası</text:span><text:span text:style-name="T11"> kitabı ve 10 Ocak 2000 tarihli mektubunuz için teşekkür etmek isterim. Kitap Başkan'ın kütüphanesine yerleştirilmiştir. </text:span></text:p>
      <text:p text:style-name="P9"/>
      <text:p text:style-name="P147">Dr. Ralph Scheıde, Avusturya Dış İşleri </text:p>
      <text:p text:style-name="P144"><text:soft-page-break/><text:span text:style-name="T70">Bakanlığı, Orta Doğu ve Afrika Direktörü</text:span> </text:p>
      <text:p text:style-name="P9"/>
      <text:p text:style-name="P9">Dış İşleri Bakanlığı mektubunuzu ve dikkatimize sunma nezaketini gösterdiğiniz kitaplarınızı kabul ettiğini bildirir. Mektubunuzda vurguladığınız İslam ve radikallik arasındaki ayrımı takdir ediyor ve 11 Eylül 2001'de gerçekleştirilen barbarlığı lanetlemenize katılıyoruz. </text:p>
      <text:p text:style-name="P136"/>
      <text:p text:style-name="P147">Elızabeth Cowdell, İngiltere</text:p>
      <text:p text:style-name="P147">İç İşleri Bakanlığı Özel Sekreteri </text:p>
      <text:p text:style-name="P9"/>
      <text:p text:style-name="P27"><text:span text:style-name="T11">İç İşleri Bakanı kendisine </text:span><text:span text:style-name="T35">Hayalin Diğer Adı Madde</text:span><text:span text:style-name="T11"> ve </text:span><text:span text:style-name="T35">Kuran Mucizeleri</text:span><text:span text:style-name="T11"> kitaplarını gönderdiğiniz için teşekkür etmemi istedi, çok naziksiniz. </text:span></text:p>
      <text:p text:style-name="P9"/>
      <text:p text:style-name="P147">Aşağı Saksonya’nın Başkanıı </text:p>
      <text:p text:style-name="P147">Sıegmar Gabrıel adına Dr.Cornelıus </text:p>
      <text:p text:style-name="P9"/>
      <text:p text:style-name="P9">Sayın Başkan Gabriel, Müslüman yazar Harun Yahya’nın üç kitabının kendisine iletilmesinden dolayı size çok samimi teşekürlerimi iletmemi istedi. </text:p>
      <text:p text:style-name="P9"/>
      <text:p text:style-name="P21">Almanya Savunma Bakanı Rudolf </text:p>
      <text:p text:style-name="P21">Scharpıng adına Chrıstıan Leskı ,</text:p>
      <text:p text:style-name="P9"/>
      <text:p text:style-name="P27"><text:span text:style-name="T11">Almanya Savunma Bakanı Rudolf Scharping’e gönderdiğiniz 23 Ocak 2001 tarihli mektup için çok teşekkür ederiz. Mr. Scharping mektubunuzu ve ilgi çekici kitabınız </text:span><text:span text:style-name="T35">Evrim Aldatmacası'</text:span><text:span text:style-name="T11">nı büyük şükranlarıyla kabul etti. </text:span></text:p>
      <text:p text:style-name="P9"/>
      <text:p text:style-name="P147">Kongre Üyesi John Conyers </text:p>
      <text:p text:style-name="P147">adına Deanna Maher, ABD</text:p>
      <text:p text:style-name="P9"/>
      <text:p text:style-name="P9">Kongre üyesi John Conyers'a göndermiş olduğunuz Harun Yahya'nın harika kitapları büyük takdirle karşılandı. Kitapları yollamak için zaman ayırmanıza teşekkür ederiz... Kitapların içeriği özellikle bu dönemde çok ihtiyacını duyduğumuz mesajları taşıyor. </text:p>
      <text:p text:style-name="P9"/>
      <text:p text:style-name="P147">Federıco Trıllo-Fıgueroa</text:p>
      <text:p text:style-name="P147">İspanya Savunma Bakanı </text:p>
      <text:p text:style-name="P136"/>
      <text:p text:style-name="P27"><text:span text:style-name="T11">Bana </text:span><text:span text:style-name="T35">Evrim Aldatmacası</text:span><text:span text:style-name="T11"> isimli bilimsel kitabı göndermenizi memnuniyetle karşıladım. </text:span></text:p>
      <text:p text:style-name="P9"/>
      <text:p text:style-name="P147">Kongre Üyesi </text:p>
      <text:p text:style-name="P147">Joe Wılson, ABD</text:p>
      <text:p text:style-name="P9"/>
      <text:p text:style-name="P9"><text:soft-page-break/>İslam hakkındaki bilgilendirici kitaplarınız ve özellikle yaşadığımız son trajedi için taziyelerinizi bildiren nazik mektubunuza çok teşekkür ederiz. </text:p>
      <text:p text:style-name="P21">Kongre Üyesi, Louıse Slaughter</text:p>
      <text:p text:style-name="P21">adına Sheıla Harter, ABD </text:p>
      <text:p text:style-name="P9"/>
      <text:p text:style-name="P9">Size Kongre üyesi Louise Slaughter adına ofisine gönderdiğiniz harika kitaplara teşekkür etmek için yazıyorum. Bu kitaplar terörizm ve Doğu dünyası hakkında kongre üyesi ve personelinin ek bilgi edinmelerine yardımcı olacaktır. Bu düşünceli tavrınızı memnuniyetle karşıladık.</text:p>
      <text:p text:style-name="P9"/>
      <text:p text:style-name="P147">Prof. Yuri Chernyshov,</text:p>
      <text:p text:style-name="P147">Rusya Altai Devlet </text:p>
      <text:p text:style-name="P147">Üniversitesi, Dünya Tarihi</text:p>
      <text:p text:style-name="P147"><text:s/>ve Uluslararası İlişkiler </text:p>
      <text:p text:style-name="P147">Departmanı Başkanı </text:p>
      <text:p text:style-name="P9"/>
      <text:p text:style-name="P9">Harun Yahya’nın kitapları için teşekkürler. Bilimsel çalışmalarda işbirliği yapmaya hazırız. </text:p>
      <text:p text:style-name="P9"/>
      <text:p text:style-name="P147">Colleen Carter</text:p>
      <text:p text:style-name="P147">Bucckıngham Üniversitesi </text:p>
      <text:p text:style-name="P147">Rektör Yardımcısı’nın Kişisel</text:p>
      <text:p text:style-name="P147">Asistanı </text:p>
      <text:p text:style-name="P9"/>
      <text:p text:style-name="P9">Harun Yahya’nın yayınlarını gönderdiğiniz için çok teşekkürler. Çok minnettarız. Kitaplar Bay Robert Tomkinson’dan Üniversite’nin Rektör Yardımcısı’na iletilmiştir. </text:p>
      <text:p text:style-name="P9"/>
      <text:p text:style-name="P21">Josep Gallıfa Roca</text:p>
      <text:p text:style-name="P21">Barselona, Ramon Llull Üniversitesi </text:p>
      <text:p text:style-name="P21">Akademik Rektör Yardımcısı ve Genel </text:p>
      <text:p text:style-name="P21">Sekreteri </text:p>
      <text:p text:style-name="P9"/>
      <text:p text:style-name="P27"><text:span text:style-name="T35">İslam Terörü Lanetler</text:span><text:span text:style-name="T11">, Evrim Aldatmacası, </text:span><text:span text:style-name="T35">Hayalin Diğer Adı</text:span><text:span text:style-name="T11"> </text:span><text:span text:style-name="T35">Madde </text:span><text:span text:style-name="T11">ve </text:span><text:span text:style-name="T35">Kavimlerin Helakı </text:span><text:span text:style-name="T11">kitaplarını gönderdiğiniz için teşekkürler. Bir Katolik Hıristiyan olarak Harun Yahya’nın çalışmalarına çok değer veriyorum. Yazarın, insan ve insanın Allah ile olan ilişkisine dair görüşlerini paylaşıyorum. Materyalist ideolojinin din ve insanlık için ciddi bir tehlike olduğunu düşünüyorum. </text:span></text:p>
      <text:p text:style-name="P9">Bu çalışma için tebrikler ve kitaplar için teşekkür ederim. Bundan sonra İslam'ın terörü lanetlediğini savunurken elimde daha çok malzeme olacak. </text:p>
      <text:p text:style-name="P9">Bu çalışmanın inanmayanların inancı anlamasına yardım edecek entelektüel temeli sunduğuna inanıyorum. Bu, oldukça önemli olmasına rağmen hiç de kolay olmayan bir şey, özellikle de Batı medeniyeti için. </text:p>
      <text:p text:style-name="P9"/>
      <text:p text:style-name="P22"><text:soft-page-break/>Profesör Nancy F. Mıllıs</text:p>
      <text:p text:style-name="P22">Avustralya, La Trobe </text:p>
      <text:p text:style-name="P22">Üniversitesi</text:p>
      <text:p text:style-name="P20">Harun Yahya’nın dört kitabını aldığımı, teşekkürlerimle birlikte size bildirmek için yazıyorum. Üniversite üyeleri arasında bu kitaplardan faydalanmak isteyecek kişiler için, kitapları ortak kullanıma dahil ettim. Farklı dinlerden ve kültürlerden tüm akıllı insanların terörizmi yok etmek için işbirliği yapmasıyla ilgili düşüncelerinizi kesinlikle paylaşıyorum. Çalışmalarınızda başarılar dilerim. </text:p>
      <text:p text:style-name="P141"/>
      <text:p text:style-name="P149">Prof. Irına Karapetıants</text:p>
      <text:p text:style-name="P149">Rusya Devlet Üniversitesi, Sosyal </text:p>
      <text:p text:style-name="P149">Bilimler Akademisi, Uluslararası </text:p>
      <text:p text:style-name="P149">İlişkiler Bölümü </text:p>
      <text:p text:style-name="P20"/>
      <text:p text:style-name="P20">Rusya Devlet Üniversitesi Sosyal Bilimler Akademisi, Harun Yahya’nın kitaplarını göndermiş olduğunuz için size minnettardır. Kültürler arası diyalog konusunun çok gündemde olduğu bugünlerde, söz konusu kitapların içeriği oldukça ilgi çekicidir. Farklı kültürler arasındaki diyalog üniversitemizin de savunduğu esas değerlerdendir. Size gerçekten minnettarız. </text:p>
      <text:p text:style-name="P20"/>
      <text:p text:style-name="P146">Dr. Kulman</text:p>
      <text:p text:style-name="P146">Bavyera Bilim, Araştırma ve</text:p>
      <text:p text:style-name="P146">Sanattan sorumlu Devlet</text:p>
      <text:p text:style-name="P146">Bakanlığı</text:p>
      <text:p text:style-name="P16"/>
      <text:p text:style-name="P16">1 Mart 2002 tarihli mektubunuz ve yayın eviniz tarafından basılmış üç kitabınız için teşekkür ederiz. Kitaplar incelenmeleri için Bavyera Devlet Kütüphanesi’ne gönderilmiştir. </text:p>
      <text:p text:style-name="P16"/>
      <text:p text:style-name="P146">İspanya Prensesi Dona Elena ve</text:p>
      <text:p text:style-name="P146">Dona Crıstına adına Carlos</text:p>
      <text:p text:style-name="P146">Garcıa Revenga</text:p>
      <text:p text:style-name="P16"/>
      <text:p text:style-name="P27"><text:span text:style-name="T5">Majesteleri ekselansları Prenses Dona Elena ve Majesteleri ekselansları Dona Cristina benden nazik selamlarını göndermemi ve onlara Harun Yahya’nın </text:span><text:span text:style-name="T7">İslam Terörü Lanetler</text:span><text:span text:style-name="T5"> ve </text:span><text:span text:style-name="T7">Hayalin Diğer Adı Madde </text:span><text:span text:style-name="T5">kitaplarını göndermenizi memnuniyetle karşıladıklarını bildirmemi istediler. </text:span></text:p>
      <text:p text:style-name="P145"/>
      <text:p text:style-name="P146">Mıchael Ancram</text:p>
      <text:p text:style-name="P146">İngiltere Avam Kamarası </text:p>
      <text:p text:style-name="P16"/>
      <text:p text:style-name="P27"><text:span text:style-name="T5">11 Mart tarihli mektubunuz ve mektubunuzun ekinde göndermiş olduğunuz, Harun Yahya’ya ait </text:span><text:span text:style-name="T7">İslam Terörü Lanetler</text:span><text:span text:style-name="T5">, </text:span><text:span text:style-name="T7">Hayalin Diğer Adı Madde</text:span><text:span text:style-name="T5">, </text:span><text:span text:style-name="T7">Evrim Aldatmacası</text:span><text:span text:style-name="T5"> ve </text:span><text:span text:style-name="T7">Kuran Mucizeleri </text:span><text:span text:style-name="T5">kitapları için teşekkür ederim.</text:span></text:p>
      <text:p text:style-name="P16"><text:soft-page-break/>Bu kitapları bana göndermeniz büyük incelik ve onları okumak için sabırsızlanıyorum. Şu anda diyaloğun her zamandakinden daha önemli olduğu ve farklı kültür ve dinlerin birbirlerini anlamalarının büyük faydalar getireceği konusundaki fikirlerinize tamamen katılıyorum.</text:p>
      <text:p text:style-name="P146">Dr. Blumauer</text:p>
      <text:p text:style-name="P146">İç İşleri Bakanı, Avusturya</text:p>
      <text:p text:style-name="P16"/>
      <text:p text:style-name="P27"><text:span text:style-name="T5">İç İşleri Bakanlığı </text:span><text:span text:style-name="T7">İslam Terörü Lanetler</text:span><text:span text:style-name="T5"> ve </text:span><text:span text:style-name="T7">Hayalin Diğer Adı Madde</text:span><text:span text:style-name="T5"> kitaplarını gönderdiğiniz için size teşekkür eder. Özellikle, birinci kitap bizim ilgi alanımız içindedir ve detaylı olarak incelenecek ve içeriğinden faydalanılacaktır. İç İşleri Bakanlığı, İslam ve terörü bağdaştırmaya yönelik, hiç de adil olmayan girişimleri engellemek istemektedir. </text:span><text:span text:style-name="T7">İslam Terörü Lanetler</text:span><text:span text:style-name="T5"> kitabındaki aydınlatıcı yorumlar bu açıdan son derece değerli ve yardımcı bilgiler içermektedir.</text:span></text:p>
      <text:p text:style-name="P16"/>
      <text:p text:style-name="P146">Oxford Üniversitesi Rektör </text:p>
      <text:p text:style-name="P146">Yardımcısı Dr. Colın Lucas ve </text:p>
      <text:p text:style-name="P146">onun yardımcısı Prof. Sue </text:p>
      <text:p text:style-name="P146">Iversen’in İdari Asistanı Stacy </text:p>
      <text:p text:style-name="P146">Newman</text:p>
      <text:p text:style-name="P16"/>
      <text:p text:style-name="P16">Rektör yardımcısı Dr. Colin Lucas ve onun yardımcısı Prof. Sue Iverson adına, bize gönderdiğiniz Harun Yahya kitapları için teşekkür ederiz. Kitapları büyük ilgi ile karşıladık ve onları bizimle paylaşma düşüncenizden dolayı size minnettarız. </text:p>
      <text:p text:style-name="P145"/>
      <text:p text:style-name="P29"/>
      <text:p text:style-name="P43">2. BÖLÜM</text:p>
      <text:p text:style-name="P32"/>
      <text:p text:style-name="P33">HARUN YAHYA’NIN YURT DIŞINDA</text:p>
      <text:p text:style-name="P33">ÇEŞİTLİ GAZETE VE DERGİLERDE</text:p>
      <text:p text:style-name="P33">YAYINLANMIŞ MAKALELERİ</text:p>
      <text:p text:style-name="P34"/>
      <text:h text:style-name="P48" text:outline-level="1">MAKALELER</text:h>
      <text:p text:style-name="P18"/>
      <text:p text:style-name="P99">İtalya - Marco Polo</text:p>
      <text:p text:style-name="P100"/>
      <text:p text:style-name="P65"><text:span text:style-name="T12">M</text:span><text:span text:style-name="T7">arco Polo,</text:span><text:span text:style-name="T5"> İtalya Venedik'te yayınlanan bir uluslararası siyaset dergisidir. </text:span><text:span text:style-name="T11">TRACECA (Transport Corridor Europe Causasus Asia - A Programme of the European Commission External Relations Directorate-General) adlı bir kurum tarafından yayınlanmaktadır. Bu kurum, Avrupa ülkeleri ile Orta Asya arasındaki ticari ve kültürel iliskileri düzenleyen bir Avrupa Komisyonu platformudur. Dergi, Aralık 2001 sayısında Harun Yahya'nın terör konulu yazısını yayınlamıştır.</text:span></text:p>
      <text:p text:style-name="P73"/>
      <text:p text:style-name="P113">İslam Terörizmin Kaynağı Değil, Çözümüdür.</text:p>
      <text:p text:style-name="P137"/>
      <text:p text:style-name="P108">Allah barış yurduna çağırır ve kimi dilerse dosdoğru yola yöneltip-iletir.(Yunus Suresi, 25)</text:p>
      <text:p text:style-name="P97"/>
      <text:p text:style-name="P97">İngiltere - The Mıddle Path</text:p>
      <text:p text:style-name="P97"/>
      <text:p text:style-name="P65"><text:span text:style-name="T13">T</text:span><text:span text:style-name="T35">he Middle Path</text:span><text:span text:style-name="T11">, bilimsel, imani ve siyasi konularda yayın yapan bir dergidir. İngiltere'de her ay yayınlanan bu dergide, Harun Yahya'nın çeşitli konulardaki makalelerine yer verilmektedir. Dergi, Aralık 2000 tarihli sayısının kapağında "Harun Yahya on Islam and Science" (Bilim ve İslam'da Harun Yahya) başlığıyla Harun Yahya'yı tanıtmıştır. Aynı sayıda Harun Yahya'nın "In Every Age There Existed An Ignorant Society" (Her Dönemde Bir Cahiliye Toplumu Var Olmuştur) başlıklı makalesine de yer verilmiştir. Bu makalede İslam ahlakından uzak yaşayan cahiliye toplumunun Kuran ayetleri ışığında analizi yapılmaktadır.</text:span></text:p>
      <text:p text:style-name="P113"/>
      <text:p text:style-name="P113">Her Dönemde Bir Cahiliye Toplumu Var Olmuştur</text:p>
      <text:p text:style-name="P73"/>
      <text:p text:style-name="P113">Aralık 2000</text:p>
      <text:p text:style-name="P117"/>
      <text:p text:style-name="P113">Tırtıldan Kelebeğe</text:p>
      <text:p text:style-name="P117"/>
      <text:p text:style-name="P113">Evrenin Genişlemesi</text:p>
      <text:p text:style-name="P117"/>
      <text:p text:style-name="P87"><text:soft-page-break/><text:span text:style-name="T11">"İstanbul'dan yazan Harun Yahya, Allah'ın mükemmel yaratışı, evrim teorisi, politik konular ve İslam üzerine pek çok kitap ve makale yazmış, çok iyi tanınan bir yazardır. Makaleleri sadece Türkiye'de değil, diğer ülkelerde de yayınlanmaktadır. Eserlerinin amacı, insanlara Kuran'ın tebliğini ulaştırmak ve onları Allah'ın varlığı, birliği ve ahiret üzerinde düşünmeye sevk etmektir."<text:tab/> </text:span><text:span text:style-name="T34">(</text:span><text:span text:style-name="T29">The Middle Path</text:span><text:span text:style-name="T34">, Ekim 2000)</text:span></text:p>
      <text:p text:style-name="P88"/>
      <text:p text:style-name="P65"><text:span text:style-name="T19">Aynı sayıda yayınlanan "The Expansion of the Universe" (Evrenin Genişlemesi) başlıklı makalede, evrenin bir başlangıcı olduğu ve sürekli genişlediği bilimsel delilleriyle anlatılmaktadır. Harun Yahya'nın </text:span><text:span text:style-name="T20">Evrenin Yaratılışı</text:span><text:span text:style-name="T19"> adlı kitabında, bu makalede anlatılan konular detaylarıyla incelenmekte ve dünya üzerindeki yaşamın Allah'ın kusursuz yaratışıyla ortaya çıktığı ve herşeyin Rabbimizin kontrolünde olduğu gözler önüne serilmektedir.</text:span></text:p>
      <text:p text:style-name="P73"/>
      <text:p text:style-name="P65"><text:span text:style-name="T11">Harun Yahya'nın </text:span><text:span text:style-name="T35">The Middle Path</text:span><text:span text:style-name="T11">'in Ekim 2000 tarihli sayısında yayınlanan "From Caterpillar to Butterfly" (Tırtıldan Kelebeğe) başlıklı makalesinde, küçük bir tırtılın kusursuz görünümlü bir kelebeğe dönüşümünün mucizevi aşamaları anlatılmaktadır. Makalede ayrıca kelebeğin tül görünümlü kanatlarındaki kusursuz yaratılış delillerinden ve rengi, simetrisi ve şekliyle her biri birer sanat eseri olan kanatlarından bahsedilmektedir.</text:span></text:p>
      <text:p text:style-name="P137"/>
      <text:p text:style-name="P97">İngiltere - Impact Internatıonal</text:p>
      <text:p text:style-name="P81"/>
      <text:p text:style-name="P65"><text:span text:style-name="T13">I</text:span><text:span text:style-name="T35">mpact International</text:span><text:span text:style-name="T11">, Amerika, İngiltere, Kanada, Almanya, Kuveyt, Pakistan, Hindistan, Mauritus ve Sri Lanka başta olmak üzere toplam 18 ülkede yayınlanan bağımsız bir dergidir. 100 binin üstünde okuyucusu bulunan dergi, Mayıs 2001 tarihli sayısında Harun Yahya'nın "Kosova-Serbia-Macedonia Triangle" (Kosova-Sırbistan-Makedonya Üçgeni) başlıklı makalesini yayınlamıştır. Bu makalede Balkanlar'da yaşanan son gelişmeler analiz edilmektedir.</text:span></text:p>
      <text:p text:style-name="P113"/>
      <text:p text:style-name="P113">Ekim 2000</text:p>
      <text:p text:style-name="P117"/>
      <text:p text:style-name="P113">Mayıs 2001</text:p>
      <text:p text:style-name="P117"/>
      <text:p text:style-name="P113">Kosova, Sırbistan, Makedonya Üçgeni</text:p>
      <text:p text:style-name="P137"/>
      <text:p text:style-name="P73">Harun Yahya'nın, bu derginin Ağustos 2000 tarihli sayısında yayınlanan "Common Material, Design and Designer" (Tasarım ve Yaratılış) başlıklı makalesinde ise Genom Projesi konusunda yaşanan son gelişmelere yer verilmiştir. Yazıda şu önemli bölümler yer almaktadır:</text:p>
      <text:p text:style-name="P90">"Bilindiği gibi içinde bulunduğumuz günlerde İnsan Genomu Projesi çerçevesinde insanlığın gen haritasının çıkarılması önemli bir bilimsel gelişme olmuştur. Ancak bu projenin bazı sonuçları bazı evrimci yayınlarda çarpıtılmaktadır. Şempanzelerin genlerinin insan genleri ile %98 benzerlik gösterdiği iddia edilmekte ve bunun maymunların insana yakın olduğunun ve dolayısıyla evrim teorisinin bir delili olduğu ileri sürülmektedir. Gerçekte bu, evrimcilerin, toplumun bu konulardaki bilgisizliğinden faydalanarak ortaya attıkları "sahte" bir delildir... Öncelikle belirtmek gerekir ki, evrimcilerin insan ve şempanze DNA'ları <text:soft-page-break/>hakkında sık sık ileri sürdükleri %98 benzerlik kavramı aldatıcıdır. İnsanla şempanzenin genetik yapısının %98 birbirine benzer olduğunu iddia etmek için şu anda insanınkinin olduğu gibi şempanzenin de genetik haritasının çıkarılması, ikisinin karşılaştırılması ve bu karşılaştırma sonucunun elde edilmiş olması gerekir. Oysa elde böyle bir sonuç yoktur. Çünkü şu ana kadar yalnızca insanın genetik haritası çıkartılmıştır. Şempanze içinse henüz böyle bir çalışma yapılmamıştır. Gerçekte, zaman zaman gündeme gelen insan ve maymun genlerinin % 98 benzerliği yıllar önce kasıtlı üretilmiş propaganda amaçlı bir slogandır..." </text:p>
      <text:p text:style-name="P88"/>
      <text:p text:style-name="P113">Ağustos 2000</text:p>
      <text:p text:style-name="P88"/>
      <text:p text:style-name="P113">Adnan Oktar, Harun Yahya müstear ismini kullanarak yazılar yazmaktadır. Türkçe olarak 100'e yakın kitabı basılmıştır. Bunlardan bazıları İngilizceye ve diğer dillere çevrilmiştir.</text:p>
      <text:p text:style-name="P90"><text:s/>(Impact International, Ağustos 2000)</text:p>
      <text:p text:style-name="P137"/>
      <text:p text:style-name="P97">Pakistan - The Daıly Jang</text:p>
      <text:p text:style-name="P97"/>
      <text:p text:style-name="P65"><text:span text:style-name="T40">P</text:span><text:span text:style-name="T11">akistan'ın büyük yayın gruplarından birine bağlı olan </text:span><text:span text:style-name="T35">The</text:span><text:span text:style-name="T11"> </text:span><text:span text:style-name="T35">Daily Jang</text:span><text:span text:style-name="T11"> gazetesinin Londra baskısında, Harun Yahya'nın </text:span><text:span text:style-name="T35">Allah Akılla Bilinir </text:span><text:span text:style-name="T11">adlı eseri, yazı dizisi halinde Urduca olarak yayınlandı. </text:span></text:p>
      <text:p text:style-name="P73"/>
      <text:p text:style-name="P113">2 Nisan 2001</text:p>
      <text:p text:style-name="P117"/>
      <text:p text:style-name="P125"><text:span text:style-name="T35">Allah Akılla Bilinir </text:span><text:span text:style-name="T11">kitabının </text:span></text:p>
      <text:p text:style-name="P113">Urduca kapağı</text:p>
      <text:p text:style-name="P117"/>
      <text:p text:style-name="P113">28 Mart 2001</text:p>
      <text:p text:style-name="P137"/>
      <text:p text:style-name="P113">12 Nisan 2001</text:p>
      <text:p text:style-name="P117"/>
      <text:p text:style-name="P125"><text:span text:style-name="T11">Harun Yahya'nın </text:span><text:span text:style-name="T35">The</text:span><text:span text:style-name="T11"> </text:span><text:span text:style-name="T35">Daily Jang </text:span></text:p>
      <text:p text:style-name="P113">gazetesinin farklı sayılarında </text:p>
      <text:p text:style-name="P113">yayınlanan makalelerinden örnekler</text:p>
      <text:p text:style-name="P113"/>
      <text:p text:style-name="P113">9 Nisan 2001</text:p>
      <text:p text:style-name="P113"/>
      <text:p text:style-name="P113">18 Nisan 2001</text:p>
      <text:p text:style-name="P117"/>
      <text:p text:style-name="P113">11 Nisan 2001</text:p>
      <text:p text:style-name="P117"/>
      <text:p text:style-name="P113">10 Nisan 2001</text:p>
      <text:p text:style-name="P117"/>
      <text:p text:style-name="P107"><text:span text:style-name="T11">Amerika - Gettıng Back to Qur'an </text:span><text:span text:style-name="T19">&amp; The Sunnah</text:span></text:p>
      <text:p text:style-name="P97"><text:soft-page-break/></text:p>
      <text:p text:style-name="P65"><text:span text:style-name="T13">A</text:span><text:span text:style-name="T11">merika'da aylık olarak yayınlanan </text:span><text:span text:style-name="T35">Getting Back To Qur'an &amp; The Sunnah</text:span><text:span text:style-name="T11"> adlı dergide Harun Yahya'nın çeşitli makalelerine yer verilmektedir. Derginin, 4. sayısında yayınlanan "The World &amp; The Hereafter" (Dünya ve Ahiret) başlıklı makalede Allah'ın dünyayı müminlerin denenmesi için geçici bir yurt olarak yarattığından bahsedilmiştir. 8. sayısında yayınlanan "Solution: Morals Of The Quran" (Çözüm: Kuran Ahlakı) başlıklı makalede ise, Kuran'da insanların cinsiyetine, maddi durumuna göre bir değerlendirme olmadığı, üstünlüğün Allah'a yakınlıkla, yani takvayla orantılı olduğu üzerinde durulmuştur. Aynı derginin, bir başka sayısında Harun Yahya'nın "Moral Values of Quran" (Kuran Ahlakı) başlıklı makalesi yayınlanmıştır. Bu makalede ise, Kuran'da yer alan ve iman eden her insanın yapması gereken ibadet ve davranışlara değinilmiştir. </text:span></text:p>
      <text:p text:style-name="P97"/>
      <text:p text:style-name="P113">Dünya ve Ahiret</text:p>
      <text:p text:style-name="P117"/>
      <text:p text:style-name="P113">Çözüm: Kuran Ahlakı</text:p>
      <text:p text:style-name="P113"/>
      <text:p text:style-name="P115">Derin Düşünmek</text:p>
      <text:p text:style-name="P120"/>
      <text:p text:style-name="P115">Kuran Ahlakı</text:p>
      <text:p text:style-name="P138"/>
      <text:p text:style-name="P100">Amerika - Aftab</text:p>
      <text:p text:style-name="P82"/>
      <text:p text:style-name="P65"><text:span text:style-name="T12">N</text:span><text:span text:style-name="T5">ew York Üniversitesi öğrenci birliğinin dergisi </text:span><text:span text:style-name="T7">Aftab</text:span><text:span text:style-name="T5">, Harun Yahya'nın çeşitli makalelerini yayınlamaktadır. Bu dergi, Mart 2001 tarihli sayısında Harun Yahya'nın, evreni Allah'ın yoktan var ettiği gerçeğini, bilimsel delil ve gözlemlerle destekleyerek anlattığı "The Expansion of the Universe" (Evrenin Genişlemesi) başlıklı makalesini okuyucularına iletmiştir. Derginin Ocak 2001 tarihli sayısında ise, Harun Yahya'nın "The Signs in the Heaven and the Earth" (Göklerdeki ve Yerdeki Deliller) başlıklı makalesi yayınlanmıştır. Bu makalede, maddenin en küçük parçasından milyonlarca yıldız içeren uzaydaki dev galaksilere kadar herşeyin bir düzen içinde işlediği ve bu kusursuz düzenin Allah'ın kontrolünde olduğu anlatılmaktadır. </text:span></text:p>
      <text:p text:style-name="P69"/>
      <text:p text:style-name="P115">Evrenin Genişlemesi</text:p>
      <text:p text:style-name="P120"/>
      <text:p text:style-name="P115">Göklerdeki ve Yerdeki Deliller</text:p>
      <text:p text:style-name="P120"/>
      <text:p text:style-name="P91">Yazar Harun Yahya, Allah'ın varlığını açık bir şekilde kanıtlayan, materyalist ve ateist ideolojilere karşı Allah'ın olağanüstü yaratışını ve tabii ki onların en randımanlı ve önemli görüşleri olan evrim teorisini konu alan pek çok kitap ve kitapçık yayınlamıştır. Harun Yahya dünyaca tanınmış bir yazardır ve bizim İslam merkezimize kitaplarla olduğu gibi makaleleriyle de katkıda bulunmaktadır. <text:tab/></text:p>
      <text:p text:style-name="P87"><text:span text:style-name="T9">(</text:span><text:span text:style-name="T5">Aftab</text:span><text:span text:style-name="T9">, Ocak 2001)</text:span></text:p>
      <text:p text:style-name="P100"/>
      <text:p text:style-name="P100"><text:soft-page-break/>Almanya - Kaaba</text:p>
      <text:p text:style-name="P65"><text:span text:style-name="T12">K</text:span><text:span text:style-name="T5">aaba, Almanya'da üniversite öğrencileri tarafından takip edilen bir dergidir. Tüm Almanya'ya, özellikle Almanya'daki tüm üniversitelere dağıtılmaktadır. Harun Yahya'nın makalelerine yer veren dergi bunun yanı sıra yazarın eserlerinden yararlanılarak hazırladığı makaleleri de okuyucularına sunmaktadır.</text:span></text:p>
      <text:p text:style-name="P69">Derginin Nisan 2001 tarihli sayısında, Harun Yahya’nın "İslam Barıştır" başlıklı makalesi yer almıştır. Bu yazıda İslam’da savaş ve cihad kavramları ele alınmakta, barbarlığın, şiddetin, haksız saldırganlığın her türlüsünün İslam’da kesin olarak yasaklanmış olduğu vurgulanmaktadır. Aynı sayıda yayınlanan ve "Terörün Gerçek Kökeni: Darwinizm ve Materyalizm" başlıklı yazıda ise, Darwinizm’in insanlığa getirdiği belalar anlatılmakta ve bu ideolojilerin günümüzün en önemli sorunlarından biri olan terör ile bağlantıları ele alınmaktadır.</text:p>
      <text:p text:style-name="P92"/>
      <text:p text:style-name="P115">HARUN YAHYA KİMDİR?</text:p>
      <text:p text:style-name="P125"><text:span text:style-name="T5">Harun Yahya müstear adıyla kitapları yayınlanan Sayın Adnan Oktar, tüm hayatını Allah'ın varlığı ve birliğinin, Kuran ahlakının güzelliğinin anlatılmasına adayan bir dava insanıdır. </text:span><text:span text:style-name="T60">(Kaaba, Ekim 2000)</text:span></text:p>
      <text:p text:style-name="P120"/>
      <text:p text:style-name="P125"><text:span text:style-name="T7">Kaaba</text:span><text:span text:style-name="T5">, Ekim 2000 tarihli sayısını evrim teorisine ayırmış ve okuyucularına bu sayısı ile birlikte </text:span><text:span text:style-name="T7">Evrim Aldatmacası</text:span><text:span text:style-name="T5"> kitabının Türkçe ve İngilizce baskısını hediye etmiştir.</text:span></text:p>
      <text:p text:style-name="P115"/>
      <text:p text:style-name="P115">Darwin'in Sihirli Kutusu</text:p>
      <text:p text:style-name="P138"/>
      <text:p text:style-name="P115">İslam Barıştır</text:p>
      <text:p text:style-name="P138"/>
      <text:p text:style-name="P100">Avustralya - Salam</text:p>
      <text:p text:style-name="P100"/>
      <text:p text:style-name="P65"><text:span text:style-name="T12">S</text:span><text:span text:style-name="T7">alam</text:span><text:span text:style-name="T5">, iki ayda bir yayınlanan ve kendisini İslam'ı anlatmaya adamış Avustralya'nın en büyük dergilerinden birisidir.</text:span></text:p>
      <text:p text:style-name="P69">Harun Yahya'nın makaleleri, uluslararası alanda dağıtımı yapılan bu derginin hemen her sayısında yayınlanmaktadır. Harun Yahya'nın bu dergide yer alan makalerinden bazıları şöyledir:</text:p>
      <text:p text:style-name="P69">Kasım-Aralık 1999 tarihli sayısında Harun Yahya'nın, varlığının apaçık olan delillerini çok yakından gördükleri halde Allah'ı inkar eden bilim adamlarını konu alan "Philosophies That Made the Mistake of Denying Allah" (Allah'ı İnkar Etme Yanılgısına Düşen Felsefeler) başlıklı makalesini;</text:p>
      <text:p text:style-name="P69">Mayıs-Haziran 2000 sayısında, din hakkındaki bazı ön yargıların ele alındığı, dinin sadece yaşlı insanları değil, tüm toplumu ilgilendirdiği gerçeğinin anlatıldığı, insanın kendisini yaratan Allah'ı tanıdığında, dinden uzak durmak gerektiği şeklindeki batıl inançtan da kurtulacağını ele alan, "A New World" (Yeni Bir Dünya) başlıklı makalesini;</text:p>
      <text:p text:style-name="P69">Temmuz-Ağustos 2000 sayısında, "Pondering on the Quran" (Kuran Üzerinde Düşünmek) başlıklı makalesini;</text:p>
      <text:p text:style-name="P69">Eylül-Ekim 2000 sayısında, Harun Yahya'nın, insanların maymunlardan evrimleşmediklerini ve insanı Allah'ın yarattığını açıkça gözler önüne seren "Darwinists are distorting the results of the Human <text:soft-page-break/>Genome Project THE APE-MAN SIMILARITY IS A TALE!" (Darwinistler İnsan Genomu Projesi'nin sonuçlarını çarpıtmaktadırlar; MAYMUN-İNSAN BENZERLİĞİ BİR MASAL) başlıklı makalesini;</text:p>
      <text:p text:style-name="P69">Ocak-Şubat 2001 sayısında, Allah'ın dünyayı insanın en rahat şekilde yaşayabileceği gibi yarattığının anlatıldığı ve Allah'ın yaratışındaki kusursuz dengelerin gözler önüne serildiği "A Living Planet: The Earth" (Yaşayan Gezegen: Dünya) başlıklı makalesini;</text:p>
      <text:p text:style-name="P73">Mart-Nisan 2001 sayısında, Harun Yahya'nın "Why Does Darwin's Theory Of Evolution Contradict With Religion?" (Darwin'in Evrim Teorisi Niçin Dinle Çelişir?) ve Eylül-Ekim 2001 sayısında ise, "The Real Ideological Root of Terrorism: Darwinism and Materialism" (Terörün Gerçek İdeolojik Kökeni: Darwinizm ve Materyalizm) başlıklı makalelerini yayınlamıştır. Aşağıda, Harun Yahya'nın bu dergide yer alan makalelelerinden örnekler görülmektedir.</text:p>
      <text:p text:style-name="P73"/>
      <text:p text:style-name="P113">Yaşayan Gezegen: Dünya</text:p>
      <text:p text:style-name="P117"/>
      <text:p text:style-name="P113">Allah'ı İnkar Etme Yanılgısına DüşenFelsefeler</text:p>
      <text:p text:style-name="P137"/>
      <text:p text:style-name="P113">Maymun İnsan Benzerliği Bir Masal</text:p>
      <text:p text:style-name="P117"/>
      <text:p text:style-name="P96">İngiltere - The Mıddle Path</text:p>
      <text:p text:style-name="P97"/>
      <text:p text:style-name="P113">Kuran Üzerinde Düşünmek</text:p>
      <text:p text:style-name="P113"/>
      <text:p text:style-name="P113">Yeni Bir Dünya</text:p>
      <text:p text:style-name="P137"/>
      <text:p text:style-name="P113">Terörün Gerçek İdeolojik Kökeni: Darwinizm ve Materyalizm</text:p>
      <text:p text:style-name="P137"/>
      <text:p text:style-name="P96">Portekiz - Al Furqan</text:p>
      <text:p text:style-name="P97"/>
      <text:p text:style-name="P65"><text:span text:style-name="T13">P</text:span><text:span text:style-name="T11">ortekiz'in başkenti Lizbon'da faaliyet gösteren Al Furqan adlı vakfa ait yine aynı isimli Portekizce dergi, Harun Yahya'nın </text:span><text:span text:style-name="T35">Kavimlerin Helakı</text:span><text:span text:style-name="T11"> kitabını yazı dizisi olarak yayınlamıştır. Ayrıca yazarın eserlerini yakından takip edip evrimle ilgili makalelerine de dergilerinde sıkça yer vermektedirler.</text:span></text:p>
      <text:p text:style-name="P73"/>
      <text:p text:style-name="P119">Nisan 1999</text:p>
      <text:p text:style-name="P119">Mayıs - Haziran 1999</text:p>
      <text:p text:style-name="P119">Temmuz - Ağustos 1999</text:p>
      <text:p text:style-name="P119">Eylül - Ekim 1999</text:p>
      <text:p text:style-name="P119">Ocak - Şubat 2000</text:p>
      <text:p text:style-name="P120"/>
      <text:p text:style-name="P125"><text:span text:style-name="T5">Yukarıda kapak resmi bulunan Portekizce </text:span><text:span text:style-name="T7">Kavimlerin Helakı</text:span><text:span text:style-name="T5"> kitabının Türkiye'de Türkçe olarak 6 baskısı yapılmıştır. İngiltere'de yayınlanan İngilizce baskısı ise kısa bir süre içerisinde 5 </text:span><text:soft-page-break/><text:span text:style-name="T5">kez basılmıştır. Kitabın Almanca, İspanyolca, Rusça ve Fransızca baskıları da yayınlandıkları ülkelerde büyük ilgi görmektedir.</text:span></text:p>
      <text:p text:style-name="P138"/>
      <text:p text:style-name="P100">Hindistan - Islamıc Voıce</text:p>
      <text:p text:style-name="P100"/>
      <text:p text:style-name="P65"><text:span text:style-name="T25">I</text:span><text:span text:style-name="T7">slamic Voice</text:span><text:span text:style-name="T5">, Hindistan'da aylık olarak yayınlanan bir dergidir. Bu derginin Eylül 2000 tarihli sayısının "Kuran ve Bilim" bölümünde "The Obvious Signs in the Lake of Lut" (Lut Gölü'ndeki Apaçık Deliller) başlığı altında bir Harun Yahya makalesi yayınlanmıştır. Bu makalede Lut kavminin nasıl helak olduğu arkeolojik delilleriyle birlikte incelenmiştir. Temmuz 2001 sayısında yine Harun Yahya'nın "Miracles in the Eye" (Gözdeki Mucize) başlıklı makalesine yer verilmiştir. Dergide yazarın makaleleri düzenli olarak yayınlanmaya devam etmektedir.</text:span></text:p>
      <text:p text:style-name="P100"/>
      <text:p text:style-name="P115">Gözdeki Mucize</text:p>
      <text:p text:style-name="P120"/>
      <text:p text:style-name="P115">Lut Gölü'ndeki Apaçık Ayetler</text:p>
      <text:p text:style-name="P138"/>
      <text:p text:style-name="P100">Pakistan - Renaıssance</text:p>
      <text:p text:style-name="P100"/>
      <text:p text:style-name="P65"><text:span text:style-name="T41">P</text:span><text:span text:style-name="T5">akistan'da İngilizce olarak yayınlanan </text:span><text:span text:style-name="T7">Renaissance</text:span><text:span text:style-name="T5"> adlı dergi Harun Yahya'nın "Pondering On The Quran" (Kuran Üzerinde Düşünmek)başlıklı makalesini Eylül 2000 sayısında yayınlamıştır. Aşağıda bu makaleden bir bölüm bulunmaktadır:</text:span></text:p>
      <text:p text:style-name="P91">"O halde, öncelikle Kuran'a yönelik olan yanlış bakış açısı düzeltilmelidir. Kuran bazılarının sandığı gibi sadece Peygamber Efendimize hitap eden bir kitap değildir. "Müslümanım" diyen herkes Kuran'a yönelmelidir. Kısacası dinini, eş-dosttan, mahallenin büyüklerinden değil, öncelikli olarak Kuran'dan öğrenmelidir. Bu yapılmadığı için, her toplumda İslam farklı farklı anlaşılmış, Kuran dışı ananeler, efsaneler ve hurafeler dinin içine sokulmuştur. Nitekim insan Kuran'ı hiçbir telkinin etkisi altında kalmadan vicdanlı ve akılcı bir şekilde okuduğunda bahsettiğimiz bu gerçeği açık biçimde görecektir.</text:p>
      <text:p text:style-name="P91">Kimileri de Kuran'ın, VII. yüzyıldaki Müslümanlardan başkasına hitap etmediğini ya da çok az bir kısmının günümüz insanına hitap ettiğini sanır. Böyle bir zihniyetin sahibi, -en iyi ihtimalle- Kuran'ı "okumak"la yetinir, böylece üstüne düşen görevi yaptığını düşünür. Halbuki "Kuran okumak" başlı başına bir ibadet olsa bile, asıl yapılması gereken okunanları uygulamak, günlük hayata geçirmektir."</text:p>
      <text:p text:style-name="P92"/>
      <text:p text:style-name="P115">Kuran Üzerinde Düşünmek</text:p>
      <text:p text:style-name="P138"/>
      <text:p text:style-name="P100">Pakistan - Albalagh</text:p>
      <text:p text:style-name="P100"/>
      <text:p text:style-name="P65"><text:span text:style-name="T25">P</text:span><text:span text:style-name="T5">akistan'da aylık olarak yayınlanan </text:span><text:span text:style-name="T7">Albalagh</text:span><text:span text:style-name="T5"> isimli dergi Ağustos 1999 sayısında "Hell" (Cehennem) başlıklı bir Harun Yahya makalesi yayınlamıştır. Makaleden bir paragraf şöyledir: </text:span></text:p>
      <text:p text:style-name="P91">"Cennet ne kadar güzellik ve nimet doluysa, cehennem de o kadar çirkinlik ve azapla doludur. Müminlerle inkar edenler arasında henüz dünyadayken oluşmuş olan uçurum, ahirette en yüksek noktaya <text:soft-page-break/>ulaşır. Kendisini yaratan, yaşatan ve dinini ulaştıran Allah'ı inkar etmiş ya da O'na boyun eğmemiş olanlar ebedi azapla cezalandırılır."</text:p>
      <text:p text:style-name="P69">Mart 2000'de ise, Harun Yahya'nın "The Expansion of The Universe" (Evrenin Genişlemesi) başlıklı makalesini yayınlamıştır.</text:p>
      <text:p text:style-name="P69">Nisan 2000 sayısında da, Harun Yahya'nın yeryüzüne yağan yağmurun her yıl aynı miktarda olduğunu, yağmurun oluşum aşamalarını bilimsel bulgular ve konu ile ilgili Kuran ayetleri ile anlattığı "About The Rain" (Yağmur Hakkında) başlıklı makalesini okuyucularına sunmuştur.</text:p>
      <text:p text:style-name="P69">Mayıs 2000 ve Haziran 2000 sayılarında, Harun Yahya'nın Allah'ı inkar ederek ya da O'na ortak koşarak yaşayan toplumların uğradıkları helak olaylarının bir kısmını anlattığı "Past Civilisations" (Geçmişte Yaşamış Uygarlıklar) başlıklı makalelerine yer vermiştir.</text:p>
      <text:p text:style-name="P69">Ağustos 2000 sayısında, inanan insanların salih amellerde bulunmaları gerektiğinin Kuran ayetlerine dayandırılarak anlatıldığı "Righteous Deeds" (Salih Ameller) başlıklı bir Harun Yahya makalesini yayınlamıştır. </text:p>
      <text:p text:style-name="P69">Eylül 2000 sayısında, Harun Yahya'nın okuyanları çeşitli iman hakikatlerinin üzerinde düşünmeye yönelten "Pondering" (Düşünmek) başlıklı makalesini; </text:p>
      <text:p text:style-name="P69">Şubat 2001 sayısında ise, insanın yaratılışının anlatıldığı "The Mechanisms In Our Body" (Vücudumuzdaki Mekanizmalar) başlıklı makalesini okurlarına sunmuştur.</text:p>
      <text:p text:style-name="P92"/>
      <text:p text:style-name="P125"><text:span text:style-name="T5">Harun Yahya müstear ismini kullanan Sayın Adnan Oktar, İstanbul'da yaşayan ünlü bir yazardır. Modern bilimin ışığında Kuran'ın mesajını ileten birçok kitap yazmıştır. </text:span><text:span text:style-name="T7">Evrim Aldatmacası</text:span><text:span text:style-name="T5">, </text:span><text:span text:style-name="T7">Kavimlerin Helakı </text:span><text:span text:style-name="T5">ve </text:span><text:span text:style-name="T7">Allah Akılla Bilinir</text:span><text:span text:style-name="T5"> adlı kitapları materyalist teorilere karşı reddedilemez belgelerdir. Harun Yahya'nın bilimsel, kolay anlaşılır ve açık sözlü bir yaklaşımı vardır. </text:span><text:span text:style-name="T61"><text:s/></text:span><text:span text:style-name="T60">(Albalagh, Nisan 2000)</text:span></text:p>
      <text:p text:style-name="P120"/>
      <text:p text:style-name="P115">Yağmur Hakkında</text:p>
      <text:p text:style-name="P138"/>
      <text:p text:style-name="P115">Düşünmek</text:p>
      <text:p text:style-name="P120"/>
      <text:p text:style-name="P115">Geçmişte Yaşamış Uygarlıklar</text:p>
      <text:p text:style-name="P120"/>
      <text:p text:style-name="P115">Evrenin Genişlemesi</text:p>
      <text:p text:style-name="P120"/>
      <text:p text:style-name="P119">Salih Ameller</text:p>
      <text:p text:style-name="P119"/>
      <text:p text:style-name="P119">Cehennem</text:p>
      <text:p text:style-name="P138"/>
      <text:p text:style-name="P100">Malezya - Magazıne Fıtrah</text:p>
      <text:p text:style-name="P100"/>
      <text:p text:style-name="P65"><text:soft-page-break/><text:span text:style-name="T25">P</text:span><text:span text:style-name="T5">ersatuan Darul Fitrah isimli vakfın yayınladığı aylık bir dergi olan </text:span><text:span text:style-name="T7">Magazine Fitrah</text:span><text:span text:style-name="T5">, Malezya'da İngilizce olarak yayınlanmaktadır. Bu dergi Aralık 1999 tarihli sayısında Harun Yahya'nın "The Migration of Birds, A Sign From God" (Kuşların Göçleri, Allah'tan Bir Delil) başlıklı makalesini yayınlamıştır. </text:span></text:p>
      <text:p text:style-name="P69"/>
      <text:p text:style-name="P87"><text:span text:style-name="T9">Makalenin yazarı Harun Yahya, Türkiye'nin İstanbul ilinde yaşayan tanınmış ve topluma yararlı bir yazardır. İmani, bilimsel ve politik konularda 90'dan fazla kitabı vardır. Ayrıca evrim teorisinin çöküşü ve masonluk karşıtı olan kitapları bulunmaktadır.</text:span><text:span text:style-name="T5"> </text:span><text:span text:style-name="T32">(</text:span><text:span text:style-name="T33">Magazine Fitrah</text:span><text:span text:style-name="T32">, Aralık 1999)</text:span></text:p>
      <text:p text:style-name="P92"/>
      <text:p text:style-name="P115">Kuşların Göçleri</text:p>
      <text:p text:style-name="P138"/>
      <text:p text:style-name="P100">Güney Afrika - Al Haadı</text:p>
      <text:p text:style-name="P100"/>
      <text:p text:style-name="P65"><text:span text:style-name="T62">G</text:span><text:span text:style-name="T5">üney Afrika'da dört ayda bir yayınlanan bu dergide, Harun Yahya'nın "Evrim Yanılgısı" başlıklı bir makalesi yer almıştır. Makaleden bir bölüm şöyledir:</text:span></text:p>
      <text:p text:style-name="P91">"Allah, ilk insan olarak Hz. Adem'i topraktan yaratmıştır. Bu, insanlığın başlangıcıydı. Kuran'ın birçok yerinde bu bildirilmiştir. Fakat, Batılı bilim adamları halen atalarının maymun olduğunu kanıtlama çabası içindedirler. Diğer insanları evrim yalanına inandırarak kandırmak için en aldatıcı yalanlara başvururlar."</text:p>
      <text:p text:style-name="P92"/>
      <text:p text:style-name="P115">Evrim Yanılgısı</text:p>
      <text:p text:style-name="P120"/>
      <text:p text:style-name="P115">Mart 2001</text:p>
      <text:p text:style-name="P120"/>
      <text:p text:style-name="P91">Harun Yahya'nın Evrim Aldatmacası isimli kitabından alınmıştır.</text:p>
      <text:p text:style-name="P138"/>
      <text:p text:style-name="P100">Yunanistan - Hür Hakka Davet</text:p>
      <text:p text:style-name="P100"/>
      <text:p text:style-name="P65"><text:span text:style-name="T63">H</text:span><text:span text:style-name="T7">ür Hakka Davet</text:span><text:span text:style-name="T5">, Yunanistan'ın Batı Trakya bölgesinde Türkçe olarak yayınlanan bir fikir dergisidir. Şubat 2001 sayısında Harun Yahya'nın "Dünyanın Korunmuş Tavanı:Atmosfer" başlıklı makalesini okuyucularına iletmiştir. Temmuz 2001 sayısında da, "Din Bilimi Teşvik Eder" başlıklı bir Harun Yahya makalesine yer vermiştir. Bu makalede, bilimsel araştırmalar sonucunda elde edilen bilgilerin insanlara yaratılışın sırlarını, Allah'ın sonsuz ilmini, aklını ve gücünü tanıttığı anlatılmış ve bilim adamlarının önemli bir bölümünün Allah'a inanan dindar kimseler olduğuna değinilmiştir.</text:span></text:p>
      <text:p text:style-name="P138"/>
      <text:p text:style-name="P100">Hollanda - Platform</text:p>
      <text:p text:style-name="P100"/>
      <text:p text:style-name="P65"><text:span text:style-name="T37">H</text:span><text:span text:style-name="T5">ollanda'da Türkçe olarak yayınlanan </text:span><text:span text:style-name="T7">Platform</text:span><text:span text:style-name="T5"> dergisi Harun Yahya'nın makalelerine her ay geniş yer vermektedir. </text:span></text:p>
      <text:p text:style-name="P69"/>
      <text:p text:style-name="P113">15 Mart 2001</text:p>
      <text:p text:style-name="P117"/>
      <text:p text:style-name="P113"><text:soft-page-break/>15 Mayıs 2001</text:p>
      <text:p text:style-name="P137"/>
      <text:p text:style-name="P113">15 Eylül 2000</text:p>
      <text:p text:style-name="P97">İngiltere - The Mıddle Path</text:p>
      <text:p text:style-name="P113"/>
      <text:p text:style-name="P113">Harun Yahya'nın bilimsel </text:p>
      <text:p text:style-name="P113">konulardaki makaleleri </text:p>
      <text:p text:style-name="P125"><text:span text:style-name="T35">Platform</text:span><text:span text:style-name="T11"> dergisinde </text:span></text:p>
      <text:p text:style-name="P113">düzenli olarak </text:p>
      <text:p text:style-name="P113">yayınlanmaktadır.</text:p>
      <text:p text:style-name="P117"/>
      <text:p text:style-name="P113">13 Nisan 2001</text:p>
      <text:p text:style-name="P117"/>
      <text:p text:style-name="P113">15 Haziran 2001</text:p>
      <text:p text:style-name="P137"/>
      <text:p text:style-name="P97">Kenya - Iqra Islamıc Journal</text:p>
      <text:p text:style-name="P97"/>
      <text:p text:style-name="P113">Temmuz - Ekim 2001</text:p>
      <text:p text:style-name="P117"/>
      <text:p text:style-name="P65"><text:span text:style-name="T40">K</text:span><text:span text:style-name="T11">enya'da dört ayda bir yayınlanan</text:span><text:span text:style-name="T35"> Iqra Islamic Journal</text:span><text:span text:style-name="T11"> adlı dergi, Haziran-Ekim 2001 tarihli sayısında, Harun Yahya'nın "A Living Planet: The Earth" (Yaşayan Gezegen: Dünya) başlıklı makalesini okuyucularına sunmuştur. Aşağıda bu makaleden bir bölüm yer almaktadır:</text:span></text:p>
      <text:p text:style-name="P90">"Atmosferde bulunan %77 oranında nitrojen, %21 oranında oksijen, %1 oranında karbondioksid ve diğer gazlar, dünyada yaşamın olabilmesi için tam gerekli miktardır. Yaşam için şart olan oksijen, yiyeceklerin yakılmasına ve enerjiye dönüşmesine yardımcı olur. </text:p>
      <text:p text:style-name="P90">Eğer atmosferdeki oksijen oranı %21'den fazla olursa, vücudumuzdaki hücreler büyük hasar görmeye başlarlardı. Bununla birlikte yaşam için gerekli olan bitki ve hidrokarbon molekülleri de yok olurdu. Bu oran daha az olsaydı, solunum yapmakta zorlanırdık ve yediğimiz yiyecekler enerjiye dönüşemezdi. Dolayısıyla, atmosferde bulunan %21'lik oksijen oranı hayatın devam edebilmesi için en ideal orandır."</text:p>
      <text:p text:style-name="P65"><text:span text:style-name="T11">Derginin Kasım 2001-Şubat 2002 tarihli sayısında ise, Harun Yahya'nın </text:span><text:span text:style-name="T35">Evrenin Yaratılışı</text:span><text:span text:style-name="T11"> kitabı ile ilgili bir değerlendirme yazısı yayınlanmıştır. Bu yazıda şu tespitlerde bulunulmuştur:</text:span></text:p>
      <text:p text:style-name="P90">"Eski değerlerin ve inançların hızla yok olmaya yüz tuttuğu günümüzün moden bilim dünyasında, Harun Yahya'nın kitapları bir ders kitabı gibi. Dünyanın her köşesinde gerçek bilgiyi arayan ve bu esnada Allah'ın varlığını inkar eden bir bilim dünyası içine giren tüm gençlerin bu kitapları okuması şarttır."</text:p>
      <text:p text:style-name="P97"/>
      <text:p text:style-name="P125"><text:span text:style-name="T35">Evrenin Yaratılışı </text:span><text:span text:style-name="T11">kitabıyla ilgili bir değerlendirme yazısı</text:span></text:p>
      <text:p text:style-name="P113"/>
      <text:p text:style-name="P113">Yaşayan Gezegen: Dünya</text:p>
      <text:p text:style-name="P137"/>
      <text:p text:style-name="P96">Singapur - The Muslıms' Dıgest</text:p>
      <text:p text:style-name="P81"><text:soft-page-break/></text:p>
      <text:p text:style-name="P65"><text:span text:style-name="T13">T</text:span><text:span text:style-name="T35">he Muslims' Digest</text:span><text:span text:style-name="T11">, Müslümanları ilgilendiren sosyal ve hukuki konularda yayın yapan aylık bir dergidir. İngilizce olarak hazırlanan bu dergi, Harun Yahya'nın bilimsel ve imani konulardaki makalelerine yer vererek okuyucularının imani konularda derinleşmelerini ve bilimsel konulardaki bilgilerini artırmalarını sağlamaktadır.</text:span></text:p>
      <text:p text:style-name="P73">Dergi, Mayıs 2000 tarihli sayısında, Harun Yahya'nın "Never Plead Ignorance" (Sakın Anlamazlıktan Gelmeyin) başlıklı makalesini yayınlamıştır. Bu makalede, insanın dünya üzerinde gözünü çevirdiğinde, gördüğü her detayda Allah'ı bulduğu, Allah'ın herşeyi kontrolünde tuttuğu, herşeyden haberdar olduğu ve varlığını bu kusursuzlukla insanlara tanıttığı konu edilmiştir.</text:p>
      <text:p text:style-name="P65"><text:span text:style-name="T35">The Muslims' Digest</text:span><text:span text:style-name="T11"> bir başka sayısında (yanda), Harun Yahya'nın Allah'a karşı büyüklendikleri için çeşitli şekillerde helak olan toplumları konu alan "Cities Turned Upside Down" (Altı Üstüne Gelen Şehirler) başlıklı makalesini yayınlamıştır.</text:span></text:p>
      <text:p text:style-name="P73">Dergide ayrıca, suyun insan yaşamı için özel olarak yaratıldığının anlatıldığı "The Design In Water" (Sudaki Tasarım), MS 79 yılında İtalya'nın Pompei şehrindeki yıkımın anlatıldığı "The Disaster of Pompeii" (Pompei Faciası), Allah'ın varlığının apaçık delillerini çok yakından görerek iman eden bilim adamlarının konu alındığı "Scientists Confirm The Signs Of Allah" (İman Eden Bilim Adamları) başlıklı Harun Yahya makaleleri de yayınlanmıştır.</text:p>
      <text:p text:style-name="P73"/>
      <text:p text:style-name="P115">Altı Üstüne Gelen Şehirler </text:p>
      <text:p text:style-name="P120"/>
      <text:p text:style-name="P115">Ağustos 1999</text:p>
      <text:p text:style-name="P138"/>
      <text:p text:style-name="P115">Eylül 2000</text:p>
      <text:p text:style-name="P120"/>
      <text:p text:style-name="P115">Ağustos 2000</text:p>
      <text:p text:style-name="P120"/>
      <text:p text:style-name="P115">Sakın Anlamazlıktan Gelmeyin </text:p>
      <text:p text:style-name="P120"/>
      <text:p text:style-name="P115">Sudaki Tasarım</text:p>
      <text:p text:style-name="P120"/>
      <text:p text:style-name="P115">Mayıs 1999</text:p>
      <text:p text:style-name="P120"/>
      <text:p text:style-name="P115">Eylül 1999</text:p>
      <text:p text:style-name="P120"/>
      <text:p text:style-name="P115">İman Eden Bilim Adamları</text:p>
      <text:p text:style-name="P120"/>
      <text:p text:style-name="P115">Pompei Faciası</text:p>
      <text:p text:style-name="P138"/>
      <text:p text:style-name="P100">Polonya - The Muslım World Revıew</text:p>
      <text:p text:style-name="P100"/>
      <text:p text:style-name="P65"><text:soft-page-break/><text:span text:style-name="T12">D</text:span><text:span text:style-name="T5">ergi, Nisan 1999 tarihinde yayınladığı sayısında, bitkiler ve hayvanlar arasındaki ortak yaşamı konu alan bir makaleyi "Co-operation Between Ants and Plants" (Karıncalar ve bitkiler arasındaki işbirliği) başlığıyla yayınlamıştır. Makaleden bir bölüm şöyledir:</text:span></text:p>
      <text:p text:style-name="P91">"Doğu Hindistan'da yaşayan sürahi bitkisi Nepenthes bicalcaratadır. Kendi ağaç gövdesi içinde karınca kolonilerini barındırmaktadır. Bu bitki tıpkı bir sürahi şeklindedir ve üzerine konan böcekleri yakalayarak içine alıp sindirir. Ama karıncalar bu etobur bitki üzerinde, böcekleri ve diğer yiyecek maddelerini toplayarak gezmekte serbesttir. Çünkü karıncalar ve bitki, ortak faydaları için bir alış verişte bulunmaktadırlar. Karıncalar, bitki tarafından yenme tehlikesi altındadır, ama buna karşılık bir ev kazanmışlardır. Bitkiler ise, karıncalara bazı doku ve böcek kalıntılarını bırakırlar ve buna karşılık kendi düşmanlarına karşı karıncalardan koruma elde ederler. Bu örnek, bitkiler ve karıncalar arasındaki ortak yaşamın ana hatlarını tarif etmektedir. Karıncalar ve bunların ev sahipliğini yapan bitkilerin anatomileri ve fizyolojik yapıları, aralarındaki karşılıklı ilişkiyi sağlayacak şekilde düzenlenmiştir. Her ne kadar evrim savunucuları bu topluluklar arasındaki ilişkilerin milyonlarca yıl içinde yavaş yavaş yaygınlaştığını söyleseler de, zeka sahibi olmayan bu iki yaratığın birbirleriyle anlaşarak böyle bir "karşılıklı fayda" sistemi düzenleyebilmiş olduklarını iddia etmenin mantıksızlığı ortadadır."</text:p>
      <text:p text:style-name="P92"/>
      <text:p text:style-name="P115">Dergi, bir başka sayısında da Harun Yahya müstear isimli Sayın Adnan Oktar'ı tanıtan bir yazı yayınlamıştır. </text:p>
      <text:p text:style-name="P120"/>
      <text:p text:style-name="P18">Karıncalar ve Bitkiler Arasındaki İşbirliği</text:p>
      <text:p text:style-name="P138"/>
      <text:p text:style-name="P99">Endonezya - Dıalog Jumat</text:p>
      <text:p text:style-name="P100"/>
      <text:p text:style-name="P65"><text:span text:style-name="T12">D</text:span><text:span text:style-name="T7">ialog Jumat</text:span><text:span text:style-name="T5">, Endonezya'nın en yüksek tirajlı gazetesi </text:span><text:span text:style-name="T7">Republika</text:span><text:span text:style-name="T5">'nın cuma günleri yayınlanan ekidir. 1999 yılının Haziran ayı içinde Harun Yahya'nın bitkiler ile karıncaların ortak yaşamını konu alan makalelerini okuyucularına iletmiştir.</text:span></text:p>
      <text:p text:style-name="P138"/>
      <text:p text:style-name="P99">İngiltere - Dıscourse</text:p>
      <text:p text:style-name="P75"/>
      <text:p text:style-name="P65"><text:span text:style-name="T25">A</text:span><text:span text:style-name="T5">ylık olarak İngiltere'de yayınlanan </text:span><text:span text:style-name="T7">Discourse</text:span><text:span text:style-name="T5"> dergisi, Nisan 2001 sayısında bir Harun Yahya makalesini "Science and Religion Friends or Foes?" (Bilim ve Din Dost mu Düşman mı?) başlığı altında kapak konusu yapmıştır. Makalede, Allah'ın evreni yoktan yaratması, bilimsel bir bulgu olan Big Bang ve Kuran ayetleri ışığında ele alınmıştır. Yazıda ayrıca din ve bilimin paralelliği üzerinde durulmuştur. Dergide yazarın makaleleri düzenli olarak yayınlanmaktadır.</text:span></text:p>
      <text:p text:style-name="P69"/>
      <text:p text:style-name="P115">Bilim ve Din Dost mu Düşman mı?</text:p>
      <text:p text:style-name="P120"/>
      <text:p text:style-name="P115">Ahlaki Dejenerasyonun Tek Çözümü: Kuran Ahlakı</text:p>
      <text:p text:style-name="P120"/>
      <text:p text:style-name="P115">Evrim Teorisi Din İle Çelişir</text:p>
      <text:p text:style-name="P138"><text:soft-page-break/></text:p>
      <text:p text:style-name="P99">Hollanda - Euro Huzur</text:p>
      <text:p text:style-name="P100"/>
      <text:p text:style-name="P65"><text:span text:style-name="T12">E</text:span><text:span text:style-name="T7">uro Huzur</text:span><text:span text:style-name="T5"> Hollanda'da Türkçe olarak hazırlanan aylık sosyal, haber ve kültür dergisidir. Hollanda'nın yanı sıra diğer Avrupa ülkelerinde de dağıtılmaktadır. Harun Yahya'nın "Yaratılış Mucizesi" adlı makalesini Mart 2001 sayısında yayınlamıştır. Dergi, yazarın makalelerini düzenli olarak yayınlamayı sürdürmektedir.</text:span></text:p>
      <text:p text:style-name="P69"/>
      <text:p text:style-name="P115">Mayıs 2000</text:p>
      <text:p text:style-name="P138"/>
      <text:p text:style-name="P99">Abd - Muslım Observer</text:p>
      <text:p text:style-name="P100"/>
      <text:p text:style-name="P65"><text:span text:style-name="T25">A</text:span><text:span text:style-name="T5">BD'de haftalık olarak yayınlanan </text:span><text:span text:style-name="T7">Muslim Observer</text:span><text:span text:style-name="T5"> isimli dergide Harun Yahya'nın çeşitli makaleleri yer almaktadır. "Superiority Comes From Character, Not Blood" (Üstünlük Soya Değil, Ahlaka Göredir) başlıklı makale bunlardan yalnızca bir tanesidir.</text:span></text:p>
      <text:p text:style-name="P69"/>
      <text:p text:style-name="P115">Sabra ve Şatilla Katliamından Ariel Sharon Sorumludur</text:p>
      <text:p text:style-name="P120"/>
      <text:p text:style-name="P115">21 - 27 Eylül 2001</text:p>
      <text:p text:style-name="P120"/>
      <text:p text:style-name="P115">Üstünlük Soya Değil, Ahlaka Göredir </text:p>
      <text:p text:style-name="P120"/>
      <text:p text:style-name="P115">22 Haziran 2001</text:p>
      <text:p text:style-name="P120"/>
      <text:p text:style-name="P119">Allah Evreni Yoktan Yaratmıştır</text:p>
      <text:p text:style-name="P115"/>
      <text:p text:style-name="P115">15 Haziran 2001</text:p>
      <text:p text:style-name="P138"/>
      <text:p text:style-name="P99">İngiltere - Aagahı</text:p>
      <text:p text:style-name="P100"/>
      <text:p text:style-name="P110">O'dur ki, onlar umutlarını kestikten sonra yağmuru indirir ve rahmetini serip-yayar. O, Veli'dir, Hamid'dir. (Şura Suresi, 28)</text:p>
      <text:p text:style-name="P111"/>
      <text:p text:style-name="P110">O'dur ki, onlar umutlarını kestikten sonra yağmuru indirir ve rahmetini serip-yayar. O, Veli'dir, Hamid'dir. (Şura Suresi, 28)</text:p>
      <text:p text:style-name="P111"/>
      <text:p text:style-name="P65"><text:span text:style-name="T12">U</text:span><text:span text:style-name="T5">rduca olarak İngiltere'de yayınlanan aylık </text:span><text:span text:style-name="T7">Aagahi</text:span><text:span text:style-name="T5"> isimli dergi, Harun Yahya'nın makalelerini düzenli olarak yayınlamaktadır. Bu makalelerden biri de "Kuran'da Yağmur" başlığını taşımaktadır. Bu makalede Kuran'da bundan 1400 yıl önce bildirilen bazı gerçeklerin -yağmurun bir ölçü ile indirilmesi, </text:span><text:soft-page-break/><text:span text:style-name="T5">yağmurun oluşumu- günümüz bilimsel gelişmeleriyle henüz ortaya çıktığı açıklanmakta ve bu konudaki hayranlık uyandıran yaratılış gerçekleri incelenmektedir.</text:span></text:p>
      <text:p text:style-name="P69"/>
      <text:p text:style-name="P115">1 Nisan 2001</text:p>
      <text:p text:style-name="P120"/>
      <text:p text:style-name="P110">İri cüsseli develeri size Allah'ın işaretlerinden kıldık, sizler için onlarda bir hayır vardır. dık, sizler için onlarda bir hayır vardır... (Hac Suresi, 36)</text:p>
      <text:p text:style-name="P111"/>
      <text:p text:style-name="P115">23 Eylül 2001</text:p>
      <text:p text:style-name="P120"/>
      <text:p text:style-name="P99">Fas - Attajdıd</text:p>
      <text:p text:style-name="P100"/>
      <text:p text:style-name="P65"><text:span text:style-name="T12">F</text:span><text:span text:style-name="T5">as'ta Arapça olarak yayınlanan haftalık </text:span><text:span text:style-name="T7">Attajdid</text:span><text:span text:style-name="T5"> isimli dergide Harun Yahya'nın çeşitli konulardaki makalelerine yer verilmektedir. Bu makalelerden biri de Kuran'da ismi geçen hayvanlardan biri olan deve ile ilgilidir. Söz konusu makalede bu mucizevi hayvanın en ağır şartlardan bile etkilenmeyen, çok özel bir tasarıma sahip vücut yapısı üzerinde durulmaktadır.</text:span></text:p>
      <text:p text:style-name="P138"/>
      <text:p text:style-name="P99">Arnavutluk - Famılja</text:p>
      <text:p text:style-name="P100"/>
      <text:p text:style-name="P65"><text:span text:style-name="T25">A</text:span><text:span text:style-name="T5">rnavutluk'un başkenti Tiran'da yayınlanan </text:span><text:span text:style-name="T7">Familja</text:span><text:span text:style-name="T5"> isimli aylık dergide, Harun Yahya'nın yazılarına düzenli olarak yer verilmektedir. Makalede dünya hayatının geçiciliği, gerçekte birkaç dakika süren bir rüya sırasında uzun zaman geçirdiğini zanneden insanın durumuyla kıyaslanmakta ve şu cümlelerle tarif edilmektedir:</text:span></text:p>
      <text:p text:style-name="P91">"... Rüyanızda çok uzun bir vaktin geçmiş olduğunu sanmanıza rağmen tüm rüya yalnızca birkaç saniye sürmüştür. Ne kadar aksini ispat etmek isteseniz de bunun yalnızca birkaç saniyelik bir rüya olduğunu kabul etmek durumunda kalırsınız. İşte çok kısa süren dünya hayatını tüketip de ahirete giden inkarcıların şaşkınlığı da aynı bu şekilde olacaktır. Çok uzun süreceğini zannettikleri dünya hayatı onları aldatmıştır. Öyle ki kimi bin yıl, kimi bin yıldan da fazla hayatlarını sürdürebilecekleri gibi bir hisse kapılmışlardır. Oysa ölümlerinin ardından diriltildiklerinde, dünyada aslında çok az bir süre kaldıklarını anlayacaklardır..."</text:p>
      <text:p text:style-name="P92"/>
      <text:p text:style-name="P115">Temmuz 2001</text:p>
      <text:p text:style-name="P138"/>
      <text:p text:style-name="P99">Endonezya - MQ Tabloıd</text:p>
      <text:p text:style-name="P100"/>
      <text:p text:style-name="P65"><text:span text:style-name="T12">E</text:span><text:span text:style-name="T5">ndonezya'nın Bandung şehrinde faaliyet gösteren Daarut Tauhiib isimli ünlü bir vakıf tarafından çıkarılan </text:span><text:span text:style-name="T7">MQ Tabloid</text:span><text:span text:style-name="T5"> isimli derginin tirajı yaklaşık olarak 15 bindir. Dergide Harun Yahya'nın imani ve bilimsel konulu çeşitli makaleleri Endonezyaca olarak düzenli bir şekilde yayınlanmaktadır. Aynı yayın grubuna ait olan </text:span><text:span text:style-name="T7">MQ Journal</text:span><text:span text:style-name="T5"> isimli 2 ayda bir yayınlanan dergide de yazarın makalelerine geniş yer ayrılmaktadır. </text:span></text:p>
      <text:p text:style-name="P138"><text:soft-page-break/></text:p>
      <text:p text:style-name="P115">Haziran 2002</text:p>
      <text:p text:style-name="P120"/>
      <text:p text:style-name="P115">Temmuz 2002</text:p>
      <text:p text:style-name="P120"/>
      <text:p text:style-name="P115"><text:s/>Haziran 2002</text:p>
      <text:p text:style-name="P120"/>
      <text:p text:style-name="P18">HARUN YAHYA</text:p>
      <text:p text:style-name="P138"/>
      <text:p text:style-name="P99">İtalya, Roma - Encounter</text:p>
      <text:p text:style-name="P100"/>
      <text:p text:style-name="P65"><text:span text:style-name="T25">V</text:span><text:span text:style-name="T5">atikan'a bağlı Arap-İslami Çalışmalar Vakfı'nın hazırladığı </text:span><text:span text:style-name="T7">Encounter</text:span><text:span text:style-name="T5"> isimli derginin her sayısında bir makaleye yer verilmektedir. Örneğin derginin Ekim 2001 tarihli sayısında, Harun Yahya'nın </text:span><text:span text:style-name="T7">Zamansızlık ve Kader Gerçeği</text:span><text:span text:style-name="T5"> kitabının özeti şeklinde 18 sayfalık bir makalesi yer almıştır.</text:span></text:p>
      <text:p text:style-name="P69"/>
      <text:p text:style-name="P115">Zamansızlık ve Kader Gerçeği </text:p>
      <text:p text:style-name="P120"/>
      <text:p text:style-name="P115">Ekim 2001</text:p>
      <text:p text:style-name="P138"/>
      <text:p text:style-name="P99">İtalya - Il Messaggero Dell'Islam</text:p>
      <text:p text:style-name="P18"/>
      <text:p text:style-name="P65"><text:span text:style-name="T12">I</text:span><text:span text:style-name="T5">talya'da üç ayda bir yayınlanan </text:span><text:span text:style-name="T7">Il Messaggero dell'Islam</text:span><text:span text:style-name="T5"> dergisi son sayısında Harun Yahya'nın İtalyanca baskısı tamamlanan </text:span><text:span text:style-name="T7">Evrim Aldatmacası</text:span><text:span text:style-name="T5"> isimli eserinin tanıtımına geniş yer ayırdı. Yazıda Harun Yahya'nın evrim konulu eserlerinden bölümlere de yer verildi. </text:span></text:p>
      <text:p text:style-name="P69"/>
      <text:p text:style-name="P115">Darwin Efsanesinin Sonu </text:p>
      <text:p text:style-name="P120"/>
      <text:p text:style-name="P115">Mart 2001</text:p>
      <text:p text:style-name="P138"/>
      <text:p text:style-name="P99">Hollanda - Kuzey Yıldızı</text:p>
      <text:p text:style-name="P100"/>
      <text:p text:style-name="P65"><text:span text:style-name="T37">H</text:span><text:span text:style-name="T5">ollanda'da yayınlanan ve birçok Avrupa ülkesine dağıtımı yapılan aylık politika ve düşünce dergisi </text:span><text:span text:style-name="T7">Kuzey Yıldızı</text:span><text:span text:style-name="T5">, Harun Yahya'nın siyasi konulu makalelerini her ay düzenli olarak yayınlamaktadır. </text:span></text:p>
      <text:p text:style-name="P69"/>
      <text:p text:style-name="P115">Ekim 2001</text:p>
      <text:p text:style-name="P138"/>
      <text:p text:style-name="P99">Abd - The Messenger</text:p>
      <text:p text:style-name="P100"/>
      <text:p text:style-name="P65"><text:soft-page-break/><text:span text:style-name="T37">H</text:span><text:span text:style-name="T5">awaii'de faaliyette bulunan İslami Bilgi Merkezi isimli vakıf tarafından yayınlanan </text:span><text:span text:style-name="T7">The Messenger</text:span><text:span text:style-name="T5"> isimli dergi, Harun Yahya'nın Kuran ahlakı konulu yazılarına yer vermektedir. Bu yazılardan biri de aşağıda yer alan "Allah için Yaşamak" başlıklı makaledir.</text:span></text:p>
      <text:p text:style-name="P69"/>
      <text:p text:style-name="P113">19 Ocak 1999</text:p>
      <text:p text:style-name="P117"/>
      <text:p text:style-name="P113">Allah İçin Yaşamak </text:p>
      <text:p text:style-name="P137"/>
      <text:p text:style-name="P96">Sri Lanka - The Choıce</text:p>
      <text:p text:style-name="P65"><text:span text:style-name="T13">S</text:span><text:span text:style-name="T11">ri Lanka'da faaliyet gösteren Müslüman Öğrenciler Birliği'nin dergisi olan </text:span><text:span text:style-name="T35">The Choice</text:span><text:span text:style-name="T11">'de Harun Yahya'nın siyasi konulardaki yazıları düzenli olarak yayınlanmaktadır. </text:span></text:p>
      <text:p text:style-name="P73"/>
      <text:p text:style-name="P113">Sanık</text:p>
      <text:p text:style-name="P117"/>
      <text:p text:style-name="P113">19 Ocak 1999</text:p>
      <text:p text:style-name="P117"/>
      <text:p text:style-name="P96">Kanada - The Mıracle</text:p>
      <text:p text:style-name="P98"><text:tab/></text:p>
      <text:p text:style-name="P65"><text:span text:style-name="T24">K</text:span><text:span text:style-name="T11">anada'nın saygın yayınlarından biri olan </text:span><text:span text:style-name="T35">The Miracle</text:span><text:span text:style-name="T11">'da Harun Yahya'nın yazıları düzenli olarak yayınlanmaktadır. 15 günde bir yayınlanan gazetede Harun Yahya'nın bilimsel, imani ve siyasi konulardaki makaleleri yer almaktadır. </text:span></text:p>
      <text:p text:style-name="P65"><text:span text:style-name="T11">Harun Yahya'nın dergide yayınlanan ilk yazısının girişinde </text:span><text:span text:style-name="T35">The Miracle</text:span><text:span text:style-name="T11"> dergisi, yazarı şu sözlerle okurlarına tanıtmıştır: </text:span></text:p>
      <text:p text:style-name="P90">"Harun Yahya, Türkiye'nin dünyaca tanınan Müslüman yazarlarındandır. Gazetemiz The Miracle'da kendisine konuk yazar olarak yer vermekten büyük bir memnuniyet duyuyoruz."</text:p>
      <text:p text:style-name="P88"/>
      <text:p text:style-name="P113">Fosil Kayıtları EvrimiReddediyor.</text:p>
      <text:p text:style-name="P117"/>
      <text:p text:style-name="P113">17-30 Ağustos 2001</text:p>
      <text:p text:style-name="P137"/>
      <text:p text:style-name="P96">ABD - The Amana Voıce</text:p>
      <text:p text:style-name="P97"/>
      <text:p text:style-name="P65"><text:span text:style-name="T13">A</text:span><text:span text:style-name="T11">MANA (Kuzey Amerika Amerikalı Müslümanlar Birliği) isimli vakıf tarafından yayınlanan </text:span><text:span text:style-name="T35">The Amana Voice</text:span><text:span text:style-name="T11"> isimli dergide Harun Yahya'nın imani konulardaki makaleleri düzenli olarak yer almaktadır.</text:span></text:p>
      <text:p text:style-name="P73"/>
      <text:p text:style-name="P113">Gevşemeyin Üzülmeyin </text:p>
      <text:p text:style-name="P117"/>
      <text:p text:style-name="P113">Eylül 2001</text:p>
      <text:p text:style-name="P137"/>
      <text:p text:style-name="P96">Almanya - Akit Gazetesi Avrupa Baskısı</text:p>
      <text:p text:style-name="P97"><text:soft-page-break/></text:p>
      <text:p text:style-name="P65"><text:span text:style-name="T13">A</text:span><text:span text:style-name="T35">kit gazetesi</text:span><text:span text:style-name="T11">nin Avrupa baskısında Harun Yahya'nın bilimsel, imani ve siyasi konulardaki çeşitli kitaplarından faydalanılarak hazırlanan sayfalar yer almaktadır. Almanca olarak yayınlanan bu yazılar okurlardan yoğun bir ilgi görmektedir.</text:span></text:p>
      <text:p text:style-name="P73"/>
      <text:p text:style-name="P113">10 Ekim 2001</text:p>
      <text:p text:style-name="P117"/>
      <text:p text:style-name="P113">13 Eylül 2001</text:p>
      <text:p text:style-name="P117"/>
      <text:p text:style-name="P113">29 Ağustos 2001</text:p>
      <text:p text:style-name="P117"/>
      <text:p text:style-name="P113">18 Eylül 2001</text:p>
      <text:p text:style-name="P137"/>
      <text:p text:style-name="P96">Pakistan - Global Scıence</text:p>
      <text:p text:style-name="P97"/>
      <text:p text:style-name="P65"><text:span text:style-name="T13">G</text:span><text:span text:style-name="T35">lobal Science,</text:span><text:span text:style-name="T11"> Pakistan'da Urduca olarak yayınlanan aylık bilimsel bir dergidir. Ağırlıklı olarak akademik çevrelere hitap eden, tıp ve mühendislik alanlarında yazıların yer aldığı dergide Harun Yahya'nın bilimsel makaleleri düzenli olarak yayınlanmaktadır. </text:span></text:p>
      <text:p text:style-name="P137"/>
      <text:p text:style-name="P96">Bahreyn - Bahraın Trıbune</text:p>
      <text:p text:style-name="P97"/>
      <text:p text:style-name="P113">3 Aralık 2001</text:p>
      <text:p text:style-name="P117"/>
      <text:p text:style-name="P113">Ölü Bir Beldeye Hayat Veren Yağmur</text:p>
      <text:p text:style-name="P117"/>
      <text:p text:style-name="P65"><text:span text:style-name="T13">B</text:span><text:span text:style-name="T11">ahreyn'de yayınlanan </text:span><text:span text:style-name="T35">Bahrain Tribune</text:span><text:span text:style-name="T11"> isimli günlük-siyasi gazetenin, Ortadoğu ülkelerinden Avrupa ve Amerika'ya ve hatta Avusturalya'ya kadar çok geniş bir alanda dağıtımı yapılmaktadır. Bu gazetede haftada bir gün, Cuma günleri, tam sayfa İslam sayfası hazırlanmaktadır. </text:span><text:span text:style-name="T35">Islamic Tribune</text:span><text:span text:style-name="T11"> isimli bu sayfada düzenli olarak her hafta Harun Yahya'nın kitapları yazı dizisi şeklinde yayınlanmaktadır. Aynı gazetede Ramazan ayında her gün düzenli olarak yazılar yayınlanmıştır. </text:span></text:p>
      <text:p text:style-name="P137"/>
      <text:p text:style-name="P96">Abd - Al Arab</text:p>
      <text:p text:style-name="P97"/>
      <text:p text:style-name="P113">Düşünen İnsanlar İçin ve Aklı Örten Gerçekler</text:p>
      <text:p text:style-name="P117"/>
      <text:p text:style-name="P65"><text:span text:style-name="T40">A</text:span><text:span text:style-name="T35">l Arab</text:span><text:span text:style-name="T11"> gazetesi ABD'de haftalık olarak yayınlanmaktadır. Arapça ve İngilizce olarak basılan gazetede bilimsel yazılara yer verilmektedir.</text:span></text:p>
      <text:p text:style-name="P117"/>
      <text:p text:style-name="P113">Ruhun İki Hali </text:p>
      <text:p text:style-name="P117"/>
      <text:p text:style-name="P113"><text:soft-page-break/>20 Aralık 2001</text:p>
      <text:p text:style-name="P117"/>
      <text:p text:style-name="P113">27 Aralık 2001</text:p>
      <text:p text:style-name="P137"/>
      <text:p text:style-name="P96">Abd - The Rısıng Star</text:p>
      <text:p text:style-name="P97"/>
      <text:p text:style-name="P65"><text:span text:style-name="T24">A</text:span><text:span text:style-name="T11">BD'de İngilizce olarak basılan </text:span><text:span text:style-name="T35">The Rising Star</text:span><text:span text:style-name="T11"> isimli derginin tirajı yaklaşık olarak 9000'dir. İki ayda bir basılmakta ve ABD'nin birçok eyaletinde dağıtılmaktadır. Genel olarak ulusal ve uluslararası konuların işlendiği dergide, Harun Yahya'nın bilimsel konulardaki yazıları yayınlanmaktadır. </text:span></text:p>
      <text:p text:style-name="P113">Uzman Mimarlar</text:p>
      <text:p text:style-name="P117"/>
      <text:p text:style-name="P113">Kasım 2001</text:p>
      <text:p text:style-name="P137"/>
      <text:p text:style-name="P96">ABD - Iqra</text:p>
      <text:p text:style-name="P97"/>
      <text:p text:style-name="P65"><text:span text:style-name="T24">S</text:span><text:span text:style-name="T11">an Jose, California'da kar amacı gütmeyen bir kuruluş olan South Bay İslami Organizasyonu tarafından yayınlanan </text:span><text:span text:style-name="T35">Iqra </text:span><text:span text:style-name="T11">dergisi, Amerikan toplumunu İslam'ın evrensel değerleri ile tanıştırmayı amaçlamaktadır. HarunYahya'nın derginin Nisan 2002 tarihli sayısında yayınlanan makalesi, "Her Dönemde Cahiliye Toplumu Var Olmuştur" başlığını taşımaktadır. Aşağıda yazıdan kısa bir alıntı verilmektedir: </text:span></text:p>
      <text:p text:style-name="P90">"İnsanın ilk yaratıldığı tarihten beri, her zaman iki insan grubu var olmuştur: Allah'a iman edenler ve cahiliye toplumu. Allah'ın bildirdiği emirlere göre yaşamayan insanlar cahiliye toplumunu oluştururlar. Cahiliye toplumu her ne kadar kendi içinde inancında, düşünce yapısında ve yaşam tarzında farklıklar gösterse de, bu toplumun tüm bireylerini birleştiren ortak bir özellik vardır: gerçek din ahlakına göre yaşamıyor olmak."</text:p>
      <text:p text:style-name="P73">Harun Yahya bu derginin sürekli yazarlarındandır. </text:p>
      <text:p text:style-name="P73"/>
      <text:p text:style-name="P113">Her Dönemde Cahiliye Toplumu Var Olmuştur</text:p>
      <text:p text:style-name="P117"/>
      <text:p text:style-name="P113">Temmuz - Ekim 2001</text:p>
      <text:p text:style-name="P137"/>
      <text:p text:style-name="P96">ABD- Mırror Internatıonal</text:p>
      <text:p text:style-name="P97"/>
      <text:p text:style-name="P65"><text:span text:style-name="T24">N</text:span><text:span text:style-name="T11">ew York'da basılan </text:span><text:span text:style-name="T35">Mirror International,</text:span><text:span text:style-name="T11"> haftalık bir gazetedir. 40 bin tirajı olan gazete ABD ve Kanada'da 115'den fazla şehire dağıtılmaktadır. Gazetenin amaçlarından birisi, Müslümanların Amerikan toplumu ve siyaseti ile daha yakın ilişkiler kurmasını sağlayabilmek ve gayrimüslim aydınlarla Müslümanlar arasında diyalog kurabilmektir. </text:span></text:p>
      <text:p text:style-name="P73">Harun Yahya'nın bu gazetede imani ve siyasi konularda hazırladığı makaleleri yayınlanmaktadır. "Yaşanan Her Olayı Kuran Ahlakı ile Değerlendirmek" başlıklı makalede ise, herşeyin ancak Allah'ın dilemesi ve Allah'ın takdir ettiği kader ile gerçekleştiği, dolayısıyla tüm olayların bir hikmeti olduğu <text:soft-page-break/>vurgulanmaktadır. Yazıda da belirtildiği gibi, iman eden kişinin yapması gereken, yaşadığı her olayı Kuran'a göre değerlendirmek ve Kuran'da bildirildiği şekilde tepkiler göstermektedir. </text:p>
      <text:p text:style-name="P73"/>
      <text:p text:style-name="P113">Yaşanan Her Olayı Kuran Ahlakı ile Değerlendirmek</text:p>
      <text:p text:style-name="P137"/>
      <text:p text:style-name="P96">Tataristan - Islam and Lıfe</text:p>
      <text:p text:style-name="P83"/>
      <text:p text:style-name="P65"><text:span text:style-name="T40">I</text:span><text:span text:style-name="T35">slam and Life</text:span><text:span text:style-name="T11"> dergisi, bilimsel ve imani konular üzerine yayın yapan bir dergidir. Harun Yahya'nın bu dergide yayınlanan "İman Eden Bilim Adamları" başlıklı makalesinde, Einstein, Newton ve Galileo gibi bilimin öncüsü olan pek çok bilim adamının, araştırmaları ve incelemeleri sonucunda, evreni Allah'ın yarattığı ve Allah'ın kontrolü altında olduğu sonucuna vardıkları anlatılmaktadır. Harun Yahya'nın dergide yer alan bir başka makalesinde ise, Nuh toplumunun sular altına kalmasına neden olan Nuh Tufanı hakkında çarpıcı bilgiler sunulmaktadır. </text:span></text:p>
      <text:p text:style-name="P73"/>
      <text:p text:style-name="P113">İman Eden BilimAdamları</text:p>
      <text:p text:style-name="P117"/>
      <text:p text:style-name="P113">Nuh Tufanı</text:p>
      <text:p text:style-name="P137"/>
      <text:p text:style-name="P96">Hollanda - Ekin</text:p>
      <text:p text:style-name="P97"/>
      <text:p text:style-name="P65"><text:span text:style-name="T45">H</text:span><text:span text:style-name="T11">ollanda'da Türkçe olarak yayınlanan </text:span><text:span text:style-name="T35">Ekin</text:span><text:span text:style-name="T11"> isimli aylık dergide Harun Yahya'nın bilimsel konulardaki çeşitli makalelerine yer verilmektedir.</text:span></text:p>
      <text:p text:style-name="P73"/>
      <text:p text:style-name="P113">Eylül 2000</text:p>
      <text:p text:style-name="P117"/>
      <text:p text:style-name="P113">Ekim 2000 </text:p>
      <text:p text:style-name="P113"/>
      <text:p text:style-name="P113">Ocak 2001</text:p>
      <text:p text:style-name="P137"/>
      <text:p text:style-name="P96">Tataristan - Novostı</text:p>
      <text:p text:style-name="P97"/>
      <text:p text:style-name="P65"><text:span text:style-name="T40">R</text:span><text:span text:style-name="T11">usya Federasyonu'nda yaşayan Tatarları, siyasi ve kültürel alandaki önemli gelişmelerden haberdar etmeyi hedefleyen </text:span><text:span text:style-name="T35">Novosti</text:span><text:span text:style-name="T11">, aylık yayınlanan bir dergidir. Dergi 1993 yılında yayın hayatına başlamıştır ve uzun bir süredir Harun Yahya'nın makalelerini düzenli olarak yayınlamaktadır. Harun Yahya'nın bu dergide yer alan makaleleri genellikle, evrim teorisinin yanılgılarını, Darwinizm'in en temel iddialarının çökmüş olduğunu, evrendeki yaratılış delillerini ve İslam'ın inanç esaslarını ele almaktadır. </text:span></text:p>
      <text:p text:style-name="P9"/>
      <text:p text:style-name="P96">ABD - Aalım</text:p>
      <text:p text:style-name="P97"/>
      <text:p text:style-name="P113">Sonbahar 2001</text:p>
      <text:p text:style-name="P117"><text:soft-page-break/></text:p>
      <text:p text:style-name="P65"><text:span text:style-name="T64">A</text:span><text:span text:style-name="T11">merika'da Kentucky eyaletinde yayınlanan </text:span><text:span text:style-name="T35">Aalim</text:span><text:span text:style-name="T11"> dergisi Uluslararası İslami Araştırmalar Vakfı'nın yayın organıdır. Vakfın kuruluş amaçlarından birisi, Müslüman dünyasının kültür seviyesinin yükselmesine katkıda bulunmaktır. Harun Yahya'nın "Evrenin Genişlemesi" adlı makalesi, derginin Sonbahar 2001 tarihli sayısında yayınlanmıştır. </text:span></text:p>
      <text:p text:style-name="P73"/>
      <text:p text:style-name="P113">Evrenin Genişlemesi</text:p>
      <text:p text:style-name="P137"/>
      <text:p text:style-name="P96">ABD - Al manassah</text:p>
      <text:p text:style-name="P9"/>
      <text:p text:style-name="P65">İki<text:span text:style-name="T11"> haftada bir yayınlanan </text:span><text:span text:style-name="T35">Al Manassah</text:span><text:span text:style-name="T11"> gazetesinin tirajı 20.000'dir ve gazete Arapça ve İngilizce olarak yayınlanmaktadır. Merkezi New Jersey'de bulunan </text:span><text:span text:style-name="T35">Al Manassah</text:span><text:span text:style-name="T11"> gazetesi, ABD ve Ortadoğu'da dağıtılmaktadır. Harun Yahya'nın, İlahi dinlerin terörün kaynağı olamayacağını ve İslam ile terörün asla bağdaşmayacağını vurguladığı "İslam Terörün Kaynağı Değil, Çözümüdür" isimli makalesi, gazetenin Ocak 2002 sayısında yayınlanmıştır. </text:span></text:p>
      <text:p text:style-name="P73"/>
      <text:p text:style-name="P113">İslam Terörün Kaynağı Değil, Çözümüdür.</text:p>
      <text:p text:style-name="P9"/>
      <text:p text:style-name="P96">ABD - Al Jumuah</text:p>
      <text:p text:style-name="P73"/>
      <text:p text:style-name="P65"><text:span text:style-name="T65">A</text:span><text:span text:style-name="T35">l Jumuah</text:span><text:span text:style-name="T11">, 1991'den bu yana yayınlanan, aylık, tam resimli, İngilizce yayın yapan bir dergidir. Yaklaşık 15 bin okuyucusu bulunan derginin, Amerika Birleşik Devletleri, Kanada, İngiltere, Ortadoğu ve Afrika'nın bazı bölgelerine dağıtımı yapılmaktadır. Bunun yanı sıra dergi, halka açık kütüphanelere, okullara, üniversitelere, İslami okullara ve İslami merkezlere de dağıtılmaktadır. </text:span></text:p>
      <text:p text:style-name="P65"><text:span text:style-name="T35">Al Jumuah</text:span><text:span text:style-name="T11"> dergisi Müslümanlara ve Müslüman olmayanlara Kuran'a ve Sünnete dayalı İslami bilgi sunmayı hedeflemektedir. Harun Yahya'nın, ABD'nin en ünlü İslami dergilerinden biri olan bu dergide düzenli olarak yayınlanan makaleleri, Kuran'a ve Peygamberimiz (sav)'in hadislerine dayalı olarak imani ve bilimsel konuları ele almaktadır. Dergide yayınlanan makalelerden birisi özetle şöyledir:</text:span></text:p>
      <text:p text:style-name="P90">"Samimi müminlerin Allah'ı ve dini inkar eden ideoloji ve akımlara karşı dikkatli olmaları son derece önemlidir. Darwinizm söz konusu olduğunda, bir Müslümanın bu büyük yalanı ifşa etmesi ve yaratılış gerçeğini anlatması onun sorumluluğudur. </text:p>
      <text:p text:style-name="P90">Allah'ın elçisinin hayatına baktığımızda, ki o 'iman edenler için en güzel örnektir' (Ahzap Suresi, 21), Allah'ın yaratılış sanatını derin derin düşündüğünü ve bu konudaki düşüncelerini yanındaki müminlere aktardığını görürüz: "Müminlerin arasında dolaşır ve onlara uzun uzun yaratılışı anlatırdı." (Sahih Buhari, Cilt 4, No. 414)</text:p>
      <text:p text:style-name="P90">Dolayısıyla vicdan sahibi insanlara düşen büyük ve önemli sorumluluk, bu bilimsel mücadeleyi fikri alanda yürütmek ve Kuran ahlakına karşı olan Darwinist, materyalist ideolojilere karşı gereken çabayı göstermektir."</text:p>
      <text:p text:style-name="P88"/>
      <text:p text:style-name="P113">Allah'ın Renk Sanatı</text:p>
      <text:p text:style-name="P117"><text:soft-page-break/></text:p>
      <text:p text:style-name="P113">Nisan/Mayıs 2002</text:p>
      <text:p text:style-name="P137"/>
      <text:p text:style-name="P113">Müminler BirbirlerininVelisidirler</text:p>
      <text:p text:style-name="P117"/>
      <text:p text:style-name="P113">İman Hakikatlerini Anlatmak</text:p>
      <text:p text:style-name="P117"/>
      <text:p text:style-name="P113">Allah Herşeye Hakim Olandır</text:p>
      <text:p text:style-name="P117"/>
      <text:p text:style-name="P113">Mayıs/Haziran 2002</text:p>
      <text:p text:style-name="P113">Haziran/Temmuz 2002</text:p>
      <text:p text:style-name="P9"/>
      <text:p text:style-name="P96">ABD - The Arab World</text:p>
      <text:p text:style-name="P97"/>
      <text:p text:style-name="P65"><text:span text:style-name="T64">C</text:span><text:span text:style-name="T11">alifornia'da yayınlanan </text:span><text:span text:style-name="T35">The Arab World</text:span><text:span text:style-name="T11"> gazetesi, bu eyalette ve Amerika'nın diğer bazı büyük eyaletlerinde Arapça konuşulan tüm ev ve işyerlerine ulaşmaktadır. Arap ülkelerindeki son gelişmeleri ve haberleri ele alan, tarafsız ve dürüst yayınları ile tanınan bu haftalık gazetenin tirajı da yaklaşık 30.000'dir. Harun Yahya, Ortadoğu'nun en iyi yazarlarının katkıda bulunduğu bu gazetenin sürekli yazarlarından birisidir. Bu gazetede yayınlanan makalelerin içerikleri, gündemde yer alan siyasi konulardan çeşitli imani konulara kadar uzanmaktadır.</text:span></text:p>
      <text:p text:style-name="P73"/>
      <text:p text:style-name="P113">Somali: İç Savaşların İçinde Zavallı Bir Ülke.</text:p>
      <text:p text:style-name="P117"/>
      <text:p text:style-name="P113">Çin'in Terörizm Kandırmacası.</text:p>
      <text:p text:style-name="P117"/>
      <text:p text:style-name="P113">Keşmir Müslümanları Yardım Bekliyor</text:p>
      <text:p text:style-name="P117"/>
      <text:p text:style-name="P113">İnsan Vücudundaki Uyum. </text:p>
      <text:p text:style-name="P118"/>
      <text:p text:style-name="P118">İslam Terörün Kaynağı Değil, Çözümüdür</text:p>
      <text:p text:style-name="P117"/>
      <text:p text:style-name="P115">Derin Düşünmek.</text:p>
      <text:p text:style-name="P16"/>
      <text:p text:style-name="P99">Suudi Arabistan - Al-Daawah</text:p>
      <text:p text:style-name="P16"/>
      <text:p text:style-name="P65"><text:span text:style-name="T5">İslami ve sosyal konulara ayrılmış olan haftalık </text:span><text:span text:style-name="T7">Al-Daawah</text:span><text:span text:style-name="T5"> dergisi, Suudi Arabistan'da basılmakta ve Suudi Arabistan'dan diğer Arap ülkelerine, Fransa'ya, İngiltere'ye, ABD'ye, Kanada'ya ve diğer pek çok ülkeye dağıtılmaktadır. Resimli ve etkileyici bir tasarıma sahip olan dergi, on bir yıldır İslam'ı anlatabilmek için çaba göstermektedir. Harun Yahya'nın dergide yer alan bilimsel makaleleri de bu amaca paralel olarak, okuyucunun ufkunu açmayı ve ona Allah'ın yaratma sanatının mükemmelliğini </text:span><text:soft-page-break/><text:span text:style-name="T5">göstermeyi hedeflemektedir. Dergide yayınlanan "Sudaki Tasarım" adlı makalede şu bilgilere yer verilmektedir:</text:span></text:p>
      <text:p text:style-name="P91">"Su, başka hiçbir sıvı ile karşılaştırılamayacak şekilde, yaşam için 'en uygun' sıvıdır. Gezegenemizin büyük bir kısmı da, tıpkı hayat için uygun olan tüm özelliklere (sıcaklık, ışık, elektromanyetik çekim, atmosfer vs) sahip olması gibi, yaşam için tam gerekli olduğu miktarda su ile kaplıdır. Tüm bunların kör tesadüflerin eseri olamayacağı, tam tersine kusursuz bir tasarımın eseri olduğu çok açıktır." </text:p>
      <text:p text:style-name="P92"/>
      <text:p text:style-name="P115">Evrenin Genişlemesi</text:p>
      <text:p text:style-name="P120"/>
      <text:p text:style-name="P115">Sudaki Tasarım </text:p>
      <text:p text:style-name="P120"/>
      <text:p text:style-name="P100">ABD - Al-Akhbar</text:p>
      <text:p text:style-name="P16"/>
      <text:p text:style-name="P65"><text:span text:style-name="T58">A</text:span><text:span text:style-name="T5">merika'da, Arap Bilgi ve İletişim Kurumu tarafından yayınlanan </text:span><text:span text:style-name="T7">Al-Akhbar</text:span><text:span text:style-name="T5"> gazetesi, Harun Yahya'nın yazılarına düzenli olarak yer vermektedir. Harun Yahya'nın bu gazetede yayınlanan makalelerinde, evrendeki mükemmel düzen ve Allah'ın üstün yaratma sanatını anlatan bilimsel konular ele alınmaktadır. </text:span></text:p>
      <text:p text:style-name="P138"/>
      <text:p text:style-name="P100">ABD - Arızona Muslım Voıce</text:p>
      <text:p text:style-name="P152"/>
      <text:p text:style-name="P151">Kendinden (bir nimet olarak) göklerde ve yerde olanların tümüne sizin için boyun eğdirdi. Şüphesiz bunda, düşünebilen bir kavim için gerçekten ayetler vardır. (Casiye Suresi, 13)</text:p>
      <text:p text:style-name="P16"/>
      <text:p text:style-name="P115">Düşünmek İnsanlar Üzerindeki Büyüyü Kaldırır</text:p>
      <text:p text:style-name="P120"/>
      <text:p text:style-name="P65"><text:span text:style-name="T58">A</text:span><text:span text:style-name="T7">rizona Muslim Voice</text:span><text:span text:style-name="T5">, Arizona'da yaşayan Müslümanlar tarafından hazırlanan aylık bir gazetedir. Harun Yahya'nın bu gazetede yayınlanan yazıları, okuyucuların Allah'ın yarattığı mucizeler konusunda bilinçlenmelerini sağlamak ve bu yolla Allah'ın büyüklüğünü daha iyi kavramalarına, O'na yönelip dönmelerine aracı olabilmektir. </text:span></text:p>
      <text:p text:style-name="P16"/>
      <text:p text:style-name="P99">İtalya - Il Puro Islam</text:p>
      <text:p text:style-name="P16"/>
      <text:p text:style-name="P65"><text:span text:style-name="T58">I</text:span><text:span text:style-name="T5">talya'nın en önemli İslami yayınlarından birisi olan</text:span><text:span text:style-name="T7"> Il Puro Islam</text:span><text:span text:style-name="T5"> dergisi, Napoli'de bulunan Ahl-al-Bayt İslam Birliği (Associazione Islamica 'Ahl-al-Bayt') tarafından yayınlanmaktadır. Dergide Harun Yahya'nın </text:span><text:span text:style-name="T7">Evrim Aldatmacası</text:span><text:span text:style-name="T5"> isimli kitabının İtalyanca baskısı (L'Inganno Dell Evoluzione) ile ilgili olarak şu görüşlere yer verilmiştir: </text:span></text:p>
      <text:p text:style-name="P91">"Yazar, eserinde materyalizm kaynaklı akımların, bilimsel olmadığı ispatlanmış olduğu halde evrim teorisinden fikri dayanak bulduklarını göstermektedir. Evrimcilerin öne sürdüğü iddiaların tam tersine, kitap hayatın bir Yaratıcı tarafından yaratılmış olduğunu delilleri ile ispatlamaktadır. Tüm canlılarda açıkça <text:soft-page-break/>görülen yaratılışın kusursuz delilleri, tüm kainatın Yüce bir Yaratıcı tarafından yaratılmış olduğunu göstermektedir."</text:p>
      <text:p text:style-name="P69">Dergide aynı zamanda, Harun Yahya'nın İtalyanca olarak çeşitli makaleleri de yayınlanmaktadır. </text:p>
      <text:p text:style-name="P69"/>
      <text:p text:style-name="P115">İslam Barış Dinidir </text:p>
      <text:p text:style-name="P120"/>
      <text:p text:style-name="P125"><text:span text:style-name="T7">Evrim Aldatmacası</text:span><text:span text:style-name="T5"> kitabı ile ilgili bir değerlendirme yazısı </text:span></text:p>
      <text:p text:style-name="P138"/>
      <text:p text:style-name="P96">Japonya - The Journal Of Islamıc Guıdance</text:p>
      <text:p text:style-name="P9"/>
      <text:p text:style-name="P65"><text:span text:style-name="T66">J</text:span><text:span text:style-name="T11">aponya'da yayınlanan </text:span><text:span text:style-name="T35">The Journal of Islamic Guidance </text:span><text:span text:style-name="T11">isimli dergi, yılda iki defa Temmuz ve Aralık aylarında basılmaktadır. Derginin yayınlanış amaçlarından birisi, İslami konularda bir rehber görevi görebilmektir. Japonya'da bulunan Islamic Guidance Society (İslami Rehberlik Topluluğu) tarafından hazırlanan dergi İslam'ın, eğitim ve teknoloji seviyesi son derece yüksek olan Japonya'da daha çok tanınması için faaliyet göstermektedir. Dergide zengin içerikli, Japonca, İngilizce, Fransızca ve Arapça makalelere yer verilmektedir. Harun Yahya'nın "Darwinizm: Komünist Vahşetin Kaynağı" başlıklı makalesi Aralık 2001 sayısında yayınlanmıştır. Bu makalede, Darwinizm ve komünizm arasındaki bağlantı kapsamlı olarak ele alınmış ve bu kanlı ittifakın 20. yüzyılda insanlığa nasıl büyük acılar çektirdiği incelenmiştir. </text:span></text:p>
      <text:p text:style-name="P73"/>
      <text:p text:style-name="P113">Darwinizm: Komünist Vahşetin Kaynağı</text:p>
      <text:p text:style-name="P9"/>
      <text:p text:style-name="P97">Güney Afrika - The Muslım Voman</text:p>
      <text:p text:style-name="P9"/>
      <text:p text:style-name="P65"><text:span text:style-name="T59">G</text:span><text:span text:style-name="T11">üney Afrika'da yayınlanan </text:span><text:span text:style-name="T35">The Muslim Woman </text:span><text:span text:style-name="T11">dergisi, Müslüman kadınlarla ilgili çeşitli sosyal konuları ele alan bir yayındır. Bu derginin sürekli yazarlarından birisi olan Harun Yahya, dergiye Müslüman kadınlara hitap eden imani konularda yazılar hazırlamaktadır. Aşağıda dergide yayınlanmış olan "Kuran Üzerinde Düşünmek" başlıklı makaleden kısa bir alıntı yer almaktadır:</text:span></text:p>
      <text:p text:style-name="P90">"Elbette Kuran'ı öğrenmek ilk adımdır, bunu Kuran'ı uygulamaya geçirmek takip etmelidir. Bu da sadece Kuran'da nelerin bildirildiğini öğrenmekle yetinmeyip, bunların hepsini hayata geçirmekle, Kuran'da emredilen hükümlerin hepsine uymakla, Kuran'da tarif edilen ahlakı yaşamakla, kısacası insanın günlük hayatının her aşamasını Kuran'a göre belirlemesi ile mümkün olur." </text:p>
      <text:p text:style-name="P88"/>
      <text:p text:style-name="P113">Kuran Üzerinde Düşünmek</text:p>
      <text:p text:style-name="P137"/>
      <text:p text:style-name="P96">Guyana - The Muslım Journal</text:p>
      <text:p text:style-name="P97"/>
      <text:p text:style-name="P65"><text:span text:style-name="T59">T</text:span><text:span text:style-name="T35">he Muslim Journal</text:span><text:span text:style-name="T11"> dergisi, Guyana Müslüman Gençlik Birliği tarafından dört ayda bir yayınlanmaktadır. Derginin hedefi, Guyanalı Müslümanları İslami olarak bilinçlendirmek ve bununla </text:span><text:soft-page-break/><text:span text:style-name="T11">birlikte İslam dünyasını Guyana Müslümanları ile ilgili gelişmelerden haberdar etmektir. </text:span><text:span text:style-name="T35">The Muslim Journal </text:span><text:span text:style-name="T11">yaklaşık 30 ülkeye dağıtılmaktadır ve Guyana'da basılan tek İslami dergidir. </text:span></text:p>
      <text:p text:style-name="P73">Harun Yahya'nın "Üstünlük Soya Değil, Ahlaka Göredir" başlığını taşıyan makalesi derginin Ekim/Kasım 2001 tarihli sayısında yayınlanmıştır. Yazıda şu satırlara yer verilmiştir: </text:p>
      <text:p text:style-name="P90">"Tüm insanları Allah yaratmıştır ve Allah katında eşittirler, insanları Allah katında üstün kılan tek unsur ise ahlaklarındaki güzelliklerdir. Kişi, her türlü günahtan, kötülükten, isyandan, sapkınlıktan sakınması ile ahlaki güzellik kazanır."</text:p>
      <text:p text:style-name="P88"/>
      <text:p text:style-name="P113">Üstünlük Soya Göre Değil, Ahlaka Göredir</text:p>
      <text:p text:style-name="P88"/>
      <text:p text:style-name="P113">Harun Yahya müstear ismini kullanan Adnan Oktar, 1956 yılında doğmuş ünlü bir Türk aydınıdır. Oktar, fikri mücadelesine 1979 yılında Mimar Sinan Üniversitesi Güzel Sanatlar Fakültesi'nde eğitim görürken başlamıştır. Bu esnada materyalist felsefe ve ideolojilerle ilgili kapsamlı araştırmalar yaptı. Darwinizm ve materyalizme karşı yürüttüğü fikri mücadele, dünya çapında etki uyandırdı. </text:p>
      <text:p text:style-name="P117"/>
      <text:p text:style-name="P96">Kazakistan - Dıl</text:p>
      <text:p text:style-name="P97"/>
      <text:p text:style-name="P65"><text:span text:style-name="T59">K</text:span><text:span text:style-name="T11">azakça olarak yayınlanan </text:span><text:span text:style-name="T35">Dil</text:span><text:span text:style-name="T11"> gazetesi haftalık bir yayındır. Gazetenin 3 Mayıs 2002 tarihli sayısında, Harun Yahya'nın "Nuh Tufanı" konulu yazısında, Nuh Tufanı'nın Kuran'da ne şekilde anlatıldığı ele alınmıştır. </text:span></text:p>
      <text:p text:style-name="P73"/>
      <text:p text:style-name="P113">Nuh Tufanı</text:p>
      <text:p text:style-name="P9"/>
      <text:p text:style-name="P96">Rusya - Turkısh World</text:p>
      <text:p text:style-name="P97"/>
      <text:p text:style-name="P65"><text:span text:style-name="T13">R</text:span><text:span text:style-name="T11">usça olarak yayınlanan </text:span><text:span text:style-name="T35">Turkish World </text:span><text:span text:style-name="T11">aylık bir dergidir. Derginin amacı, Rusya'da yaşayan Türkleri, Türk Dünyası'ndaki gelişmelerden ve Rusya'da gerçekleştirilen İslami aktivitelerden haberdar etmektir. Harun Yahya, derginin sürekli yazarlarından birisidir ve dergide Rusça makaleleri yer almaktadır. Dergide yayınlanan pek çok yazısından bazılarının başlıkları şöyledir: "İslam Terörü Lanetler", "Kavimlerin Helakı", "Evrim Teorisinin Çöküşü"...</text:span></text:p>
      <text:p text:style-name="P9"/>
      <text:p text:style-name="P96">Kazakistan - Almaty Herald</text:p>
      <text:p text:style-name="P97"/>
      <text:p text:style-name="P65"><text:span text:style-name="T59">A</text:span><text:span text:style-name="T35">lmaty Herald</text:span><text:span text:style-name="T11">, Kazakistan ve Orta Asya'da dağıtılan, İngilizce yayın yapan bir gazetedir. Gazete, siyasi ve ekonomik konuları global açıdan incelemeyi hedeflemektedir. Harun Yahya'nın aşağıda görülen makalesinde, Allah'ın varlığının apaçık delilleri ve bu delillerin bilim adamlarının Allah'a yönelmesine aracı olduğu anlatılmaktadır. "İman Eden Bilim Adamları" başlığını taşıyan yazıda şu bilgilere yer verilmektedir:</text:span></text:p>
      <text:p text:style-name="P90"><text:soft-page-break/>"Evrenin bilim tarafından keşfedilen tüm özellikleri, Allah'ın varlığını göstermektedir. Bilim bizi, evrenin bir Yaratcısı olduğu ve bu Yaratıcının üstün ve güç sahibi olduğunıu göstermektedir. Din ise bize Allah'ı nasıl tanıyacağımızı öğretir. Bu nedenle bilimin, dinin bize öğrettiği gerçekleri araştırmamızı ve incelememizi sağlayan bir araç olduğunu söyleyebiliriz." </text:p>
      <text:p text:style-name="P73">Gazete aynı sayısında yazar ve çalışmaları hakkında okuyucularına detaylı bilgi de sunmuştur. </text:p>
      <text:p text:style-name="P73"/>
      <text:p text:style-name="P113">İman Eden Bilim Adamları</text:p>
      <text:p text:style-name="P9"/>
      <text:p text:style-name="P96">Kazakistan - The World of Islam</text:p>
      <text:p text:style-name="P97"/>
      <text:p text:style-name="P65"><text:span text:style-name="T59">T</text:span><text:span text:style-name="T35">he World of Islam</text:span><text:span text:style-name="T11"> iki ayda bir yayınlanan, Kazakça bir dergidir. Dergi, İslam dünyasından haberlerin yanı sıra, Kazak Müslümanlarının düzenlediği aktivitelere ve imani konulara da yer vermektedir. Harun Yahya'nın dergide yayınlanan makalesi, İslam'ın barışsever bir din olduğunu ve İslam'da teröre yer olmadığını vurgulamaktadır. Dergide, aynı zamanda "Harun Yahya Kimdir?" başlığı altında, yazarın kısa biyografisi de yer almıştır. </text:span></text:p>
      <text:p text:style-name="P73"/>
      <text:p text:style-name="P113">Harun Yahya Kimdir? </text:p>
      <text:p text:style-name="P9"/>
      <text:p text:style-name="P96">Kazakistan - Juldız</text:p>
      <text:p text:style-name="P65"><text:span text:style-name="T65">H</text:span><text:span text:style-name="T11">arun Yahya'nın makalelerinin yayınlandığı bir diğer Kazakça dergi de, Kazakistan'ın en büyük dergilerinden birisi olan </text:span><text:span text:style-name="T35">Juldiz</text:span><text:span text:style-name="T11">'dir. Şubat 2002 tarihinde, dergide yayınlanan makalenin konusu Hz. İbrahim'in hayatıdır. Makalede şu bilgilere yer verilmektedir:</text:span></text:p>
      <text:p text:style-name="P90">"Hz. İbrahim Kuran'da çokça adı geçen ve Allah'ın tüm insanlığa örnek gösterdiği mübarek bir kişidir. Putlara tapan halkını Allah'a ibadet etmeye çağırmış ve Allah'tan korkup sakınmaları için onları uyarıp korkutmuştur. Buna rağmen halkı onun uyarılarını dinlememiş ve ona başkaldırmıştır. Halkının baskısı arttığı zaman, Hz. İbrahim, eşi ve muhtemelen Hz. Lut ve ona uyan az sayıda kişi ile birlikte başka topraklara hicret etmiştir." </text:p>
      <text:p text:style-name="P9"/>
      <text:p text:style-name="P96">Kazakistan - Ruhanı Omur</text:p>
      <text:p text:style-name="P97"/>
      <text:p text:style-name="P65"><text:span text:style-name="T59">T</text:span><text:span text:style-name="T11">arih, bilim ve dini konularda yayın yapan </text:span><text:span text:style-name="T35">Ruhani Omur</text:span><text:span text:style-name="T11"> dergisi iki haftada bir ve Kazakça olarak basılmaktadır. Harun Yahya'nın Şubat 2002 tarihinde dergide yayınlanan makalesinde, "Evrenin Yaratılışı" konusu ele alınmıştır. Haziran 2002 tarihli sayıda yayınlanan yazıda ise, "Sivrisinek Mucizesi" ve "Kuran Mucizeleri" konuları işlenmiştir. </text:span></text:p>
      <text:p text:style-name="P73"/>
      <text:p text:style-name="P113">Evrenin Yaratılışı</text:p>
      <text:p text:style-name="P117"/>
      <text:p text:style-name="P113">Sivrisinek Mucizesi</text:p>
      <text:p text:style-name="P9"/>
      <text:p text:style-name="P36"/>
      <text:p text:style-name="P44">3. BÖLÜM</text:p>
      <text:p text:style-name="P13"/>
      <text:p text:style-name="P35">YURT DIŞINDA HARUN YAHYA’NIN</text:p>
      <text:p text:style-name="P35">ESERLERİNİN GÖRDÜĞÜ İLGİ</text:p>
      <text:p text:style-name="P13"/>
      <text:h text:style-name="P49" text:outline-level="1">GAZETE VE DERGİ HABERLERİ</text:h>
      <text:p text:style-name="P37">İNTERNET SİTELERİ</text:p>
      <text:p text:style-name="P37">KİTAP EVLERİ</text:p>
      <text:p text:style-name="P37">FUARLAR</text:p>
      <text:p text:style-name="P16"/>
      <text:p text:style-name="P16"/>
      <text:p text:style-name="P64"><text:span text:style-name="T71">G</text:span><text:span text:style-name="T73">azete ve Dergi Haberleri</text:span></text:p>
      <text:p text:style-name="P69"/>
      <text:p text:style-name="P69">Harun Yahya'nın, evrim teorisinin bir aldatmaca olduğunu ortaya koymak için hazırladığı eserler yabancı basının da dikkatini çekmiştir. Bazı basın kuruluşları, hazırladıkları haberlerde bu faaliyetlere geniş yer vermişlerdir. Kimi, evrimin 20. yüzyıl bilimi tarafından çökertilen bir teori olduğunu konu alan konferanslara ve kitaplara, kimi de bu kitapların tanıtımlarına yer vererek evrim diye bir süreç yaşanmadığını okuyucularına aktarmışlardır. </text:p>
      <text:p text:style-name="P138"/>
      <text:p text:style-name="P99">Abd - Scıence</text:p>
      <text:p text:style-name="P100"/>
      <text:p text:style-name="P65"><text:span text:style-name="T27">H</text:span><text:span text:style-name="T5">arun Yahya'nın evrim konulu eserlerinin ve özellikle de dünyaca ünlü </text:span><text:span text:style-name="T7">Evrim Aldatmacası</text:span><text:span text:style-name="T5"> kitabının uluslararası etkisinin yansımaları ünlü evrimci bilim dergisi </text:span><text:span text:style-name="T7">Science</text:span><text:span text:style-name="T5">'da görüldü. </text:span></text:p>
      <text:p text:style-name="P65"><text:span text:style-name="T7">Science</text:span><text:span text:style-name="T5"> dergisinin 18 Mayıs 2001 tarihli sayısında yayınlanan Robert Koenig imzalı ve </text:span><text:span text:style-name="T6">"Creationism Take Root Where Europe, Asia Meet"</text:span><text:span text:style-name="T5"> (Avrupa ile Asya'nın Buluştuğu Yerde Yaratılışçılık Kökleniyor) başlıklı yazıda, Harun Yahya'nın evrim teorisinin aldatmacalarına karşı yaptığı bilimsel mücadeleye, </text:span><text:span text:style-name="T7">Evrim Aldatmacası </text:span><text:span text:style-name="T5">isimli kitabın uluslararası başarısına ve Türkiye'deki evrimcilerin çaresizliklerine geniş yer verildi. Yazıda evrim teorisini bilimsel anlamda çürütmeyi hedefleyen bu geniş çaplı akademik hareketin </text:span><text:span text:style-name="T6">"Kuzey Amerika dışında, dünyanın en kuvvetli anti-evrimci hareketi" </text:span><text:span text:style-name="T5">olduğunun ve </text:span><text:span text:style-name="T6">"diğer Müslüman ülkelere de hızla yayıldığının"</text:span><text:span text:style-name="T5"> altı çizildi.</text:span></text:p>
      <text:p text:style-name="P65"><text:span text:style-name="T5">Yazıda üzerinde durulan bir diğer konu ise </text:span><text:span text:style-name="T7">Evrim Aldatmacası</text:span><text:span text:style-name="T5"> kitabının uluslararası başarısı ve bazı Türk evrimci bilim adamlarının </text:span><text:span text:style-name="T6">"bu kitapların ülkenin bazı bölgelerinde okullarda okutulan ders kitaplarından daha etkin olduğundan şikayet ettikleri"</text:span><text:span text:style-name="T5"> şeklindeydi. Türk evrimcilerin endişeleri makalede "... Buradaki birçok (evrimci) bilim adamı, </text:span><text:span text:style-name="T6">evrimcilerin kamuoyu nezdinde Türk yaratılışçılarının karşısında itibar kaybetmelerinden</text:span><text:span text:style-name="T5"> endişe duyuyor" cümleleriyle yer aldı.</text:span></text:p>
      <text:p text:style-name="P69"/>
      <text:p text:style-name="P125"><text:span text:style-name="T5">"Olay çıkardı – </text:span><text:span text:style-name="T7">Evrim Aldatmacası </text:span><text:span text:style-name="T5">gibi kitaplar çok geniş bir </text:span></text:p>
      <text:p text:style-name="P113">okuyucu kitlesine sahip"</text:p>
      <text:p text:style-name="P137"/>
      <text:p text:style-name="P96"><text:soft-page-break/>Abd - NCSE Reports</text:p>
      <text:p text:style-name="P65"><text:span text:style-name="T26">N</text:span><text:span text:style-name="T35">SCE Repor</text:span><text:span text:style-name="T11">ts, National Center for Science Education (Ulusal Bilim Eğitimi Merkezi) isimli, merkezi Berkeley'de bulunan, bir eğitim merkezinin çıkardığı dergidir. Amerikan Bilimler Akademisi tarafından desteklenen dergi, aslen evrim taraftarı olmasına rağmen, Kasım-Aralık 1999 tarihli sayısını, Harun Yahya'nın evrim teorisinin çöküşü konulu çalışmalarına ayırdı. "Islamic Scientific Creationism in Turkey" (Türkiye'de İslamcı Bilimsel Yaratışçılık) başlığıyla kapaktan verilen haberde şu yorumlar yer almıştır:</text:span></text:p>
      <text:p text:style-name="P95"/>
      <text:p text:style-name="P89">"... En tipik olan Harun Yahya'nın Evrim Aldatmacası kitabıdır. Kitap iki versiyonda çıktı; bol renkli resimli ve parlak kapaklı 370 sayfalık, kapsamlı, etkileyici cilt (Yahya 1997) ve halka parasız olarak yaygın bir biçimde dağıtılan özet olarak hazırlanmış, daha az resimli 128 sayfalık broşür (Yahya 1998)…</text:p>
      <text:p text:style-name="P89">Doğanın müthiş ve düzen içindeki unsurlarını –gökler, yeryüzünün dengesi, şimşek ve yağmur, faydalı bitki ve meyveler vs.– gözlemleyerek sağduyuyu harekete geçirerek bütün bunların bir amaç üzerine olduğu sonucuna vardırır. (Rad Suresi 2-3; Rum Suresi 20-27)...</text:p>
      <text:p text:style-name="P88"/>
      <text:p text:style-name="P113">HARUN YAHYA KİMDİR? Harun Yahya müstear ismini kullanan Adnan Oktar, hayatını Allah'ın varlığını ve birliğini, Kuran'ın ahlaki değerinin büyüklüğünü açıklamaya adadı. Genç yaşlarından itibaren bu amaca hizmet etti. Zorluklar karşısında yılmadı. Biyografya Oktar'ın 1979'da üniversiteye girdiğini ve 1986'dan beri 100'den fazla kitap yazdığını belirtiyor. Tek bir kişi için bu gerçekten mükemmel bir verim.</text:p>
      <text:p text:style-name="P117"/>
      <text:p text:style-name="P96">İngiltere - New Scıentıst</text:p>
      <text:p text:style-name="P97"/>
      <text:p text:style-name="P65"><text:span text:style-name="T26">D</text:span><text:span text:style-name="T11">ünyaca ünlü </text:span><text:span text:style-name="T35">New Scientist</text:span><text:span text:style-name="T11"> dergisi, 22 Nisan 2000 tarihli sayısında dünyadaki yaratılışçı hareketler incelenmiş, Harun Yahya ve kitapları hakkında da şu yorumda bulunulmuştur:</text:span></text:p>
      <text:p text:style-name="P95"/>
      <text:p text:style-name="P91">"Harun Yahya uluslararası bir kahraman haline geldi. Kitapları İslam dünyasının dört bir yanına dağılmış durumda. Kendi İslami yaratılışçılığını oluşturdu."</text:p>
      <text:p text:style-name="P92"/>
      <text:p text:style-name="P123">Bu haberde Harun Yahya "uluslararası bir kahraman" olarak nitelendirilmiştir.</text:p>
      <text:p text:style-name="P138"/>
      <text:p text:style-name="P99">İngiltere - Crescent Internatıonal</text:p>
      <text:p text:style-name="P100"/>
      <text:p text:style-name="P65"><text:span text:style-name="T27">C</text:span><text:span text:style-name="T7">rescent International</text:span><text:span text:style-name="T5">, merkezi Londra'da bulunan, Londra dışında Nijerya, Kanada, Güney Afrika ve Pakistan'da da satışa sunulan uluslararası, 15 günde bir yayınlanan bir gazetedir. Bu gazetenin 16-30 Eylül 2000 tarihli sayısında, Harun Yahya'nın </text:span><text:span text:style-name="T7">Dünya Hayatının Gerçeği </text:span><text:span text:style-name="T5">adlı eseriyle ilgili olarak derginin editörü Imtiaz Adam tarafından hazırlanan bir değerlendirme yazısı yer almıştır. Yazıda şu yorumlar bulunmaktadır:</text:span></text:p>
      <text:p text:style-name="P91"><text:soft-page-break/>"Bu hayranlık uyandırıcı kitapta Harun Yahya, "dünya hayatının gerçek yüzünü” olabilecek en çarpıcı şekilde gözler önüne seriyor. Kitap boyunca kullanılan dil son derece sade ve kolay anlaşılır ve Kuran'dan ayetlerin kullanılması çok etkili olmuş. Mükemmel bir sunumu olan kitapta, sayısız renkli fotoğraf, illüstrasyon ve grafik kullanılmış. Bu kitap Batı propagandasının etkisi altında kalan ve Müslüman olsun mu olmasın mı karar vermekte zorlanan kişiler için ikna edici olacak nadir eserlerden birisidir. Yalnız bu özellik bile büyük bir başarıdır." </text:p>
      <text:p text:style-name="P65"><text:span text:style-name="T5">1-15 Nisan 2000 tarihli </text:span><text:span text:style-name="T7">Crescent International</text:span><text:span text:style-name="T5">'da ise, "Editöre Mektuplar" köşesinde, kitapla ilgili olarak bir okuyucu tarafından gönderilen bir mesaja yer verilmiştir. </text:span></text:p>
      <text:p text:style-name="P65"><text:span text:style-name="T5">16-30 Eylül 2000 tarihli sayıda, Harun Yahya’nın </text:span><text:span text:style-name="T7">Karınca Mucizesi</text:span><text:span text:style-name="T5"> adlı eseri ile ilgil ibri değerlendirme yazısı yayınlanmıştır.</text:span></text:p>
      <text:p text:style-name="P65"><text:span text:style-name="T5">1-15 Temmuz 2001 tarihli sayıda da, Crescent International okuyucularına Harun Yahya'nın </text:span><text:span text:style-name="T7">Evrim Aldatmacası</text:span><text:span text:style-name="T5"> adlı eserini tanıtmıştır. Bu tanıtımda şu noktalara dikkat çekilmiştir:</text:span></text:p>
      <text:p text:style-name="P91">"Harun Yahya'nın EvrimAldatmacası kitabı, bilimsel, entelektüel ve akademik olarak evrim teorisine öldürücü bir darbe indirmektedir… Kitap tamamen araştırmalara ve bilimsel verilere dayanmaktadır. Bu yanılgıyı dogmatik olarak savunmaya devam edenler, bu eserin altında kalacaklar." </text:p>
      <text:p text:style-name="P138"/>
      <text:p text:style-name="P99">Abd - W.W.Norton &amp; Company</text:p>
      <text:p text:style-name="P100"/>
      <text:p text:style-name="P65"><text:span text:style-name="T27">I</text:span><text:span text:style-name="T5">ndiana Üniversitesi profesörlerinden Philip Appleman, </text:span><text:span text:style-name="T7">Darwin </text:span><text:span text:style-name="T5">adlı ünlü eserinde -bu eser Amerika'nın en büyük yayıncılarından birisi olan W.W. Norton &amp; Company tarafından basılmıştır- Harun Yahya'nın </text:span><text:span text:style-name="T7">Evrim Aldatmacası </text:span><text:span text:style-name="T5">adlı kitabından geniş bir alıntı yapmıştır. Bu alıntı "İslami Yaratılışcılık" başlığı altında sunulmuştur. Kitapta evrim teorisi savunucusu ve karşıtı pek çok akademisyen, araştırmacı ve bilim adamının makalelerine yer verilmiştir. </text:span></text:p>
      <text:p text:style-name="P69"/>
      <text:p text:style-name="P115">Harun Yahya, İslami Yaratılışcılık </text:p>
      <text:p text:style-name="P138"/>
      <text:p text:style-name="P99">Yugoslavya - Horızont</text:p>
      <text:p text:style-name="P100"/>
      <text:p text:style-name="P65"><text:span text:style-name="T63">H</text:span><text:span text:style-name="T7">orizont</text:span><text:span text:style-name="T5"> Belgrad'da basılan, yaratılışı savunan bir dergidir. Sırpça olarak yayın yapan derginin Nisan 2002 tarihli sayısında, Harun Yahya'nın </text:span><text:span text:style-name="T7">Düşünen İnsanlar İçin</text:span><text:span text:style-name="T5"> adlı kitabı ve </text:span><text:span text:style-name="T7">Yaratılış Gerçeği</text:span><text:span text:style-name="T5"> adlı belgeseli ile ilgili bir değerlendirme yazısına yer verilmiştir. Bu eserler Sırpça olarak hazırlanmaktadır ve kısa süre içinde Yugoslavya'da dağıtımına başlanacaktır. </text:span></text:p>
      <text:p text:style-name="P69"/>
      <text:p text:style-name="P115">Düşünen İnsanlar İçin </text:p>
      <text:p text:style-name="P120"/>
      <text:p text:style-name="P115">Yaratılış Gerçeği VHS </text:p>
      <text:p text:style-name="P138"/>
      <text:p text:style-name="P96">İNGİLTERE - THE MUSLIM WORLD BOOK REVIEW</text:p>
      <text:p text:style-name="P97"/>
      <text:p text:style-name="P65"><text:soft-page-break/><text:span text:style-name="T26">I</text:span><text:span text:style-name="T11">slamic Foundation (İslam Vakfı) tarafından hazırlanan </text:span><text:span text:style-name="T35">The Muslim World Book Review</text:span><text:span text:style-name="T11">, Sonbahar, Kış, Bahar ve Yaz olmak üzere yılda dört sayı yayınlanmaktadır. Dergi, İslam'ı ve Müslümanları ilgilendiren konularda hazırlanmış olan kitapları, İslami bakış açısı ile değerlendirmeyi amaçlamaktadır. Dergide, yeni çıkan kitaplarla ilgili yer alan eleştirel değerlerlendirmelerin, kısa tanıtımların ve özel bibliyografilerin amacı, araştırmacıları ve okuyucuları bilgilendirmek ve bakış açılarını genişletmektir. </text:span></text:p>
      <text:p text:style-name="P65"><text:span text:style-name="T11">Bugüne kadar dergide Harun Yahya'nın pek çok kitabı hakkında değerlendirmeler yer almıştır. Amerikalı yazar Maryam Jameelah'ın, </text:span><text:span text:style-name="T35">EvrimAldatmacası</text:span><text:span text:style-name="T11"> adlı kitapla ilgili değerlendirmeleri şu şekildedir:</text:span></text:p>
      <text:p text:style-name="P90">"Yazar, uygun resimlerin de kullanıldığı, pek çok bilimsel delil ile tüm organizmaların varlığını devam ettirebilmek için ihtiyaç duyduğu herşey ile birlikte bir bütün olarak, İlahi bir Yaratıcı tarafından kusursuz ve eksiksiz bir şekilde yaratılmış olduğunu ispatlamaktadır." </text:p>
      <text:p text:style-name="P65"><text:span text:style-name="T11">Genç okuyuculara ve yazarlara Harun Yahya'nın kitaplarını tavsiye ettiğini belirten ünlü İslami yazar Ruqaiyyah Waris Maqsood ise, Harun Yahya'nın </text:span><text:span text:style-name="T35">Derin Düşünmek</text:span><text:span text:style-name="T11"> ve </text:span><text:span text:style-name="T35">Sakın Anlamazlıktan Gelmeyin</text:span><text:span text:style-name="T11"> adlı kitapları ile ilgili yaptığı değerlendirmede ise şunları söylemektedir:</text:span></text:p>
      <text:p text:style-name="P90">"Harun Yahya ilgimi çeken pek çok farklı konuda, oldukça çok kitap yazdı ve eminim benim faydalandıığım gibi, pek çok öğrenci de bu eserlerlerden faydalanmaktadır. Ağır akademik bir üslubu olmayan, tam tersine anlaşılması kolay, rahat okunabilen bu kitapları gençler hem rahatlıkla okuyabilir hem de içeriklerinden faydalanabilirler. Verilen mesajın çeşitli renkli resimlerle ve fotoğraflarla desteklenmiş olması, sayfaları canlı kılmakla kalmıyor, aynı zamanda okuyucunun konuyu zihninde canlandırmasına aracı oluyor. Harun Yahya'nın kitaplarının en önemli özelliği, bizi daha çok bilinçlendirmesi, daha önce üzerinde düşünmediğimiz konularda düşünmemizi sağlaması ve bu sayede Allah'ın büyüklüğünü daha iyi kavramamıza aracı olmasıdır." </text:p>
      <text:p text:style-name="P137"/>
      <text:p text:style-name="P96">Bosna - Oslobodenje/Kun</text:p>
      <text:p text:style-name="P97"/>
      <text:p text:style-name="P65"><text:span text:style-name="T26">B</text:span><text:span text:style-name="T11">osna-Hersek'in en büyük gazetelerinden biri olan </text:span><text:span text:style-name="T35">Oslobodenje</text:span><text:span text:style-name="T11">'nin kültür eki </text:span><text:span text:style-name="T35">Kun</text:span><text:span text:style-name="T11">'da Harun Yahya'nın Boşnakça olarak basılan, </text:span><text:span text:style-name="T35">Evrim Aldatmacası</text:span><text:span text:style-name="T11"> isimli kitabının tanıtımı yer almıştır. Kitap Bosna-Hersek'te büyük ilgi ile karşılanmıştır. </text:span></text:p>
      <text:p text:style-name="P137"/>
      <text:p text:style-name="P96">bosna - preporod</text:p>
      <text:p text:style-name="P97"/>
      <text:p text:style-name="P65"><text:span text:style-name="T26">P</text:span><text:span text:style-name="T35">reporod</text:span><text:span text:style-name="T11">, Bosna Diyanet İşleri tarafından iki haftada bir yayınlanan bir dergidir. Bosna'nın en ünlü İslami yayınlarından birisi olan </text:span><text:span text:style-name="T35">Preporod</text:span><text:span text:style-name="T11">, Boşnakça </text:span><text:span text:style-name="T35">Evrim Aldatmacası</text:span><text:span text:style-name="T11"> kitabına geniş bir bölüm ayırmıştır. Bosna'daki entelektüel çevrenin önde gelen isimlerinden Dzemaludin Latic, kitabın içeriği hakkında okuyucuya detaylı bilgi vermiştir. </text:span></text:p>
      <text:p text:style-name="P137"/>
      <text:p text:style-name="P96">İngiltere - The Muslım News</text:p>
      <text:p text:style-name="P9"/>
      <text:p text:style-name="P65"><text:span text:style-name="T26">I</text:span><text:span text:style-name="T11">ngiltere'nin en önemli Müslüman gazetelerinden birisi olan </text:span><text:span text:style-name="T35">The Muslim News</text:span><text:span text:style-name="T11">'da, Harun Yahya'nın </text:span><text:span text:style-name="T35">Karıncadaki Mucize</text:span><text:span text:style-name="T11"> isimli kitabıyla ilgili bir değerlendirme yayınlanmıştır. Ruqaiyyah Waris Maqsood bu değerlendirme yazısında şunları belirtmektedir:</text:span></text:p>
      <text:p text:style-name="P90"><text:soft-page-break/>"Bu kitap Harun Yahya serisi arasında yer alıyor. Tüm bu kitapların amacı, evrendeki mucizeleri ele alarak, bunların her birinin Yaratıcının varlığının delilleri olduğunu gözler önüne sermektir". </text:p>
      <text:p text:style-name="P88"/>
      <text:p text:style-name="P113">Yaratılış Mucizesi</text:p>
      <text:p text:style-name="P117"/>
      <text:p text:style-name="P96">İngiltere - Dıscourse</text:p>
      <text:p text:style-name="P97"/>
      <text:p text:style-name="P65"><text:span text:style-name="T45">H</text:span><text:span text:style-name="T11">arun Yahya'nın ünlü eserlerinden birisi olan </text:span><text:span text:style-name="T35">Sakın Anlamazlıktan Gelmeyin</text:span><text:span text:style-name="T11"> kitabı ile ilgili </text:span><text:span text:style-name="T35">Discourse </text:span><text:span text:style-name="T11">dergisinde bir tanıtım yazısı yayınlanmıştır. "Voice of Faith" (İnancın Sesi) başlığını taşıyan bu yazıda, kitabın bireysel okumalar kadar toplu çalışmalarda da kullanılabileceği bildirilmiştir. </text:span></text:p>
      <text:p text:style-name="P73"/>
      <text:p text:style-name="P113">İnancınSesi</text:p>
      <text:p text:style-name="P137"/>
      <text:p text:style-name="P96">Lübnan- Al-Rısala</text:p>
      <text:p text:style-name="P97"/>
      <text:p text:style-name="P65"><text:span text:style-name="T26">A</text:span><text:span text:style-name="T11">rap dünyasının en büyük yayınevlerinden biri olan Al-Risala, Harun Yahya'nın eserlerinin geniş bir tanıtımını yayınlamıştır. Bu yayınevi, önümüzdeki iki yıl içerisinde Harun Yahya'nın 30 eserini Arapça olarak yayınlamayı planlamaktadır. </text:span></text:p>
      <text:p text:style-name="P137"/>
      <text:p text:style-name="P96">Endonezya - Tarbawı</text:p>
      <text:p text:style-name="P97"/>
      <text:p text:style-name="P65"><text:span text:style-name="T26">T</text:span><text:span text:style-name="T35">arbawi</text:span><text:span text:style-name="T11">, Endonezya'da yayınlanan aylık bir dergidir. Bu dergi, bir sayısının arka kapağında Harun Yahya'nın </text:span><text:span text:style-name="T35">Evrim Aldatmacası, Atom Mucizesi, Evrenin Yaratılışı, Doğadaki Tasarım, Çocuklar Darwin Yalan Söyledi, Hayatın Gerçek Kökeni, Darwinizm'in Sonu</text:span><text:span text:style-name="T11"> adlı kitaplarını okuyucularına tanıtmıştır. Dergide aynı zamanda yazarla yapılan bir röportaja yer verilmiştir.</text:span></text:p>
      <text:p text:style-name="P73"/>
      <text:p text:style-name="P113">Harun Yahya Serisi </text:p>
      <text:p text:style-name="P137"/>
      <text:p text:style-name="P96">Endonezya - Dzıkra</text:p>
      <text:p text:style-name="P97"/>
      <text:p text:style-name="P65"><text:span text:style-name="T26">H</text:span><text:span text:style-name="T11">arun Yahya'nın </text:span><text:span text:style-name="T35">Evrim Aldatmacası</text:span><text:span text:style-name="T11"> adlı kitabını Endonezya'da Endonezyaca olarak yayınlayan Dzikra yayınevi, bu kitabı tanıtmak amacıyla konferanslar düzenlemiştir. Aşağıda, bu konferansın tanıtımı için yayınevinin hazırlattığı tanıtım posteri, posterin yanında ise broşürü görülmektedir. Yanda ise Harun Yahya serisinin tanıtımını içeren diğer posterler ve bu seriden faydalanılarak hazırlanan bir takvim görülmektedir. </text:span></text:p>
      <text:p text:style-name="P137"/>
      <text:p text:style-name="P96">Suudi Arabistan - Al-Bilad Magazıne</text:p>
      <text:p text:style-name="P97"/>
      <text:p text:style-name="P65"><text:span text:style-name="T26">H</text:span><text:span text:style-name="T11">arun Yahya'nın kitaplarından yararlanılarak hazırlanan video kasetler ve VCD'ler, yabancı dillere çevrilip ilgili ülkelere ulaştırılmaktadır. Yakında, Suudi Arabistan'da Arapça </text:span><text:span text:style-name="T35">Kuran Mucizeleri</text:span><text:span text:style-name="T11"> ve </text:span><text:span text:style-name="T35">Evrenin </text:span><text:soft-page-break/><text:span text:style-name="T35">Yaratılışı</text:span><text:span text:style-name="T11"> video kasetleri ve VCD'leri satışa sunulacaktır. Bu nedenle firma, yine Suudi Arabistan'da yayınlanan bir dergi olan </text:span><text:span text:style-name="T35">Al-Bilad Magazine</text:span><text:span text:style-name="T11">'de, Arapça </text:span><text:span text:style-name="T35">Kuran Mucizeleri</text:span><text:span text:style-name="T11"> ve </text:span><text:span text:style-name="T35">Evrenin Yaratılışı</text:span><text:span text:style-name="T11"> filmlerinin tanıtımını içeren bir yazı yayınlatmıştır. Aşağıda, </text:span><text:span text:style-name="T35">Al-Bilad Magazine</text:span><text:span text:style-name="T11">'de yayınlanan tanıtım görülmektedir. </text:span></text:p>
      <text:p text:style-name="P73"/>
      <text:p text:style-name="P125"><text:span text:style-name="T35">Evrim Teorisinin Çöküşü ve Yaratılış Gerçeği</text:span><text:span text:style-name="T11"> isimli bu film Arapçaya da çevrilmiş ve izleyenlerin büyük beğenisini toplamıştır.</text:span></text:p>
      <text:p text:style-name="P96">Hindistan - Books Today</text:p>
      <text:p text:style-name="P97"/>
      <text:p text:style-name="P65"><text:span text:style-name="T11">B</text:span><text:span text:style-name="T35">ooks Today</text:span><text:span text:style-name="T11">, Hindistan'da iki ayda bir yayınlanan ve piyasaya yeni çıkan kitapları tanıtan bir dergidir. Derginin Eylül-Ekim 2000 tarihli sayısında Harun Yahya'nın pek çok dile çevrilen </text:span><text:span text:style-name="T35">Allah Akılla Bilinir</text:span><text:span text:style-name="T11"> isimli kitabının tanıtımına yer verilmiştir.</text:span></text:p>
      <text:p text:style-name="P137"/>
      <text:p text:style-name="P105">Fransa - Le Petıt Musulman</text:p>
      <text:p text:style-name="P106"/>
      <text:p text:style-name="P65"><text:span text:style-name="T28">L</text:span><text:span text:style-name="T47">e Petit Musulman</text:span><text:span text:style-name="T46">, Fransa'da yayınlanan bir çocuk dergisidir. Dergide Harun Yahya'nın Fransızca olarak basılmış olan çocuk kitaplarından bölümler yayınlanmaktadır. Yukarıda, </text:span><text:span text:style-name="T47">Kusursuz Petekler İnşa Eden Balarıları </text:span><text:span text:style-name="T46">adlı çocuk kitabından alınarak hazırlanan bölüm görülmektedir.</text:span></text:p>
      <text:p text:style-name="P140"/>
      <text:p text:style-name="P105">Singapur - The Muslım Reader</text:p>
      <text:p text:style-name="P106"/>
      <text:p text:style-name="P124">Düşünen İnsanlar İçin </text:p>
      <text:p text:style-name="P122"/>
      <text:p text:style-name="P65"><text:span text:style-name="T28">T</text:span><text:span text:style-name="T47">he Muslim Reader</text:span><text:span text:style-name="T46">, Muslim Converts' Association of Singapore (Singapur İslama Yönelenler Birliği) tarafından dört ayda bir çıkarılan bir dergidir. </text:span><text:span text:style-name="T47">Düşünen İnsanlar İçin</text:span><text:span text:style-name="T46"> kitabı ile ilgili olarak dergide çıkan değerlendirme yazısında şu noktaların üzerinde durulmaktadır: </text:span></text:p>
      <text:p text:style-name="P93">"Bence kitabın en değerli yönü, bize dünyadaki mucizeleri göstermesi ve bu şekilde materyalist ya da ateist düşüncelerden etkilenmiş olan okurların hatalarından dönmelerini sağlamasıdır". </text:p>
      <text:p text:style-name="P106"/>
      <text:p text:style-name="P105">Azerbaycan - Merkez ve Yeni Azerbaycan</text:p>
      <text:p text:style-name="P106"/>
      <text:p text:style-name="P65"><text:span text:style-name="T14">A</text:span><text:span text:style-name="T46">zerbaycan'ın en önemli gazetelerinden olan </text:span><text:span text:style-name="T47">Merkez</text:span><text:span text:style-name="T46"> gazetesi ve </text:span><text:span text:style-name="T47">Yeni Azerbaycan</text:span><text:span text:style-name="T46"> gazetesi, Harun Yahya'nın </text:span><text:span text:style-name="T47">Evrim Aldatmacası</text:span><text:span text:style-name="T46"> isimli eserinin Rusça olarak basılması konusuna çok geniş yer verdiler. Kitabın Azerbaycan'da dağıtımına başlanmasının hemen ardından, gazetelerde bu dev eserin tüm dünyada oluşturduğu etkiye dikkat çeken çeşitli makaleler yayınlandı. </text:span></text:p>
      <text:p text:style-name="P140"/>
      <text:p text:style-name="P105">Abd - La Voz Del Islam</text:p>
      <text:p text:style-name="P106"/>
      <text:p text:style-name="P65"><text:span text:style-name="T14">A</text:span><text:span text:style-name="T46">BD'de yarı İngilizce, yarı İspanyolca olarak basılan </text:span><text:span text:style-name="T47">La Voz del Islam</text:span><text:span text:style-name="T46"> isimli derginin tirajı yaklaşık olarak 50 bindir. ABD ve Güney Amerika ülkelerine dağıtılan ve Latin Amerikalı Müslümanlar Birliği </text:span><text:soft-page-break/><text:span text:style-name="T46">isimli vakıf tarafından yayınlanan dergi Harun Yahya'nın çeşitli kitaplarının tanıtımlarına geniş yer ayırmaktadır.</text:span></text:p>
      <text:p text:style-name="P140"/>
      <text:p text:style-name="P105">Malezya - Harakah</text:p>
      <text:p text:style-name="P106"/>
      <text:p text:style-name="P65"><text:span text:style-name="T14">M</text:span><text:span text:style-name="T46">alezya'da on beş günde bir yayınlanan 200 bin tirajlı </text:span><text:span text:style-name="T47">Harakah</text:span><text:span text:style-name="T46"> isimli dergide, Harun Yahya'nın bilimsel ve Kuran ahlakı konulu yazıları düzenli olarak yayınlanmaktadır. Dergide Harun Yahya'nın İngilizce baskıları tamamlanmış olan kitaplarının tanıtımlarına da geniş yer verilmektedir. </text:span></text:p>
      <text:p text:style-name="P124">16-31 Mayıs 2000</text:p>
      <text:p text:style-name="P140"/>
      <text:p text:style-name="P105">Endonezya - Republıka</text:p>
      <text:p text:style-name="P106"/>
      <text:p text:style-name="P65"><text:span text:style-name="T14">A</text:span><text:span text:style-name="T46">şağıda görülen </text:span><text:span text:style-name="T47">Republika</text:span><text:span text:style-name="T46"> ve </text:span><text:span text:style-name="T47">Pikiran Rakyat </text:span><text:span text:style-name="T46">gazeteleri, Endonezya'nın günlük gazetelerindendir. Her iki gazetede de, Endonezyaca </text:span><text:span text:style-name="T47">Evrim Aldatmacası</text:span><text:span text:style-name="T46"> kitabının geniş tanıtımına yer verilmiştir.</text:span></text:p>
      <text:p text:style-name="P78"/>
      <text:p text:style-name="P105">Endonezya - Pıkıran Rakyat</text:p>
      <text:p text:style-name="P140"/>
      <text:p text:style-name="P65"><text:span text:style-name="T42">H</text:span><text:span text:style-name="T46">arun Yahya'nın kitapları ile ilgili pek çok internet sitesinde çeşitli tanıtımlar bulunmaktadır. Yukarıda bunun örneklerinden birisi görülmektedir. </text:span><text:span text:style-name="T47">İslam Terörü Lanetler</text:span><text:span text:style-name="T46"> kitabı ile ilgili olan bu tanıtımda şunlar aktarılmaktadır:</text:span></text:p>
      <text:p text:style-name="P93">"Çarpıcı deliller, hedefe yönelik anlatımlarla dolu olan İslam Terörü Lanetler kitabını, İslam dünyası ve inancı hakkında birşeyler öğrenmek ve İslam inancının terörle bir ilişkisi olmadığını görmek isteyenlere mutlaka öneriyoruz." </text:p>
      <text:p text:style-name="P140"/>
      <text:p text:style-name="P105">İngiltere - The Brıstol Evenıng Post</text:p>
      <text:p text:style-name="P106"/>
      <text:p text:style-name="P65"><text:span text:style-name="T28">B</text:span><text:span text:style-name="T46">ristol'ün en eski gazetelerinden biri olan ve yaklaşık 70 bin tirajı bulunan </text:span><text:span text:style-name="T47">The Bristol Evening Post</text:span><text:span text:style-name="T46">, gazetesinde </text:span><text:span text:style-name="T47">İslam Terörü Lanetler </text:span><text:span text:style-name="T46">kitabının tanıtımı, "İslami Terör Yalanını Patlatan Kitap" başlığı ile yayınlanmıştır. Haberde kitapla ilgili yer verilen yorumda ise şu bilgiler üzerinde durulmaktadır:</text:span></text:p>
      <text:p text:style-name="P93">"İslam Terörü Lanetler kitabı daha henüz basılıp piyasaya çıkmadan, Amal Yayıncılık dünya genelinde 35 bin sipariş aldı… Avustralya, Kanada ve ABD, yayın evinin en yoğun sipariş aldığı ülkeler arasında…" </text:p>
      <text:p text:style-name="P94"/>
      <text:p text:style-name="P105">Endonezya- Ummi</text:p>
      <text:p text:style-name="P106"/>
      <text:p text:style-name="P65"><text:span text:style-name="T28">E</text:span><text:span text:style-name="T46">ndonezya, gençler arasında Harun Yahya'nın kitpalarının çok popüler olduğu ülkelerden birisidir. Endonezyalı gençlere hitaben hazırlanan </text:span><text:span text:style-name="T47">Ummi </text:span><text:span text:style-name="T46">isimli dergi yanda görülen sayısında, Harun Yahya'yı ve Darwinizm'e karşı yürüttüğü etkili mücadeleyi okurlarına tanıtmıştır. </text:span></text:p>
      <text:p text:style-name="P78"/>
      <text:p text:style-name="P65"><text:span text:style-name="T56">Y</text:span><text:span text:style-name="T48">urt Dışındaki Kitap Evleri</text:span></text:p>
      <text:p text:style-name="P78"/>
      <text:p text:style-name="P78"><text:soft-page-break/>Harun Yahya'nın yabancı dillere çevrilmiş olan kitapları yurt dışındaki kitapçılarda da satışa sunulmaktadır. İlerleyen sayfalarda bu kitapçılardan bazıları yer almaktadır.</text:p>
      <text:p text:style-name="P78"/>
      <text:p text:style-name="P124">İngiltere, </text:p>
      <text:p text:style-name="P124">Londra'daki bazı kitapçılardan görüntüler</text:p>
      <text:p text:style-name="P140"/>
      <text:p text:style-name="P105">İngiltere, Londra - IPCI</text:p>
      <text:p text:style-name="P105">Abd, New Jersey - Zınnur Kitapları</text:p>
      <text:p text:style-name="P105"/>
      <text:p text:style-name="P105">Singapur - Muslımedıa Dağıtım</text:p>
      <text:p text:style-name="P141"/>
      <text:p text:style-name="P105">Singapur - The Englısh Islamıc Kitap Evi</text:p>
      <text:p text:style-name="P105"/>
      <text:p text:style-name="P105">Singapur - İslam'a Yönelenler Birliği</text:p>
      <text:p text:style-name="P105"/>
      <text:p text:style-name="P105">Sıngapore - Kınokunıya</text:p>
      <text:p text:style-name="P106"/>
      <text:p text:style-name="P105">Singapur - MHP Kitap Evi</text:p>
      <text:p text:style-name="P106"/>
      <text:p text:style-name="P105">Singapur - Pustahanashıonal</text:p>
      <text:p text:style-name="P140"/>
      <text:p text:style-name="P105">İngiltere - Al-Noor Kitap Evi</text:p>
      <text:p text:style-name="P105"/>
      <text:p text:style-name="P105">Malezya, Kuala Lumpur - Saba Islami Medya</text:p>
      <text:p text:style-name="P141"/>
      <text:p text:style-name="P105">Nijerya - Istıqamah Kitapları</text:p>
      <text:p text:style-name="P140"/>
      <text:p text:style-name="P105">Pakistan - Al Masood</text:p>
      <text:p text:style-name="P141"/>
      <text:p text:style-name="P105">Suudi Arabistan, Cidde - Jarir ve Dar-Al Khaır</text:p>
      <text:p text:style-name="P141"/>
      <text:p text:style-name="P105">Kazakistan - Çeşitli Kitapçılar</text:p>
      <text:p text:style-name="P141"/>
      <text:p text:style-name="P105">Moskova - Büyük Cami</text:p>
      <text:p text:style-name="P105">Harun Yahya Kitapları satış noktası </text:p>
      <text:p text:style-name="P84"/>
      <text:p text:style-name="P84"/>
      <text:p text:style-name="P65"><text:span text:style-name="T72">F</text:span><text:span text:style-name="T74">uarlar</text:span></text:p>
      <text:p text:style-name="P78"/>
      <text:p text:style-name="P78"><text:soft-page-break/>Harun Yahya'nın kitaplarını yurt dışındaki çeşitli kitap fuarlarında görmek mümkündür. Şu ana kadar Amerika'da, Almanya'da, İsviçre'de, Rusya'da, Endonezya'da, Sırbistan'da ve Kazakistan'da açılmış olan birçok kitap fuarında kurulan standlar, fuarı ziyaret eden her yaşta insanın ilgisini fazlasıyla çekmiştir. İlerleyen sayfalarda Harun Yahya'nın farklı dillere çevrilmiş olan bilimsel, siyasi ve imani konulardaki eserlerinin sergilendiği fuarlardan çeşitli görüntüler yer almaktadır.</text:p>
      <text:p text:style-name="P78"/>
      <text:p text:style-name="P19">ICNA Fuarı, Ohio, ABD</text:p>
      <text:p text:style-name="P124"/>
      <text:p text:style-name="P124">ICNA Fuarı, Ohio, ABD</text:p>
      <text:p text:style-name="P122"/>
      <text:p text:style-name="P113">Sağlık Fuarı, New York, ABD</text:p>
      <text:p text:style-name="P137"/>
      <text:p text:style-name="P96">Almanya, Frankfurt - Frankfurt Kitap Fuarı 2001</text:p>
      <text:p text:style-name="P136"/>
      <text:p text:style-name="P96">Abd, Ohıo - ICNA</text:p>
      <text:p text:style-name="P97"/>
      <text:p text:style-name="P65"><text:span text:style-name="T26">A</text:span><text:span text:style-name="T11">merika'nın en büyük İslami vakıflarından biri olan ICNA'nın (Islamic Circle of North America - Kuzey Amerika İslam Dairesi) 2001 yılında Amerika'nın Ohio eyaletinde düzenlediği fuarda, Harun Yahya'nın çeşitli dillerde yayınlanan eserlerinin sergilendiği bir stand bulunmaktaydı. </text:span></text:p>
      <text:p text:style-name="P73">Her yıl düzenlenen ve çok yüksek sayılarda katılıma ulaşan ICNA fuarında Harun Yahya'nın eserlerinden faydalanılarak hazırlanan belgeseller gösterildi. Bunun yanı sıra fuar merkezinin ayrı bir salonunda "Evrim Teorisinin Çöküşü ve Yaratılış Gerçeği" başlıklı bir afiş sergisi düzenlendi. Sergi tüm katılımcılardan çok yoğun ilgi gördü. </text:p>
      <text:p text:style-name="P137"/>
      <text:p text:style-name="P96">Mısır, Kahire - Al-Azhar Üniversitesi</text:p>
      <text:p text:style-name="P97"/>
      <text:p text:style-name="P65"><text:span text:style-name="T26">M</text:span><text:span text:style-name="T11">ısır'da bulunan İslam dünyasının en saygıdeğer eğitim kurumlarından Al-Azhar Üniversitesi'nde, 25 Ekim 2001 tarihinde Harun Yahya'nın eserlerinden faydalanılarak hazırlanan, 'Yaratılış Gerçeği' konulu bir afiş sergisi düzenlendi.</text:span></text:p>
      <text:p text:style-name="P137"/>
      <text:p text:style-name="P96">Abd, Illınoıs - ISNA</text:p>
      <text:p text:style-name="P97"/>
      <text:p text:style-name="P65"><text:span text:style-name="T40">A</text:span><text:span text:style-name="T11">merika'nın Illinois Eyaletinde, 31 Ağustos-3 Eylül 2001 tarihleri arasında, ABD'nin en büyük ve en saygın İslami organizasyonlarından biri olan Islamic Society of North America (ISNA), büyük bir fuar düzenledi. Her yıl düzenlenen bu fuara İslam dünyasının önde gelen yazarları, akademisyenleri ve fikir adamları konuşmacı olarak katılmaktadır. Bu sene düzenlenen ISNA fuarının en dikkat çeken standları ise Harun Yahya'nın eserlerinin sergilendiği standlardı. </text:span></text:p>
      <text:p text:style-name="P137"/>
      <text:p text:style-name="P96">Endonezya, Jakarta - Endonezya Kitap Fuarı</text:p>
      <text:p text:style-name="P97"/>
      <text:p text:style-name="P65"><text:soft-page-break/><text:span text:style-name="T24">J</text:span><text:span text:style-name="T11">akarta Fuar Merkezi'nde 12-16 Ağustos 2001 tarihleri arasında düzenlenen Endonezya Kitap Fuarı'nda, Harun Yahya'nın Endonezyaca olarak yayınlanan kitapları sergilendi. Resimde yazarın kitaplarını Endonezya'da yayınlayan Dzikra yayın evinin standı görülmektedir.</text:span></text:p>
      <text:p text:style-name="P73"/>
      <text:p text:style-name="P96">Abd, New York - NIMA</text:p>
      <text:p text:style-name="P97"/>
      <text:p text:style-name="P73"/>
      <text:p text:style-name="P65"><text:span text:style-name="T24">N</text:span><text:span text:style-name="T11">IMA (New International Muslim Association) isimli vakfın 16 Haziran 2001 tarihinde düzenlediği bir konferansta Harun Yahya'nın çeşitli kitapları sergilendi ve kitaplar katılımcılara ücretsiz olarak </text:span><text:span text:style-name="T67">dağıtıldı.</text:span></text:p>
      <text:p text:style-name="P73"/>
      <text:p text:style-name="P96">Rusya, Moskova - Moskova Uluslararası Kitap Fuarı</text:p>
      <text:p text:style-name="P97"/>
      <text:p text:style-name="P65"><text:span text:style-name="T13">M</text:span><text:span text:style-name="T11">oskova'da 5-10 Eylül 2001 tarihleri arasında düzenlenen Uluslararası Moskova Kitap Fuarı'nda Harun Yahya'nın çeşitli eserleri sergilendi. Özellikle de Rusça baskısı yapılmış olan kitaplar fuar katılımcılarının çok yoğun ilgisini çekti.</text:span></text:p>
      <text:p text:style-name="P73"/>
      <text:p text:style-name="P96">Sırbistan - Banjakluka Kitap Fuarı</text:p>
      <text:p text:style-name="P136"/>
      <text:p text:style-name="P96">Sırbistan - Belgrad Kitap Fuarı</text:p>
      <text:p text:style-name="P97"/>
      <text:p text:style-name="P65"><text:span text:style-name="T40">H</text:span><text:span text:style-name="T11">arun Yahya'nın kitapları, 18-23 Eylül tarihleri arasında Sırbistan'da düzenlenen kitap fuarında Doğal Çalışmalar Merkezi isimli bir bilimsel kuruluşun standında sergilendi. Aynı vakıf kısa bir süre içinde Harun Yahya'nın </text:span><text:span text:style-name="T35">Evrim Aldatmacası, Düşünen İnsanlar İçin, Atomdaki Mucize</text:span><text:span text:style-name="T11"> ve </text:span><text:span text:style-name="T35">Çocuklar Darwin Yalan Söyledi</text:span><text:span text:style-name="T11"> gibi kitaplarını Sırpça olarak basacaktır.</text:span></text:p>
      <text:p text:style-name="P73"/>
      <text:p text:style-name="P27"><text:span text:style-name="T36">Çocuklar, Darwin Yalan Söyledi! </text:span><text:span text:style-name="T10">adlı kitabın Sırpça baskısı </text:span></text:p>
      <text:p text:style-name="P12">görülmektedir. </text:p>
      <text:p text:style-name="P137"/>
      <text:p text:style-name="P96">Endonezya - Çeşitli Etkinlikler</text:p>
      <text:p text:style-name="P97"/>
      <text:p text:style-name="P65"><text:span text:style-name="T45">H</text:span><text:span text:style-name="T11">arun Yahya'nın çalışmaları, genç nesil başta olmak üzere Endonezya halkı tarafından büyük ilgi ile karşılanmaktadır. Evrendeki kusursuz dengeyi ve Allah'ın yaratış mucizelerini göstermek için Harun Yahya'nın eserlerinden faydalanılarak hazırlanan konferans ve film gösterilerine özellikle öğrencilerin yoğun katılımı olmaktadır. Bu sayfada görülen resimler, bu organizasyonlardan birinde çekilmiştir.</text:span></text:p>
      <text:p text:style-name="P137"/>
      <text:p text:style-name="P96">Umman Sultanlığı - Muscat Kitap Fuarı</text:p>
      <text:p text:style-name="P97"/>
      <text:p text:style-name="P65"><text:span text:style-name="T45">H</text:span><text:span text:style-name="T11">arun Yahya'nın kitaplarının sergilendiği fuarlardan birisi de, Umman Sultanlığı'nda düzenlenen 7. Muscat Kitap Fuarı idi. Kitaplar, Harun Yahya kitaplarının en büyük yayıncılarından birisi olan </text:span><text:soft-page-break/><text:span text:style-name="T11">Goodword Yayın Evi'nin standında sergilendi. 350'den fazla yayıncının katıldığı fuarı yaklaşık 250 bin kişi ziyaret etti. Rakamların da gösterdiği gibi, fuar, Arap dünyasının en büyük kitap fuarlarından biri olarak tanınmaktadır. </text:span></text:p>
      <text:p text:style-name="P97"/>
      <text:p text:style-name="P96">İsviçre</text:p>
      <text:p text:style-name="P97"/>
      <text:p text:style-name="P65"><text:span text:style-name="T45">H</text:span><text:span text:style-name="T11">arun Yahya'nın kitapları Association Culturelle des Femmes Musulmanes de Suisse (İsviçre Müslüman Kadınlar Kültürel Derneği) tarafından 27 Nisan-1 Mayıs 2001 ve 1 Mayıs-5 Mayıs 2002 tarihleri arasında Cenevre'deki Salon International du Livre et de la Presse'de sergilenmiştir. </text:span></text:p>
      <text:p text:style-name="P96">Brunei, Darusselam - I. Uluslararası İslam Fuarı</text:p>
      <text:p text:style-name="P97"/>
      <text:p text:style-name="P65"><text:span text:style-name="T13">H</text:span><text:span text:style-name="T11">arun Yahya'nın eserleri, Brunei'de düzenlenen I. Uluslararası İslam Fuarı'nda da sergilendi. 19 ülkenin katılımcı olarak bulunduğu fuarı yaklaşık 72 bin kişinin ziyaret ettiği bildirilmektedir. Fuar sırasında Harun Yahya'nın eserlerinden yararlanılarak hazırlanan belgeseller düzenli olarak gösterilmiş ve "Evrim Teorisinin Çöküşü, Yaratılış Gerçeği" başlıklı bir afiş sergisi düzenlenmiştir. </text:span></text:p>
      <text:p text:style-name="P73">Fuar kapsamında Brunei Sultan Ailesi ile Brunei'nin önde gelen akademisyenlerinin katıldığı Dünya İslam Forumu düzenlenmiş, bu Forum'da Harun Yahya'nın eserlerinden faydalanılarak bilim ve din arasındaki uyum konulu bir konferans verilmiştir. </text:p>
      <text:p text:style-name="P137"/>
      <text:p text:style-name="P96">Rusya-Rus Kitapları 5. Ulusal Fuarı</text:p>
      <text:p text:style-name="P97"/>
      <text:p text:style-name="P65"><text:span text:style-name="T45">H</text:span><text:span text:style-name="T11">arun Yahya'nın kitapları, Moskova'da 13–17 Mart 2002 tarihleri arasında düzenlenen 5. Ulusal Kitap Fuarı'nda sergilendi. Fuar'da yayınlanan </text:span><text:span text:style-name="T35">Book Review </text:span><text:span text:style-name="T11">dergisi, Harun Yahya'nın eserlerinin tanıtımına kapsamlı yer ayırdı. Derginin haberler bölümünde ise, Rusya Federasyonu Bakan Yardımcılarından Bayan Matvienko'nun Harun Yahya'nın kitaplarını incelemek için Kültür Yayıncılık standını ziyaret ettiği haberine yer verildi. Fuar sırasında Harun Yahya kitaplarının sergilendiği standı ziyaret eden önemli isimlerden biri de, Rusya Federasyonu Kültür Bakanı Mikhail E. Shvydkoy'du. </text:span></text:p>
      <text:p text:style-name="P137"/>
      <text:p text:style-name="P96">Rusya- Dini Hoşgörü Fuarı</text:p>
      <text:p text:style-name="P97"/>
      <text:p text:style-name="P65"><text:span text:style-name="T38">H</text:span><text:span text:style-name="T11">arun Yahya'nın Rusça ve diğer bazı dillerde yayınlanmış olan eserleri, 15-26 Mayıs 2002 tarihleri arasında Moskova'da düzenlenen Dini Hoşgörü Fuarı'nda sergilendi. 20 bin ziyaretçinin geldiği fuar boyunca, Harun Yahya'nın eserlerinden faydalanılarak hazırlanan belgeseller aralıksız yayınlandı. Bunun yanı sıra, "Evrim Teorisinin Çöküşü, Yaratılış Gerçeği" konulu Rusça afiş sergisi düzenlendi. </text:span></text:p>
      <text:p text:style-name="P137"/>
      <text:p text:style-name="P96">Tayvan -Taipei Kitap Fuarı </text:p>
      <text:p text:style-name="P73"/>
      <text:p text:style-name="P65"><text:span text:style-name="T68">R</text:span><text:span text:style-name="T11">esimlerde, 19-24 Şubat 2002 tarihleri arasında düzenlenen Taipei Uluslararası Kitap Fuarı'nda yer alan Harun Yahya kitapları standı görülmektedir. Fuara 900 yayınevi katılmış ve fuar yaklaşık 330 bin kişi tarafından ziyaret edilmiştir. </text:span></text:p>
      <text:p text:style-name="P73"><text:soft-page-break/></text:p>
      <text:p text:style-name="P105">Portekiz - Al Furqan</text:p>
      <text:p text:style-name="P141"/>
      <text:p text:style-name="P105">Kanada - Concordıa Üniversitesi</text:p>
      <text:p text:style-name="P106"/>
      <text:p text:style-name="P65"><text:span text:style-name="T42">H</text:span><text:span text:style-name="T46">aziran 2002'de Kanada genelinde Harun Yahya'nın eserlerinden yararlanılarak, "Kuran Mucizeleri", "Evrenin Yaratılışı" ve "Evrim Teorisinin Çöküşü" konularında bir dizi konferans düzenlenmiştir. Aşağıdaki resimlerde, konferans dizisine ev sahipliği yapan Concordia Üniversitesi'nde düzenlenen "Evrim Teorisinin Çöküşü, Yaratılış Gerçeği" başlıklı afiş sergisi görülmektedir. </text:span></text:p>
      <text:p text:style-name="P19">Concordia Üniversitesi</text:p>
      <text:p text:style-name="P19"/>
      <text:p text:style-name="P19">Mcgill Üniversitesi</text:p>
      <text:p text:style-name="P20"/>
      <text:p text:style-name="P19">Concordia Üniversitesi</text:p>
      <text:p text:style-name="P20"/>
      <text:p text:style-name="P105">Arap emirlikleri - Lexıcon</text:p>
      <text:p text:style-name="P141"/>
      <text:p text:style-name="P23">Harun Yahya'nın Eserleri Kaynak Alınarak Hazırlanmış</text:p>
      <text:p text:style-name="P78"/>
      <text:p text:style-name="P79">Bazı İnternet Siteleri</text:p>
      <text:p text:style-name="P78"/>
      <text:p text:style-name="P78">Harun Yahya'nın tüm kitapları ve bu kitaplardan faydalanılarak hazırlanan CD'ler, video ve ses kaseti çalışmaları tüm dünyadaki internet kullanıcılarına ücretsiz olarak sunulmaktadır. </text:p>
      <text:p text:style-name="P65"><text:span text:style-name="T47">www.harunyahya.org</text:span><text:span text:style-name="T46"> isimli siteden Harun Yahya'nın tüm kitaplarını -yabancı dillere çevrilmiş olanları da dahil olmak üzere- hiçbir ücret ödemeden, sayfa düzenli haliyle okuyabilir, belgeselleri izleyebilir ve ses kasetlerini dinleyebilirsiniz. </text:span></text:p>
      <text:p text:style-name="P78">Yazarın çok geniş bir içeriğe sahip olan sitesine dünyanın dört bir yanındaki İslami organizasyonların, çeşitli bilimsel kuruluşların ve üniversitelerin internet sitelerinde de yer verilmektedir. İlerleyen sayfalarda bu sitelerden bazıları yer almaktadır.</text:p>
      <text:p text:style-name="P78"/>
      <text:p text:style-name="P124">Bu site, İslam'ı tanıtmak amaçlı hazırlanmış kapsamlı sitelerden birisidir. İslami akademisyenlerin tanıtıldığı 'Biyografiler' bölümü altında Harun Yahya'nın hayatını ve eserlerini tanıtan bilgiler yer almaktadır. </text:p>
      <text:p text:style-name="P140"/>
      <text:p text:style-name="P124">http://www.harunyahya.org - http://www.harunyahya.net</text:p>
      <text:p text:style-name="P124">http://www.harunyahya.com - http://www.harunyahya.com/fr</text:p>
      <text:p text:style-name="P124">http://www.harunyahya/ru - http://www.harunyahya.org/bos</text:p>
      <text:p text:style-name="P1"><text:a xlink:type="simple" xlink:href="http://www.harunyahya.org/malaysian-http://www.harunyahya.org/indo" text:style-name="ListLabel_20_1" text:visited-style-name="ListLabel_20_1"><text:span text:style-name="Internet_20_link"><text:span text:style-name="T76">http://www.harunyahya.org/malaysian-http://www.harunyahya.org/indo</text:span></text:span></text:a><text:span text:style-name="T75"> http://www.harunyahya.org/arabic - http://www.harunyahya.com/de</text:span></text:p>
      <text:p text:style-name="P115">www.harunyahya.com adresine gelen bazı mesajlar</text:p>
      <text:p text:style-name="P100"><text:soft-page-break/></text:p>
      <text:p text:style-name="P65"><text:span text:style-name="T5">"İlk olarak şunu söylemek istiyorum ki, </text:span><text:span text:style-name="T7">Derin Düşünmek isimli </text:span><text:span text:style-name="T5">kitabınızı okuduktan sonra düşüncelerim harekete geçti. Bu kitap beni etrafımızdaki dünya hakkında düşünmeye yöneltti ve İslam inancımı güçlendirdi... Güzel çalışmalarınızı sürdürün."</text:span></text:p>
      <text:p text:style-name="P145">Noaman Qureshı / Kanada / 25 Eylül 2000</text:p>
      <text:p text:style-name="P138"/>
      <text:p text:style-name="P69">"... Polonyalıyım ve Harun Yahya'nın yazmış olduğu olağanüstü broşürlerden ve içeriği dopdolu yazılarından olağanüstü etkilendim. Hedefim bunları sadece kendi kendime okumak değil, aynı zamanda da Lehçe konuşan babam için tercüme etmek. Böylelikle umuyorum ki, inşallah o da bir Müslüman olur. Çok teşekkür ederim."</text:p>
      <text:p text:style-name="P145">Marıola Szczesny / Polonya / 22 Mart 2001</text:p>
      <text:p text:style-name="P69"/>
      <text:p text:style-name="P65"><text:span text:style-name="T5">"Adım Nabil Elibiary. </text:span><text:span text:style-name="T11">Carrollton İslam Derneği'nin -Islamic Association of Carrollton (IAC)- manevi lideriyim. Kiliselerde ve liselerde dersler veriyorum ve en zekice soruları soran öğrencilere sizin kitaplarınızı hediye ediyorum..."</text:span></text:p>
      <text:p text:style-name="P144">Nabıl Elıbıary / Carrollton İslam Derneği / Abd / 5 Nisan 2000</text:p>
      <text:p text:style-name="P77"/>
      <text:p text:style-name="P69">"Pakistan Karaçi'de bir bilimsel derginin editörüyüm. İslam'a ve bilime yapmış olduğunuz çok büyük hizmetinizi duydum ve size bütün kalbimle saygı duyuyorum. Lütfen yakında Pakistan'a geleceğinizi söyleyin, çünkü sizi görmek istiyorum. Sağlıklı, uzun bir ömür sürmeniz için Allah'a dua ediyorum."</text:p>
      <text:p text:style-name="P145">Sohaıl Yousuf, Karaçi / Pakistan / 09 Haziran 2000</text:p>
      <text:p text:style-name="P138"/>
      <text:p text:style-name="P69">"Allah'ın koruması üzerinizde olsun. Allah için yaptığınız bu çalışmaları sürdürün, bu konuda hiçbir zaman yorgun düşmeyeceksiniz. Yaptığınız işlerin gerçek bir hayranıyım. Sizin eserlerinizi okudukça, bir kar amacı olmadan böylesine bir çalışma yapmak nasıl olur görebiliyorum. Herşey için çok teşekkürler." </text:p>
      <text:p text:style-name="P145">Rahmon Razak Badmos / Nijerya</text:p>
      <text:p text:style-name="P76"/>
      <text:p text:style-name="P69">"Sizin videolarınızdan bir tanesini bayram tatilinde yerel televizyonlardan birinde gördüm. Ve itiraf etmeliyim ki, nefes kesiciydi. Dünyada İslam'a karşı yapılan tüm propagandalara karşın, yorulmak bilmeden insanlara gerçekleri göstermeye çalışan kişilerin varlığını görmek muhteşem bir şey. Sizin bu videonuzu, Müslüman olmayanların da aynı anda izlemiş olmalarını ümit ediyorum... Allah'ın, gösterdiğiniz tüm bu çabaları ibadet olarak kabul etmesini diliyorum." </text:p>
      <text:p text:style-name="P145">Barakat Salako / Nijerya</text:p>
      <text:p text:style-name="P76"/>
      <text:p text:style-name="P65"><text:span text:style-name="T5">"Kuzenim bir süre önce bana </text:span><text:span text:style-name="T7">Düşünen İnsanlar İçin</text:span><text:span text:style-name="T5"> kitabını gösterdi. Kitap renkli ve resimli olduğu için çok ilgimi çekti ve okumaya başladım. Allah şahidimdir ki, size bunları bir övgü veya iltifat olarak yazmıyorum. Hislerimi ifade edebilecek kelimeler bulamıyorum. Bu olağanüstü bir kitap, Allah'ın mutlak varlığına olan inancı güçlendiren ve O'na ibadet etmenin gerekliliğini gösteren mükemmel bir kitap... Benden kitabı pek çok kişi ödünç aldı. Ben bunu kuzenimden ödünç almıştım, o da kendi kuzeninden </text:span><text:soft-page-break/><text:span text:style-name="T5">almış. Buradaki insanların pek çoğu İngilizce bilmemesine rağmen, yine de kitabı benden ödünç alıyorlar ve resimlerine bakıyorlar. Kitabı defalarca kere okudum... Allah sizin bu çabalarınızın karşılığını dünyada da ahirette de en güzeliyle versin."</text:span></text:p>
      <text:p text:style-name="P145">Abbas Kausarı / Pakistan </text:p>
      <text:p text:style-name="P69"/>
      <text:p text:style-name="P69">"Atlanta Georgia'da gitgide artan bir Harun Yahya hayran kitlesi var. İnşallah yeni çıkacak İngilizce kitapları sabırla bekliyoruz."</text:p>
      <text:p text:style-name="P145">Hadayı / Abd</text:p>
      <text:p text:style-name="P138"/>
      <text:p text:style-name="P69">"Saraybosna'dan (Bosna-Hersek) yazıyorum. Boşnakçaya çevrilen, ve Bosancica yayın evi tarafından çıkan kaseti izleyebildim. İçeriğine hayran kaldım ve sizde bulunan başka kasetleri ve kitapları bana göndereceğinizi ümit ediyorum. Çalışmanızdan Allah razı olsun diye Allah'a dua ediyorum."</text:p>
      <text:p text:style-name="P145">Edhem / Bosna Hersek </text:p>
      <text:p text:style-name="P76"/>
      <text:p text:style-name="P69">"Allah'ın izniyle gerçekten mükemmel bir tanıtım hazırlamışsınız. Sizin çalışmalarınıza hayranlık duyuyorum, bu mükemmel çabayı devam ettirmeniz ve İslam'ın daha iyi bir şekilde yayılması için Allah'a dua ediyorum."</text:p>
      <text:p text:style-name="P145">Shabır Khalfan / New York – Abd </text:p>
      <text:p text:style-name="P69"/>
      <text:p text:style-name="P69">"Lütfen Harun Yahya'ya, kendisinin pek çok gence ilham kaynağı olduğunu bildirin. Ben genç bir profesyonelim ve Harun Yahya gibi eğitimli, üstün Müslümanlara ihtiyacımız olduğunu düşünüyorum." </text:p>
      <text:p text:style-name="P145">Faheem Sardar / Islamabad - Pakistan</text:p>
      <text:p text:style-name="P69"/>
      <text:p text:style-name="P69">"Benim adım Ishita ve ben Bangladeş'li genç bir Müslüman kızım, şu anda Avustralya'da yaşıyorum. Ben ve birkaç arkadaşım, gençler için bir İslami dergi hazırlamaya karar verdik. Derginin amacı, şimdiki gençlere günümüzün cahil insanları gibi olmamaları gerektiğini öğretmek ve İslam'ı daha fazla düşünmelerini sağlamak. Ve eğer sizin için de sakıncası yoksa, makalelerinizi dergimizde kullanmak istiyoruz. Sizin eserlerinizden gerçekten çok hoşlanıyoruz ve bu eserler bizim Allah'ı daha fazla düşünmemizi sağlıyor. Bu nedenle dergimize makalelerinizi koymak için izin istiyoruz."</text:p>
      <text:p text:style-name="P145">Ishıta / Avustralya </text:p>
      <text:p text:style-name="P69"/>
      <text:p text:style-name="P69">"Harun Yahya'nın kitaplarından çok fazla etkilendim. Gerçekleri ortaya çıkarabilmek için bu değerli çalışmasına ve çabasına devam etmesini ümit ediyorum. Allah yolunu açık etsin." </text:p>
      <text:p text:style-name="P145">Raudah Yunus / Malezya</text:p>
      <text:p text:style-name="P138"/>
      <text:p text:style-name="P69">"Bu site dünyayı doğru yola götürecek pek çok konu içeriyor. Benim bu site ve yazarın görüşleri ile ilgili olarak en fazla hoşuma giden şey ise, hiçbir abartıya yer verilmemesi. Ben kişisel olarak Harun Yahya'yı ve kendisine yardımcı olan ekibini kutlamak istiyorum ve Allah'tan kendisine sağlık, rahatlık ve güven vermesi için dua ediyorum." </text:p>
      <text:p text:style-name="P145">Syed Osama Rızvı / Pakistan</text:p>
      <text:p text:style-name="P138"><text:soft-page-break/></text:p>
      <text:p text:style-name="P69">"Ben jeofizik fakültesinde okuyorum. Sitenizi ziyaret ettim ve "Evrim Teorisinin Çöküşü" videonuzu izledim. Sizin videolarınızı mutlaka edinmek istiyorum. Buradaki arkadaşlarımla bir tartışma ekibi oluşturduk. Bu tartışma ekibi içinde sadece kitaplardan faydalanmaktansa, video gösterileri yapmanın daha faydalı olacağını düşündüm. Böylelikle bunları bütün arkadaşlarıma gösterebilirim ve bu mükemmel eserlerin yayılmasına vesile olurum. Allah inşallah çabalarınızı cennetle ödüllendirsin."</text:p>
      <text:p text:style-name="P145">Ulez Hulaesuddın / Endonezya</text:p>
      <text:p text:style-name="P145"/>
      <text:p text:style-name="P69">"Tüm insanlara sağladığınız bu değerli hizmetten dolayı sizlere teşekkür etmek istiyorum. Allah inşallah tüm gayretinizi kabul etsin. Çalışmalarınızın bir kısmını okudum ve çok etkilendim. Lütfen benim için özel olarak dua edin. Buna çok ihtiyacım var. Lütfen, beni dualarınızda mutlaka hatırlayın."</text:p>
      <text:p text:style-name="P145">Zaıd Alı / İngiltere</text:p>
      <text:p text:style-name="P145"/>
      <text:p text:style-name="P69">"Ben Hollanda'nın Amsterdam şehrinden Rüstem Polat. Üniversitede okuyan gençlerden biriyim. Siteniz ve yaptığınız hizmetler için söylemek istediğim birkaç şey var. Allah sizlerden razı olsun inşallah. Burada insanların çoğu yolunu kaybetmiş veya kaybetmek üzere. Ama sizlerin Darwinizm hakkında hazırladığınız muhteşem filmler ve yazılar sayesinde, onlar karşılık veremiyorlar ve ancak boyun eğerler! Tekrar Allah sizlerden razı olsun, çalışmalarınızı daim etsin, bütün Hollanda/Amsterdam gençliğinden sevgi, saygı ve selamlar."</text:p>
      <text:p text:style-name="P145">Rüstem Polat / Hollanda</text:p>
      <text:p text:style-name="P138"/>
      <text:p text:style-name="P69">"Herşeyden önce İslam'ın gerçek yüzünü insanlara gösterme konusunda mükemmel bir iş yaptığınızı söylemek istiyorum. Çalışmalarınız olağanüstü. Sizi övüp yüceltecek söz bulamıyorum. Siz gerçek bir dava adamısınız. Eserlerinizi gördükten sonra gerçekten çok heyecanlandım. Bütün bunları sadece İslam için yapıyorsunuz. Bence siz bugünlerde Müslümanların yüzyüze kaldıkları durumu düzene koymada büyük bir rol oynayabilirsiniz. Teşekkürler." </text:p>
      <text:p text:style-name="P145">Sohaıl Ahmed Alvı / Pakistan</text:p>
      <text:p text:style-name="P138"/>
      <text:p text:style-name="P65"><text:span text:style-name="T5">"</text:span><text:span text:style-name="T7">Çocuklar için Karınca</text:span><text:span text:style-name="T5"> kitabını okudum. Allah'ın yarattığı mükemmelliklerden dolayı çok etkilendim. Çocuklar için, içinde böylesine güzel sözler olan ve karıncaların yaşamını anlatan bu mükemmel siteyi hazırladığınız için çok teşekkür ederim. Eğer yazar Allah'ın yaratmış olduğu mükemmel canlılar hakkında çocuklar için başka kitaplar da yazarsa bundan çok memnun olurum. Sizlere çok teşekkürler." (Yaş: 12)</text:span></text:p>
      <text:p text:style-name="P145">Sana Zeb / Pakistan</text:p>
      <text:p text:style-name="P145"/>
      <text:p text:style-name="P69">"Sizinki gibi bir site bulduğum için çok mutluyum. Ben Müslüman değilim. Katoliğim. Ama Kutsal Kuran ile ilgili herşey çok etkileyici. Portekizce çevirilerinizin de olmasını çok istiyorum. Teşekkürler." </text:p>
      <text:p text:style-name="P145">Jose Roberto / Brezilya</text:p>
      <text:p text:style-name="P145"/>
      <text:p text:style-name="P69">"Sevgili kardeşlerim, sizlere bu mükemmel çalışmalardan dolayı duyduğum sonsuz mutluluğu ve memnuniyeti ifade etmek istiyorum. Bu mükemmel bir çalışma. Allah sizlerin ruhlarınızı ve kalplerinizi <text:soft-page-break/>korusun ve bu çalışmalardan dolayı gösterdiğiniz çabayı karşılıksız bırakmasın. Eğer mümkünse kardeşlerim, benim bu memnuniyetimi büyük düşünür Harun Yahya'ya da iletir misiniz. Ve ona, çalışmalarının Amerika'da oldukça ilgi gördüğünü iletir misiniz. Kendisinin herhangi bir eserini okuduğum her an son derece etkileniyorum. Allah sizi mükafatlandırsın." </text:p>
      <text:p text:style-name="P145">Sadek / Abd </text:p>
      <text:p text:style-name="P138"/>
      <text:p text:style-name="P65"><text:span text:style-name="T8">www.islamterorulanetler.com</text:span><text:span text:style-name="T6"> sitesine ulaşan e-maillerden örnekler:</text:span></text:p>
      <text:p text:style-name="P69">"Yakın tarihte meydana gelen olayın ardından, bir kısım ülkeler İslam'ı terörle bağdaştırıp yaptıkları vahşeti meşru gibi lanse etmeye başladılar. Bir kısım medya da radikal İslamcı diyerek tüm Müslümanları karalamaya başladı. İşte tüm bunlara gereken cevap bu sitede mevcuttur. Ve son bir not: Araştırmadan ve ön yargılarla karar vermek akıl sahibi bir insana yaraşır bir tavır değildir."</text:p>
      <text:p text:style-name="P145">Murat Demir / Bursa</text:p>
      <text:p text:style-name="P69">"Batı dünyasının İslam=Terör propagandasına karşı Harun Yahya'nın İslam=Barış temelindeki fikri mücadelesi gerçekten de tebrik edilmesi gereken bir mücadele. Merkezinde Allah rızası bulunan bir mücadele... Bu siteyi hazırladığınız için sizi tekrar tebrik eder, çalışmalarınızda başarılar dilerim..."</text:p>
      <text:p text:style-name="P145">Orhan Gülcan / Türkiye</text:p>
      <text:p text:style-name="P65"><text:span text:style-name="T5">"Öncelikle böyle bir site hazırlayıp, gerçek Müslümanlığı tüm dünyaya tanıtan şahıslara teşekkür ederim, Allah razı olsun. İslam gerçek barış, sevgi, kardeşlik, diyolog dinidir. Asla bir masum kişinin ölmesine izin vermez... Geçenlerde Harun Yahya'nın '</text:span><text:span text:style-name="T7">Çözüm Kuran Ahlakı</text:span><text:span text:style-name="T5">' kitabını okudum. Bu kitabı herkese tavsiye ederim. Amerika'daki bu terör olayı insanların Kuran ahlakından uzaklaştığının bir delilidir. Tabi bu uzaklaşma etkisini her yerde gösteriyor... Son olarak Amerika'daki insanların acılarını paylaşıyor, buradan Adnan Oktar'a gerçek İslam'ı tanıtmaya vesile olduğu için sonsuz teşekkür ediyorum. Kendisinin yeni kitaplarını bekliyoruz. "</text:span></text:p>
      <text:p text:style-name="P145">Mehmet Cihan / Türkiye</text:p>
      <text:p text:style-name="P69">"Bütün İslamlarda olduğu gibi Hz. Muhammed (sav)'in bildirdiği son İslam'da da terör asla yoktur, bu çirkin saldırıyı yapanları her kim olursa olsun ben de kınıyorum. Bu terör olayı asla ve asla Kuran ahlakı ve İslamların getirdiği mesajla bağdaşmaz. İslam=Barış, dahası var mı! Allah bunun bilincinde olan insanlardan olmayı bize nasip etsin."</text:p>
      <text:p text:style-name="P144">Avusturya'dan bir okuyucu</text:p>
      <text:p text:style-name="P137"/>
      <text:p text:style-name="P113">http://www.islamterorulanetler.com</text:p>
      <text:p text:style-name="P113">http://www.islamdenouncesterrorism.com</text:p>
      <text:p text:style-name="P2">http://www.islamverfluchtterror.com-http://www.islamdénonceterrorisme.com <text:s text:c="7"/>http://www.harunyahya.ru/terrorism/terrorism</text:p>
      <text:p text:style-name="P137"/>
      <text:p text:style-name="P73">"Harun Yahya benim hayatımda gördüğüm en büyük İslam alimi! Allah sizden razı olsun. Bu muhteşem kitapları yazmaya devam edin."</text:p>
      <text:p text:style-name="P144">Ismeal / Tunus </text:p>
      <text:p text:style-name="P73">"Sayın Harun Yahya, ben bir öğrenciyim. Makalelerinizi henüz okudum. Müslümanım, ama Müslüman olmayan arkadaşlarıma İslamiyet'in teröre karşı olduğunu bir türlü anlatamıyordum. Ama <text:soft-page-break/>şimdi tüm dünyadaki arkadaşlarıma sizin sayfanızı yolluyorum. Çok büyük bir iş yaptınız. Allah sizin yaptıklarınızı ödüllendirsin."</text:p>
      <text:p text:style-name="P144">Shahıd Rıaz Bhattı / Pakistan </text:p>
      <text:p text:style-name="P73">"Kardeşim Yahya, bu son olaylar hakkındaki yazılarını okumak benim için çok değerliydi. İslam bilginiz oldukça üstün ve sizin sayenizde insanlar Allah'ı tanıyabiliyorlar. Bilimsel konularda yazdığınız makaleler de bizleri Yaratıcımıza daha da yakınlaştırıyor. Allah sizin enerjinizi artırsın ve daha fazla çalışabilmeniz için sıhhat versin."</text:p>
      <text:p text:style-name="P145">Dr. A. Shakoor / İngiltere </text:p>
      <text:p text:style-name="P69">"Selam! Bu websitesi dünya üzerindeki birçok savunmasız Müslüman için de konuşmakta. Bu sitede İslam'ın aslında bir barış dini olduğu ve terörizme karşı olduğu çok güzel anlatılmış. Bu sitede yaptıklarınızdan dolayı Allah sizden razı olsun."</text:p>
      <text:p text:style-name="P69"/>
      <text:p text:style-name="P145">Naeem Mırza / İngiltere</text:p>
      <text:p text:style-name="P69">"11 Eylül'den beri İslamiyet'le ilgili çok fazla şey öğrendim. Bu siteyi gördüğüme çok memnunum. Bir Amerikan vatandaşı olarak diğer insanlara gösterilmeye çalışılan dinin gerçek olamayacağını anlatmaya çalıştım. Tüm hak dinler barışı ve kardeşliği öğütlemektedirler. İşte bu yüzden beni dinleyen herkese Amerikalı Araplara kötü davranmamaları gerektiğini söylemekteyim."</text:p>
      <text:p text:style-name="P145">Jım/ABD </text:p>
      <text:p text:style-name="P69">"Bunları kimler yaptı?" sorusundan çok "Bunlar neden gerçekleşti?" sorusu üzerinde durmuşsunuz. İşte bu çok iyi!</text:p>
      <text:p text:style-name="P145">Alı Shafeeq / Maldivler </text:p>
      <text:p text:style-name="P138"/>
      <text:p text:style-name="P69">"Birçok kişi İslam'ı sadece belli vakitlerde düşünür ve yaşar; örneğin Ramazan'da, ibadetlerini yerine getirirken veya Kuran okurken… Diğer zamanlarda Kuran'da ifade edilenleri pek düşünmezler. Halbuki siz, benim gördüğüm kadarıyla sadece belirli zamanlarda İslam'ı yaşamıyorsunuz. Sabah kalktığınız andan gece yatıncaya kadar hep İslam'ı düşünüyorsunuz ve yaşıyorsunuz. İşte gerçek olan yol sizinkidir."</text:p>
      <text:p text:style-name="P145">Ahmed Mubalı / Abd </text:p>
      <text:p text:style-name="P65"><text:span text:style-name="T15">"Harun Yahya'nın diğer sitesini de (</text:span><text:span text:style-name="T18">www.hyahya.org</text:span><text:span text:style-name="T15">) ziyaret ettim. Kitaplarınız çok profesyonel hazırlanmış ve kişisel düşüncelerden tamamen uzaklar. Kişisel düşüncelerinizin kitaplara yansıtılmaması benim size güvenmemi sağladı. Kitaplarınızda bir şey okuduğumda onların gerçek olduklarından emin oluyorum. Çalışmalarınızın devamını dilerim."</text:span></text:p>
      <text:p text:style-name="P145">Carlomarıa Mazzonı / Italya </text:p>
      <text:p text:style-name="P69">"Çalışmalarınız herkese İslam'ın gerçeklerini gösteriyor. Bazı insanlar kendi çıkarları doğrultusunda İslamiyet'i değiştirmeye çalışıyorlar ve terörizm de bundan doğuyor. İslam sadece Müslümanlar için değil, tüm insanlar içindir. İslam'ı yaşayan insanlar aslında en güzel yaşayan insanlardır. Müslümanlar kendileri için bir şey yapmadan önce kardeşlerini düşünürler ve kendilerinden çok kardeşlerine önem verirler. Siz bunları zaten çalışmalarınızda çok güzel anlattınız."</text:p>
      <text:p text:style-name="P145">Fred Covoner / İsviçre </text:p>
      <text:p text:style-name="P69"><text:soft-page-break/>"Ben Tel Aviv'de yaşıyorum. Bizler, yani Yahudiler, eskiden bize yardım etmiş olan kimselere yardım etmeyi üzerimize bir sorumluluk biliriz. Sizin de sitenizde bahsettiğiniz gibi, Osmanlı İmparatorluğu döneminde birçok farklı ırk aynı topraklar üzerinde barış içinde yaşayabilmişlerdir, çünkü İslam'da herkese adil olmak, barış içinde yaşamak, yardımcı olmak ve gönül almak tavsiye edilmiştir. Tabii diğer tüm dinlerde de aynı şeyler tavsiye edilmiştir. Aslında hepimiz aynı şeylere inanıyoruz. Ve hepimiz suçsuz kimselere zulüm yapılmasına karşıyız. Bu muhteşem çalışmalarınız için teşekkürler."</text:p>
      <text:p text:style-name="P145">Shımon Zang / Israil </text:p>
      <text:p text:style-name="P138"/>
      <text:p text:style-name="P69">"Bu site hem mükemmel hem de çok ilginç bir site. Umarım bu sitenin, tüm karışıklığı ve içlerinde kuşku bulunan insanların içlerindeki kuşkuyu gidermekte hayati bir rolü olacaktır. Harun Yahya'nın bu sitedeki makaleleri gerçeklerin kapısını sonuna kadar açmaktadır. Bu site terörizme karşı tek başına savaşan bir sayfadır.</text:p>
      <text:p text:style-name="P145">Muhammad Nadeem Jahangır / Pakistan </text:p>
      <text:p text:style-name="P69">"… Allah'a şükürler olsun ki Harun Yahya (adı barış ve doğruyla anılan iki büyük peygamberin isimlerinden oluşmuştur) "Gerçek İslam Ahlakı" ile ilgili bir makale yazmıştır. James Wrighten isimli bir din kardeşim bana "Terörizm dinden uzaklaşmanın bir sonucudur" demişti. Bunun tüm Yahudiler için de, Hıristiyanlar için de, Müslümanlar için de bir gerçek olduğunu kabul etmeliyiz... Allah'ın birliğini hatırlayalım ve kendimizle barışık olalım. Komşularımızla iyi geçinelim. Çevremizle, dünyamızla, hayvanlarla, tüm doğayla barışık olalım. Ve Yaratıcımıza şükredelim. Zaten İslam barış demektir. (Kelime manası da barış demektir.) Allah bizi ve çocuklarımızı korusun. Sizi de Amin"</text:p>
      <text:p text:style-name="P145">Muslım A. Mahmood / Nijerya </text:p>
      <text:p text:style-name="P69">"İslam'ın gerçek anlamının anlaşılması için gösterdiğiniz bu çabadan büyük keyif aldım. Ben bildiğim herşeyi tek başına öğrenmiş bir kimseyim. Okuduğum ve yazdığım herşeyi Kuran'dan öğrendim. Artık hem Kuran'ı hem de Harun Yahya'nın kitaplarını okuyarak yeni şeyler öğreniyorum."</text:p>
      <text:p text:style-name="P145">Frank Banales / Abd </text:p>
      <text:p text:style-name="P69">"Hollanda'da yaşayan bir Türk'üm. İslamiyet'in terörizmle bağdaştırıldığı zamanlarda Hollandalılar bizlere çok farklı bakıyorlardı. Ama ben onlara İslamiyet'in barış dini olduğunu ve teröre karşı olduğunu anlattım. Benim RÜYAM GÜNÜN BİRİNDE TÜM DÜNYANIN İSLAM'IN GERÇEK YÜZÜNÜ GÖRMESİDİR. Allah sizden razı olsun."</text:p>
      <text:p text:style-name="P145">Hüseyin Ekşi / Hollanda</text:p>
      <text:p text:style-name="P138"/>
      <text:p text:style-name="P115">http://www.islamantisemitizmilanetler.com</text:p>
      <text:p text:style-name="P138"/>
      <text:p text:style-name="P65"><text:span text:style-name="T8">www.islamantisemitizmilanetler.com</text:span><text:span text:style-name="T6"> sitesine ulaşan e-maillerden örnekler:</text:span></text:p>
      <text:p text:style-name="P69">"Bu çalışmalar yazarın Allah'ın varlığını ve birliğini anlatmakta ve gerçek ve saf bilgiyi insanlara aktarmakta ne kadar samimi olduğunun bir yansımasıdır. Bunları yazan kişi övülmeye layık kimsedir. Zaten doğrular hiçbir zaman saklanamaz ve Allah'ın izni ile bu siteler İslamiyet ve Müslümanlık hakkındaki yanlış düşüncelerin giderilmesinde öncü olacaktır. Burada yazılanlar sadece Müslüman olmayanlar için değil, aynı zamanda Müslümanlar için de faydalıdır. Allah sizi ödüllendirsin."</text:p>
      <text:p text:style-name="P145">Saıf / Hollanda </text:p>
      <text:p text:style-name="P69"><text:soft-page-break/>"Politik çalışmalarınızdaki ana düşünce çok doğrudur. Dünyadaki tüm kargaşanın arkasında, ırkçılığın, faşizmin ve komünizmin arkasında Darwinizm vardır."</text:p>
      <text:p text:style-name="P145">Davıd Hegher / Abd </text:p>
      <text:p text:style-name="P69">"Harun Yahya'nın yaptıkları gerçekten muhteşem ve bu muhteşem işi yapmayı sürdürsün. İslam dünyasının, Harun Yahya gibi, hem Müslümanlara hem de Müslüman olmayanlara İslam'ın gerçeklerini anlatacak birisine ihtiyacı vardı. İslam o kadar güçlüdür ki, bir insanın alabileceği en büyük hediye İslam'dır."</text:p>
      <text:p text:style-name="P145">Shak / İngiltere </text:p>
      <text:p text:style-name="P69">"Selam, Allah Harun Yahya'ya cennetinde yüksek bir mevkii versin. Bu güzel işi yapmaya devam edin."</text:p>
      <text:p text:style-name="P145">Mohammed Bhana / İngiltere </text:p>
      <text:p text:style-name="P69">"İslamiyet karşısındaki bu kötü propagandayı ortadan kaldırmak için iyi bir adım. Bu, hem İslam dünyasında hem de dışında aşılması gereken güçlü bir engeldi."</text:p>
      <text:p text:style-name="P145">Sanzar / Abd </text:p>
      <text:p text:style-name="P69">"Harun Yahya gerçek Müslüman olduğunu kanıtlamıştır. Allah ona uzun ömürler versin."</text:p>
      <text:p text:style-name="P145">Nımer Ahmed / Pakistan </text:p>
      <text:p text:style-name="P138"/>
      <text:p text:style-name="P70">İslam Antisemitizmi lanetler sitesinde yer alan "Bir Müslümanın İsraillilere Çağrısı" başlıklı yazı için gelen e-maillerden örnekler </text:p>
      <text:p text:style-name="P69">Harun Yahya'nın yazdığı "Bir Müslümanın İsraillilere Çağrısı" başlıklı makalenizi büyük ilgi ile okudum. Bu Türk Müslüman entelektüelin sunacak bu kadar çok sevgisi ve desteği olması gerçekten kalbimi ısıttı.</text:p>
      <text:p text:style-name="P145">Larry Paul, Barış Diyalog Grubu Üyesi, İsrail (Barışı diyalog ve ortak hareket ile desteklemek için Arap ve İsraillilerin ortak girişimi) </text:p>
      <text:p text:style-name="P69"/>
      <text:p text:style-name="P69">Bana bu makaleyi gönderdiğiniz için teşekkürler. Keşke Ortadoğu'da iktidarda olanların kulaklarına ve kalplerine doğrudan ulaşabilseydiniz. O zaman her gün böyle üzücü başlıklar okumazdık. </text:p>
      <text:p text:style-name="P145">Alıson Quıto Zıegler, Burma Projesi, Güneydoğu Asya Girişimi, Abd</text:p>
      <text:p text:style-name="P69"/>
      <text:p text:style-name="P69">Aslında çok ince düşünceli bir yorum ve çok iyi fikirler öneriyor. Paylaştığınız için teşekkürler.</text:p>
      <text:p text:style-name="P145">Chrıstına Lee, Din Haberleri Servisi, Abd</text:p>
      <text:p text:style-name="P69"/>
      <text:p text:style-name="P69">İsrail-Arap çatışmasıyla ilgili objektif bir görüş oluşturmaya çalışan ve bu berbat durumdan kurtulmak için bir yol teklif eden Müslüman entelektüellerin olduğunu görmek, bir İsrailli olarak bana çok cesaret verdi. İsrailli insanlara yaptığınız samimi çağrı beni derinden etkiledi. Çağrının yazarının iyi niyetini, insani ve ahlaki dayanaklarını takdir ediyorum.</text:p>
      <text:p text:style-name="P145">Dr. Aryeh Fınkelberg, Tel Aviv Üniversitesi, İsrail</text:p>
      <text:p text:style-name="P126"/>
      <text:p text:style-name="P69">Çok teşekkürler. Bu çok kapsamlı bir makale. Yazarın görüşlerine tamamen katılıyorum. En iyi dileklerimle...</text:p>
      <text:p text:style-name="P145"><text:soft-page-break/>Dr. Paul Holman, Marshall Center, Abd</text:p>
      <text:p text:style-name="P69"/>
      <text:p text:style-name="P69">Böyle düşündüğünüz için size çok teşekkür ederim, umarım Hz. İbrahim'in çocukları olarak bizler bu siyasi çatışmanın çözümü için makul bir yol bulabilir ve Kendisine karşı sorumlu olduğumuz Allah'a hep birlikte hizmet edebiliriz. </text:p>
      <text:p text:style-name="P145">Haham Joseph S. Topek</text:p>
      <text:p text:style-name="P69">Makaleyi ilgiyle okudum... Müslümanlar, Yahudiler ve Hıristiyanların hepsi barışa ve insanın değerli olduğuna inanırlar. Bugün İsrail Filistin barışına en büyük engeli oluşturan radikal çevreler tarafından bu değerlerin göz ardı edilmesi çok acıdır. </text:p>
      <text:p text:style-name="P145">Phılıp C. Wılcox, Jr., Ortadoğu Barış Kuruluşu Başkanı, ABD </text:p>
      <text:p text:style-name="P69"/>
      <text:p text:style-name="P69">Bu çağrıyı paylaştığınız için teşekkür ederim. Ilımlı tonuna, Musevi dinine olan saygısına ve Musevi-Müslüman ortak değerlerini vurgulama şekline hayran kaldım. Bunlar tüm Museviler ve özellikle İsrailliler tarafından paylaşılan asil amaçlardır. Bu kelimelere ilham kaynağı olan ılımlı ruhun milletler topluluğunda bir yuva bulacağını samimi olarak umuyorum. </text:p>
      <text:p text:style-name="P145">Reıd Heller, ABD</text:p>
      <text:p text:style-name="P69"/>
      <text:p text:style-name="P69">Son zamanlarda Harun Yahya'nın iki kitabını okuduktan sonra, kendisinin gerçek İslam ruhunu temsil ettiğine inanıyorum. Ama umarım bu çağrısı, Müslüman entelektüelleri de aşan bir çevreye ulaşabilir.</text:p>
      <text:p text:style-name="P145">Dr. Fred Sınger, Bilim ve Çevre Politikası Projesi, ABD </text:p>
      <text:p text:style-name="P69"/>
      <text:p text:style-name="P69">Yazdıklarınıza katılıyorum ve sizin gibi düşünen Müslümanlar olduğu için mutluyum. Şu anda her iki tarafa hakim olan kör nefret atmosferinde, sizinkiler gibi akıllı kelimeler duymak harika. Umarım sesiniz Rabbimizin emirlerine, O'nun adı ile karşı gelenlerinkinden daha yüksek olur. </text:p>
      <text:p text:style-name="P144">Prof. Ben-Amı Shıllony, Musevi Üniversitesi, İsrail</text:p>
      <text:p text:style-name="P73"/>
      <text:p text:style-name="P73">Yazınız için teşekkürler. Şimdi geriye kalan sadece sizin gibi daha çok insanın Ortadoğu'da olması. </text:p>
      <text:p text:style-name="P144">Mındelle Jacobs, The Edmonton Sun Köşe Yazarı, Kanada</text:p>
      <text:p text:style-name="P73"/>
      <text:p text:style-name="P73">Dünyanın geri kalanının da bu mesaj kadar ince düşünceli ve mantıklı olmasını dilerdim. </text:p>
      <text:p text:style-name="P144">Herb Lachman, m.d., Albert Eınsteın Tıp Koleji, ABD</text:p>
      <text:p text:style-name="P73">Bu çağrıyı bana da ulaştırdığınız için teşekkür ederim. Kongre üyesi Conyers ve Kudüs'teki kutsal yerlerin korunması için faaliyet gösteren farklı inançlardan kişiler ile beraber çalışmam nedeniyle bu mesajın bana ulaşmış olması son derece önemlidir. </text:p>
      <text:p text:style-name="P144">Marcus Raskın, Politika Çalışmaları Enstitüsü, ABD </text:p>
      <text:p text:style-name="P73"/>
      <text:p text:style-name="P73">Göndermiş olduğunuz makale için teşekkür ederim, büyük bir ilgi ile okudum. Bildiğiniz gibi birkaç ay önce İskenderiye'de düzenlenen dinler arası diyalog konferansı bu yolda atılan önemli bir adımdı. Bana bu makaleyi göndermiş olduğunuz için teşekkür ederim. </text:p>
      <text:p text:style-name="P144"><text:soft-page-break/>Profesör Naomı Chazan, İsrail Parlamentosu Sözcü yardımcısı, İsrail</text:p>
      <text:p text:style-name="P73"/>
      <text:p text:style-name="P73">Göndermiş olduğunuz mektup çok ilginç ve heyecan vericiydi.. Konuyu daha detaylı olarak görüşmeyi gönülden isterim...</text:p>
      <text:p text:style-name="P144">Sımon Feıl, Columbıa Üniversitesi, Hıllel, Abd</text:p>
      <text:p text:style-name="P127"/>
      <text:p text:style-name="P73">Gönderdiğiniz bölümü okudum. En etkileyici bulduğum cümle, "her iki tarafı da sürekli kör bir şiddetin içine çeken bu kavgaya bir son vermek Allah'ın bize yüklediği bir sorumluluk değil midir?" cümlesiydi. Bu fikre tamamen katılıyorum. </text:p>
      <text:p text:style-name="P144">Sandor Goodhart, Purdue Üniversitesi, Abd</text:p>
      <text:p text:style-name="P73"/>
      <text:p text:style-name="P73">Bu ince düşünceli mektubunuz ve samimi düşünceleriniz için teşekkür ederim. Sizinle aynı görüşü paylaşanların sayısı artıkça, bölgemizde yaşadığımız koşullar da değişecektir. Teklifinizin ciddi olarak düşünülmesini umuyorum ve böylece bir umut ışığı doğabilir. </text:p>
      <text:p text:style-name="P144">Shmuel Shulman, Bar-Ilan Üniversitesi, İsrail </text:p>
      <text:p text:style-name="P73"/>
      <text:p text:style-name="P73">Yorumlarınız ve bana gönderdiğiniz yazı için çok teşekkür ederim. Bu kesinlikle etkileyici ve harekete geçirici bir çağrı ve bu çağrının hem İsrail hem de Filistinliler arasında mümkün olduğunca çok gönüle yerleşmesini ümid ediyorum.</text:p>
      <text:p text:style-name="P144">Amıram Goldblum, Hebrrew Üniversitesi, İsrail</text:p>
      <text:p text:style-name="P73">Barış ve istikrar için yapmış olduğunuz dikkat çekici çağrıyı bana da gönderdiğiniz için teşekkür ederim. Umarım bu girişiminizde başarılı olursunuz.</text:p>
      <text:p text:style-name="P144">Charles Morrıson, Doğu Batı Merkezi, Abd</text:p>
      <text:p text:style-name="P73"/>
      <text:p text:style-name="P69">E-postanız için çok teşekkür ederim. Bu çağrıyı üniversitemin haber ağına ekledim. Bunun harika bir çağrı olduğunu düşünüyorum ve her iki taraf adına böylesine dengeli bir yaklaşımda bulunulması çok önemli diye düşünüyorum. Çok çok teşekkürler.</text:p>
      <text:p text:style-name="P145">Marılyn P. Safır, Hayfa Üniversitesi, İsrail</text:p>
      <text:p text:style-name="P69"/>
      <text:p text:style-name="P69">Bunu bana gönderdiğiniz için milyonlarca defa teşekkür ederim. Gerçekten çok önemli bir mesaj olduğunu düşünüyorum.</text:p>
      <text:p text:style-name="P145">Dr. Krassen Stanchev, Pazar Ekonomisi Enstitüsü, Bulgaristan </text:p>
      <text:p text:style-name="P126"/>
      <text:p text:style-name="P69">İlham verici ve harekete geçirici ve dinlerin mesajının yanlış anlaşılmasını engellemek adına son derece önemli olan bu barış çağrısını bana da ulaştırdığınız için size minettarım. </text:p>
      <text:p text:style-name="P145">Rıchard Falk, Prınceton Üniversitesi, ABD</text:p>
      <text:p text:style-name="P69"/>
      <text:p text:style-name="P69">Makaleyi benimle paylaştığınız için çok teşekkürler. Temel olarak bu makalenin ruhuna tam olarak katılıyorum ve böyle barışsever seslerin tüm Müslüman dünyasında duyulmasını cesaretlendirici buluyorum. </text:p>
      <text:p text:style-name="P145"><text:soft-page-break/>Benjamın Perl, Tel Aviv Üniversitesi, İsrail</text:p>
      <text:p text:style-name="P69"/>
      <text:p text:style-name="P69">En çok bu mesajı ilginç buldum. İçindeki fikirlerin çoğuna inandığım için bunu kesinlikle görüşmelerimde kullanıp başkalarına aktaracağım. Bana gönderdiğiniz için teşekkürler.</text:p>
      <text:p text:style-name="P145">Andrew Myers, kanada</text:p>
      <text:p text:style-name="P138"/>
      <text:p text:style-name="P115">http://www.maddeninardindakisir.com</text:p>
      <text:p text:style-name="P115">http://www.fikiryazilari.net</text:p>
      <text:p text:style-name="P115">http://www.hazretimuhammed.org</text:p>
      <text:p text:style-name="P115">http://www.islaminyukselisi.com</text:p>
      <text:p text:style-name="P115">http://www.arastirma.org</text:p>
      <text:p text:style-name="P115">http://www.cavityalcin.com</text:p>
      <text:p text:style-name="P115">http://www.e-kutuphane.net</text:p>
      <text:p text:style-name="P115">http://www.insanmucizesi.com</text:p>
      <text:p text:style-name="P115">http://www.hayvanlaralemi.net</text:p>
      <text:p text:style-name="P115">http://www.gercekler.net</text:p>
      <text:p text:style-name="P115">http://www.kuranmucizeleri.com</text:p>
      <text:p text:style-name="P120"/>
      <text:p text:style-name="P18">Çağdaş Bilim, Kuran'ın Yeni Bilgilerini Ortaya Çıkarıyor...</text:p>
      <text:p text:style-name="P115"/>
      <text:p text:style-name="P115">http://www.darwinizminsonu.com</text:p>
      <text:p text:style-name="P115">http://www.belgeseller.net</text:p>
      <text:p text:style-name="P115">http://www.evreninyaratilisi.com</text:p>
      <text:p text:style-name="P115">http://www.evrimaldatmacasi.com</text:p>
      <text:p text:style-name="P115">http://www.darwinizmdini.com</text:p>
      <text:p text:style-name="P115">http://www.evrimbelgeseli.com</text:p>
      <text:p text:style-name="P115">http://www.bitkidünyasi.net</text:p>
      <text:p text:style-name="P115">http://www.karmafelsefesi.com</text:p>
      <text:p text:style-name="P115">http://www.kavimlerinhelaki.com</text:p>
      <text:p text:style-name="P115">http://www.dinsizliginkabusu.com</text:p>
      <text:p text:style-name="P115">http://www.hazretiisagelecek.com</text:p>
      <text:p text:style-name="P115">http://www.turkislamkulturu.com</text:p>
      <text:p text:style-name="P115">http://www.kiyametalametleri.com</text:p>
      <text:p text:style-name="P115">http://www.netcevap.org</text:p>
      <text:p text:style-name="P115">http://www.kuranfihristi.com</text:p>
      <text:p text:style-name="P115">http://www.atamizindeyiz.com</text:p>
      <text:p text:style-name="P115">http://www.basogretmenataturk.com</text:p>
      <text:p text:style-name="P18"/>
      <text:p text:style-name="P18">Dünyanın her tarafında öğretmenler, insan topluluğunun en </text:p>
      <text:p text:style-name="P18">fedakar ve muhterem unsurlarıdır.</text:p>
      <text:p text:style-name="P138"><text:soft-page-break/></text:p>
      <text:p text:style-name="P115">http://www.turkdunyasi.org</text:p>
      <text:p text:style-name="P115">http://www.ahirzaman.net</text:p>
      <text:p text:style-name="P115">http://www.cocuklaricin.net</text:p>
      <text:p text:style-name="P115">http://www.mercek.org</text:p>
      <text:p text:style-name="P138"/>
      <text:p text:style-name="P27"><text:span text:style-name="T7">Middle East News Online</text:span><text:span text:style-name="T5">, Ortadoğu ve Kuzey Afrika bölgelerinde gelişen olaylarla ilgili haberler sunmak üzere hazırlanmış bir haber sitesidir. Harun Yahya'nın bu sitede yayınlanan makalelerinden birisi, "Terörün Gerçek Kökeni: Materyalizm ve Darwinizm" başlığını taşımaktadır. </text:span></text:p>
      <text:p text:style-name="P16"/>
      <text:p text:style-name="P65"><text:span text:style-name="T7">www.muslimforlife.de, </text:span><text:span text:style-name="T5">İslami içerikli her türlü makalenin yer aldığı Almanca bir sitedir. Bu sitede Harun Yahya'nın çeşitli makalelerine ve kitaplarına geniş yer ayrılmaktadır.</text:span></text:p>
      <text:p text:style-name="P65"><text:span text:style-name="T7">www.islam.ru</text:span><text:span text:style-name="T5">, İngilizce ve Rusça olarak hazırlanmış İslami içerikli bir sitedir. Rusya'da yaşayan Müslümanlara ve Müslümanlığı yeni kabul eden kişilere İslami konularda bilgi vermeyi amaçlamaktadır. Sitede ayrıca Rusya'da ve tüm dünyada yaşanan son gelişmeler hakkında çeşitli bilgiler verilmekte, İslam dünyasında yaşananlar aktarılmaktadır. </text:span></text:p>
      <text:p text:style-name="P65"><text:span text:style-name="T5">Sitenin Rusça olarak hazırlanan bölümünde "İslam ve Bilim" başlığı altında Harun Yahya'nın </text:span><text:span text:style-name="T7">Evrenin Yaratılışı</text:span><text:span text:style-name="T5"> adlı eserinden çeşitli bölümlere ve makalelere yer verilmiştir.</text:span></text:p>
      <text:p text:style-name="P138"/>
      <text:p text:style-name="P115">Kavimlerin Helakı</text:p>
      <text:p text:style-name="P72"/>
      <text:p text:style-name="P65"><text:span text:style-name="T7">http://perso.wanadoo.fr/islamnet/verite.htm</text:span><text:span text:style-name="T5"> Fransızca olarak hazırlanmış İslami bir sitedir. Bu sitede İslam dinini ve Kuran ahlakını anlatan çok detaylı bölümler bulunmaktadır. Sitede ünlü İslam alimlerinin makalelerine yer verilirken, Harun Yahya'nın </text:span><text:span text:style-name="T7">Gerçeği Düşündünüz mü? </text:span><text:span text:style-name="T5">adlı kitabının Fransızca baskısı için de bir bölüm hazırlanmıştır. </text:span></text:p>
      <text:p text:style-name="P69"/>
      <text:p text:style-name="P65"><text:span text:style-name="T7">www.arvo.net,</text:span><text:span text:style-name="T5"> İspanyolca bilim ve kültür sitesidir. Bu sitede Harun Yahya'nın "İslam Terörün Kaynağı Değil, Çözümüdür" başlıklı makalesine yer verilmiştir. </text:span></text:p>
      <text:p text:style-name="P138"/>
      <text:p text:style-name="P65"><text:span text:style-name="T5">İtalyanca olarak hazırlanan </text:span><text:span text:style-name="T7">www.islam-online.it </text:span><text:span text:style-name="T5">sitesi, İslami konularda çok geniş içeriğe sahiptir. Sitenin ana sayfasında Harun Yahya'nın tüm dünyada tanınan </text:span><text:span text:style-name="T7">Evrim Aldatmacası</text:span><text:span text:style-name="T5"> isimli eseri için resimli bir köşe hazırlanmıştır. Bu bölüme girildiğine ise, internet kullanıcılarının karşılarına İtalyanca baskısı yapılan </text:span><text:span text:style-name="T7">Evrim Aldatmacası</text:span><text:span text:style-name="T5">'nın tanıtıldığı çok kapsamlı bir site çıkmaktadır.</text:span></text:p>
      <text:p text:style-name="P69"/>
      <text:p text:style-name="P65"><text:span text:style-name="T5">İngiltere'nin en önemli internet sitelerinden olan </text:span><text:span text:style-name="T7">www.muslimworld.co.uk </text:span><text:span text:style-name="T5">isimli sitede daha sonradan Müslümanlığı kabul eden kişilerin, bu kararı nasıl aldıklarına dair bilgiler verilmektedir. Sitede "Doğaya Daha Yakından Bir Bakış" başlığı altında Harun Yahya'nın "Yağmur Mucizesi", "Sivrisinekteki Mucize" ve "Bal Mucizesi" gibi makalelerine yer verilmektedir. </text:span></text:p>
      <text:p text:style-name="P72"/>
      <text:p text:style-name="P65"><text:soft-page-break/><text:span text:style-name="T7">www.ifrance.com</text:span><text:span text:style-name="T5"> isimli Fransızca sitede Harun Yahya'nın eserleri ile ilgili özel bir bölüm hazırlanmıştır. Bu sayfadan Harun Yahya'nın İngilizce ve Türkçe sitelerine nasıl ulaşılacağı belirtilmekte, inanç, bilim, politika ve doğa başlıkları altında Harun Yahya'nın çeşitli kitap ve makalelerinden bölümlere yer verilmektedir.</text:span></text:p>
      <text:p text:style-name="P69"/>
      <text:p text:style-name="P65"><text:span text:style-name="T7">www.ifrance.com,</text:span><text:span text:style-name="T5"> Quebec İslami Kültür Merkezi'nin resmi sitesidir. Site çok geniş bir içeriğe sahiptir. Sitede Kuran ayetleri, Peygamber Efendimiz (sav)'in hadisleri, Müslümanlığı sonradan kabul eden kişilerin yorumları bulunmaktadır. Bunun yanı sıra çocuklar için hazırlanmış özel bir bölüme yer verilmiştir. Sitenin ana sayfasında Harun Yahya'nın 'Hayatın Kökeni' adlı makalesi yer almaktadır.</text:span></text:p>
      <text:p text:style-name="P138"/>
      <text:p text:style-name="P65"><text:span text:style-name="T7">www.islamfr.com,</text:span><text:span text:style-name="T5"> Fransızca olarak hazırlanmış İslami bir sitedir. Bu sitede Harun Yahya'nın eserlerine özel bir sayfa hazırlanmıştır. Bu sayfada yazarın çalışmaları hakkında detaylı bilgi verilmekte, yazarın İngilizce ve Türkçe internet sitelerine geçiş yapılmaktadır. Bunların dışında İnanç, Siyaset, Bilim ve Yaratılış isimli dört ayrı bölüm altında yazarın ilgili konulardaki makaleleri bulunmaktadır.</text:span></text:p>
      <text:p text:style-name="P65"><text:span text:style-name="T7">www.jamiat.org.za,</text:span><text:span text:style-name="T5"> Güney Afrikalı Müslümanlar tarafından hazırlanan çok geniş içeriğe sahip İslami bir sitedir. Sitede Harun Yahya'nın eserleri ile ilgili özel bir bölüm yer almaktadır. Yukarıda gördüğünüz Harun Yahya makalesinde Darwin'in evrim teorisinin neden dinle çeliştiği anlatılmaktadır.</text:span></text:p>
      <text:p text:style-name="P69"/>
      <text:p text:style-name="P65"><text:span text:style-name="T7">www.overgave.nl, </text:span><text:span text:style-name="T5">İslam dünyası hakkında bilgiler veren Flemenkçe bir sitedir. Sitede Harun Yahya'nın eserlerine çok geniş yer verilmiştir.</text:span></text:p>
      <text:p text:style-name="P72"/>
      <text:p text:style-name="P65"><text:span text:style-name="T7">www.evolution-schoepfung.de,</text:span><text:span text:style-name="T5"> isimli Almanca site, Harun Yahya'nın evrim teorisinin çöküşü konulu eserlerinden ve çeşitli makalelerinden faydalanılarak hazırlanmıştır. Sitenin hazırlanılış amacı günümüz bilimsel gelişmeleri karşısında evrim teorisinin uğradığı büyük hezimeti gözler önüne sermektir. Her kesimden insanın ilgi gösterdiği bu sitede, evrim teorisi ile ilgili çeşitli afişlerin yer aldığı bir sergi bölümü yer almaktadır.</text:span></text:p>
      <text:p text:style-name="P138"/>
      <text:p text:style-name="P128"><text:span text:style-name="T5">Portekizce olarak hazırlanmış olan bu site Mozambik'ten yayın yapmaktadır ve Harun Yahya'nın makalelerine düzenli olarak yer vermektedir. Yanda </text:span><text:span text:style-name="T7">www.macuo.com </text:span><text:span text:style-name="T5">sitesinde yer alan Harun Yahya'nın "Bal Mucizesi" konulu makalesi görülmektedir. </text:span></text:p>
      <text:p text:style-name="P138"/>
      <text:p text:style-name="P129">Bu sitede Fransızca konuşan Müslümanlara yönelik olarak hazırlanan, çeşitli siyasi ve imani makaleler yer almaktadır. Sıkça güncellenen ve çok sayıda kişi tarafından ziyaret edilen sitede Harun Yahya'yı ve onun eserlerini tanıtan geniş bir yazıya da yer verilmiştir. </text:p>
      <text:p text:style-name="P138"/>
      <text:p text:style-name="P129">Harun Yahya'nın Fransızca yayınlanan eserleri pek çok internet sitesinde yer almaktadır. Aşağıda bunun iki örneği görülüyor. </text:p>
      <text:p text:style-name="P138"/>
      <text:p text:style-name="P129">Dini toleransı ve herkesin dinini dilediği gibi yaşama hakkı olduğunu savunan bu internet sitesinin hazırlayıcıları, Harun Yahya'nın aşağıdaki makalesine sitelerinde yer vermişlerdir.</text:p>
      <text:p text:style-name="P129"><text:soft-page-break/></text:p>
      <text:p text:style-name="P115">İslam Terörün Kaynağı Değil, Çözümüdür</text:p>
      <text:p text:style-name="P138"/>
      <text:p text:style-name="P115">Mucizevi Yolculuk</text:p>
      <text:p text:style-name="P130"/>
      <text:p text:style-name="P128"><text:span text:style-name="T7">Islamonline.net</text:span><text:span text:style-name="T5"> adlı internet sitesinin açılış amacı, ziyaretçilerin İslam ve İslam medeniyeti hakkında ihtiyaç duydukları her türlü bilgiyi bulabilmeleridir. Bu sitede Harun Yahya'nın başta bilimsel içerikliler olmak üzere çeşitli makaleleri yayınlanmaktadır. </text:span></text:p>
      <text:p text:style-name="P138"/>
      <text:p text:style-name="P115">National Geographic'ten Balina Masalları</text:p>
      <text:p text:style-name="P120"/>
      <text:p text:style-name="P27"><text:span text:style-name="T5">Her ne kadar </text:span><text:span text:style-name="T7">The True.Origin</text:span><text:span text:style-name="T5"> Hıristiyan kaynakları doğrultusunda bir yayın çizgisi belirlemiş olsa da, ekte ünlü bir Müslüman düşünce adamı tarafından hazırlanan makale </text:span><text:span text:style-name="T7">National Geographic</text:span><text:span text:style-name="T5"> dergisinin bilim dışı iddiasını mükemmel bir şekilde analiz etmekle kalmamakta, aynı zamanda evrime karşı öne sürülen itirazların tek bir dini ideolojiye has olmadığını da göstermektedir: Evrim tüm delillerle çürütülmüş bir teoridir, sadece belli inançların karşı çıktığı bir teori değil. </text:span></text:p>
      <text:p text:style-name="P16"/>
      <text:p text:style-name="P128"><text:span text:style-name="T7">The True.Origin</text:span><text:span text:style-name="T5"> isimli site, evrim savunucularının iddialarına karşı entelektüel ve dürüst cevaplar sunmak için kurulmuştur. Yaratılış gerçeği ve evrim sahtekarlıkları konusunda en bilinen referans kaynaklarından biri olarak kabul edilen bu internet sitesinde Harun Yahya'nın çalışmaları için şöyle yorum yapılmaktadır:</text:span></text:p>
      <text:p text:style-name="P91">Harun Yahya'nın asıl üzerine yoğunlaştığı konu Darwinist ve materyalist düşüncenin yıkılmasıdır, ki bu iki düşünce Kuran'da ve İncil'de bildirilen doğruya yani yaratılış gerçeğine karşı öne sürülen günümüzün iki önemli akımıdır. </text:p>
      <text:p text:style-name="P138"/>
      <text:p text:style-name="P128"><text:span text:style-name="T7">The Revival On-Line</text:span><text:span text:style-name="T5"> İngiltere'nin en büyük ve en ünlü haber sitesidir. </text:span><text:span text:style-name="T7">The Revival </text:span><text:span text:style-name="T5">genel olarak Müslüman gençleri ilgilendiren konuları ele almaktadır. Aşağıda görülen "İslam Terörün Kökeni Değil, Çözümüdür" başlıklı makale bu sitede yayınlanan Harun Yahya makalelerinden biridir. Bunun dışında da Harun Yahya'nın çeşitli makalelerine sitede yer verilmektedir. </text:span></text:p>
      <text:p text:style-name="P138"/>
      <text:p text:style-name="P128"><text:span text:style-name="T7">Ummah.com</text:span><text:span text:style-name="T5"> internet sitesinin kuruluş amacı Müslüman dünyasına ilgi duyanların, İslam hakkında doğru bilgiye ulaşabilmelerini sağlamaktır. Sitenin alt bölümlerinden biri olarak faaliyet gösteren </text:span><text:span text:style-name="T7">BICNews</text:span><text:span text:style-name="T5"> ise, tüm dünya ülkelerini ve siyasetini ilgilendiren haberlere yer vermektedir. Harun Yahya BICNews'ın sürekli yazarlarındandır. </text:span></text:p>
      <text:p text:style-name="P138"/>
      <text:p text:style-name="P128"><text:span text:style-name="T7">IslamForToday.com</text:span><text:span text:style-name="T5"> özellikle İslam'a yönelen Batılılar ve Müslüman olmayanlar için hazırlanmış olan İslami bir internet sitesidir. Harun Yahya'nın İslam'ın barışçıl bir din olduğunu anlatan, "Masum İnsanların Din Adına Katledilmesi KabulEdilemez" başlıklı makalesi bu sitede de yer almıştır. </text:span></text:p>
      <text:p text:style-name="P138"/>
      <text:p text:style-name="P128"><text:soft-page-break/><text:span text:style-name="T7">www.chretiens-et-juifs.org</text:span><text:span text:style-name="T5"> isimli site, asıl olarak Hıristiyanlık ve Yahudilik arasında diyalog çalışmaları yürüten Belçika kökenli ve Fransızca yayın yapan bir sitedir. Site, Uluslararası Hıristiyanlar Birliği ve Erdemin Öğretilmesi için Çalışan Yahudiler grupları tarafından 1999'da açılmıştır. Burada yayınlanan Harun Yahya makalelerinden birinde, İslam'ın hiçbir şekilde terör ile bağdaştırılamayacağı anlatılmaktadır.</text:span></text:p>
      <text:p text:style-name="P138"/>
      <text:p text:style-name="P27"><text:span text:style-name="T5">Bosna'da yayın yapan </text:span><text:span text:style-name="T7">www.bosnanskialim.com</text:span><text:span text:style-name="T5"> adlı internet sitesi, Bosnalı Müslümanların önemli başvuru kaynakları arasındadır. Harun Yahya'nın evrimin çöküşü ile ilgili hazırladığı yazılar, internet sitesinin kütüphanesinde yer almaktadır. </text:span></text:p>
      <text:p text:style-name="P138"/>
      <text:p text:style-name="P27"><text:span text:style-name="T7">www.bosnjankinja.net</text:span><text:span text:style-name="T5"> adlı internet sitesi özellikle Bosnalı Müslüman kadınlara hitap eden bir sitedir. Bu sitede, Harun Yahya'nın pek çok makalesi site çalışanları tarafından gönüllü olarak Boşnakçaya tercüme edilip yayınlanmaktadır. Yukarıda </text:span><text:span text:style-name="T7">Kavimlerin Helakı</text:span><text:span text:style-name="T5"> kitabından bir bölüm görülüyor.</text:span></text:p>
      <text:p text:style-name="P138"/>
      <text:p text:style-name="P27"><text:span text:style-name="T7">Islamzine.com</text:span><text:span text:style-name="T5"> sitesinin ana hedeflerinden biri İslam'ı hem Müslümanlara hem de Müslüman olmayanlara tanıtabilmektir. Harun Yahya'nın, imani konuları ve yaratılış gerçeğini ele alan makaleleri, site içinde Harun Yahya'ya ayrılan özel bir bölümde yayınlanmaktadır.</text:span></text:p>
      <text:p text:style-name="P16">Harun Yahya'nın Fransızcaya çevrilmiş olan makaleleri Fransızca yayın yapan pek çok internet sitesinde yer almaktadır. Bu sitelerden birinde yanda görüldüğü gibi, Harun Yahya'nın "İslam'ın Temel İlkeleri" başlıklı makalesi yayınlanmıştır.</text:p>
      <text:p text:style-name="P138"/>
      <text:p text:style-name="P27"><text:span text:style-name="T7">Dieu-unique.com,</text:span><text:span text:style-name="T5"> temel İslami konuları ele alan Fransızca bir sitedir. Bu sitede Harun Yahya'nın kitaplarından yapılan alıntılara geniş yer ayrılmıştır. Yukarıda görülen sayfada, Harun Yahya'nın </text:span><text:span text:style-name="T7">Allah Akılla Bilinir</text:span><text:span text:style-name="T5"> adlı kitabının Fransızca baskısından bir bölüm görülmektedir.</text:span></text:p>
      <text:p text:style-name="P138"/>
      <text:p text:style-name="P65"><text:span text:style-name="T7">www.islam.at </text:span><text:span text:style-name="T5">Avusturya'nın en önemli İslami sitelerindendir. Sitede saygın İslami yazarların ve akademisyenlerin makalelerine yer verilmektedir. Bu sitede, Harun Yahya'nın makaleleri için özel bir sayfa ayrılmıştır.</text:span></text:p>
      <text:p text:style-name="P138"/>
      <text:p text:style-name="P16">Bu internet sitesinde de, Harun Yahya'nın biyografisinin yanı sıra, makalelerine de yer verilmektedir. </text:p>
      <text:p text:style-name="P138"/>
      <text:p text:style-name="P27"><text:span text:style-name="T7">Oumma.com</text:span><text:span text:style-name="T5"> Fransızca olarak yayın yapan kapsamlı bir sitedir. Yukarıda görülen makale, Harun Yahya tarafından hazırlanmıştır. Makalede Müslümanlara Kuran'a göre yaşamaları ve vicdanlarını daima açık tutmaları hatırlatılmaktadır.</text:span></text:p>
      <text:p text:style-name="P138"/>
      <text:p text:style-name="P65"><text:span text:style-name="T47">www.aslim-taslam.com</text:span><text:span text:style-name="T46"> adlı internet sitesi de Fransızca yayın yapan bir başka sitedir. Sitenin, "Bilim" başlığı altında Harun Yahya'nın materyalizm ve evrimin çöküşü ile ilgili makaleleri yayınlanmaktadır. Sitede aynı zamanda yazarla yapılan bir röportaj da bulunmaktadır. </text:span></text:p>
      <text:p text:style-name="P140"/>
      <text:p text:style-name="P27"><text:soft-page-break/><text:span text:style-name="T47">Islam-belgique.com </text:span><text:span text:style-name="T46">Belçikalı Müslümanlar tarafından hazırlanan bir internet sitesidir. Bu sitede, Harun Yahya'nın "Materyalizmin Bilimsel Çöküşü" ve "Entropi ve Düzen" başlıklı makaleleri bulunmaktadır.</text:span></text:p>
      <text:p text:style-name="P140"/>
      <text:p text:style-name="P27"><text:span text:style-name="T47">Islamicity.com</text:span><text:span text:style-name="T46"> günde yaklaşık 2.5 milyon insanın ziyaret ettiği en popüler İslami sitelerden birisidir. Bu sitede, "Kuran ve Bilim" başlığı altında Harun Yahya'nın makalelerine özel bir bölüm ayrılmıştır.</text:span></text:p>
      <text:p text:style-name="P140"/>
      <text:p text:style-name="P27"><text:span text:style-name="T47">Eramuslim</text:span><text:span text:style-name="T46"> Endonezyalı Müslümanlar için hazırlanmış bir haber ve kültür servisidir. Bu internet sitesi, Harun Yahya'nın, Endonezyaca olarak da yayınlanan </text:span><text:span text:style-name="T47">Evrim Aldatmacası </text:span><text:span text:style-name="T46">isimli kitabına yer vermektedir.</text:span></text:p>
      <text:p text:style-name="P20"/>
      <text:p text:style-name="P27"><text:span text:style-name="T47">Islamicinterlink.com</text:span><text:span text:style-name="T46"> sitesinin hedefi, internette İslam'la ilgili bilgi arayanlara hizmet verebilmektir. Harun Yahya'nın eserleri, Modern Düşünürler bölümünde Müslüman Yazarlar Listesi başlığı altında yayınlanmaktadır. </text:span></text:p>
      <text:p text:style-name="P140"/>
      <text:p text:style-name="P153"/>
      <text:p text:style-name="P154"><text:span text:style-name="T1">S</text:span><text:span text:style-name="T2">onuç</text:span></text:p>
      <text:p text:style-name="P78"/>
      <text:p text:style-name="P78"/>
      <text:p text:style-name="P78">Bu çalışma boyunca Harun Yahya'nın eserlerinin Türkiye sınırlarının ötesinde büyük yankılar uyandırdığına ve bu ilginin de gün geçtikçe arttığına tanık olduk. Gazetelerde, dergilerde, internet sitelerinde ve okuyucu mektuplarında bu büyük etkinin bazı yansımalarını gördük. </text:p>
      <text:p text:style-name="P78">Harun Yahya'nın eserlerini okuyan insanlarda bu kadar büyük bir etki oluşmasının birkaç önemli nedeni vardır. Birincisi, eserlerdeki samimi ve etkili üslubun her kesim ve her yaştaki okuyucu için sade ve kolay anlaşılır olmasıdır. Yazar, Kuran'daki anlatımın hikmet ve anlatım çarpıcılığını kendisine örnek almıştır. İkinci neden, yazarın eserlerinin, konuları itibariyle toplumun her kesiminin ilgisini çekecek bir çeşitlilikte olmasıdır. Örneğin sadece İslam'ı öğrenmek ya da Kuran bilgilerini pekiştirmek isteyenler tarafından değil; evrim teorisinin gerçek yüzünü, biyoloji, astronomi, fizik gibi bilim dallarının yanı sıra dünya tarihi, güncel siyasi tarih, uluslararası ilişkiler gibi konularda da Kuran'a dayalı gerçek bilgi sahibi olmak isteyenlere, Harun Yahya serisi önemli bir başvuru kaynağı olmaktadır.</text:p>
      <text:p text:style-name="P78">Harun Yahya'nın eserlerinin temel bir özelliği ise, eserlerin sadece Allah'ın rızasını kazanmak için hazırlanmasıdır. Hiçbir ticari kaygı ve menfaat beklentisi olmaksızın hazırlanan bu eserlerin okuyanların kalplerinde hemen etki bırakması, bu ihlaslı çalışmanın bir neticesidir. </text:p>
      <text:p text:style-name="P78">Bu nedenle bu eserleri okumak, okunmasını teşvik etmek ve tanıtmak çok büyük bir hizmettir. Bu yönde yapılacak her türlü girişim, aynı zamanda tüm dünyayı saran zulüm ve kargaşa ortamını ortadan kaldırmaya yönelik bir girişim olmaktadır ve Allah'ın yardımıyla mutlaka başarıya ulaşacaktır. </text:p>
      <text:p text:style-name="P78">Harun Yahya külliyatı, Allah'ın izniyle 21. yüzyılda çok daha geniş kitlelere ulaşacak ve insanların yıllardır özledikleri huzur, adalet ve barış dolu hayata ulaşmalarına vesile olacaktır.</text:p>
      <text:p text:style-name="P78"/>
      <text:p text:style-name="P19">YAZARIN ESERLERİ</text:p>
      <text:p text:style-name="P20"/>
      <text:p text:style-name="P131">İNGİLİZCE</text:p>
      <text:p text:style-name="P131"/>
      <text:p text:style-name="P131">ALMANCA</text:p>
      <text:p text:style-name="P131"/>
      <text:p text:style-name="P131">BOŞNAKÇA</text:p>
      <text:p text:style-name="P131"/>
      <text:p text:style-name="P131">ARNAVUTÇA</text:p>
      <text:p text:style-name="P131"/>
      <text:p text:style-name="P131">RUSÇA</text:p>
      <text:p text:style-name="P131"/>
      <text:p text:style-name="P131">MALAYCA</text:p>
      <text:p text:style-name="P131"/>
      <text:p text:style-name="P131">İSPANYOLCA</text:p>
      <text:p text:style-name="P131"/>
      <text:p text:style-name="P131">ENDONEZYACA</text:p>
      <text:p text:style-name="P131"><text:soft-page-break/>İTALYANCA</text:p>
      <text:p text:style-name="P132"/>
      <text:p text:style-name="P132">Bu kitap, evrim teorisinin biyolojik çöküşünü ayrıntılı -ancak kolay anlaşılır- bir şekilde ortaya koymaktadır. Evrim Aldatmacası, İngilizce, Malayca, İtalyanca, Arnavutça, İspanyolca, Boşnakça, Endonezyaca, Almanca, Fransızca ve Rusça gibi dillere çevrilmiştir. Birçok Avrupa ülkesinde ayrıca ABD, Kanada, Avustralya, Malezya, Endonezya gibi diğer pek çok ülkede satışa sunulmuştur. </text:p>
      <text:p text:style-name="P132"/>
      <text:p text:style-name="P131">BULGARCA</text:p>
      <text:p text:style-name="P131"/>
      <text:p text:style-name="P131">ARAPÇA</text:p>
      <text:p text:style-name="P131"/>
      <text:p text:style-name="P131">FRANSIZCA</text:p>
      <text:p text:style-name="P132"/>
      <text:p text:style-name="P132">Bugün evrim teorisi, ünlü moleküler biyolog Prof. Michael Denton'ın ifadesiyle "kriz içinde bir teori"dir. Teorinin içine düştüğü bu kriz, teoriyi savunan bilim adamlarını da kimi zaman bazı itiraflarda bulunmaya yöneltmektedir. Bu kitapta söz konusu evrimci bilim adamlarının kendi inandıkları teori hakkındaki itiraflarını okuyacaksınız. </text:p>
      <text:p text:style-name="P132"/>
      <text:p text:style-name="P131">İNGİLİZCE</text:p>
      <text:p text:style-name="P132"/>
      <text:p text:style-name="P132">İnsanların pek çoğu evrim teorisini ispatlanmış bilimsel bir gerçek zanneder. Oysa Darwinizm, Sümerler ve Eski Yunan döneminden beri süregelen evrim inancını, 19. yüzyılda bilimsellik maskesiyle örtmüş batıl bir dindir. Bu din kurucusuyla, sözde kutsal kitabıyla neyi hedeflemektedir? Darwinizm dininin gizli kalmış yönleri bu kitapta…</text:p>
      <text:p text:style-name="P132"/>
      <text:p text:style-name="P133">Faşizm ve komünizm gibi birbirine düşman olarak görülen ideolojilerin hepsi gerçekte tek bir fikri kaynaktan beslenmektedirler. Bugüne kadar perde arkasında kalmış olan bu kaynak, materyalist felsefe ve onun tabiata uyarlanmış hali olan DARWINİZM'dir. Zalim diktatörlere, insaniyetsiz fikir akımlarına kaynaklık eden evrim teorisinin bilimsel geçersizliğinin öğrenilmesi, bu gibi zararlı ideolojilerin de sonu olacaktır. </text:p>
      <text:p text:style-name="P133"/>
      <text:p text:style-name="P134">FRANSIZCA</text:p>
      <text:p text:style-name="P147"/>
      <text:p text:style-name="P1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T?rk" svg:font-family="TimesT?rk"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imesT?rk1" svg:font-family="TimesT?rk"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T?rk1" style:font-family-asian="TimesT?rk"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fo:color="#0000ff" style:font-name="TimesT?rk" fo:font-family="TimesT?rk" style:font-family-generic="roman" style:font-pitch="variable" fo:font-size="14pt" style:font-size-asian="14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cm" fo:line-height="0.54cm" fo:text-align="center" style:justify-single-word="false" fo:text-indent="0.801cm" style:auto-text-indent="false" fo:keep-with-next="always"/>
      <style:text-properties fo:font-size="22pt" fo:font-weight="bold" style:font-size-asian="22pt" style:font-weight-asian="bold"/>
    </style:style>
    <style:style style:name="Heading_20_2" style:display-name="Heading 2" style:family="paragraph" style:parent-style-name="Standard" style:default-outline-level="2" style:list-style-name="" style:class="text">
      <style:paragraph-properties fo:line-height="1.094cm" fo:keep-with-next="always"/>
      <style:text-properties fo:font-size="16pt" style:text-underline-style="solid" style:text-underline-width="auto" style:text-underline-color="font-color" fo:font-weight="bold" style:font-size-asian="16pt" style:font-weight-asian="bold"/>
    </style:style>
    <style:style style:name="Heading_20_3" style:display-name="Heading 3" style:family="paragraph" style:parent-style-name="Standard" style:default-outline-level="3" style:list-style-name="" style:class="text">
      <style:paragraph-properties fo:line-height="0.489cm" fo:text-align="center" style:justify-single-word="false" fo:keep-with-next="always"/>
      <style:text-properties fo:font-size="10pt" style:text-underline-style="solid" style:text-underline-width="auto" style:text-underline-color="font-color" style:font-size-asian="10pt"/>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T?rk1" style:font-family-asian="TimesT?rk"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635cm" fo:text-align="justify" style:justify-single-word="false" fo:text-indent="0.801cm" style:auto-text-indent="false"/>
      <style:text-properties fo:font-size="10pt" style:font-size-asian="10pt"/>
    </style:style>
    <style:style style:name="metin_20_2" style:display-name="metin 2" style:family="paragraph" style:parent-style-name="Standard" style:default-outline-level="">
      <style:paragraph-properties fo:margin-left="0cm" fo:margin-right="0cm" fo:margin-top="0.049cm" fo:margin-bottom="0.049cm" loext:contextual-spacing="false" fo:line-height="0.564cm" fo:text-align="justify" style:justify-single-word="false" fo:text-indent="0.801cm" style:auto-text-indent="false"/>
      <style:text-properties fo:font-size="10pt" style:font-size-asian="10pt"/>
    </style:style>
    <style:style style:name="mektubu_20_yazan" style:display-name="mektubu yazan" style:family="paragraph" style:parent-style-name="Standard" style:default-outline-level="">
      <style:text-properties fo:font-size="11pt" fo:letter-spacing="0.009cm" style:font-size-asian="11pt"/>
    </style:style>
    <style:style style:name="basl_203a_k" style:display-name="basl›k" style:family="paragraph" style:parent-style-name="Standard" style:default-outline-level="">
      <style:paragraph-properties fo:line-height="0.564cm" fo:text-align="center" style:justify-single-word="false"/>
      <style:text-properties fo:font-size="13pt" style:font-size-asian="13pt"/>
    </style:style>
    <style:style style:name="ayet" style:family="paragraph" style:parent-style-name="Standard" style:default-outline-level="">
      <style:paragraph-properties fo:line-height="0.494cm" fo:text-align="center" style:justify-single-word="false"/>
      <style:text-properties fo:color="#ffffff" fo:font-size="10pt" fo:font-style="italic" fo:font-weight="bold" style:font-size-asian="10pt" style:font-style-asian="italic" style:font-weight-asian="bold"/>
    </style:style>
    <style:style style:name="altyaz_203a_" style:display-name="altyaz›" style:family="paragraph" style:parent-style-name="Standard" style:default-outline-level="">
      <style:paragraph-properties fo:line-height="0.423cm"/>
      <style:text-properties fo:font-size="8pt" fo:letter-spacing="0.009cm" fo:font-weight="bold" style:font-size-asian="8pt" style:font-weight-asian="bold"/>
    </style:style>
    <style:style style:name="al_203a_nt_203a_" style:display-name="al›nt›" style:family="paragraph" style:parent-style-name="Standard" style:default-outline-level="">
      <style:paragraph-properties fo:margin-left="0.499cm" fo:margin-right="0cm" fo:margin-top="0.199cm" fo:margin-bottom="0.199cm" loext:contextual-spacing="false" fo:line-height="0.512cm" fo:text-align="justify" style:justify-single-word="false" fo:text-indent="0cm" style:auto-text-indent="false"/>
      <style:text-properties fo:font-size="10pt" fo:font-style="italic" fo:font-weight="bold" style:font-size-asian="10pt" style:font-style-asian="italic" style:font-weight-asian="bold"/>
    </style:style>
    <style:style style:name="metin" style:family="paragraph" style:parent-style-name="Standard" style:default-outline-level="">
      <style:paragraph-properties fo:margin-left="0.499cm" fo:margin-right="0.499cm" fo:margin-top="0.049cm" fo:margin-bottom="0.049cm" loext:contextual-spacing="false" fo:line-height="0.512cm" fo:text-align="justify" style:justify-single-word="false" fo:text-indent="0cm" style:auto-text-indent="false"/>
      <style:text-properties fo:font-size="10pt" style:font-size-asian="10pt"/>
    </style:style>
    <style:style style:name="_2039_S_2039_M" style:display-name="‹S‹M" style:family="paragraph" style:parent-style-name="Standard" style:default-outline-level="">
      <style:paragraph-properties fo:margin-left="0cm" fo:margin-right="0cm" fo:text-indent="0.499cm" style:auto-text-indent="false"/>
      <style:text-properties fo:font-size="11pt" fo:letter-spacing="0.009cm" style:font-size-asian="11pt"/>
    </style:style>
    <style:style style:name="internet" style:family="paragraph" style:parent-style-name="Standard" style:default-outline-level="">
      <style:paragraph-properties fo:margin-left="0cm" fo:margin-right="0cm" fo:line-height="0.494cm" fo:text-align="justify" style:justify-single-word="false" fo:text-indent="0.499cm" style:auto-text-indent="false"/>
      <style:text-properties fo:font-size="9pt" style:font-size-asian="9pt"/>
    </style:style>
    <style:style style:name="tan_203a_t_203a_m_20_yaz_203a_" style:display-name="tan›t›m yaz›" style:family="paragraph" style:parent-style-name="Standard" style:default-outline-level="">
      <style:paragraph-properties fo:line-height="0.3cm" fo:text-align="justify" style:justify-single-word="false"/>
      <style:text-properties fo:font-size="7pt" style:font-size-asian="7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1pt" fo:language="fr" fo:country="FR" style:font-size-asian="11pt" style:language-asian="tr" style:country-asian="T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ÜNYADAN YANKILAR</dc:title>
    <meta:initial-creator>HARUN YAHYA</meta:initial-creator>
    <meta:creation-date>2002-09-11T11:55:00</meta:creation-date>
    <dc:date>2019-10-13T20:25:51.245004475</dc:date>
    <meta:editing-cycles>39</meta:editing-cycles>
    <meta:editing-duration>PT3M50S</meta:editing-duration>
    <meta:generator>LibreOffice/6.3.2.2$Linux_X86_64 LibreOffice_project/ddcf6633b674837c71d3649d97a9cb3c0d392a84</meta:generator>
    <dc:subject>DÜNYADANYANKILAR</dc:subject>
    <meta:document-statistic meta:table-count="0" meta:image-count="0" meta:object-count="0" meta:page-count="101" meta:paragraph-count="1477" meta:word-count="24715" meta:character-count="194040" meta:non-whitespace-character-count="170297"/>
    <meta:user-defined meta:name="Company"> </meta:user-defined>
    <meta:user-defined meta:name="Operator">s</meta:user-defined>
  </office:meta>
</office:document-meta>
</file>